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GPS.X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-0.372319">
            <text:p>-0.372319</text:p>
          </table:table-cell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0.639987">
            <text:p>0.639987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-0.736634">
            <text:p>-0.736634</text:p>
          </table:table-cell>
        </table:table-row>
        <table:table-row table:style-name="ro1">
          <table:table-cell office:value-type="float" office:value="0.404998">
            <text:p>0.404998</text:p>
          </table:table-cell>
          <table:table-cell office:value-type="float" office:value="0.869336">
            <text:p>0.869336</text:p>
          </table:table-cell>
        </table:table-row>
        <table:table-row table:style-name="ro1">
          <table:table-cell office:value-type="float" office:value="0.504997">
            <text:p>0.504997</text:p>
          </table:table-cell>
          <table:table-cell office:value-type="float" office:value="0.180194">
            <text:p>0.180194</text:p>
          </table:table-cell>
        </table:table-row>
        <table:table-row table:style-name="ro1">
          <table:table-cell office:value-type="float" office:value="0.604996">
            <text:p>0.604996</text:p>
          </table:table-cell>
          <table:table-cell office:value-type="float" office:value="-0.94533">
            <text:p>-0.94533</text:p>
          </table:table-cell>
        </table:table-row>
        <table:table-row table:style-name="ro1">
          <table:table-cell office:value-type="float" office:value="0.704994">
            <text:p>0.704994</text:p>
          </table:table-cell>
          <table:table-cell office:value-type="float" office:value="0.887752">
            <text:p>0.887752</text:p>
          </table:table-cell>
        </table:table-row>
        <table:table-row table:style-name="ro1">
          <table:table-cell office:value-type="float" office:value="0.804993">
            <text:p>0.804993</text:p>
          </table:table-cell>
          <table:table-cell office:value-type="float" office:value="-0.25994">
            <text:p>-0.25994</text:p>
          </table:table-cell>
        </table:table-row>
        <table:table-row table:style-name="ro1">
          <table:table-cell office:value-type="float" office:value="0.904992">
            <text:p>0.904992</text:p>
          </table:table-cell>
          <table:table-cell office:value-type="float" office:value="-0.450649">
            <text:p>-0.450649</text:p>
          </table:table-cell>
        </table:table-row>
        <table:table-row table:style-name="ro1">
          <table:table-cell office:value-type="float" office:value="1.004991">
            <text:p>1.004991</text:p>
          </table:table-cell>
          <table:table-cell office:value-type="float" office:value="-1.571771">
            <text:p>-1.571771</text:p>
          </table:table-cell>
        </table:table-row>
        <table:table-row table:style-name="ro1">
          <table:table-cell office:value-type="float" office:value="1.104996">
            <text:p>1.104996</text:p>
          </table:table-cell>
          <table:table-cell office:value-type="float" office:value="-0.470706">
            <text:p>-0.470706</text:p>
          </table:table-cell>
        </table:table-row>
        <table:table-row table:style-name="ro1">
          <table:table-cell office:value-type="float" office:value="1.205">
            <text:p>1.205</text:p>
          </table:table-cell>
          <table:table-cell office:value-type="float" office:value="-0.521896">
            <text:p>-0.521896</text:p>
          </table:table-cell>
        </table:table-row>
        <table:table-row table:style-name="ro1">
          <table:table-cell office:value-type="float" office:value="1.305005">
            <text:p>1.305005</text:p>
          </table:table-cell>
          <table:table-cell office:value-type="float" office:value="0.253452">
            <text:p>0.253452</text:p>
          </table:table-cell>
        </table:table-row>
        <table:table-row table:style-name="ro1">
          <table:table-cell office:value-type="float" office:value="1.40501">
            <text:p>1.40501</text:p>
          </table:table-cell>
          <table:table-cell office:value-type="float" office:value="0.472187">
            <text:p>0.472187</text:p>
          </table:table-cell>
        </table:table-row>
        <table:table-row table:style-name="ro1">
          <table:table-cell office:value-type="float" office:value="1.505014">
            <text:p>1.505014</text:p>
          </table:table-cell>
          <table:table-cell office:value-type="float" office:value="-0.728171">
            <text:p>-0.728171</text:p>
          </table:table-cell>
        </table:table-row>
        <table:table-row table:style-name="ro1">
          <table:table-cell office:value-type="float" office:value="1.605019">
            <text:p>1.605019</text:p>
          </table:table-cell>
          <table:table-cell office:value-type="float" office:value="-0.304144">
            <text:p>-0.304144</text:p>
          </table:table-cell>
        </table:table-row>
        <table:table-row table:style-name="ro1">
          <table:table-cell office:value-type="float" office:value="1.705024">
            <text:p>1.705024</text:p>
          </table:table-cell>
          <table:table-cell office:value-type="float" office:value="0.691217">
            <text:p>0.691217</text:p>
          </table:table-cell>
        </table:table-row>
        <table:table-row table:style-name="ro1">
          <table:table-cell office:value-type="float" office:value="1.805028">
            <text:p>1.805028</text:p>
          </table:table-cell>
          <table:table-cell office:value-type="float" office:value="0.976935">
            <text:p>0.976935</text:p>
          </table:table-cell>
        </table:table-row>
        <table:table-row table:style-name="ro1">
          <table:table-cell office:value-type="float" office:value="1.905033">
            <text:p>1.905033</text:p>
          </table:table-cell>
          <table:table-cell office:value-type="float" office:value="-0.72019">
            <text:p>-0.72019</text:p>
          </table:table-cell>
        </table:table-row>
        <table:table-row table:style-name="ro1">
          <table:table-cell office:value-type="float" office:value="2.005037">
            <text:p>2.005037</text:p>
          </table:table-cell>
          <table:table-cell office:value-type="float" office:value="0.025832">
            <text:p>0.025832</text:p>
          </table:table-cell>
        </table:table-row>
        <table:table-row table:style-name="ro1">
          <table:table-cell office:value-type="float" office:value="2.10503">
            <text:p>2.10503</text:p>
          </table:table-cell>
          <table:table-cell office:value-type="float" office:value="-0.246533">
            <text:p>-0.246533</text:p>
          </table:table-cell>
        </table:table-row>
        <table:table-row table:style-name="ro1">
          <table:table-cell office:value-type="float" office:value="2.205023">
            <text:p>2.205023</text:p>
          </table:table-cell>
          <table:table-cell office:value-type="float" office:value="0.657701">
            <text:p>0.657701</text:p>
          </table:table-cell>
        </table:table-row>
        <table:table-row table:style-name="ro1">
          <table:table-cell office:value-type="float" office:value="2.305015">
            <text:p>2.305015</text:p>
          </table:table-cell>
          <table:table-cell office:value-type="float" office:value="0.154157">
            <text:p>0.154157</text:p>
          </table:table-cell>
        </table:table-row>
        <table:table-row table:style-name="ro1">
          <table:table-cell office:value-type="float" office:value="2.405008">
            <text:p>2.405008</text:p>
          </table:table-cell>
          <table:table-cell office:value-type="float" office:value="0.268186">
            <text:p>0.268186</text:p>
          </table:table-cell>
        </table:table-row>
        <table:table-row table:style-name="ro1">
          <table:table-cell office:value-type="float" office:value="2.505001">
            <text:p>2.505001</text:p>
          </table:table-cell>
          <table:table-cell office:value-type="float" office:value="-1.340764">
            <text:p>-1.340764</text:p>
          </table:table-cell>
        </table:table-row>
        <table:table-row table:style-name="ro1">
          <table:table-cell office:value-type="float" office:value="2.604994">
            <text:p>2.604994</text:p>
          </table:table-cell>
          <table:table-cell office:value-type="float" office:value="-0.122222">
            <text:p>-0.122222</text:p>
          </table:table-cell>
        </table:table-row>
        <table:table-row table:style-name="ro1">
          <table:table-cell office:value-type="float" office:value="2.704986">
            <text:p>2.704986</text:p>
          </table:table-cell>
          <table:table-cell office:value-type="float" office:value="-0.281471">
            <text:p>-0.281471</text:p>
          </table:table-cell>
        </table:table-row>
        <table:table-row table:style-name="ro1">
          <table:table-cell office:value-type="float" office:value="2.804979">
            <text:p>2.804979</text:p>
          </table:table-cell>
          <table:table-cell office:value-type="float" office:value="-0.170454">
            <text:p>-0.170454</text:p>
          </table:table-cell>
        </table:table-row>
        <table:table-row table:style-name="ro1">
          <table:table-cell office:value-type="float" office:value="2.904972">
            <text:p>2.904972</text:p>
          </table:table-cell>
          <table:table-cell office:value-type="float" office:value="-0.306131">
            <text:p>-0.306131</text:p>
          </table:table-cell>
        </table:table-row>
        <table:table-row table:style-name="ro1">
          <table:table-cell office:value-type="float" office:value="3.004965">
            <text:p>3.004965</text:p>
          </table:table-cell>
          <table:table-cell office:value-type="float" office:value="0.505934">
            <text:p>0.505934</text:p>
          </table:table-cell>
        </table:table-row>
        <table:table-row table:style-name="ro1">
          <table:table-cell office:value-type="float" office:value="3.104957">
            <text:p>3.104957</text:p>
          </table:table-cell>
          <table:table-cell office:value-type="float" office:value="-1.532753">
            <text:p>-1.532753</text:p>
          </table:table-cell>
        </table:table-row>
        <table:table-row table:style-name="ro1">
          <table:table-cell office:value-type="float" office:value="3.20495">
            <text:p>3.20495</text:p>
          </table:table-cell>
          <table:table-cell office:value-type="float" office:value="0.509784">
            <text:p>0.509784</text:p>
          </table:table-cell>
        </table:table-row>
        <table:table-row table:style-name="ro1">
          <table:table-cell office:value-type="float" office:value="3.304943">
            <text:p>3.304943</text:p>
          </table:table-cell>
          <table:table-cell office:value-type="float" office:value="-0.526731">
            <text:p>-0.526731</text:p>
          </table:table-cell>
        </table:table-row>
        <table:table-row table:style-name="ro1">
          <table:table-cell office:value-type="float" office:value="3.404936">
            <text:p>3.404936</text:p>
          </table:table-cell>
          <table:table-cell office:value-type="float" office:value="0.039883">
            <text:p>0.039883</text:p>
          </table:table-cell>
        </table:table-row>
        <table:table-row table:style-name="ro1">
          <table:table-cell office:value-type="float" office:value="3.504928">
            <text:p>3.504928</text:p>
          </table:table-cell>
          <table:table-cell office:value-type="float" office:value="0.415602">
            <text:p>0.415602</text:p>
          </table:table-cell>
        </table:table-row>
        <table:table-row table:style-name="ro1">
          <table:table-cell office:value-type="float" office:value="3.604921">
            <text:p>3.604921</text:p>
          </table:table-cell>
          <table:table-cell office:value-type="float" office:value="-0.276905">
            <text:p>-0.276905</text:p>
          </table:table-cell>
        </table:table-row>
        <table:table-row table:style-name="ro1">
          <table:table-cell office:value-type="float" office:value="3.704914">
            <text:p>3.704914</text:p>
          </table:table-cell>
          <table:table-cell office:value-type="float" office:value="0.22339">
            <text:p>0.223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38] )" office:value-type="float" office:value="0.65078981688466">
            <text:p>0.6507898169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IMU.AX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552092">
            <text:p>0.55209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73913">
            <text:p>0.07391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523375">
            <text:p>0.52337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426419">
            <text:p>-0.426419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916424">
            <text:p>0.91642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-0.296237">
            <text:p>-0.296237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182526">
            <text:p>0.18252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569616">
            <text:p>-0.569616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309447">
            <text:p>0.30944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1.086222">
            <text:p>-1.086222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-0.000003">
            <text:p>-0.000003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41005">
            <text:p>0.41005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800611">
            <text:p>-0.800611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975337">
            <text:p>0.975337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599153">
            <text:p>0.59915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78824">
            <text:p>0.178824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0.497363">
            <text:p>0.49736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768753">
            <text:p>0.768753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-0.036049">
            <text:p>-0.03604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36604">
            <text:p>0.836604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1.05358">
            <text:p>1.0535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31406">
            <text:p>0.31406</text:p>
          </table:table-cell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0.049779">
            <text:p>0.049779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0.149822">
            <text:p>-0.149822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-0.106017">
            <text:p>-0.10601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-1.012512">
            <text:p>-1.012512</text:p>
          </table:table-cell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-0.070391">
            <text:p>-0.070391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64975">
            <text:p>0.064975</text:p>
          </table:table-cell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0.412858">
            <text:p>0.41285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50758">
            <text:p>0.250758</text:p>
          </table:table-cell>
        </table:table-row>
        <table:table-row table:style-name="ro1">
          <table:table-cell office:value-type="float" office:value="0.155">
            <text:p>0.155</text:p>
          </table:table-cell>
          <table:table-cell office:value-type="float" office:value="-0.610612">
            <text:p>-0.610612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439246">
            <text:p>0.439246</text:p>
          </table:table-cell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-0.07582">
            <text:p>-0.07582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314067">
            <text:p>0.314067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8823">
            <text:p>0.882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61088">
            <text:p>0.061088</text:p>
          </table:table-cell>
        </table:table-row>
        <table:table-row table:style-name="ro1">
          <table:table-cell office:value-type="float" office:value="0.185">
            <text:p>0.185</text:p>
          </table:table-cell>
          <table:table-cell office:value-type="float" office:value="-0.648964">
            <text:p>-0.648964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-0.680261">
            <text:p>-0.680261</text:p>
          </table:table-cell>
        </table:table-row>
        <table:table-row table:style-name="ro1">
          <table:table-cell office:value-type="float" office:value="0.195">
            <text:p>0.195</text:p>
          </table:table-cell>
          <table:table-cell office:value-type="float" office:value="-0.023585">
            <text:p>-0.02358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95321">
            <text:p>0.695321</text:p>
          </table:table-cell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-0.66318">
            <text:p>-0.66318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-0.498581">
            <text:p>-0.498581</text:p>
          </table:table-cell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0.155674">
            <text:p>0.155674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0.74518">
            <text:p>-0.74518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-0.187652">
            <text:p>-0.187652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78067">
            <text:p>0.078067</text:p>
          </table:table-cell>
        </table:table-row>
        <table:table-row table:style-name="ro1">
          <table:table-cell office:value-type="float" office:value="0.235">
            <text:p>0.235</text:p>
          </table:table-cell>
          <table:table-cell office:value-type="float" office:value="-0.301403">
            <text:p>-0.301403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0.252709">
            <text:p>-0.252709</text:p>
          </table:table-cell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-0.537499">
            <text:p>-0.53749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-0.08178">
            <text:p>-0.08178</text:p>
          </table:table-cell>
        </table:table-row>
        <table:table-row table:style-name="ro1">
          <table:table-cell office:value-type="float" office:value="0.255">
            <text:p>0.255</text:p>
          </table:table-cell>
          <table:table-cell office:value-type="float" office:value="-0.688052">
            <text:p>-0.688052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194521">
            <text:p>0.194521</text:p>
          </table:table-cell>
        </table:table-row>
        <table:table-row table:style-name="ro1">
          <table:table-cell office:value-type="float" office:value="0.265">
            <text:p>0.265</text:p>
          </table:table-cell>
          <table:table-cell office:value-type="float" office:value="-0.268083">
            <text:p>-0.268083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-0.407808">
            <text:p>-0.407808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-0.50606">
            <text:p>-0.50606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90042">
            <text:p>0.090042</text:p>
          </table:table-cell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0.252229">
            <text:p>0.252229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-0.520411">
            <text:p>-0.520411</text:p>
          </table:table-cell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-0.285134">
            <text:p>-0.285134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032009">
            <text:p>-0.032009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-0.313447">
            <text:p>-0.313447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599094">
            <text:p>0.599094</text:p>
          </table:table-cell>
        </table:table-row>
        <table:table-row table:style-name="ro1">
          <table:table-cell office:value-type="float" office:value="0.314999">
            <text:p>0.314999</text:p>
          </table:table-cell>
          <table:table-cell office:value-type="float" office:value="-0.020813">
            <text:p>-0.020813</text:p>
          </table:table-cell>
        </table:table-row>
        <table:table-row table:style-name="ro1">
          <table:table-cell office:value-type="float" office:value="0.319999">
            <text:p>0.319999</text:p>
          </table:table-cell>
          <table:table-cell office:value-type="float" office:value="0.530601">
            <text:p>0.530601</text:p>
          </table:table-cell>
        </table:table-row>
        <table:table-row table:style-name="ro1">
          <table:table-cell office:value-type="float" office:value="0.324999">
            <text:p>0.324999</text:p>
          </table:table-cell>
          <table:table-cell office:value-type="float" office:value="0.519601">
            <text:p>0.519601</text:p>
          </table:table-cell>
        </table:table-row>
        <table:table-row table:style-name="ro1">
          <table:table-cell office:value-type="float" office:value="0.329999">
            <text:p>0.329999</text:p>
          </table:table-cell>
          <table:table-cell office:value-type="float" office:value="0.594317">
            <text:p>0.594317</text:p>
          </table:table-cell>
        </table:table-row>
        <table:table-row table:style-name="ro1">
          <table:table-cell office:value-type="float" office:value="0.334999">
            <text:p>0.334999</text:p>
          </table:table-cell>
          <table:table-cell office:value-type="float" office:value="-0.111327">
            <text:p>-0.111327</text:p>
          </table:table-cell>
        </table:table-row>
        <table:table-row table:style-name="ro1">
          <table:table-cell office:value-type="float" office:value="0.339999">
            <text:p>0.339999</text:p>
          </table:table-cell>
          <table:table-cell office:value-type="float" office:value="-0.269197">
            <text:p>-0.269197</text:p>
          </table:table-cell>
        </table:table-row>
        <table:table-row table:style-name="ro1">
          <table:table-cell office:value-type="float" office:value="0.344999">
            <text:p>0.344999</text:p>
          </table:table-cell>
          <table:table-cell office:value-type="float" office:value="-0.042077">
            <text:p>-0.042077</text:p>
          </table:table-cell>
        </table:table-row>
        <table:table-row table:style-name="ro1">
          <table:table-cell office:value-type="float" office:value="0.349999">
            <text:p>0.349999</text:p>
          </table:table-cell>
          <table:table-cell office:value-type="float" office:value="-0.621588">
            <text:p>-0.621588</text:p>
          </table:table-cell>
        </table:table-row>
        <table:table-row table:style-name="ro1">
          <table:table-cell office:value-type="float" office:value="0.354999">
            <text:p>0.354999</text:p>
          </table:table-cell>
          <table:table-cell office:value-type="float" office:value="-0.199803">
            <text:p>-0.199803</text:p>
          </table:table-cell>
        </table:table-row>
        <table:table-row table:style-name="ro1">
          <table:table-cell office:value-type="float" office:value="0.359999">
            <text:p>0.359999</text:p>
          </table:table-cell>
          <table:table-cell office:value-type="float" office:value="0.125073">
            <text:p>0.125073</text:p>
          </table:table-cell>
        </table:table-row>
        <table:table-row table:style-name="ro1">
          <table:table-cell office:value-type="float" office:value="0.364999">
            <text:p>0.364999</text:p>
          </table:table-cell>
          <table:table-cell office:value-type="float" office:value="0.502492">
            <text:p>0.502492</text:p>
          </table:table-cell>
        </table:table-row>
        <table:table-row table:style-name="ro1">
          <table:table-cell office:value-type="float" office:value="0.369999">
            <text:p>0.369999</text:p>
          </table:table-cell>
          <table:table-cell office:value-type="float" office:value="1.156945">
            <text:p>1.156945</text:p>
          </table:table-cell>
        </table:table-row>
        <table:table-row table:style-name="ro1">
          <table:table-cell office:value-type="float" office:value="0.374999">
            <text:p>0.374999</text:p>
          </table:table-cell>
          <table:table-cell office:value-type="float" office:value="0.259563">
            <text:p>0.259563</text:p>
          </table:table-cell>
        </table:table-row>
        <table:table-row table:style-name="ro1">
          <table:table-cell office:value-type="float" office:value="0.379999">
            <text:p>0.379999</text:p>
          </table:table-cell>
          <table:table-cell office:value-type="float" office:value="-0.181714">
            <text:p>-0.181714</text:p>
          </table:table-cell>
        </table:table-row>
        <table:table-row table:style-name="ro1">
          <table:table-cell office:value-type="float" office:value="0.384999">
            <text:p>0.384999</text:p>
          </table:table-cell>
          <table:table-cell office:value-type="float" office:value="-0.632048">
            <text:p>-0.632048</text:p>
          </table:table-cell>
        </table:table-row>
        <table:table-row table:style-name="ro1">
          <table:table-cell office:value-type="float" office:value="0.389999">
            <text:p>0.389999</text:p>
          </table:table-cell>
          <table:table-cell office:value-type="float" office:value="0.28206">
            <text:p>0.28206</text:p>
          </table:table-cell>
        </table:table-row>
        <table:table-row table:style-name="ro1">
          <table:table-cell office:value-type="float" office:value="0.394998">
            <text:p>0.394998</text:p>
          </table:table-cell>
          <table:table-cell office:value-type="float" office:value="0.170397">
            <text:p>0.170397</text:p>
          </table:table-cell>
        </table:table-row>
        <table:table-row table:style-name="ro1">
          <table:table-cell office:value-type="float" office:value="0.399998">
            <text:p>0.399998</text:p>
          </table:table-cell>
          <table:table-cell office:value-type="float" office:value="-0.025067">
            <text:p>-0.025067</text:p>
          </table:table-cell>
        </table:table-row>
        <table:table-row table:style-name="ro1">
          <table:table-cell office:value-type="float" office:value="0.404998">
            <text:p>0.404998</text:p>
          </table:table-cell>
          <table:table-cell office:value-type="float" office:value="-0.831983">
            <text:p>-0.831983</text:p>
          </table:table-cell>
        </table:table-row>
        <table:table-row table:style-name="ro1">
          <table:table-cell office:value-type="float" office:value="0.409998">
            <text:p>0.409998</text:p>
          </table:table-cell>
          <table:table-cell office:value-type="float" office:value="0.23128">
            <text:p>0.23128</text:p>
          </table:table-cell>
        </table:table-row>
        <table:table-row table:style-name="ro1">
          <table:table-cell office:value-type="float" office:value="0.414998">
            <text:p>0.414998</text:p>
          </table:table-cell>
          <table:table-cell office:value-type="float" office:value="-0.233153">
            <text:p>-0.233153</text:p>
          </table:table-cell>
        </table:table-row>
        <table:table-row table:style-name="ro1">
          <table:table-cell office:value-type="float" office:value="0.419998">
            <text:p>0.419998</text:p>
          </table:table-cell>
          <table:table-cell office:value-type="float" office:value="0.4302">
            <text:p>0.4302</text:p>
          </table:table-cell>
        </table:table-row>
        <table:table-row table:style-name="ro1">
          <table:table-cell office:value-type="float" office:value="0.424998">
            <text:p>0.424998</text:p>
          </table:table-cell>
          <table:table-cell office:value-type="float" office:value="0.087852">
            <text:p>0.087852</text:p>
          </table:table-cell>
        </table:table-row>
        <table:table-row table:style-name="ro1">
          <table:table-cell office:value-type="float" office:value="0.429998">
            <text:p>0.429998</text:p>
          </table:table-cell>
          <table:table-cell office:value-type="float" office:value="-0.554867">
            <text:p>-0.554867</text:p>
          </table:table-cell>
        </table:table-row>
        <table:table-row table:style-name="ro1">
          <table:table-cell office:value-type="float" office:value="0.434998">
            <text:p>0.434998</text:p>
          </table:table-cell>
          <table:table-cell office:value-type="float" office:value="-0.336893">
            <text:p>-0.336893</text:p>
          </table:table-cell>
        </table:table-row>
        <table:table-row table:style-name="ro1">
          <table:table-cell office:value-type="float" office:value="0.439998">
            <text:p>0.439998</text:p>
          </table:table-cell>
          <table:table-cell office:value-type="float" office:value="-0.228205">
            <text:p>-0.228205</text:p>
          </table:table-cell>
        </table:table-row>
        <table:table-row table:style-name="ro1">
          <table:table-cell office:value-type="float" office:value="0.444998">
            <text:p>0.444998</text:p>
          </table:table-cell>
          <table:table-cell office:value-type="float" office:value="0.038858">
            <text:p>0.038858</text:p>
          </table:table-cell>
        </table:table-row>
        <table:table-row table:style-name="ro1">
          <table:table-cell office:value-type="float" office:value="0.449998">
            <text:p>0.449998</text:p>
          </table:table-cell>
          <table:table-cell office:value-type="float" office:value="-1.002565">
            <text:p>-1.002565</text:p>
          </table:table-cell>
        </table:table-row>
        <table:table-row table:style-name="ro1">
          <table:table-cell office:value-type="float" office:value="0.454998">
            <text:p>0.454998</text:p>
          </table:table-cell>
          <table:table-cell office:value-type="float" office:value="-1.229714">
            <text:p>-1.229714</text:p>
          </table:table-cell>
        </table:table-row>
        <table:table-row table:style-name="ro1">
          <table:table-cell office:value-type="float" office:value="0.459998">
            <text:p>0.459998</text:p>
          </table:table-cell>
          <table:table-cell office:value-type="float" office:value="0.025346">
            <text:p>0.025346</text:p>
          </table:table-cell>
        </table:table-row>
        <table:table-row table:style-name="ro1">
          <table:table-cell office:value-type="float" office:value="0.464998">
            <text:p>0.464998</text:p>
          </table:table-cell>
          <table:table-cell office:value-type="float" office:value="0.346585">
            <text:p>0.346585</text:p>
          </table:table-cell>
        </table:table-row>
        <table:table-row table:style-name="ro1">
          <table:table-cell office:value-type="float" office:value="0.469997">
            <text:p>0.469997</text:p>
          </table:table-cell>
          <table:table-cell office:value-type="float" office:value="-0.575795">
            <text:p>-0.575795</text:p>
          </table:table-cell>
        </table:table-row>
        <table:table-row table:style-name="ro1">
          <table:table-cell office:value-type="float" office:value="0.474997">
            <text:p>0.474997</text:p>
          </table:table-cell>
          <table:table-cell office:value-type="float" office:value="-0.517463">
            <text:p>-0.517463</text:p>
          </table:table-cell>
        </table:table-row>
        <table:table-row table:style-name="ro1">
          <table:table-cell office:value-type="float" office:value="0.479997">
            <text:p>0.479997</text:p>
          </table:table-cell>
          <table:table-cell office:value-type="float" office:value="0.876848">
            <text:p>0.876848</text:p>
          </table:table-cell>
        </table:table-row>
        <table:table-row table:style-name="ro1">
          <table:table-cell office:value-type="float" office:value="0.484997">
            <text:p>0.484997</text:p>
          </table:table-cell>
          <table:table-cell office:value-type="float" office:value="0.182254">
            <text:p>0.182254</text:p>
          </table:table-cell>
        </table:table-row>
        <table:table-row table:style-name="ro1">
          <table:table-cell office:value-type="float" office:value="0.489997">
            <text:p>0.489997</text:p>
          </table:table-cell>
          <table:table-cell office:value-type="float" office:value="-0.63081">
            <text:p>-0.63081</text:p>
          </table:table-cell>
        </table:table-row>
        <table:table-row table:style-name="ro1">
          <table:table-cell office:value-type="float" office:value="0.494997">
            <text:p>0.494997</text:p>
          </table:table-cell>
          <table:table-cell office:value-type="float" office:value="-0.132127">
            <text:p>-0.132127</text:p>
          </table:table-cell>
        </table:table-row>
        <table:table-row table:style-name="ro1">
          <table:table-cell office:value-type="float" office:value="0.499997">
            <text:p>0.499997</text:p>
          </table:table-cell>
          <table:table-cell office:value-type="float" office:value="-0.28403">
            <text:p>-0.28403</text:p>
          </table:table-cell>
        </table:table-row>
        <table:table-row table:style-name="ro1">
          <table:table-cell office:value-type="float" office:value="0.504997">
            <text:p>0.504997</text:p>
          </table:table-cell>
          <table:table-cell office:value-type="float" office:value="0.315834">
            <text:p>0.315834</text:p>
          </table:table-cell>
        </table:table-row>
        <table:table-row table:style-name="ro1">
          <table:table-cell office:value-type="float" office:value="0.509997">
            <text:p>0.509997</text:p>
          </table:table-cell>
          <table:table-cell office:value-type="float" office:value="-0.391408">
            <text:p>-0.391408</text:p>
          </table:table-cell>
        </table:table-row>
        <table:table-row table:style-name="ro1">
          <table:table-cell office:value-type="float" office:value="0.514997">
            <text:p>0.514997</text:p>
          </table:table-cell>
          <table:table-cell office:value-type="float" office:value="0.219189">
            <text:p>0.219189</text:p>
          </table:table-cell>
        </table:table-row>
        <table:table-row table:style-name="ro1">
          <table:table-cell office:value-type="float" office:value="0.519997">
            <text:p>0.519997</text:p>
          </table:table-cell>
          <table:table-cell office:value-type="float" office:value="-0.101491">
            <text:p>-0.101491</text:p>
          </table:table-cell>
        </table:table-row>
        <table:table-row table:style-name="ro1">
          <table:table-cell office:value-type="float" office:value="0.524997">
            <text:p>0.524997</text:p>
          </table:table-cell>
          <table:table-cell office:value-type="float" office:value="0.01309">
            <text:p>0.01309</text:p>
          </table:table-cell>
        </table:table-row>
        <table:table-row table:style-name="ro1">
          <table:table-cell office:value-type="float" office:value="0.529997">
            <text:p>0.529997</text:p>
          </table:table-cell>
          <table:table-cell office:value-type="float" office:value="-0.632226">
            <text:p>-0.632226</text:p>
          </table:table-cell>
        </table:table-row>
        <table:table-row table:style-name="ro1">
          <table:table-cell office:value-type="float" office:value="0.534997">
            <text:p>0.534997</text:p>
          </table:table-cell>
          <table:table-cell office:value-type="float" office:value="0.096451">
            <text:p>0.096451</text:p>
          </table:table-cell>
        </table:table-row>
        <table:table-row table:style-name="ro1">
          <table:table-cell office:value-type="float" office:value="0.539997">
            <text:p>0.539997</text:p>
          </table:table-cell>
          <table:table-cell office:value-type="float" office:value="0.389306">
            <text:p>0.389306</text:p>
          </table:table-cell>
        </table:table-row>
        <table:table-row table:style-name="ro1">
          <table:table-cell office:value-type="float" office:value="0.544997">
            <text:p>0.544997</text:p>
          </table:table-cell>
          <table:table-cell office:value-type="float" office:value="0.196551">
            <text:p>0.196551</text:p>
          </table:table-cell>
        </table:table-row>
        <table:table-row table:style-name="ro1">
          <table:table-cell office:value-type="float" office:value="0.549996">
            <text:p>0.549996</text:p>
          </table:table-cell>
          <table:table-cell office:value-type="float" office:value="-0.615295">
            <text:p>-0.615295</text:p>
          </table:table-cell>
        </table:table-row>
        <table:table-row table:style-name="ro1">
          <table:table-cell office:value-type="float" office:value="0.554996">
            <text:p>0.554996</text:p>
          </table:table-cell>
          <table:table-cell office:value-type="float" office:value="0.056635">
            <text:p>0.056635</text:p>
          </table:table-cell>
        </table:table-row>
        <table:table-row table:style-name="ro1">
          <table:table-cell office:value-type="float" office:value="0.559996">
            <text:p>0.559996</text:p>
          </table:table-cell>
          <table:table-cell office:value-type="float" office:value="-0.495275">
            <text:p>-0.495275</text:p>
          </table:table-cell>
        </table:table-row>
        <table:table-row table:style-name="ro1">
          <table:table-cell office:value-type="float" office:value="0.564996">
            <text:p>0.564996</text:p>
          </table:table-cell>
          <table:table-cell office:value-type="float" office:value="0.388006">
            <text:p>0.388006</text:p>
          </table:table-cell>
        </table:table-row>
        <table:table-row table:style-name="ro1">
          <table:table-cell office:value-type="float" office:value="0.569996">
            <text:p>0.569996</text:p>
          </table:table-cell>
          <table:table-cell office:value-type="float" office:value="-0.882861">
            <text:p>-0.882861</text:p>
          </table:table-cell>
        </table:table-row>
        <table:table-row table:style-name="ro1">
          <table:table-cell office:value-type="float" office:value="0.574996">
            <text:p>0.574996</text:p>
          </table:table-cell>
          <table:table-cell office:value-type="float" office:value="-0.053748">
            <text:p>-0.053748</text:p>
          </table:table-cell>
        </table:table-row>
        <table:table-row table:style-name="ro1">
          <table:table-cell office:value-type="float" office:value="0.579996">
            <text:p>0.579996</text:p>
          </table:table-cell>
          <table:table-cell office:value-type="float" office:value="-0.083198">
            <text:p>-0.083198</text:p>
          </table:table-cell>
        </table:table-row>
        <table:table-row table:style-name="ro1">
          <table:table-cell office:value-type="float" office:value="0.584996">
            <text:p>0.584996</text:p>
          </table:table-cell>
          <table:table-cell office:value-type="float" office:value="-0.066145">
            <text:p>-0.066145</text:p>
          </table:table-cell>
        </table:table-row>
        <table:table-row table:style-name="ro1">
          <table:table-cell office:value-type="float" office:value="0.589996">
            <text:p>0.589996</text:p>
          </table:table-cell>
          <table:table-cell office:value-type="float" office:value="0.358103">
            <text:p>0.358103</text:p>
          </table:table-cell>
        </table:table-row>
        <table:table-row table:style-name="ro1">
          <table:table-cell office:value-type="float" office:value="0.594996">
            <text:p>0.594996</text:p>
          </table:table-cell>
          <table:table-cell office:value-type="float" office:value="0.430471">
            <text:p>0.430471</text:p>
          </table:table-cell>
        </table:table-row>
        <table:table-row table:style-name="ro1">
          <table:table-cell office:value-type="float" office:value="0.599996">
            <text:p>0.599996</text:p>
          </table:table-cell>
          <table:table-cell office:value-type="float" office:value="-0.976542">
            <text:p>-0.976542</text:p>
          </table:table-cell>
        </table:table-row>
        <table:table-row table:style-name="ro1">
          <table:table-cell office:value-type="float" office:value="0.604996">
            <text:p>0.604996</text:p>
          </table:table-cell>
          <table:table-cell office:value-type="float" office:value="0.054894">
            <text:p>0.054894</text:p>
          </table:table-cell>
        </table:table-row>
        <table:table-row table:style-name="ro1">
          <table:table-cell office:value-type="float" office:value="0.609996">
            <text:p>0.609996</text:p>
          </table:table-cell>
          <table:table-cell office:value-type="float" office:value="-0.305806">
            <text:p>-0.305806</text:p>
          </table:table-cell>
        </table:table-row>
        <table:table-row table:style-name="ro1">
          <table:table-cell office:value-type="float" office:value="0.614996">
            <text:p>0.614996</text:p>
          </table:table-cell>
          <table:table-cell office:value-type="float" office:value="0.099928">
            <text:p>0.099928</text:p>
          </table:table-cell>
        </table:table-row>
        <table:table-row table:style-name="ro1">
          <table:table-cell office:value-type="float" office:value="0.619996">
            <text:p>0.619996</text:p>
          </table:table-cell>
          <table:table-cell office:value-type="float" office:value="0.352984">
            <text:p>0.352984</text:p>
          </table:table-cell>
        </table:table-row>
        <table:table-row table:style-name="ro1">
          <table:table-cell office:value-type="float" office:value="0.624996">
            <text:p>0.624996</text:p>
          </table:table-cell>
          <table:table-cell office:value-type="float" office:value="-0.266167">
            <text:p>-0.266167</text:p>
          </table:table-cell>
        </table:table-row>
        <table:table-row table:style-name="ro1">
          <table:table-cell office:value-type="float" office:value="0.629995">
            <text:p>0.629995</text:p>
          </table:table-cell>
          <table:table-cell office:value-type="float" office:value="0.499003">
            <text:p>0.499003</text:p>
          </table:table-cell>
        </table:table-row>
        <table:table-row table:style-name="ro1">
          <table:table-cell office:value-type="float" office:value="0.634995">
            <text:p>0.634995</text:p>
          </table:table-cell>
          <table:table-cell office:value-type="float" office:value="0.086078">
            <text:p>0.086078</text:p>
          </table:table-cell>
        </table:table-row>
        <table:table-row table:style-name="ro1">
          <table:table-cell office:value-type="float" office:value="0.639995">
            <text:p>0.639995</text:p>
          </table:table-cell>
          <table:table-cell office:value-type="float" office:value="-1.071089">
            <text:p>-1.071089</text:p>
          </table:table-cell>
        </table:table-row>
        <table:table-row table:style-name="ro1">
          <table:table-cell office:value-type="float" office:value="0.644995">
            <text:p>0.644995</text:p>
          </table:table-cell>
          <table:table-cell office:value-type="float" office:value="-0.110856">
            <text:p>-0.110856</text:p>
          </table:table-cell>
        </table:table-row>
        <table:table-row table:style-name="ro1">
          <table:table-cell office:value-type="float" office:value="0.649995">
            <text:p>0.649995</text:p>
          </table:table-cell>
          <table:table-cell office:value-type="float" office:value="0.298123">
            <text:p>0.298123</text:p>
          </table:table-cell>
        </table:table-row>
        <table:table-row table:style-name="ro1">
          <table:table-cell office:value-type="float" office:value="0.654995">
            <text:p>0.654995</text:p>
          </table:table-cell>
          <table:table-cell office:value-type="float" office:value="0.612452">
            <text:p>0.612452</text:p>
          </table:table-cell>
        </table:table-row>
        <table:table-row table:style-name="ro1">
          <table:table-cell office:value-type="float" office:value="0.659995">
            <text:p>0.659995</text:p>
          </table:table-cell>
          <table:table-cell office:value-type="float" office:value="-0.091202">
            <text:p>-0.091202</text:p>
          </table:table-cell>
        </table:table-row>
        <table:table-row table:style-name="ro1">
          <table:table-cell office:value-type="float" office:value="0.664995">
            <text:p>0.664995</text:p>
          </table:table-cell>
          <table:table-cell office:value-type="float" office:value="0.566739">
            <text:p>0.566739</text:p>
          </table:table-cell>
        </table:table-row>
        <table:table-row table:style-name="ro1">
          <table:table-cell office:value-type="float" office:value="0.669995">
            <text:p>0.669995</text:p>
          </table:table-cell>
          <table:table-cell office:value-type="float" office:value="0.042507">
            <text:p>0.042507</text:p>
          </table:table-cell>
        </table:table-row>
        <table:table-row table:style-name="ro1">
          <table:table-cell office:value-type="float" office:value="0.674995">
            <text:p>0.674995</text:p>
          </table:table-cell>
          <table:table-cell office:value-type="float" office:value="0.177943">
            <text:p>0.177943</text:p>
          </table:table-cell>
        </table:table-row>
        <table:table-row table:style-name="ro1">
          <table:table-cell office:value-type="float" office:value="0.679995">
            <text:p>0.679995</text:p>
          </table:table-cell>
          <table:table-cell office:value-type="float" office:value="-0.616472">
            <text:p>-0.616472</text:p>
          </table:table-cell>
        </table:table-row>
        <table:table-row table:style-name="ro1">
          <table:table-cell office:value-type="float" office:value="0.684995">
            <text:p>0.684995</text:p>
          </table:table-cell>
          <table:table-cell office:value-type="float" office:value="0.044499">
            <text:p>0.044499</text:p>
          </table:table-cell>
        </table:table-row>
        <table:table-row table:style-name="ro1">
          <table:table-cell office:value-type="float" office:value="0.689995">
            <text:p>0.689995</text:p>
          </table:table-cell>
          <table:table-cell office:value-type="float" office:value="0.013915">
            <text:p>0.013915</text:p>
          </table:table-cell>
        </table:table-row>
        <table:table-row table:style-name="ro1">
          <table:table-cell office:value-type="float" office:value="0.694995">
            <text:p>0.694995</text:p>
          </table:table-cell>
          <table:table-cell office:value-type="float" office:value="0.578066">
            <text:p>0.578066</text:p>
          </table:table-cell>
        </table:table-row>
        <table:table-row table:style-name="ro1">
          <table:table-cell office:value-type="float" office:value="0.699995">
            <text:p>0.699995</text:p>
          </table:table-cell>
          <table:table-cell office:value-type="float" office:value="0.577158">
            <text:p>0.577158</text:p>
          </table:table-cell>
        </table:table-row>
        <table:table-row table:style-name="ro1">
          <table:table-cell office:value-type="float" office:value="0.704994">
            <text:p>0.704994</text:p>
          </table:table-cell>
          <table:table-cell office:value-type="float" office:value="-0.224687">
            <text:p>-0.224687</text:p>
          </table:table-cell>
        </table:table-row>
        <table:table-row table:style-name="ro1">
          <table:table-cell office:value-type="float" office:value="0.709994">
            <text:p>0.709994</text:p>
          </table:table-cell>
          <table:table-cell office:value-type="float" office:value="0.629784">
            <text:p>0.629784</text:p>
          </table:table-cell>
        </table:table-row>
        <table:table-row table:style-name="ro1">
          <table:table-cell office:value-type="float" office:value="0.714994">
            <text:p>0.714994</text:p>
          </table:table-cell>
          <table:table-cell office:value-type="float" office:value="-0.25223">
            <text:p>-0.25223</text:p>
          </table:table-cell>
        </table:table-row>
        <table:table-row table:style-name="ro1">
          <table:table-cell office:value-type="float" office:value="0.719994">
            <text:p>0.719994</text:p>
          </table:table-cell>
          <table:table-cell office:value-type="float" office:value="-0.020778">
            <text:p>-0.020778</text:p>
          </table:table-cell>
        </table:table-row>
        <table:table-row table:style-name="ro1">
          <table:table-cell office:value-type="float" office:value="0.724994">
            <text:p>0.724994</text:p>
          </table:table-cell>
          <table:table-cell office:value-type="float" office:value="0.748856">
            <text:p>0.748856</text:p>
          </table:table-cell>
        </table:table-row>
        <table:table-row table:style-name="ro1">
          <table:table-cell office:value-type="float" office:value="0.729994">
            <text:p>0.729994</text:p>
          </table:table-cell>
          <table:table-cell office:value-type="float" office:value="0.032731">
            <text:p>0.032731</text:p>
          </table:table-cell>
        </table:table-row>
        <table:table-row table:style-name="ro1">
          <table:table-cell office:value-type="float" office:value="0.734994">
            <text:p>0.734994</text:p>
          </table:table-cell>
          <table:table-cell office:value-type="float" office:value="0.613217">
            <text:p>0.613217</text:p>
          </table:table-cell>
        </table:table-row>
        <table:table-row table:style-name="ro1">
          <table:table-cell office:value-type="float" office:value="0.739994">
            <text:p>0.739994</text:p>
          </table:table-cell>
          <table:table-cell office:value-type="float" office:value="-0.68828">
            <text:p>-0.68828</text:p>
          </table:table-cell>
        </table:table-row>
        <table:table-row table:style-name="ro1">
          <table:table-cell office:value-type="float" office:value="0.744994">
            <text:p>0.744994</text:p>
          </table:table-cell>
          <table:table-cell office:value-type="float" office:value="0.61632">
            <text:p>0.61632</text:p>
          </table:table-cell>
        </table:table-row>
        <table:table-row table:style-name="ro1">
          <table:table-cell office:value-type="float" office:value="0.749994">
            <text:p>0.749994</text:p>
          </table:table-cell>
          <table:table-cell office:value-type="float" office:value="-0.050317">
            <text:p>-0.050317</text:p>
          </table:table-cell>
        </table:table-row>
        <table:table-row table:style-name="ro1">
          <table:table-cell office:value-type="float" office:value="0.754994">
            <text:p>0.754994</text:p>
          </table:table-cell>
          <table:table-cell office:value-type="float" office:value="-0.212214">
            <text:p>-0.212214</text:p>
          </table:table-cell>
        </table:table-row>
        <table:table-row table:style-name="ro1">
          <table:table-cell office:value-type="float" office:value="0.759994">
            <text:p>0.759994</text:p>
          </table:table-cell>
          <table:table-cell office:value-type="float" office:value="0.238056">
            <text:p>0.238056</text:p>
          </table:table-cell>
        </table:table-row>
        <table:table-row table:style-name="ro1">
          <table:table-cell office:value-type="float" office:value="0.764994">
            <text:p>0.764994</text:p>
          </table:table-cell>
          <table:table-cell office:value-type="float" office:value="0.402964">
            <text:p>0.402964</text:p>
          </table:table-cell>
        </table:table-row>
        <table:table-row table:style-name="ro1">
          <table:table-cell office:value-type="float" office:value="0.769994">
            <text:p>0.769994</text:p>
          </table:table-cell>
          <table:table-cell office:value-type="float" office:value="-0.478143">
            <text:p>-0.478143</text:p>
          </table:table-cell>
        </table:table-row>
        <table:table-row table:style-name="ro1">
          <table:table-cell office:value-type="float" office:value="0.774994">
            <text:p>0.774994</text:p>
          </table:table-cell>
          <table:table-cell office:value-type="float" office:value="0.72519">
            <text:p>0.72519</text:p>
          </table:table-cell>
        </table:table-row>
        <table:table-row table:style-name="ro1">
          <table:table-cell office:value-type="float" office:value="0.779994">
            <text:p>0.779994</text:p>
          </table:table-cell>
          <table:table-cell office:value-type="float" office:value="-0.099824">
            <text:p>-0.099824</text:p>
          </table:table-cell>
        </table:table-row>
        <table:table-row table:style-name="ro1">
          <table:table-cell office:value-type="float" office:value="0.784993">
            <text:p>0.784993</text:p>
          </table:table-cell>
          <table:table-cell office:value-type="float" office:value="-0.130249">
            <text:p>-0.130249</text:p>
          </table:table-cell>
        </table:table-row>
        <table:table-row table:style-name="ro1">
          <table:table-cell office:value-type="float" office:value="0.789993">
            <text:p>0.789993</text:p>
          </table:table-cell>
          <table:table-cell office:value-type="float" office:value="0.537622">
            <text:p>0.537622</text:p>
          </table:table-cell>
        </table:table-row>
        <table:table-row table:style-name="ro1">
          <table:table-cell office:value-type="float" office:value="0.794993">
            <text:p>0.794993</text:p>
          </table:table-cell>
          <table:table-cell office:value-type="float" office:value="-0.937672">
            <text:p>-0.937672</text:p>
          </table:table-cell>
        </table:table-row>
        <table:table-row table:style-name="ro1">
          <table:table-cell office:value-type="float" office:value="0.799993">
            <text:p>0.799993</text:p>
          </table:table-cell>
          <table:table-cell office:value-type="float" office:value="-0.123043">
            <text:p>-0.123043</text:p>
          </table:table-cell>
        </table:table-row>
        <table:table-row table:style-name="ro1">
          <table:table-cell office:value-type="float" office:value="0.804993">
            <text:p>0.804993</text:p>
          </table:table-cell>
          <table:table-cell office:value-type="float" office:value="0.14444">
            <text:p>0.14444</text:p>
          </table:table-cell>
        </table:table-row>
        <table:table-row table:style-name="ro1">
          <table:table-cell office:value-type="float" office:value="0.809993">
            <text:p>0.809993</text:p>
          </table:table-cell>
          <table:table-cell office:value-type="float" office:value="-0.390444">
            <text:p>-0.390444</text:p>
          </table:table-cell>
        </table:table-row>
        <table:table-row table:style-name="ro1">
          <table:table-cell office:value-type="float" office:value="0.814993">
            <text:p>0.814993</text:p>
          </table:table-cell>
          <table:table-cell office:value-type="float" office:value="-0.233496">
            <text:p>-0.233496</text:p>
          </table:table-cell>
        </table:table-row>
        <table:table-row table:style-name="ro1">
          <table:table-cell office:value-type="float" office:value="0.819993">
            <text:p>0.819993</text:p>
          </table:table-cell>
          <table:table-cell office:value-type="float" office:value="-0.179968">
            <text:p>-0.179968</text:p>
          </table:table-cell>
        </table:table-row>
        <table:table-row table:style-name="ro1">
          <table:table-cell office:value-type="float" office:value="0.824993">
            <text:p>0.824993</text:p>
          </table:table-cell>
          <table:table-cell office:value-type="float" office:value="0.446996">
            <text:p>0.446996</text:p>
          </table:table-cell>
        </table:table-row>
        <table:table-row table:style-name="ro1">
          <table:table-cell office:value-type="float" office:value="0.829993">
            <text:p>0.829993</text:p>
          </table:table-cell>
          <table:table-cell office:value-type="float" office:value="0.056922">
            <text:p>0.056922</text:p>
          </table:table-cell>
        </table:table-row>
        <table:table-row table:style-name="ro1">
          <table:table-cell office:value-type="float" office:value="0.834993">
            <text:p>0.834993</text:p>
          </table:table-cell>
          <table:table-cell office:value-type="float" office:value="0.301737">
            <text:p>0.301737</text:p>
          </table:table-cell>
        </table:table-row>
        <table:table-row table:style-name="ro1">
          <table:table-cell office:value-type="float" office:value="0.839993">
            <text:p>0.839993</text:p>
          </table:table-cell>
          <table:table-cell office:value-type="float" office:value="0.049344">
            <text:p>0.049344</text:p>
          </table:table-cell>
        </table:table-row>
        <table:table-row table:style-name="ro1">
          <table:table-cell office:value-type="float" office:value="0.844993">
            <text:p>0.844993</text:p>
          </table:table-cell>
          <table:table-cell office:value-type="float" office:value="0.627129">
            <text:p>0.627129</text:p>
          </table:table-cell>
        </table:table-row>
        <table:table-row table:style-name="ro1">
          <table:table-cell office:value-type="float" office:value="0.849993">
            <text:p>0.849993</text:p>
          </table:table-cell>
          <table:table-cell office:value-type="float" office:value="-0.088171">
            <text:p>-0.088171</text:p>
          </table:table-cell>
        </table:table-row>
        <table:table-row table:style-name="ro1">
          <table:table-cell office:value-type="float" office:value="0.854993">
            <text:p>0.854993</text:p>
          </table:table-cell>
          <table:table-cell office:value-type="float" office:value="-0.110981">
            <text:p>-0.110981</text:p>
          </table:table-cell>
        </table:table-row>
        <table:table-row table:style-name="ro1">
          <table:table-cell office:value-type="float" office:value="0.859993">
            <text:p>0.859993</text:p>
          </table:table-cell>
          <table:table-cell office:value-type="float" office:value="-0.350179">
            <text:p>-0.350179</text:p>
          </table:table-cell>
        </table:table-row>
        <table:table-row table:style-name="ro1">
          <table:table-cell office:value-type="float" office:value="0.864992">
            <text:p>0.864992</text:p>
          </table:table-cell>
          <table:table-cell office:value-type="float" office:value="-0.171457">
            <text:p>-0.171457</text:p>
          </table:table-cell>
        </table:table-row>
        <table:table-row table:style-name="ro1">
          <table:table-cell office:value-type="float" office:value="0.869992">
            <text:p>0.869992</text:p>
          </table:table-cell>
          <table:table-cell office:value-type="float" office:value="-0.47441">
            <text:p>-0.47441</text:p>
          </table:table-cell>
        </table:table-row>
        <table:table-row table:style-name="ro1">
          <table:table-cell office:value-type="float" office:value="0.874992">
            <text:p>0.874992</text:p>
          </table:table-cell>
          <table:table-cell office:value-type="float" office:value="0.108741">
            <text:p>0.108741</text:p>
          </table:table-cell>
        </table:table-row>
        <table:table-row table:style-name="ro1">
          <table:table-cell office:value-type="float" office:value="0.879992">
            <text:p>0.879992</text:p>
          </table:table-cell>
          <table:table-cell office:value-type="float" office:value="-0.095209">
            <text:p>-0.095209</text:p>
          </table:table-cell>
        </table:table-row>
        <table:table-row table:style-name="ro1">
          <table:table-cell office:value-type="float" office:value="0.884992">
            <text:p>0.884992</text:p>
          </table:table-cell>
          <table:table-cell office:value-type="float" office:value="-0.393971">
            <text:p>-0.393971</text:p>
          </table:table-cell>
        </table:table-row>
        <table:table-row table:style-name="ro1">
          <table:table-cell office:value-type="float" office:value="0.889992">
            <text:p>0.889992</text:p>
          </table:table-cell>
          <table:table-cell office:value-type="float" office:value="-0.672418">
            <text:p>-0.672418</text:p>
          </table:table-cell>
        </table:table-row>
        <table:table-row table:style-name="ro1">
          <table:table-cell office:value-type="float" office:value="0.894992">
            <text:p>0.894992</text:p>
          </table:table-cell>
          <table:table-cell office:value-type="float" office:value="-0.700771">
            <text:p>-0.700771</text:p>
          </table:table-cell>
        </table:table-row>
        <table:table-row table:style-name="ro1">
          <table:table-cell office:value-type="float" office:value="0.899992">
            <text:p>0.899992</text:p>
          </table:table-cell>
          <table:table-cell office:value-type="float" office:value="0.472875">
            <text:p>0.472875</text:p>
          </table:table-cell>
        </table:table-row>
        <table:table-row table:style-name="ro1">
          <table:table-cell office:value-type="float" office:value="0.904992">
            <text:p>0.904992</text:p>
          </table:table-cell>
          <table:table-cell office:value-type="float" office:value="-0.017219">
            <text:p>-0.017219</text:p>
          </table:table-cell>
        </table:table-row>
        <table:table-row table:style-name="ro1">
          <table:table-cell office:value-type="float" office:value="0.909992">
            <text:p>0.909992</text:p>
          </table:table-cell>
          <table:table-cell office:value-type="float" office:value="0.192617">
            <text:p>0.192617</text:p>
          </table:table-cell>
        </table:table-row>
        <table:table-row table:style-name="ro1">
          <table:table-cell office:value-type="float" office:value="0.914992">
            <text:p>0.914992</text:p>
          </table:table-cell>
          <table:table-cell office:value-type="float" office:value="-0.32931">
            <text:p>-0.32931</text:p>
          </table:table-cell>
        </table:table-row>
        <table:table-row table:style-name="ro1">
          <table:table-cell office:value-type="float" office:value="0.919992">
            <text:p>0.919992</text:p>
          </table:table-cell>
          <table:table-cell office:value-type="float" office:value="-0.371355">
            <text:p>-0.371355</text:p>
          </table:table-cell>
        </table:table-row>
        <table:table-row table:style-name="ro1">
          <table:table-cell office:value-type="float" office:value="0.924992">
            <text:p>0.924992</text:p>
          </table:table-cell>
          <table:table-cell office:value-type="float" office:value="-0.259014">
            <text:p>-0.259014</text:p>
          </table:table-cell>
        </table:table-row>
        <table:table-row table:style-name="ro1">
          <table:table-cell office:value-type="float" office:value="0.929992">
            <text:p>0.929992</text:p>
          </table:table-cell>
          <table:table-cell office:value-type="float" office:value="0.473108">
            <text:p>0.473108</text:p>
          </table:table-cell>
        </table:table-row>
        <table:table-row table:style-name="ro1">
          <table:table-cell office:value-type="float" office:value="0.934992">
            <text:p>0.934992</text:p>
          </table:table-cell>
          <table:table-cell office:value-type="float" office:value="-0.445095">
            <text:p>-0.445095</text:p>
          </table:table-cell>
        </table:table-row>
        <table:table-row table:style-name="ro1">
          <table:table-cell office:value-type="float" office:value="0.939991">
            <text:p>0.939991</text:p>
          </table:table-cell>
          <table:table-cell office:value-type="float" office:value="0.302673">
            <text:p>0.302673</text:p>
          </table:table-cell>
        </table:table-row>
        <table:table-row table:style-name="ro1">
          <table:table-cell office:value-type="float" office:value="0.944991">
            <text:p>0.944991</text:p>
          </table:table-cell>
          <table:table-cell office:value-type="float" office:value="-0.237306">
            <text:p>-0.237306</text:p>
          </table:table-cell>
        </table:table-row>
        <table:table-row table:style-name="ro1">
          <table:table-cell office:value-type="float" office:value="0.949991">
            <text:p>0.949991</text:p>
          </table:table-cell>
          <table:table-cell office:value-type="float" office:value="1.253513">
            <text:p>1.253513</text:p>
          </table:table-cell>
        </table:table-row>
        <table:table-row table:style-name="ro1">
          <table:table-cell office:value-type="float" office:value="0.954991">
            <text:p>0.954991</text:p>
          </table:table-cell>
          <table:table-cell office:value-type="float" office:value="-0.660541">
            <text:p>-0.660541</text:p>
          </table:table-cell>
        </table:table-row>
        <table:table-row table:style-name="ro1">
          <table:table-cell office:value-type="float" office:value="0.959991">
            <text:p>0.959991</text:p>
          </table:table-cell>
          <table:table-cell office:value-type="float" office:value="0.481038">
            <text:p>0.481038</text:p>
          </table:table-cell>
        </table:table-row>
        <table:table-row table:style-name="ro1">
          <table:table-cell office:value-type="float" office:value="0.964991">
            <text:p>0.964991</text:p>
          </table:table-cell>
          <table:table-cell office:value-type="float" office:value="1.187445">
            <text:p>1.187445</text:p>
          </table:table-cell>
        </table:table-row>
        <table:table-row table:style-name="ro1">
          <table:table-cell office:value-type="float" office:value="0.969991">
            <text:p>0.969991</text:p>
          </table:table-cell>
          <table:table-cell office:value-type="float" office:value="-0.732032">
            <text:p>-0.732032</text:p>
          </table:table-cell>
        </table:table-row>
        <table:table-row table:style-name="ro1">
          <table:table-cell office:value-type="float" office:value="0.974991">
            <text:p>0.974991</text:p>
          </table:table-cell>
          <table:table-cell office:value-type="float" office:value="0.96336">
            <text:p>0.96336</text:p>
          </table:table-cell>
        </table:table-row>
        <table:table-row table:style-name="ro1">
          <table:table-cell office:value-type="float" office:value="0.979991">
            <text:p>0.979991</text:p>
          </table:table-cell>
          <table:table-cell office:value-type="float" office:value="-0.684666">
            <text:p>-0.684666</text:p>
          </table:table-cell>
        </table:table-row>
        <table:table-row table:style-name="ro1">
          <table:table-cell office:value-type="float" office:value="0.984991">
            <text:p>0.984991</text:p>
          </table:table-cell>
          <table:table-cell office:value-type="float" office:value="0.176143">
            <text:p>0.176143</text:p>
          </table:table-cell>
        </table:table-row>
        <table:table-row table:style-name="ro1">
          <table:table-cell office:value-type="float" office:value="0.989991">
            <text:p>0.989991</text:p>
          </table:table-cell>
          <table:table-cell office:value-type="float" office:value="0.632386">
            <text:p>0.632386</text:p>
          </table:table-cell>
        </table:table-row>
        <table:table-row table:style-name="ro1">
          <table:table-cell office:value-type="float" office:value="0.994991">
            <text:p>0.994991</text:p>
          </table:table-cell>
          <table:table-cell office:value-type="float" office:value="-0.610003">
            <text:p>-0.610003</text:p>
          </table:table-cell>
        </table:table-row>
        <table:table-row table:style-name="ro1">
          <table:table-cell office:value-type="float" office:value="0.999991">
            <text:p>0.999991</text:p>
          </table:table-cell>
          <table:table-cell office:value-type="float" office:value="0.243351">
            <text:p>0.243351</text:p>
          </table:table-cell>
        </table:table-row>
        <table:table-row table:style-name="ro1">
          <table:table-cell office:value-type="float" office:value="1.004991">
            <text:p>1.004991</text:p>
          </table:table-cell>
          <table:table-cell office:value-type="float" office:value="0.146539">
            <text:p>0.146539</text:p>
          </table:table-cell>
        </table:table-row>
        <table:table-row table:style-name="ro1">
          <table:table-cell office:value-type="float" office:value="1.009991">
            <text:p>1.009991</text:p>
          </table:table-cell>
          <table:table-cell office:value-type="float" office:value="-0.000657">
            <text:p>-0.000657</text:p>
          </table:table-cell>
        </table:table-row>
        <table:table-row table:style-name="ro1">
          <table:table-cell office:value-type="float" office:value="1.014991">
            <text:p>1.014991</text:p>
          </table:table-cell>
          <table:table-cell office:value-type="float" office:value="0.928373">
            <text:p>0.928373</text:p>
          </table:table-cell>
        </table:table-row>
        <table:table-row table:style-name="ro1">
          <table:table-cell office:value-type="float" office:value="1.019992">
            <text:p>1.019992</text:p>
          </table:table-cell>
          <table:table-cell office:value-type="float" office:value="0.598148">
            <text:p>0.598148</text:p>
          </table:table-cell>
        </table:table-row>
        <table:table-row table:style-name="ro1">
          <table:table-cell office:value-type="float" office:value="1.024992">
            <text:p>1.024992</text:p>
          </table:table-cell>
          <table:table-cell office:value-type="float" office:value="-0.100746">
            <text:p>-0.100746</text:p>
          </table:table-cell>
        </table:table-row>
        <table:table-row table:style-name="ro1">
          <table:table-cell office:value-type="float" office:value="1.029992">
            <text:p>1.029992</text:p>
          </table:table-cell>
          <table:table-cell office:value-type="float" office:value="-0.691752">
            <text:p>-0.691752</text:p>
          </table:table-cell>
        </table:table-row>
        <table:table-row table:style-name="ro1">
          <table:table-cell office:value-type="float" office:value="1.034992">
            <text:p>1.034992</text:p>
          </table:table-cell>
          <table:table-cell office:value-type="float" office:value="-0.000713">
            <text:p>-0.000713</text:p>
          </table:table-cell>
        </table:table-row>
        <table:table-row table:style-name="ro1">
          <table:table-cell office:value-type="float" office:value="1.039993">
            <text:p>1.039993</text:p>
          </table:table-cell>
          <table:table-cell office:value-type="float" office:value="-0.018628">
            <text:p>-0.018628</text:p>
          </table:table-cell>
        </table:table-row>
        <table:table-row table:style-name="ro1">
          <table:table-cell office:value-type="float" office:value="1.044993">
            <text:p>1.044993</text:p>
          </table:table-cell>
          <table:table-cell office:value-type="float" office:value="-0.060985">
            <text:p>-0.060985</text:p>
          </table:table-cell>
        </table:table-row>
        <table:table-row table:style-name="ro1">
          <table:table-cell office:value-type="float" office:value="1.049993">
            <text:p>1.049993</text:p>
          </table:table-cell>
          <table:table-cell office:value-type="float" office:value="0.704123">
            <text:p>0.704123</text:p>
          </table:table-cell>
        </table:table-row>
        <table:table-row table:style-name="ro1">
          <table:table-cell office:value-type="float" office:value="1.054993">
            <text:p>1.054993</text:p>
          </table:table-cell>
          <table:table-cell office:value-type="float" office:value="-0.081281">
            <text:p>-0.081281</text:p>
          </table:table-cell>
        </table:table-row>
        <table:table-row table:style-name="ro1">
          <table:table-cell office:value-type="float" office:value="1.059994">
            <text:p>1.059994</text:p>
          </table:table-cell>
          <table:table-cell office:value-type="float" office:value="-0.162992">
            <text:p>-0.162992</text:p>
          </table:table-cell>
        </table:table-row>
        <table:table-row table:style-name="ro1">
          <table:table-cell office:value-type="float" office:value="1.064994">
            <text:p>1.064994</text:p>
          </table:table-cell>
          <table:table-cell office:value-type="float" office:value="-0.064152">
            <text:p>-0.064152</text:p>
          </table:table-cell>
        </table:table-row>
        <table:table-row table:style-name="ro1">
          <table:table-cell office:value-type="float" office:value="1.069994">
            <text:p>1.069994</text:p>
          </table:table-cell>
          <table:table-cell office:value-type="float" office:value="-0.292665">
            <text:p>-0.292665</text:p>
          </table:table-cell>
        </table:table-row>
        <table:table-row table:style-name="ro1">
          <table:table-cell office:value-type="float" office:value="1.074994">
            <text:p>1.074994</text:p>
          </table:table-cell>
          <table:table-cell office:value-type="float" office:value="-0.172709">
            <text:p>-0.172709</text:p>
          </table:table-cell>
        </table:table-row>
        <table:table-row table:style-name="ro1">
          <table:table-cell office:value-type="float" office:value="1.079994">
            <text:p>1.079994</text:p>
          </table:table-cell>
          <table:table-cell office:value-type="float" office:value="0.558996">
            <text:p>0.558996</text:p>
          </table:table-cell>
        </table:table-row>
        <table:table-row table:style-name="ro1">
          <table:table-cell office:value-type="float" office:value="1.084995">
            <text:p>1.084995</text:p>
          </table:table-cell>
          <table:table-cell office:value-type="float" office:value="0.119642">
            <text:p>0.119642</text:p>
          </table:table-cell>
        </table:table-row>
        <table:table-row table:style-name="ro1">
          <table:table-cell office:value-type="float" office:value="1.089995">
            <text:p>1.089995</text:p>
          </table:table-cell>
          <table:table-cell office:value-type="float" office:value="-0.126384">
            <text:p>-0.126384</text:p>
          </table:table-cell>
        </table:table-row>
        <table:table-row table:style-name="ro1">
          <table:table-cell office:value-type="float" office:value="1.094995">
            <text:p>1.094995</text:p>
          </table:table-cell>
          <table:table-cell office:value-type="float" office:value="-0.099348">
            <text:p>-0.099348</text:p>
          </table:table-cell>
        </table:table-row>
        <table:table-row table:style-name="ro1">
          <table:table-cell office:value-type="float" office:value="1.099995">
            <text:p>1.099995</text:p>
          </table:table-cell>
          <table:table-cell office:value-type="float" office:value="0.462901">
            <text:p>0.462901</text:p>
          </table:table-cell>
        </table:table-row>
        <table:table-row table:style-name="ro1">
          <table:table-cell office:value-type="float" office:value="1.104996">
            <text:p>1.104996</text:p>
          </table:table-cell>
          <table:table-cell office:value-type="float" office:value="-0.135484">
            <text:p>-0.135484</text:p>
          </table:table-cell>
        </table:table-row>
        <table:table-row table:style-name="ro1">
          <table:table-cell office:value-type="float" office:value="1.109996">
            <text:p>1.109996</text:p>
          </table:table-cell>
          <table:table-cell office:value-type="float" office:value="0.513778">
            <text:p>0.513778</text:p>
          </table:table-cell>
        </table:table-row>
        <table:table-row table:style-name="ro1">
          <table:table-cell office:value-type="float" office:value="1.114996">
            <text:p>1.114996</text:p>
          </table:table-cell>
          <table:table-cell office:value-type="float" office:value="-0.259024">
            <text:p>-0.259024</text:p>
          </table:table-cell>
        </table:table-row>
        <table:table-row table:style-name="ro1">
          <table:table-cell office:value-type="float" office:value="1.119996">
            <text:p>1.119996</text:p>
          </table:table-cell>
          <table:table-cell office:value-type="float" office:value="-0.120211">
            <text:p>-0.120211</text:p>
          </table:table-cell>
        </table:table-row>
        <table:table-row table:style-name="ro1">
          <table:table-cell office:value-type="float" office:value="1.124997">
            <text:p>1.124997</text:p>
          </table:table-cell>
          <table:table-cell office:value-type="float" office:value="-0.346365">
            <text:p>-0.346365</text:p>
          </table:table-cell>
        </table:table-row>
        <table:table-row table:style-name="ro1">
          <table:table-cell office:value-type="float" office:value="1.129997">
            <text:p>1.129997</text:p>
          </table:table-cell>
          <table:table-cell office:value-type="float" office:value="-0.796805">
            <text:p>-0.796805</text:p>
          </table:table-cell>
        </table:table-row>
        <table:table-row table:style-name="ro1">
          <table:table-cell office:value-type="float" office:value="1.134997">
            <text:p>1.134997</text:p>
          </table:table-cell>
          <table:table-cell office:value-type="float" office:value="0.362703">
            <text:p>0.362703</text:p>
          </table:table-cell>
        </table:table-row>
        <table:table-row table:style-name="ro1">
          <table:table-cell office:value-type="float" office:value="1.139997">
            <text:p>1.139997</text:p>
          </table:table-cell>
          <table:table-cell office:value-type="float" office:value="0.16201">
            <text:p>0.16201</text:p>
          </table:table-cell>
        </table:table-row>
        <table:table-row table:style-name="ro1">
          <table:table-cell office:value-type="float" office:value="1.144997">
            <text:p>1.144997</text:p>
          </table:table-cell>
          <table:table-cell office:value-type="float" office:value="-0.320447">
            <text:p>-0.320447</text:p>
          </table:table-cell>
        </table:table-row>
        <table:table-row table:style-name="ro1">
          <table:table-cell office:value-type="float" office:value="1.149998">
            <text:p>1.149998</text:p>
          </table:table-cell>
          <table:table-cell office:value-type="float" office:value="1.032599">
            <text:p>1.032599</text:p>
          </table:table-cell>
        </table:table-row>
        <table:table-row table:style-name="ro1">
          <table:table-cell office:value-type="float" office:value="1.154998">
            <text:p>1.154998</text:p>
          </table:table-cell>
          <table:table-cell office:value-type="float" office:value="0.394691">
            <text:p>0.394691</text:p>
          </table:table-cell>
        </table:table-row>
        <table:table-row table:style-name="ro1">
          <table:table-cell office:value-type="float" office:value="1.159998">
            <text:p>1.159998</text:p>
          </table:table-cell>
          <table:table-cell office:value-type="float" office:value="0.002952">
            <text:p>0.002952</text:p>
          </table:table-cell>
        </table:table-row>
        <table:table-row table:style-name="ro1">
          <table:table-cell office:value-type="float" office:value="1.164998">
            <text:p>1.164998</text:p>
          </table:table-cell>
          <table:table-cell office:value-type="float" office:value="-0.367753">
            <text:p>-0.367753</text:p>
          </table:table-cell>
        </table:table-row>
        <table:table-row table:style-name="ro1">
          <table:table-cell office:value-type="float" office:value="1.169999">
            <text:p>1.169999</text:p>
          </table:table-cell>
          <table:table-cell office:value-type="float" office:value="-0.123126">
            <text:p>-0.123126</text:p>
          </table:table-cell>
        </table:table-row>
        <table:table-row table:style-name="ro1">
          <table:table-cell office:value-type="float" office:value="1.174999">
            <text:p>1.174999</text:p>
          </table:table-cell>
          <table:table-cell office:value-type="float" office:value="0.46165">
            <text:p>0.46165</text:p>
          </table:table-cell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264488">
            <text:p>0.264488</text:p>
          </table:table-cell>
        </table:table-row>
        <table:table-row table:style-name="ro1">
          <table:table-cell office:value-type="float" office:value="1.184999">
            <text:p>1.184999</text:p>
          </table:table-cell>
          <table:table-cell office:value-type="float" office:value="-0.457655">
            <text:p>-0.457655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-0.42701">
            <text:p>-0.42701</text:p>
          </table:table-cell>
        </table:table-row>
        <table:table-row table:style-name="ro1">
          <table:table-cell office:value-type="float" office:value="1.195">
            <text:p>1.195</text:p>
          </table:table-cell>
          <table:table-cell office:value-type="float" office:value="-0.027899">
            <text:p>-0.02789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0.157387">
            <text:p>-0.157387</text:p>
          </table:table-cell>
        </table:table-row>
        <table:table-row table:style-name="ro1">
          <table:table-cell office:value-type="float" office:value="1.205">
            <text:p>1.205</text:p>
          </table:table-cell>
          <table:table-cell office:value-type="float" office:value="0.084145">
            <text:p>0.084145</text:p>
          </table:table-cell>
        </table:table-row>
        <table:table-row table:style-name="ro1">
          <table:table-cell office:value-type="float" office:value="1.210001">
            <text:p>1.210001</text:p>
          </table:table-cell>
          <table:table-cell office:value-type="float" office:value="0.107896">
            <text:p>0.107896</text:p>
          </table:table-cell>
        </table:table-row>
        <table:table-row table:style-name="ro1">
          <table:table-cell office:value-type="float" office:value="1.215001">
            <text:p>1.215001</text:p>
          </table:table-cell>
          <table:table-cell office:value-type="float" office:value="-0.186054">
            <text:p>-0.186054</text:p>
          </table:table-cell>
        </table:table-row>
        <table:table-row table:style-name="ro1">
          <table:table-cell office:value-type="float" office:value="1.220001">
            <text:p>1.220001</text:p>
          </table:table-cell>
          <table:table-cell office:value-type="float" office:value="-0.812378">
            <text:p>-0.812378</text:p>
          </table:table-cell>
        </table:table-row>
        <table:table-row table:style-name="ro1">
          <table:table-cell office:value-type="float" office:value="1.225001">
            <text:p>1.225001</text:p>
          </table:table-cell>
          <table:table-cell office:value-type="float" office:value="0.725774">
            <text:p>0.725774</text:p>
          </table:table-cell>
        </table:table-row>
        <table:table-row table:style-name="ro1">
          <table:table-cell office:value-type="float" office:value="1.230001">
            <text:p>1.230001</text:p>
          </table:table-cell>
          <table:table-cell office:value-type="float" office:value="0.031099">
            <text:p>0.031099</text:p>
          </table:table-cell>
        </table:table-row>
        <table:table-row table:style-name="ro1">
          <table:table-cell office:value-type="float" office:value="1.235002">
            <text:p>1.235002</text:p>
          </table:table-cell>
          <table:table-cell office:value-type="float" office:value="-0.451111">
            <text:p>-0.451111</text:p>
          </table:table-cell>
        </table:table-row>
        <table:table-row table:style-name="ro1">
          <table:table-cell office:value-type="float" office:value="1.240002">
            <text:p>1.240002</text:p>
          </table:table-cell>
          <table:table-cell office:value-type="float" office:value="-0.523855">
            <text:p>-0.523855</text:p>
          </table:table-cell>
        </table:table-row>
        <table:table-row table:style-name="ro1">
          <table:table-cell office:value-type="float" office:value="1.245002">
            <text:p>1.245002</text:p>
          </table:table-cell>
          <table:table-cell office:value-type="float" office:value="-0.230857">
            <text:p>-0.230857</text:p>
          </table:table-cell>
        </table:table-row>
        <table:table-row table:style-name="ro1">
          <table:table-cell office:value-type="float" office:value="1.250002">
            <text:p>1.250002</text:p>
          </table:table-cell>
          <table:table-cell office:value-type="float" office:value="-1.013988">
            <text:p>-1.013988</text:p>
          </table:table-cell>
        </table:table-row>
        <table:table-row table:style-name="ro1">
          <table:table-cell office:value-type="float" office:value="1.255003">
            <text:p>1.255003</text:p>
          </table:table-cell>
          <table:table-cell office:value-type="float" office:value="0.2674">
            <text:p>0.2674</text:p>
          </table:table-cell>
        </table:table-row>
        <table:table-row table:style-name="ro1">
          <table:table-cell office:value-type="float" office:value="1.260003">
            <text:p>1.260003</text:p>
          </table:table-cell>
          <table:table-cell office:value-type="float" office:value="0.928679">
            <text:p>0.928679</text:p>
          </table:table-cell>
        </table:table-row>
        <table:table-row table:style-name="ro1">
          <table:table-cell office:value-type="float" office:value="1.265003">
            <text:p>1.265003</text:p>
          </table:table-cell>
          <table:table-cell office:value-type="float" office:value="-0.346132">
            <text:p>-0.346132</text:p>
          </table:table-cell>
        </table:table-row>
        <table:table-row table:style-name="ro1">
          <table:table-cell office:value-type="float" office:value="1.270003">
            <text:p>1.270003</text:p>
          </table:table-cell>
          <table:table-cell office:value-type="float" office:value="-0.044365">
            <text:p>-0.044365</text:p>
          </table:table-cell>
        </table:table-row>
        <table:table-row table:style-name="ro1">
          <table:table-cell office:value-type="float" office:value="1.275004">
            <text:p>1.275004</text:p>
          </table:table-cell>
          <table:table-cell office:value-type="float" office:value="0.51874">
            <text:p>0.51874</text:p>
          </table:table-cell>
        </table:table-row>
        <table:table-row table:style-name="ro1">
          <table:table-cell office:value-type="float" office:value="1.280004">
            <text:p>1.280004</text:p>
          </table:table-cell>
          <table:table-cell office:value-type="float" office:value="0.451749">
            <text:p>0.451749</text:p>
          </table:table-cell>
        </table:table-row>
        <table:table-row table:style-name="ro1">
          <table:table-cell office:value-type="float" office:value="1.285004">
            <text:p>1.285004</text:p>
          </table:table-cell>
          <table:table-cell office:value-type="float" office:value="0.295276">
            <text:p>0.295276</text:p>
          </table:table-cell>
        </table:table-row>
        <table:table-row table:style-name="ro1">
          <table:table-cell office:value-type="float" office:value="1.290004">
            <text:p>1.290004</text:p>
          </table:table-cell>
          <table:table-cell office:value-type="float" office:value="-0.898118">
            <text:p>-0.898118</text:p>
          </table:table-cell>
        </table:table-row>
        <table:table-row table:style-name="ro1">
          <table:table-cell office:value-type="float" office:value="1.295004">
            <text:p>1.295004</text:p>
          </table:table-cell>
          <table:table-cell office:value-type="float" office:value="0.107519">
            <text:p>0.107519</text:p>
          </table:table-cell>
        </table:table-row>
        <table:table-row table:style-name="ro1">
          <table:table-cell office:value-type="float" office:value="1.300005">
            <text:p>1.300005</text:p>
          </table:table-cell>
          <table:table-cell office:value-type="float" office:value="0.235486">
            <text:p>0.235486</text:p>
          </table:table-cell>
        </table:table-row>
        <table:table-row table:style-name="ro1">
          <table:table-cell office:value-type="float" office:value="1.305005">
            <text:p>1.305005</text:p>
          </table:table-cell>
          <table:table-cell office:value-type="float" office:value="0.05982">
            <text:p>0.05982</text:p>
          </table:table-cell>
        </table:table-row>
        <table:table-row table:style-name="ro1">
          <table:table-cell office:value-type="float" office:value="1.310005">
            <text:p>1.310005</text:p>
          </table:table-cell>
          <table:table-cell office:value-type="float" office:value="-0.529729">
            <text:p>-0.529729</text:p>
          </table:table-cell>
        </table:table-row>
        <table:table-row table:style-name="ro1">
          <table:table-cell office:value-type="float" office:value="1.315005">
            <text:p>1.315005</text:p>
          </table:table-cell>
          <table:table-cell office:value-type="float" office:value="0.052275">
            <text:p>0.052275</text:p>
          </table:table-cell>
        </table:table-row>
        <table:table-row table:style-name="ro1">
          <table:table-cell office:value-type="float" office:value="1.320006">
            <text:p>1.320006</text:p>
          </table:table-cell>
          <table:table-cell office:value-type="float" office:value="-0.164201">
            <text:p>-0.164201</text:p>
          </table:table-cell>
        </table:table-row>
        <table:table-row table:style-name="ro1">
          <table:table-cell office:value-type="float" office:value="1.325006">
            <text:p>1.325006</text:p>
          </table:table-cell>
          <table:table-cell office:value-type="float" office:value="0.3714">
            <text:p>0.3714</text:p>
          </table:table-cell>
        </table:table-row>
        <table:table-row table:style-name="ro1">
          <table:table-cell office:value-type="float" office:value="1.330006">
            <text:p>1.330006</text:p>
          </table:table-cell>
          <table:table-cell office:value-type="float" office:value="0.020373">
            <text:p>0.020373</text:p>
          </table:table-cell>
        </table:table-row>
        <table:table-row table:style-name="ro1">
          <table:table-cell office:value-type="float" office:value="1.335006">
            <text:p>1.335006</text:p>
          </table:table-cell>
          <table:table-cell office:value-type="float" office:value="-0.253775">
            <text:p>-0.253775</text:p>
          </table:table-cell>
        </table:table-row>
        <table:table-row table:style-name="ro1">
          <table:table-cell office:value-type="float" office:value="1.340007">
            <text:p>1.340007</text:p>
          </table:table-cell>
          <table:table-cell office:value-type="float" office:value="0.244194">
            <text:p>0.244194</text:p>
          </table:table-cell>
        </table:table-row>
        <table:table-row table:style-name="ro1">
          <table:table-cell office:value-type="float" office:value="1.345007">
            <text:p>1.345007</text:p>
          </table:table-cell>
          <table:table-cell office:value-type="float" office:value="-0.419129">
            <text:p>-0.419129</text:p>
          </table:table-cell>
        </table:table-row>
        <table:table-row table:style-name="ro1">
          <table:table-cell office:value-type="float" office:value="1.350007">
            <text:p>1.350007</text:p>
          </table:table-cell>
          <table:table-cell office:value-type="float" office:value="0.128223">
            <text:p>0.128223</text:p>
          </table:table-cell>
        </table:table-row>
        <table:table-row table:style-name="ro1">
          <table:table-cell office:value-type="float" office:value="1.355007">
            <text:p>1.355007</text:p>
          </table:table-cell>
          <table:table-cell office:value-type="float" office:value="-0.728583">
            <text:p>-0.728583</text:p>
          </table:table-cell>
        </table:table-row>
        <table:table-row table:style-name="ro1">
          <table:table-cell office:value-type="float" office:value="1.360008">
            <text:p>1.360008</text:p>
          </table:table-cell>
          <table:table-cell office:value-type="float" office:value="-0.230309">
            <text:p>-0.230309</text:p>
          </table:table-cell>
        </table:table-row>
        <table:table-row table:style-name="ro1">
          <table:table-cell office:value-type="float" office:value="1.365008">
            <text:p>1.365008</text:p>
          </table:table-cell>
          <table:table-cell office:value-type="float" office:value="-0.160547">
            <text:p>-0.160547</text:p>
          </table:table-cell>
        </table:table-row>
        <table:table-row table:style-name="ro1">
          <table:table-cell office:value-type="float" office:value="1.370008">
            <text:p>1.370008</text:p>
          </table:table-cell>
          <table:table-cell office:value-type="float" office:value="-0.288196">
            <text:p>-0.288196</text:p>
          </table:table-cell>
        </table:table-row>
        <table:table-row table:style-name="ro1">
          <table:table-cell office:value-type="float" office:value="1.375008">
            <text:p>1.375008</text:p>
          </table:table-cell>
          <table:table-cell office:value-type="float" office:value="1.212454">
            <text:p>1.212454</text:p>
          </table:table-cell>
        </table:table-row>
        <table:table-row table:style-name="ro1">
          <table:table-cell office:value-type="float" office:value="1.380008">
            <text:p>1.380008</text:p>
          </table:table-cell>
          <table:table-cell office:value-type="float" office:value="-0.572284">
            <text:p>-0.572284</text:p>
          </table:table-cell>
        </table:table-row>
        <table:table-row table:style-name="ro1">
          <table:table-cell office:value-type="float" office:value="1.385009">
            <text:p>1.385009</text:p>
          </table:table-cell>
          <table:table-cell office:value-type="float" office:value="0.21904">
            <text:p>0.21904</text:p>
          </table:table-cell>
        </table:table-row>
        <table:table-row table:style-name="ro1">
          <table:table-cell office:value-type="float" office:value="1.390009">
            <text:p>1.390009</text:p>
          </table:table-cell>
          <table:table-cell office:value-type="float" office:value="-0.131546">
            <text:p>-0.131546</text:p>
          </table:table-cell>
        </table:table-row>
        <table:table-row table:style-name="ro1">
          <table:table-cell office:value-type="float" office:value="1.395009">
            <text:p>1.395009</text:p>
          </table:table-cell>
          <table:table-cell office:value-type="float" office:value="0.184014">
            <text:p>0.184014</text:p>
          </table:table-cell>
        </table:table-row>
        <table:table-row table:style-name="ro1">
          <table:table-cell office:value-type="float" office:value="1.400009">
            <text:p>1.400009</text:p>
          </table:table-cell>
          <table:table-cell office:value-type="float" office:value="-0.009496">
            <text:p>-0.009496</text:p>
          </table:table-cell>
        </table:table-row>
        <table:table-row table:style-name="ro1">
          <table:table-cell office:value-type="float" office:value="1.40501">
            <text:p>1.40501</text:p>
          </table:table-cell>
          <table:table-cell office:value-type="float" office:value="1.170271">
            <text:p>1.170271</text:p>
          </table:table-cell>
        </table:table-row>
        <table:table-row table:style-name="ro1">
          <table:table-cell office:value-type="float" office:value="1.41001">
            <text:p>1.41001</text:p>
          </table:table-cell>
          <table:table-cell office:value-type="float" office:value="-0.150336">
            <text:p>-0.150336</text:p>
          </table:table-cell>
        </table:table-row>
        <table:table-row table:style-name="ro1">
          <table:table-cell office:value-type="float" office:value="1.41501">
            <text:p>1.41501</text:p>
          </table:table-cell>
          <table:table-cell office:value-type="float" office:value="-0.366133">
            <text:p>-0.366133</text:p>
          </table:table-cell>
        </table:table-row>
        <table:table-row table:style-name="ro1">
          <table:table-cell office:value-type="float" office:value="1.42001">
            <text:p>1.42001</text:p>
          </table:table-cell>
          <table:table-cell office:value-type="float" office:value="0.456712">
            <text:p>0.456712</text:p>
          </table:table-cell>
        </table:table-row>
        <table:table-row table:style-name="ro1">
          <table:table-cell office:value-type="float" office:value="1.425011">
            <text:p>1.425011</text:p>
          </table:table-cell>
          <table:table-cell office:value-type="float" office:value="-0.367914">
            <text:p>-0.367914</text:p>
          </table:table-cell>
        </table:table-row>
        <table:table-row table:style-name="ro1">
          <table:table-cell office:value-type="float" office:value="1.430011">
            <text:p>1.430011</text:p>
          </table:table-cell>
          <table:table-cell office:value-type="float" office:value="0.895245">
            <text:p>0.895245</text:p>
          </table:table-cell>
        </table:table-row>
        <table:table-row table:style-name="ro1">
          <table:table-cell office:value-type="float" office:value="1.435011">
            <text:p>1.435011</text:p>
          </table:table-cell>
          <table:table-cell office:value-type="float" office:value="-0.053252">
            <text:p>-0.053252</text:p>
          </table:table-cell>
        </table:table-row>
        <table:table-row table:style-name="ro1">
          <table:table-cell office:value-type="float" office:value="1.440011">
            <text:p>1.440011</text:p>
          </table:table-cell>
          <table:table-cell office:value-type="float" office:value="-0.140042">
            <text:p>-0.140042</text:p>
          </table:table-cell>
        </table:table-row>
        <table:table-row table:style-name="ro1">
          <table:table-cell office:value-type="float" office:value="1.445011">
            <text:p>1.445011</text:p>
          </table:table-cell>
          <table:table-cell office:value-type="float" office:value="0.494004">
            <text:p>0.494004</text:p>
          </table:table-cell>
        </table:table-row>
        <table:table-row table:style-name="ro1">
          <table:table-cell office:value-type="float" office:value="1.450012">
            <text:p>1.450012</text:p>
          </table:table-cell>
          <table:table-cell office:value-type="float" office:value="-0.001146">
            <text:p>-0.001146</text:p>
          </table:table-cell>
        </table:table-row>
        <table:table-row table:style-name="ro1">
          <table:table-cell office:value-type="float" office:value="1.455012">
            <text:p>1.455012</text:p>
          </table:table-cell>
          <table:table-cell office:value-type="float" office:value="-0.653404">
            <text:p>-0.653404</text:p>
          </table:table-cell>
        </table:table-row>
        <table:table-row table:style-name="ro1">
          <table:table-cell office:value-type="float" office:value="1.460012">
            <text:p>1.460012</text:p>
          </table:table-cell>
          <table:table-cell office:value-type="float" office:value="-0.213117">
            <text:p>-0.213117</text:p>
          </table:table-cell>
        </table:table-row>
        <table:table-row table:style-name="ro1">
          <table:table-cell office:value-type="float" office:value="1.465012">
            <text:p>1.465012</text:p>
          </table:table-cell>
          <table:table-cell office:value-type="float" office:value="0.22129">
            <text:p>0.22129</text:p>
          </table:table-cell>
        </table:table-row>
        <table:table-row table:style-name="ro1">
          <table:table-cell office:value-type="float" office:value="1.470013">
            <text:p>1.470013</text:p>
          </table:table-cell>
          <table:table-cell office:value-type="float" office:value="0.209879">
            <text:p>0.209879</text:p>
          </table:table-cell>
        </table:table-row>
        <table:table-row table:style-name="ro1">
          <table:table-cell office:value-type="float" office:value="1.475013">
            <text:p>1.475013</text:p>
          </table:table-cell>
          <table:table-cell office:value-type="float" office:value="0.685272">
            <text:p>0.685272</text:p>
          </table:table-cell>
        </table:table-row>
        <table:table-row table:style-name="ro1">
          <table:table-cell office:value-type="float" office:value="1.480013">
            <text:p>1.480013</text:p>
          </table:table-cell>
          <table:table-cell office:value-type="float" office:value="-0.849948">
            <text:p>-0.849948</text:p>
          </table:table-cell>
        </table:table-row>
        <table:table-row table:style-name="ro1">
          <table:table-cell office:value-type="float" office:value="1.485013">
            <text:p>1.485013</text:p>
          </table:table-cell>
          <table:table-cell office:value-type="float" office:value="-0.447252">
            <text:p>-0.447252</text:p>
          </table:table-cell>
        </table:table-row>
        <table:table-row table:style-name="ro1">
          <table:table-cell office:value-type="float" office:value="1.490014">
            <text:p>1.490014</text:p>
          </table:table-cell>
          <table:table-cell office:value-type="float" office:value="0.440455">
            <text:p>0.440455</text:p>
          </table:table-cell>
        </table:table-row>
        <table:table-row table:style-name="ro1">
          <table:table-cell office:value-type="float" office:value="1.495014">
            <text:p>1.495014</text:p>
          </table:table-cell>
          <table:table-cell office:value-type="float" office:value="0.573024">
            <text:p>0.573024</text:p>
          </table:table-cell>
        </table:table-row>
        <table:table-row table:style-name="ro1">
          <table:table-cell office:value-type="float" office:value="1.500014">
            <text:p>1.500014</text:p>
          </table:table-cell>
          <table:table-cell office:value-type="float" office:value="0.154096">
            <text:p>0.154096</text:p>
          </table:table-cell>
        </table:table-row>
        <table:table-row table:style-name="ro1">
          <table:table-cell office:value-type="float" office:value="1.505014">
            <text:p>1.505014</text:p>
          </table:table-cell>
          <table:table-cell office:value-type="float" office:value="0.068908">
            <text:p>0.068908</text:p>
          </table:table-cell>
        </table:table-row>
        <table:table-row table:style-name="ro1">
          <table:table-cell office:value-type="float" office:value="1.510015">
            <text:p>1.510015</text:p>
          </table:table-cell>
          <table:table-cell office:value-type="float" office:value="0.46638">
            <text:p>0.46638</text:p>
          </table:table-cell>
        </table:table-row>
        <table:table-row table:style-name="ro1">
          <table:table-cell office:value-type="float" office:value="1.515015">
            <text:p>1.515015</text:p>
          </table:table-cell>
          <table:table-cell office:value-type="float" office:value="-0.048127">
            <text:p>-0.048127</text:p>
          </table:table-cell>
        </table:table-row>
        <table:table-row table:style-name="ro1">
          <table:table-cell office:value-type="float" office:value="1.520015">
            <text:p>1.520015</text:p>
          </table:table-cell>
          <table:table-cell office:value-type="float" office:value="0.180503">
            <text:p>0.180503</text:p>
          </table:table-cell>
        </table:table-row>
        <table:table-row table:style-name="ro1">
          <table:table-cell office:value-type="float" office:value="1.525015">
            <text:p>1.525015</text:p>
          </table:table-cell>
          <table:table-cell office:value-type="float" office:value="0.51824">
            <text:p>0.51824</text:p>
          </table:table-cell>
        </table:table-row>
        <table:table-row table:style-name="ro1">
          <table:table-cell office:value-type="float" office:value="1.530015">
            <text:p>1.530015</text:p>
          </table:table-cell>
          <table:table-cell office:value-type="float" office:value="0.20547">
            <text:p>0.20547</text:p>
          </table:table-cell>
        </table:table-row>
        <table:table-row table:style-name="ro1">
          <table:table-cell office:value-type="float" office:value="1.535016">
            <text:p>1.535016</text:p>
          </table:table-cell>
          <table:table-cell office:value-type="float" office:value="-0.84934">
            <text:p>-0.84934</text:p>
          </table:table-cell>
        </table:table-row>
        <table:table-row table:style-name="ro1">
          <table:table-cell office:value-type="float" office:value="1.540016">
            <text:p>1.540016</text:p>
          </table:table-cell>
          <table:table-cell office:value-type="float" office:value="0.010331">
            <text:p>0.010331</text:p>
          </table:table-cell>
        </table:table-row>
        <table:table-row table:style-name="ro1">
          <table:table-cell office:value-type="float" office:value="1.545016">
            <text:p>1.545016</text:p>
          </table:table-cell>
          <table:table-cell office:value-type="float" office:value="-0.189761">
            <text:p>-0.189761</text:p>
          </table:table-cell>
        </table:table-row>
        <table:table-row table:style-name="ro1">
          <table:table-cell office:value-type="float" office:value="1.550016">
            <text:p>1.550016</text:p>
          </table:table-cell>
          <table:table-cell office:value-type="float" office:value="0.36506">
            <text:p>0.36506</text:p>
          </table:table-cell>
        </table:table-row>
        <table:table-row table:style-name="ro1">
          <table:table-cell office:value-type="float" office:value="1.555017">
            <text:p>1.555017</text:p>
          </table:table-cell>
          <table:table-cell office:value-type="float" office:value="0.193537">
            <text:p>0.193537</text:p>
          </table:table-cell>
        </table:table-row>
        <table:table-row table:style-name="ro1">
          <table:table-cell office:value-type="float" office:value="1.560017">
            <text:p>1.560017</text:p>
          </table:table-cell>
          <table:table-cell office:value-type="float" office:value="0.531313">
            <text:p>0.531313</text:p>
          </table:table-cell>
        </table:table-row>
        <table:table-row table:style-name="ro1">
          <table:table-cell office:value-type="float" office:value="1.565017">
            <text:p>1.565017</text:p>
          </table:table-cell>
          <table:table-cell office:value-type="float" office:value="0.653832">
            <text:p>0.653832</text:p>
          </table:table-cell>
        </table:table-row>
        <table:table-row table:style-name="ro1">
          <table:table-cell office:value-type="float" office:value="1.570017">
            <text:p>1.570017</text:p>
          </table:table-cell>
          <table:table-cell office:value-type="float" office:value="0.387766">
            <text:p>0.387766</text:p>
          </table:table-cell>
        </table:table-row>
        <table:table-row table:style-name="ro1">
          <table:table-cell office:value-type="float" office:value="1.575018">
            <text:p>1.575018</text:p>
          </table:table-cell>
          <table:table-cell office:value-type="float" office:value="-0.895613">
            <text:p>-0.895613</text:p>
          </table:table-cell>
        </table:table-row>
        <table:table-row table:style-name="ro1">
          <table:table-cell office:value-type="float" office:value="1.580018">
            <text:p>1.580018</text:p>
          </table:table-cell>
          <table:table-cell office:value-type="float" office:value="-0.189684">
            <text:p>-0.189684</text:p>
          </table:table-cell>
        </table:table-row>
        <table:table-row table:style-name="ro1">
          <table:table-cell office:value-type="float" office:value="1.585018">
            <text:p>1.585018</text:p>
          </table:table-cell>
          <table:table-cell office:value-type="float" office:value="-0.639772">
            <text:p>-0.639772</text:p>
          </table:table-cell>
        </table:table-row>
        <table:table-row table:style-name="ro1">
          <table:table-cell office:value-type="float" office:value="1.590018">
            <text:p>1.590018</text:p>
          </table:table-cell>
          <table:table-cell office:value-type="float" office:value="-0.044317">
            <text:p>-0.044317</text:p>
          </table:table-cell>
        </table:table-row>
        <table:table-row table:style-name="ro1">
          <table:table-cell office:value-type="float" office:value="1.595019">
            <text:p>1.595019</text:p>
          </table:table-cell>
          <table:table-cell office:value-type="float" office:value="-0.153896">
            <text:p>-0.153896</text:p>
          </table:table-cell>
        </table:table-row>
        <table:table-row table:style-name="ro1">
          <table:table-cell office:value-type="float" office:value="1.600019">
            <text:p>1.600019</text:p>
          </table:table-cell>
          <table:table-cell office:value-type="float" office:value="-0.762021">
            <text:p>-0.762021</text:p>
          </table:table-cell>
        </table:table-row>
        <table:table-row table:style-name="ro1">
          <table:table-cell office:value-type="float" office:value="1.605019">
            <text:p>1.605019</text:p>
          </table:table-cell>
          <table:table-cell office:value-type="float" office:value="0.024704">
            <text:p>0.024704</text:p>
          </table:table-cell>
        </table:table-row>
        <table:table-row table:style-name="ro1">
          <table:table-cell office:value-type="float" office:value="1.610019">
            <text:p>1.610019</text:p>
          </table:table-cell>
          <table:table-cell office:value-type="float" office:value="0.025911">
            <text:p>0.025911</text:p>
          </table:table-cell>
        </table:table-row>
        <table:table-row table:style-name="ro1">
          <table:table-cell office:value-type="float" office:value="1.615019">
            <text:p>1.615019</text:p>
          </table:table-cell>
          <table:table-cell office:value-type="float" office:value="0.121113">
            <text:p>0.121113</text:p>
          </table:table-cell>
        </table:table-row>
        <table:table-row table:style-name="ro1">
          <table:table-cell office:value-type="float" office:value="1.62002">
            <text:p>1.62002</text:p>
          </table:table-cell>
          <table:table-cell office:value-type="float" office:value="-1.076671">
            <text:p>-1.076671</text:p>
          </table:table-cell>
        </table:table-row>
        <table:table-row table:style-name="ro1">
          <table:table-cell office:value-type="float" office:value="1.62502">
            <text:p>1.62502</text:p>
          </table:table-cell>
          <table:table-cell office:value-type="float" office:value="-0.129787">
            <text:p>-0.129787</text:p>
          </table:table-cell>
        </table:table-row>
        <table:table-row table:style-name="ro1">
          <table:table-cell office:value-type="float" office:value="1.63002">
            <text:p>1.63002</text:p>
          </table:table-cell>
          <table:table-cell office:value-type="float" office:value="-0.443141">
            <text:p>-0.443141</text:p>
          </table:table-cell>
        </table:table-row>
        <table:table-row table:style-name="ro1">
          <table:table-cell office:value-type="float" office:value="1.63502">
            <text:p>1.63502</text:p>
          </table:table-cell>
          <table:table-cell office:value-type="float" office:value="0.641585">
            <text:p>0.641585</text:p>
          </table:table-cell>
        </table:table-row>
        <table:table-row table:style-name="ro1">
          <table:table-cell office:value-type="float" office:value="1.640021">
            <text:p>1.640021</text:p>
          </table:table-cell>
          <table:table-cell office:value-type="float" office:value="0.453537">
            <text:p>0.453537</text:p>
          </table:table-cell>
        </table:table-row>
        <table:table-row table:style-name="ro1">
          <table:table-cell office:value-type="float" office:value="1.645021">
            <text:p>1.645021</text:p>
          </table:table-cell>
          <table:table-cell office:value-type="float" office:value="-0.240587">
            <text:p>-0.240587</text:p>
          </table:table-cell>
        </table:table-row>
        <table:table-row table:style-name="ro1">
          <table:table-cell office:value-type="float" office:value="1.650021">
            <text:p>1.650021</text:p>
          </table:table-cell>
          <table:table-cell office:value-type="float" office:value="-0.558663">
            <text:p>-0.558663</text:p>
          </table:table-cell>
        </table:table-row>
        <table:table-row table:style-name="ro1">
          <table:table-cell office:value-type="float" office:value="1.655021">
            <text:p>1.655021</text:p>
          </table:table-cell>
          <table:table-cell office:value-type="float" office:value="-0.197102">
            <text:p>-0.197102</text:p>
          </table:table-cell>
        </table:table-row>
        <table:table-row table:style-name="ro1">
          <table:table-cell office:value-type="float" office:value="1.660022">
            <text:p>1.660022</text:p>
          </table:table-cell>
          <table:table-cell office:value-type="float" office:value="0.201779">
            <text:p>0.201779</text:p>
          </table:table-cell>
        </table:table-row>
        <table:table-row table:style-name="ro1">
          <table:table-cell office:value-type="float" office:value="1.665022">
            <text:p>1.665022</text:p>
          </table:table-cell>
          <table:table-cell office:value-type="float" office:value="0.444041">
            <text:p>0.444041</text:p>
          </table:table-cell>
        </table:table-row>
        <table:table-row table:style-name="ro1">
          <table:table-cell office:value-type="float" office:value="1.670022">
            <text:p>1.670022</text:p>
          </table:table-cell>
          <table:table-cell office:value-type="float" office:value="0.72784">
            <text:p>0.72784</text:p>
          </table:table-cell>
        </table:table-row>
        <table:table-row table:style-name="ro1">
          <table:table-cell office:value-type="float" office:value="1.675022">
            <text:p>1.675022</text:p>
          </table:table-cell>
          <table:table-cell office:value-type="float" office:value="0.666053">
            <text:p>0.666053</text:p>
          </table:table-cell>
        </table:table-row>
        <table:table-row table:style-name="ro1">
          <table:table-cell office:value-type="float" office:value="1.680022">
            <text:p>1.680022</text:p>
          </table:table-cell>
          <table:table-cell office:value-type="float" office:value="0.717033">
            <text:p>0.717033</text:p>
          </table:table-cell>
        </table:table-row>
        <table:table-row table:style-name="ro1">
          <table:table-cell office:value-type="float" office:value="1.685023">
            <text:p>1.685023</text:p>
          </table:table-cell>
          <table:table-cell office:value-type="float" office:value="0.498938">
            <text:p>0.498938</text:p>
          </table:table-cell>
        </table:table-row>
        <table:table-row table:style-name="ro1">
          <table:table-cell office:value-type="float" office:value="1.690023">
            <text:p>1.690023</text:p>
          </table:table-cell>
          <table:table-cell office:value-type="float" office:value="0.657458">
            <text:p>0.657458</text:p>
          </table:table-cell>
        </table:table-row>
        <table:table-row table:style-name="ro1">
          <table:table-cell office:value-type="float" office:value="1.695023">
            <text:p>1.695023</text:p>
          </table:table-cell>
          <table:table-cell office:value-type="float" office:value="-0.001877">
            <text:p>-0.001877</text:p>
          </table:table-cell>
        </table:table-row>
        <table:table-row table:style-name="ro1">
          <table:table-cell office:value-type="float" office:value="1.700023">
            <text:p>1.700023</text:p>
          </table:table-cell>
          <table:table-cell office:value-type="float" office:value="0.057703">
            <text:p>0.057703</text:p>
          </table:table-cell>
        </table:table-row>
        <table:table-row table:style-name="ro1">
          <table:table-cell office:value-type="float" office:value="1.705024">
            <text:p>1.705024</text:p>
          </table:table-cell>
          <table:table-cell office:value-type="float" office:value="-0.671982">
            <text:p>-0.671982</text:p>
          </table:table-cell>
        </table:table-row>
        <table:table-row table:style-name="ro1">
          <table:table-cell office:value-type="float" office:value="1.710024">
            <text:p>1.710024</text:p>
          </table:table-cell>
          <table:table-cell office:value-type="float" office:value="0.211456">
            <text:p>0.211456</text:p>
          </table:table-cell>
        </table:table-row>
        <table:table-row table:style-name="ro1">
          <table:table-cell office:value-type="float" office:value="1.715024">
            <text:p>1.715024</text:p>
          </table:table-cell>
          <table:table-cell office:value-type="float" office:value="-0.115405">
            <text:p>-0.115405</text:p>
          </table:table-cell>
        </table:table-row>
        <table:table-row table:style-name="ro1">
          <table:table-cell office:value-type="float" office:value="1.720024">
            <text:p>1.720024</text:p>
          </table:table-cell>
          <table:table-cell office:value-type="float" office:value="-0.836499">
            <text:p>-0.836499</text:p>
          </table:table-cell>
        </table:table-row>
        <table:table-row table:style-name="ro1">
          <table:table-cell office:value-type="float" office:value="1.725025">
            <text:p>1.725025</text:p>
          </table:table-cell>
          <table:table-cell office:value-type="float" office:value="-0.139149">
            <text:p>-0.139149</text:p>
          </table:table-cell>
        </table:table-row>
        <table:table-row table:style-name="ro1">
          <table:table-cell office:value-type="float" office:value="1.730025">
            <text:p>1.730025</text:p>
          </table:table-cell>
          <table:table-cell office:value-type="float" office:value="-0.741563">
            <text:p>-0.741563</text:p>
          </table:table-cell>
        </table:table-row>
        <table:table-row table:style-name="ro1">
          <table:table-cell office:value-type="float" office:value="1.735025">
            <text:p>1.735025</text:p>
          </table:table-cell>
          <table:table-cell office:value-type="float" office:value="0.055647">
            <text:p>0.055647</text:p>
          </table:table-cell>
        </table:table-row>
        <table:table-row table:style-name="ro1">
          <table:table-cell office:value-type="float" office:value="1.740025">
            <text:p>1.740025</text:p>
          </table:table-cell>
          <table:table-cell office:value-type="float" office:value="-0.037804">
            <text:p>-0.037804</text:p>
          </table:table-cell>
        </table:table-row>
        <table:table-row table:style-name="ro1">
          <table:table-cell office:value-type="float" office:value="1.745026">
            <text:p>1.745026</text:p>
          </table:table-cell>
          <table:table-cell office:value-type="float" office:value="0.339779">
            <text:p>0.339779</text:p>
          </table:table-cell>
        </table:table-row>
        <table:table-row table:style-name="ro1">
          <table:table-cell office:value-type="float" office:value="1.750026">
            <text:p>1.750026</text:p>
          </table:table-cell>
          <table:table-cell office:value-type="float" office:value="0.107195">
            <text:p>0.107195</text:p>
          </table:table-cell>
        </table:table-row>
        <table:table-row table:style-name="ro1">
          <table:table-cell office:value-type="float" office:value="1.755026">
            <text:p>1.755026</text:p>
          </table:table-cell>
          <table:table-cell office:value-type="float" office:value="-0.37055">
            <text:p>-0.37055</text:p>
          </table:table-cell>
        </table:table-row>
        <table:table-row table:style-name="ro1">
          <table:table-cell office:value-type="float" office:value="1.760026">
            <text:p>1.760026</text:p>
          </table:table-cell>
          <table:table-cell office:value-type="float" office:value="0.187674">
            <text:p>0.187674</text:p>
          </table:table-cell>
        </table:table-row>
        <table:table-row table:style-name="ro1">
          <table:table-cell office:value-type="float" office:value="1.765026">
            <text:p>1.765026</text:p>
          </table:table-cell>
          <table:table-cell office:value-type="float" office:value="-0.047452">
            <text:p>-0.047452</text:p>
          </table:table-cell>
        </table:table-row>
        <table:table-row table:style-name="ro1">
          <table:table-cell office:value-type="float" office:value="1.770027">
            <text:p>1.770027</text:p>
          </table:table-cell>
          <table:table-cell office:value-type="float" office:value="0.253229">
            <text:p>0.253229</text:p>
          </table:table-cell>
        </table:table-row>
        <table:table-row table:style-name="ro1">
          <table:table-cell office:value-type="float" office:value="1.775027">
            <text:p>1.775027</text:p>
          </table:table-cell>
          <table:table-cell office:value-type="float" office:value="-0.682325">
            <text:p>-0.682325</text:p>
          </table:table-cell>
        </table:table-row>
        <table:table-row table:style-name="ro1">
          <table:table-cell office:value-type="float" office:value="1.780027">
            <text:p>1.780027</text:p>
          </table:table-cell>
          <table:table-cell office:value-type="float" office:value="0.026151">
            <text:p>0.026151</text:p>
          </table:table-cell>
        </table:table-row>
        <table:table-row table:style-name="ro1">
          <table:table-cell office:value-type="float" office:value="1.785027">
            <text:p>1.785027</text:p>
          </table:table-cell>
          <table:table-cell office:value-type="float" office:value="0.178441">
            <text:p>0.178441</text:p>
          </table:table-cell>
        </table:table-row>
        <table:table-row table:style-name="ro1">
          <table:table-cell office:value-type="float" office:value="1.790028">
            <text:p>1.790028</text:p>
          </table:table-cell>
          <table:table-cell office:value-type="float" office:value="0.273949">
            <text:p>0.273949</text:p>
          </table:table-cell>
        </table:table-row>
        <table:table-row table:style-name="ro1">
          <table:table-cell office:value-type="float" office:value="1.795028">
            <text:p>1.795028</text:p>
          </table:table-cell>
          <table:table-cell office:value-type="float" office:value="-0.203846">
            <text:p>-0.203846</text:p>
          </table:table-cell>
        </table:table-row>
        <table:table-row table:style-name="ro1">
          <table:table-cell office:value-type="float" office:value="1.800028">
            <text:p>1.800028</text:p>
          </table:table-cell>
          <table:table-cell office:value-type="float" office:value="0.46176">
            <text:p>0.46176</text:p>
          </table:table-cell>
        </table:table-row>
        <table:table-row table:style-name="ro1">
          <table:table-cell office:value-type="float" office:value="1.805028">
            <text:p>1.805028</text:p>
          </table:table-cell>
          <table:table-cell office:value-type="float" office:value="-0.555897">
            <text:p>-0.555897</text:p>
          </table:table-cell>
        </table:table-row>
        <table:table-row table:style-name="ro1">
          <table:table-cell office:value-type="float" office:value="1.810029">
            <text:p>1.810029</text:p>
          </table:table-cell>
          <table:table-cell office:value-type="float" office:value="0.039537">
            <text:p>0.039537</text:p>
          </table:table-cell>
        </table:table-row>
        <table:table-row table:style-name="ro1">
          <table:table-cell office:value-type="float" office:value="1.815029">
            <text:p>1.815029</text:p>
          </table:table-cell>
          <table:table-cell office:value-type="float" office:value="0.341658">
            <text:p>0.341658</text:p>
          </table:table-cell>
        </table:table-row>
        <table:table-row table:style-name="ro1">
          <table:table-cell office:value-type="float" office:value="1.820029">
            <text:p>1.820029</text:p>
          </table:table-cell>
          <table:table-cell office:value-type="float" office:value="0.541451">
            <text:p>0.541451</text:p>
          </table:table-cell>
        </table:table-row>
        <table:table-row table:style-name="ro1">
          <table:table-cell office:value-type="float" office:value="1.825029">
            <text:p>1.825029</text:p>
          </table:table-cell>
          <table:table-cell office:value-type="float" office:value="-0.377551">
            <text:p>-0.377551</text:p>
          </table:table-cell>
        </table:table-row>
        <table:table-row table:style-name="ro1">
          <table:table-cell office:value-type="float" office:value="1.830029">
            <text:p>1.830029</text:p>
          </table:table-cell>
          <table:table-cell office:value-type="float" office:value="0.098201">
            <text:p>0.098201</text:p>
          </table:table-cell>
        </table:table-row>
        <table:table-row table:style-name="ro1">
          <table:table-cell office:value-type="float" office:value="1.83503">
            <text:p>1.83503</text:p>
          </table:table-cell>
          <table:table-cell office:value-type="float" office:value="-0.375282">
            <text:p>-0.375282</text:p>
          </table:table-cell>
        </table:table-row>
        <table:table-row table:style-name="ro1">
          <table:table-cell office:value-type="float" office:value="1.84003">
            <text:p>1.84003</text:p>
          </table:table-cell>
          <table:table-cell office:value-type="float" office:value="-0.554043">
            <text:p>-0.554043</text:p>
          </table:table-cell>
        </table:table-row>
        <table:table-row table:style-name="ro1">
          <table:table-cell office:value-type="float" office:value="1.84503">
            <text:p>1.84503</text:p>
          </table:table-cell>
          <table:table-cell office:value-type="float" office:value="0.494103">
            <text:p>0.494103</text:p>
          </table:table-cell>
        </table:table-row>
        <table:table-row table:style-name="ro1">
          <table:table-cell office:value-type="float" office:value="1.85003">
            <text:p>1.85003</text:p>
          </table:table-cell>
          <table:table-cell office:value-type="float" office:value="0.302283">
            <text:p>0.302283</text:p>
          </table:table-cell>
        </table:table-row>
        <table:table-row table:style-name="ro1">
          <table:table-cell office:value-type="float" office:value="1.855031">
            <text:p>1.855031</text:p>
          </table:table-cell>
          <table:table-cell office:value-type="float" office:value="-0.190401">
            <text:p>-0.190401</text:p>
          </table:table-cell>
        </table:table-row>
        <table:table-row table:style-name="ro1">
          <table:table-cell office:value-type="float" office:value="1.860031">
            <text:p>1.860031</text:p>
          </table:table-cell>
          <table:table-cell office:value-type="float" office:value="-0.772884">
            <text:p>-0.772884</text:p>
          </table:table-cell>
        </table:table-row>
        <table:table-row table:style-name="ro1">
          <table:table-cell office:value-type="float" office:value="1.865031">
            <text:p>1.865031</text:p>
          </table:table-cell>
          <table:table-cell office:value-type="float" office:value="-0.271721">
            <text:p>-0.271721</text:p>
          </table:table-cell>
        </table:table-row>
        <table:table-row table:style-name="ro1">
          <table:table-cell office:value-type="float" office:value="1.870031">
            <text:p>1.870031</text:p>
          </table:table-cell>
          <table:table-cell office:value-type="float" office:value="0.542528">
            <text:p>0.542528</text:p>
          </table:table-cell>
        </table:table-row>
        <table:table-row table:style-name="ro1">
          <table:table-cell office:value-type="float" office:value="1.875032">
            <text:p>1.875032</text:p>
          </table:table-cell>
          <table:table-cell office:value-type="float" office:value="0.368288">
            <text:p>0.368288</text:p>
          </table:table-cell>
        </table:table-row>
        <table:table-row table:style-name="ro1">
          <table:table-cell office:value-type="float" office:value="1.880032">
            <text:p>1.880032</text:p>
          </table:table-cell>
          <table:table-cell office:value-type="float" office:value="0.083215">
            <text:p>0.083215</text:p>
          </table:table-cell>
        </table:table-row>
        <table:table-row table:style-name="ro1">
          <table:table-cell office:value-type="float" office:value="1.885032">
            <text:p>1.885032</text:p>
          </table:table-cell>
          <table:table-cell office:value-type="float" office:value="-0.216612">
            <text:p>-0.216612</text:p>
          </table:table-cell>
        </table:table-row>
        <table:table-row table:style-name="ro1">
          <table:table-cell office:value-type="float" office:value="1.890032">
            <text:p>1.890032</text:p>
          </table:table-cell>
          <table:table-cell office:value-type="float" office:value="-0.828489">
            <text:p>-0.828489</text:p>
          </table:table-cell>
        </table:table-row>
        <table:table-row table:style-name="ro1">
          <table:table-cell office:value-type="float" office:value="1.895033">
            <text:p>1.895033</text:p>
          </table:table-cell>
          <table:table-cell office:value-type="float" office:value="0.084306">
            <text:p>0.084306</text:p>
          </table:table-cell>
        </table:table-row>
        <table:table-row table:style-name="ro1">
          <table:table-cell office:value-type="float" office:value="1.900033">
            <text:p>1.900033</text:p>
          </table:table-cell>
          <table:table-cell office:value-type="float" office:value="-0.162844">
            <text:p>-0.162844</text:p>
          </table:table-cell>
        </table:table-row>
        <table:table-row table:style-name="ro1">
          <table:table-cell office:value-type="float" office:value="1.905033">
            <text:p>1.905033</text:p>
          </table:table-cell>
          <table:table-cell office:value-type="float" office:value="-1.193094">
            <text:p>-1.193094</text:p>
          </table:table-cell>
        </table:table-row>
        <table:table-row table:style-name="ro1">
          <table:table-cell office:value-type="float" office:value="1.910033">
            <text:p>1.910033</text:p>
          </table:table-cell>
          <table:table-cell office:value-type="float" office:value="0.397749">
            <text:p>0.397749</text:p>
          </table:table-cell>
        </table:table-row>
        <table:table-row table:style-name="ro1">
          <table:table-cell office:value-type="float" office:value="1.915033">
            <text:p>1.915033</text:p>
          </table:table-cell>
          <table:table-cell office:value-type="float" office:value="0.082678">
            <text:p>0.082678</text:p>
          </table:table-cell>
        </table:table-row>
        <table:table-row table:style-name="ro1">
          <table:table-cell office:value-type="float" office:value="1.920034">
            <text:p>1.920034</text:p>
          </table:table-cell>
          <table:table-cell office:value-type="float" office:value="-0.606933">
            <text:p>-0.606933</text:p>
          </table:table-cell>
        </table:table-row>
        <table:table-row table:style-name="ro1">
          <table:table-cell office:value-type="float" office:value="1.925034">
            <text:p>1.925034</text:p>
          </table:table-cell>
          <table:table-cell office:value-type="float" office:value="0.094928">
            <text:p>0.094928</text:p>
          </table:table-cell>
        </table:table-row>
        <table:table-row table:style-name="ro1">
          <table:table-cell office:value-type="float" office:value="1.930034">
            <text:p>1.930034</text:p>
          </table:table-cell>
          <table:table-cell office:value-type="float" office:value="0.617245">
            <text:p>0.617245</text:p>
          </table:table-cell>
        </table:table-row>
        <table:table-row table:style-name="ro1">
          <table:table-cell office:value-type="float" office:value="1.935034">
            <text:p>1.935034</text:p>
          </table:table-cell>
          <table:table-cell office:value-type="float" office:value="-0.06843">
            <text:p>-0.06843</text:p>
          </table:table-cell>
        </table:table-row>
        <table:table-row table:style-name="ro1">
          <table:table-cell office:value-type="float" office:value="1.940035">
            <text:p>1.940035</text:p>
          </table:table-cell>
          <table:table-cell office:value-type="float" office:value="0.206312">
            <text:p>0.206312</text:p>
          </table:table-cell>
        </table:table-row>
        <table:table-row table:style-name="ro1">
          <table:table-cell office:value-type="float" office:value="1.945035">
            <text:p>1.945035</text:p>
          </table:table-cell>
          <table:table-cell office:value-type="float" office:value="-0.047337">
            <text:p>-0.047337</text:p>
          </table:table-cell>
        </table:table-row>
        <table:table-row table:style-name="ro1">
          <table:table-cell office:value-type="float" office:value="1.950035">
            <text:p>1.950035</text:p>
          </table:table-cell>
          <table:table-cell office:value-type="float" office:value="0.42282">
            <text:p>0.42282</text:p>
          </table:table-cell>
        </table:table-row>
        <table:table-row table:style-name="ro1">
          <table:table-cell office:value-type="float" office:value="1.955035">
            <text:p>1.955035</text:p>
          </table:table-cell>
          <table:table-cell office:value-type="float" office:value="-0.087757">
            <text:p>-0.087757</text:p>
          </table:table-cell>
        </table:table-row>
        <table:table-row table:style-name="ro1">
          <table:table-cell office:value-type="float" office:value="1.960036">
            <text:p>1.960036</text:p>
          </table:table-cell>
          <table:table-cell office:value-type="float" office:value="-0.41029">
            <text:p>-0.41029</text:p>
          </table:table-cell>
        </table:table-row>
        <table:table-row table:style-name="ro1">
          <table:table-cell office:value-type="float" office:value="1.965036">
            <text:p>1.965036</text:p>
          </table:table-cell>
          <table:table-cell office:value-type="float" office:value="-0.593865">
            <text:p>-0.593865</text:p>
          </table:table-cell>
        </table:table-row>
        <table:table-row table:style-name="ro1">
          <table:table-cell office:value-type="float" office:value="1.970036">
            <text:p>1.970036</text:p>
          </table:table-cell>
          <table:table-cell office:value-type="float" office:value="0.53183">
            <text:p>0.53183</text:p>
          </table:table-cell>
        </table:table-row>
        <table:table-row table:style-name="ro1">
          <table:table-cell office:value-type="float" office:value="1.975036">
            <text:p>1.975036</text:p>
          </table:table-cell>
          <table:table-cell office:value-type="float" office:value="-0.408171">
            <text:p>-0.408171</text:p>
          </table:table-cell>
        </table:table-row>
        <table:table-row table:style-name="ro1">
          <table:table-cell office:value-type="float" office:value="1.980036">
            <text:p>1.980036</text:p>
          </table:table-cell>
          <table:table-cell office:value-type="float" office:value="-0.227869">
            <text:p>-0.227869</text:p>
          </table:table-cell>
        </table:table-row>
        <table:table-row table:style-name="ro1">
          <table:table-cell office:value-type="float" office:value="1.985037">
            <text:p>1.985037</text:p>
          </table:table-cell>
          <table:table-cell office:value-type="float" office:value="0.385182">
            <text:p>0.385182</text:p>
          </table:table-cell>
        </table:table-row>
        <table:table-row table:style-name="ro1">
          <table:table-cell office:value-type="float" office:value="1.990037">
            <text:p>1.990037</text:p>
          </table:table-cell>
          <table:table-cell office:value-type="float" office:value="-0.331068">
            <text:p>-0.331068</text:p>
          </table:table-cell>
        </table:table-row>
        <table:table-row table:style-name="ro1">
          <table:table-cell office:value-type="float" office:value="1.995037">
            <text:p>1.995037</text:p>
          </table:table-cell>
          <table:table-cell office:value-type="float" office:value="0.391755">
            <text:p>0.391755</text:p>
          </table:table-cell>
        </table:table-row>
        <table:table-row table:style-name="ro1">
          <table:table-cell office:value-type="float" office:value="2.000037">
            <text:p>2.000037</text:p>
          </table:table-cell>
          <table:table-cell office:value-type="float" office:value="0.174196">
            <text:p>0.174196</text:p>
          </table:table-cell>
        </table:table-row>
        <table:table-row table:style-name="ro1">
          <table:table-cell office:value-type="float" office:value="2.005037">
            <text:p>2.005037</text:p>
          </table:table-cell>
          <table:table-cell office:value-type="float" office:value="-0.433958">
            <text:p>-0.433958</text:p>
          </table:table-cell>
        </table:table-row>
        <table:table-row table:style-name="ro1">
          <table:table-cell office:value-type="float" office:value="2.010037">
            <text:p>2.010037</text:p>
          </table:table-cell>
          <table:table-cell office:value-type="float" office:value="0.332486">
            <text:p>0.332486</text:p>
          </table:table-cell>
        </table:table-row>
        <table:table-row table:style-name="ro1">
          <table:table-cell office:value-type="float" office:value="2.015036">
            <text:p>2.015036</text:p>
          </table:table-cell>
          <table:table-cell office:value-type="float" office:value="0.179823">
            <text:p>0.179823</text:p>
          </table:table-cell>
        </table:table-row>
        <table:table-row table:style-name="ro1">
          <table:table-cell office:value-type="float" office:value="2.020036">
            <text:p>2.020036</text:p>
          </table:table-cell>
          <table:table-cell office:value-type="float" office:value="0.190617">
            <text:p>0.190617</text:p>
          </table:table-cell>
        </table:table-row>
        <table:table-row table:style-name="ro1">
          <table:table-cell office:value-type="float" office:value="2.025036">
            <text:p>2.025036</text:p>
          </table:table-cell>
          <table:table-cell office:value-type="float" office:value="0.189048">
            <text:p>0.189048</text:p>
          </table:table-cell>
        </table:table-row>
        <table:table-row table:style-name="ro1">
          <table:table-cell office:value-type="float" office:value="2.030035">
            <text:p>2.030035</text:p>
          </table:table-cell>
          <table:table-cell office:value-type="float" office:value="-0.39554">
            <text:p>-0.39554</text:p>
          </table:table-cell>
        </table:table-row>
        <table:table-row table:style-name="ro1">
          <table:table-cell office:value-type="float" office:value="2.035035">
            <text:p>2.035035</text:p>
          </table:table-cell>
          <table:table-cell office:value-type="float" office:value="0.581661">
            <text:p>0.581661</text:p>
          </table:table-cell>
        </table:table-row>
        <table:table-row table:style-name="ro1">
          <table:table-cell office:value-type="float" office:value="2.040035">
            <text:p>2.040035</text:p>
          </table:table-cell>
          <table:table-cell office:value-type="float" office:value="0.35249">
            <text:p>0.35249</text:p>
          </table:table-cell>
        </table:table-row>
        <table:table-row table:style-name="ro1">
          <table:table-cell office:value-type="float" office:value="2.045034">
            <text:p>2.045034</text:p>
          </table:table-cell>
          <table:table-cell office:value-type="float" office:value="-0.494049">
            <text:p>-0.494049</text:p>
          </table:table-cell>
        </table:table-row>
        <table:table-row table:style-name="ro1">
          <table:table-cell office:value-type="float" office:value="2.050034">
            <text:p>2.050034</text:p>
          </table:table-cell>
          <table:table-cell office:value-type="float" office:value="0.056841">
            <text:p>0.056841</text:p>
          </table:table-cell>
        </table:table-row>
        <table:table-row table:style-name="ro1">
          <table:table-cell office:value-type="float" office:value="2.055033">
            <text:p>2.055033</text:p>
          </table:table-cell>
          <table:table-cell office:value-type="float" office:value="0.825115">
            <text:p>0.825115</text:p>
          </table:table-cell>
        </table:table-row>
        <table:table-row table:style-name="ro1">
          <table:table-cell office:value-type="float" office:value="2.060033">
            <text:p>2.060033</text:p>
          </table:table-cell>
          <table:table-cell office:value-type="float" office:value="-0.212528">
            <text:p>-0.212528</text:p>
          </table:table-cell>
        </table:table-row>
        <table:table-row table:style-name="ro1">
          <table:table-cell office:value-type="float" office:value="2.065033">
            <text:p>2.065033</text:p>
          </table:table-cell>
          <table:table-cell office:value-type="float" office:value="-0.330735">
            <text:p>-0.330735</text:p>
          </table:table-cell>
        </table:table-row>
        <table:table-row table:style-name="ro1">
          <table:table-cell office:value-type="float" office:value="2.070032">
            <text:p>2.070032</text:p>
          </table:table-cell>
          <table:table-cell office:value-type="float" office:value="-0.006838">
            <text:p>-0.006838</text:p>
          </table:table-cell>
        </table:table-row>
        <table:table-row table:style-name="ro1">
          <table:table-cell office:value-type="float" office:value="2.075032">
            <text:p>2.075032</text:p>
          </table:table-cell>
          <table:table-cell office:value-type="float" office:value="-0.260226">
            <text:p>-0.260226</text:p>
          </table:table-cell>
        </table:table-row>
        <table:table-row table:style-name="ro1">
          <table:table-cell office:value-type="float" office:value="2.080032">
            <text:p>2.080032</text:p>
          </table:table-cell>
          <table:table-cell office:value-type="float" office:value="-0.389735">
            <text:p>-0.389735</text:p>
          </table:table-cell>
        </table:table-row>
        <table:table-row table:style-name="ro1">
          <table:table-cell office:value-type="float" office:value="2.085031">
            <text:p>2.085031</text:p>
          </table:table-cell>
          <table:table-cell office:value-type="float" office:value="0.598387">
            <text:p>0.598387</text:p>
          </table:table-cell>
        </table:table-row>
        <table:table-row table:style-name="ro1">
          <table:table-cell office:value-type="float" office:value="2.090031">
            <text:p>2.090031</text:p>
          </table:table-cell>
          <table:table-cell office:value-type="float" office:value="0.103857">
            <text:p>0.103857</text:p>
          </table:table-cell>
        </table:table-row>
        <table:table-row table:style-name="ro1">
          <table:table-cell office:value-type="float" office:value="2.095031">
            <text:p>2.095031</text:p>
          </table:table-cell>
          <table:table-cell office:value-type="float" office:value="-0.544163">
            <text:p>-0.544163</text:p>
          </table:table-cell>
        </table:table-row>
        <table:table-row table:style-name="ro1">
          <table:table-cell office:value-type="float" office:value="2.10003">
            <text:p>2.10003</text:p>
          </table:table-cell>
          <table:table-cell office:value-type="float" office:value="0.323965">
            <text:p>0.323965</text:p>
          </table:table-cell>
        </table:table-row>
        <table:table-row table:style-name="ro1">
          <table:table-cell office:value-type="float" office:value="2.10503">
            <text:p>2.10503</text:p>
          </table:table-cell>
          <table:table-cell office:value-type="float" office:value="-0.137696">
            <text:p>-0.137696</text:p>
          </table:table-cell>
        </table:table-row>
        <table:table-row table:style-name="ro1">
          <table:table-cell office:value-type="float" office:value="2.110029">
            <text:p>2.110029</text:p>
          </table:table-cell>
          <table:table-cell office:value-type="float" office:value="0.919401">
            <text:p>0.919401</text:p>
          </table:table-cell>
        </table:table-row>
        <table:table-row table:style-name="ro1">
          <table:table-cell office:value-type="float" office:value="2.115029">
            <text:p>2.115029</text:p>
          </table:table-cell>
          <table:table-cell office:value-type="float" office:value="-0.684837">
            <text:p>-0.684837</text:p>
          </table:table-cell>
        </table:table-row>
        <table:table-row table:style-name="ro1">
          <table:table-cell office:value-type="float" office:value="2.120029">
            <text:p>2.120029</text:p>
          </table:table-cell>
          <table:table-cell office:value-type="float" office:value="-0.271702">
            <text:p>-0.271702</text:p>
          </table:table-cell>
        </table:table-row>
        <table:table-row table:style-name="ro1">
          <table:table-cell office:value-type="float" office:value="2.125028">
            <text:p>2.125028</text:p>
          </table:table-cell>
          <table:table-cell office:value-type="float" office:value="0.016472">
            <text:p>0.016472</text:p>
          </table:table-cell>
        </table:table-row>
        <table:table-row table:style-name="ro1">
          <table:table-cell office:value-type="float" office:value="2.130028">
            <text:p>2.130028</text:p>
          </table:table-cell>
          <table:table-cell office:value-type="float" office:value="0.764261">
            <text:p>0.764261</text:p>
          </table:table-cell>
        </table:table-row>
        <table:table-row table:style-name="ro1">
          <table:table-cell office:value-type="float" office:value="2.135028">
            <text:p>2.135028</text:p>
          </table:table-cell>
          <table:table-cell office:value-type="float" office:value="-0.315409">
            <text:p>-0.315409</text:p>
          </table:table-cell>
        </table:table-row>
        <table:table-row table:style-name="ro1">
          <table:table-cell office:value-type="float" office:value="2.140027">
            <text:p>2.140027</text:p>
          </table:table-cell>
          <table:table-cell office:value-type="float" office:value="-1.86665">
            <text:p>-1.86665</text:p>
          </table:table-cell>
        </table:table-row>
        <table:table-row table:style-name="ro1">
          <table:table-cell office:value-type="float" office:value="2.145027">
            <text:p>2.145027</text:p>
          </table:table-cell>
          <table:table-cell office:value-type="float" office:value="0.33135">
            <text:p>0.33135</text:p>
          </table:table-cell>
        </table:table-row>
        <table:table-row table:style-name="ro1">
          <table:table-cell office:value-type="float" office:value="2.150027">
            <text:p>2.150027</text:p>
          </table:table-cell>
          <table:table-cell office:value-type="float" office:value="-0.221241">
            <text:p>-0.221241</text:p>
          </table:table-cell>
        </table:table-row>
        <table:table-row table:style-name="ro1">
          <table:table-cell office:value-type="float" office:value="2.155026">
            <text:p>2.155026</text:p>
          </table:table-cell>
          <table:table-cell office:value-type="float" office:value="0.165717">
            <text:p>0.165717</text:p>
          </table:table-cell>
        </table:table-row>
        <table:table-row table:style-name="ro1">
          <table:table-cell office:value-type="float" office:value="2.160026">
            <text:p>2.160026</text:p>
          </table:table-cell>
          <table:table-cell office:value-type="float" office:value="0.509965">
            <text:p>0.509965</text:p>
          </table:table-cell>
        </table:table-row>
        <table:table-row table:style-name="ro1">
          <table:table-cell office:value-type="float" office:value="2.165025">
            <text:p>2.165025</text:p>
          </table:table-cell>
          <table:table-cell office:value-type="float" office:value="-0.295735">
            <text:p>-0.295735</text:p>
          </table:table-cell>
        </table:table-row>
        <table:table-row table:style-name="ro1">
          <table:table-cell office:value-type="float" office:value="2.170025">
            <text:p>2.170025</text:p>
          </table:table-cell>
          <table:table-cell office:value-type="float" office:value="-0.690799">
            <text:p>-0.690799</text:p>
          </table:table-cell>
        </table:table-row>
        <table:table-row table:style-name="ro1">
          <table:table-cell office:value-type="float" office:value="2.175025">
            <text:p>2.175025</text:p>
          </table:table-cell>
          <table:table-cell office:value-type="float" office:value="-0.430535">
            <text:p>-0.430535</text:p>
          </table:table-cell>
        </table:table-row>
        <table:table-row table:style-name="ro1">
          <table:table-cell office:value-type="float" office:value="2.180024">
            <text:p>2.180024</text:p>
          </table:table-cell>
          <table:table-cell office:value-type="float" office:value="0.181883">
            <text:p>0.181883</text:p>
          </table:table-cell>
        </table:table-row>
        <table:table-row table:style-name="ro1">
          <table:table-cell office:value-type="float" office:value="2.185024">
            <text:p>2.185024</text:p>
          </table:table-cell>
          <table:table-cell office:value-type="float" office:value="0.462177">
            <text:p>0.462177</text:p>
          </table:table-cell>
        </table:table-row>
        <table:table-row table:style-name="ro1">
          <table:table-cell office:value-type="float" office:value="2.190024">
            <text:p>2.190024</text:p>
          </table:table-cell>
          <table:table-cell office:value-type="float" office:value="-0.069145">
            <text:p>-0.069145</text:p>
          </table:table-cell>
        </table:table-row>
        <table:table-row table:style-name="ro1">
          <table:table-cell office:value-type="float" office:value="2.195023">
            <text:p>2.195023</text:p>
          </table:table-cell>
          <table:table-cell office:value-type="float" office:value="0.299838">
            <text:p>0.299838</text:p>
          </table:table-cell>
        </table:table-row>
        <table:table-row table:style-name="ro1">
          <table:table-cell office:value-type="float" office:value="2.200023">
            <text:p>2.200023</text:p>
          </table:table-cell>
          <table:table-cell office:value-type="float" office:value="-0.54491">
            <text:p>-0.54491</text:p>
          </table:table-cell>
        </table:table-row>
        <table:table-row table:style-name="ro1">
          <table:table-cell office:value-type="float" office:value="2.205023">
            <text:p>2.205023</text:p>
          </table:table-cell>
          <table:table-cell office:value-type="float" office:value="0.068616">
            <text:p>0.068616</text:p>
          </table:table-cell>
        </table:table-row>
        <table:table-row table:style-name="ro1">
          <table:table-cell office:value-type="float" office:value="2.210022">
            <text:p>2.210022</text:p>
          </table:table-cell>
          <table:table-cell office:value-type="float" office:value="0.707794">
            <text:p>0.707794</text:p>
          </table:table-cell>
        </table:table-row>
        <table:table-row table:style-name="ro1">
          <table:table-cell office:value-type="float" office:value="2.215022">
            <text:p>2.215022</text:p>
          </table:table-cell>
          <table:table-cell office:value-type="float" office:value="1.247777">
            <text:p>1.247777</text:p>
          </table:table-cell>
        </table:table-row>
        <table:table-row table:style-name="ro1">
          <table:table-cell office:value-type="float" office:value="2.220021">
            <text:p>2.220021</text:p>
          </table:table-cell>
          <table:table-cell office:value-type="float" office:value="-0.287529">
            <text:p>-0.287529</text:p>
          </table:table-cell>
        </table:table-row>
        <table:table-row table:style-name="ro1">
          <table:table-cell office:value-type="float" office:value="2.225021">
            <text:p>2.225021</text:p>
          </table:table-cell>
          <table:table-cell office:value-type="float" office:value="-0.602712">
            <text:p>-0.602712</text:p>
          </table:table-cell>
        </table:table-row>
        <table:table-row table:style-name="ro1">
          <table:table-cell office:value-type="float" office:value="2.230021">
            <text:p>2.230021</text:p>
          </table:table-cell>
          <table:table-cell office:value-type="float" office:value="0.371807">
            <text:p>0.371807</text:p>
          </table:table-cell>
        </table:table-row>
        <table:table-row table:style-name="ro1">
          <table:table-cell office:value-type="float" office:value="2.23502">
            <text:p>2.23502</text:p>
          </table:table-cell>
          <table:table-cell office:value-type="float" office:value="-0.019543">
            <text:p>-0.019543</text:p>
          </table:table-cell>
        </table:table-row>
        <table:table-row table:style-name="ro1">
          <table:table-cell office:value-type="float" office:value="2.24002">
            <text:p>2.24002</text:p>
          </table:table-cell>
          <table:table-cell office:value-type="float" office:value="-0.023461">
            <text:p>-0.023461</text:p>
          </table:table-cell>
        </table:table-row>
        <table:table-row table:style-name="ro1">
          <table:table-cell office:value-type="float" office:value="2.24502">
            <text:p>2.24502</text:p>
          </table:table-cell>
          <table:table-cell office:value-type="float" office:value="-0.562198">
            <text:p>-0.562198</text:p>
          </table:table-cell>
        </table:table-row>
        <table:table-row table:style-name="ro1">
          <table:table-cell office:value-type="float" office:value="2.250019">
            <text:p>2.250019</text:p>
          </table:table-cell>
          <table:table-cell office:value-type="float" office:value="-0.704873">
            <text:p>-0.704873</text:p>
          </table:table-cell>
        </table:table-row>
        <table:table-row table:style-name="ro1">
          <table:table-cell office:value-type="float" office:value="2.255019">
            <text:p>2.255019</text:p>
          </table:table-cell>
          <table:table-cell office:value-type="float" office:value="-0.955322">
            <text:p>-0.955322</text:p>
          </table:table-cell>
        </table:table-row>
        <table:table-row table:style-name="ro1">
          <table:table-cell office:value-type="float" office:value="2.260019">
            <text:p>2.260019</text:p>
          </table:table-cell>
          <table:table-cell office:value-type="float" office:value="-1.357576">
            <text:p>-1.357576</text:p>
          </table:table-cell>
        </table:table-row>
        <table:table-row table:style-name="ro1">
          <table:table-cell office:value-type="float" office:value="2.265018">
            <text:p>2.265018</text:p>
          </table:table-cell>
          <table:table-cell office:value-type="float" office:value="-0.199588">
            <text:p>-0.199588</text:p>
          </table:table-cell>
        </table:table-row>
        <table:table-row table:style-name="ro1">
          <table:table-cell office:value-type="float" office:value="2.270018">
            <text:p>2.270018</text:p>
          </table:table-cell>
          <table:table-cell office:value-type="float" office:value="0.176763">
            <text:p>0.176763</text:p>
          </table:table-cell>
        </table:table-row>
        <table:table-row table:style-name="ro1">
          <table:table-cell office:value-type="float" office:value="2.275017">
            <text:p>2.275017</text:p>
          </table:table-cell>
          <table:table-cell office:value-type="float" office:value="0.303075">
            <text:p>0.303075</text:p>
          </table:table-cell>
        </table:table-row>
        <table:table-row table:style-name="ro1">
          <table:table-cell office:value-type="float" office:value="2.280017">
            <text:p>2.280017</text:p>
          </table:table-cell>
          <table:table-cell office:value-type="float" office:value="0.739507">
            <text:p>0.739507</text:p>
          </table:table-cell>
        </table:table-row>
        <table:table-row table:style-name="ro1">
          <table:table-cell office:value-type="float" office:value="2.285017">
            <text:p>2.285017</text:p>
          </table:table-cell>
          <table:table-cell office:value-type="float" office:value="-0.247746">
            <text:p>-0.247746</text:p>
          </table:table-cell>
        </table:table-row>
        <table:table-row table:style-name="ro1">
          <table:table-cell office:value-type="float" office:value="2.290016">
            <text:p>2.290016</text:p>
          </table:table-cell>
          <table:table-cell office:value-type="float" office:value="0.04376">
            <text:p>0.04376</text:p>
          </table:table-cell>
        </table:table-row>
        <table:table-row table:style-name="ro1">
          <table:table-cell office:value-type="float" office:value="2.295016">
            <text:p>2.295016</text:p>
          </table:table-cell>
          <table:table-cell office:value-type="float" office:value="-0.728518">
            <text:p>-0.728518</text:p>
          </table:table-cell>
        </table:table-row>
        <table:table-row table:style-name="ro1">
          <table:table-cell office:value-type="float" office:value="2.300016">
            <text:p>2.300016</text:p>
          </table:table-cell>
          <table:table-cell office:value-type="float" office:value="0.900239">
            <text:p>0.900239</text:p>
          </table:table-cell>
        </table:table-row>
        <table:table-row table:style-name="ro1">
          <table:table-cell office:value-type="float" office:value="2.305015">
            <text:p>2.305015</text:p>
          </table:table-cell>
          <table:table-cell office:value-type="float" office:value="0.051517">
            <text:p>0.051517</text:p>
          </table:table-cell>
        </table:table-row>
        <table:table-row table:style-name="ro1">
          <table:table-cell office:value-type="float" office:value="2.310015">
            <text:p>2.310015</text:p>
          </table:table-cell>
          <table:table-cell office:value-type="float" office:value="0.779375">
            <text:p>0.779375</text:p>
          </table:table-cell>
        </table:table-row>
        <table:table-row table:style-name="ro1">
          <table:table-cell office:value-type="float" office:value="2.315015">
            <text:p>2.315015</text:p>
          </table:table-cell>
          <table:table-cell office:value-type="float" office:value="0.354686">
            <text:p>0.354686</text:p>
          </table:table-cell>
        </table:table-row>
        <table:table-row table:style-name="ro1">
          <table:table-cell office:value-type="float" office:value="2.320014">
            <text:p>2.320014</text:p>
          </table:table-cell>
          <table:table-cell office:value-type="float" office:value="0.988186">
            <text:p>0.988186</text:p>
          </table:table-cell>
        </table:table-row>
        <table:table-row table:style-name="ro1">
          <table:table-cell office:value-type="float" office:value="2.325014">
            <text:p>2.325014</text:p>
          </table:table-cell>
          <table:table-cell office:value-type="float" office:value="0.171695">
            <text:p>0.171695</text:p>
          </table:table-cell>
        </table:table-row>
        <table:table-row table:style-name="ro1">
          <table:table-cell office:value-type="float" office:value="2.330014">
            <text:p>2.330014</text:p>
          </table:table-cell>
          <table:table-cell office:value-type="float" office:value="-0.085895">
            <text:p>-0.085895</text:p>
          </table:table-cell>
        </table:table-row>
        <table:table-row table:style-name="ro1">
          <table:table-cell office:value-type="float" office:value="2.335013">
            <text:p>2.335013</text:p>
          </table:table-cell>
          <table:table-cell office:value-type="float" office:value="-0.164406">
            <text:p>-0.164406</text:p>
          </table:table-cell>
        </table:table-row>
        <table:table-row table:style-name="ro1">
          <table:table-cell office:value-type="float" office:value="2.340013">
            <text:p>2.340013</text:p>
          </table:table-cell>
          <table:table-cell office:value-type="float" office:value="-0.507321">
            <text:p>-0.507321</text:p>
          </table:table-cell>
        </table:table-row>
        <table:table-row table:style-name="ro1">
          <table:table-cell office:value-type="float" office:value="2.345012">
            <text:p>2.345012</text:p>
          </table:table-cell>
          <table:table-cell office:value-type="float" office:value="0.11662">
            <text:p>0.11662</text:p>
          </table:table-cell>
        </table:table-row>
        <table:table-row table:style-name="ro1">
          <table:table-cell office:value-type="float" office:value="2.350012">
            <text:p>2.350012</text:p>
          </table:table-cell>
          <table:table-cell office:value-type="float" office:value="0.696974">
            <text:p>0.696974</text:p>
          </table:table-cell>
        </table:table-row>
        <table:table-row table:style-name="ro1">
          <table:table-cell office:value-type="float" office:value="2.355012">
            <text:p>2.355012</text:p>
          </table:table-cell>
          <table:table-cell office:value-type="float" office:value="-0.419908">
            <text:p>-0.419908</text:p>
          </table:table-cell>
        </table:table-row>
        <table:table-row table:style-name="ro1">
          <table:table-cell office:value-type="float" office:value="2.360011">
            <text:p>2.360011</text:p>
          </table:table-cell>
          <table:table-cell office:value-type="float" office:value="0.265517">
            <text:p>0.265517</text:p>
          </table:table-cell>
        </table:table-row>
        <table:table-row table:style-name="ro1">
          <table:table-cell office:value-type="float" office:value="2.365011">
            <text:p>2.365011</text:p>
          </table:table-cell>
          <table:table-cell office:value-type="float" office:value="-0.787194">
            <text:p>-0.787194</text:p>
          </table:table-cell>
        </table:table-row>
        <table:table-row table:style-name="ro1">
          <table:table-cell office:value-type="float" office:value="2.370011">
            <text:p>2.370011</text:p>
          </table:table-cell>
          <table:table-cell office:value-type="float" office:value="0.675415">
            <text:p>0.675415</text:p>
          </table:table-cell>
        </table:table-row>
        <table:table-row table:style-name="ro1">
          <table:table-cell office:value-type="float" office:value="2.37501">
            <text:p>2.37501</text:p>
          </table:table-cell>
          <table:table-cell office:value-type="float" office:value="0.173533">
            <text:p>0.173533</text:p>
          </table:table-cell>
        </table:table-row>
        <table:table-row table:style-name="ro1">
          <table:table-cell office:value-type="float" office:value="2.38001">
            <text:p>2.38001</text:p>
          </table:table-cell>
          <table:table-cell office:value-type="float" office:value="-0.101423">
            <text:p>-0.101423</text:p>
          </table:table-cell>
        </table:table-row>
        <table:table-row table:style-name="ro1">
          <table:table-cell office:value-type="float" office:value="2.38501">
            <text:p>2.38501</text:p>
          </table:table-cell>
          <table:table-cell office:value-type="float" office:value="-1.265176">
            <text:p>-1.265176</text:p>
          </table:table-cell>
        </table:table-row>
        <table:table-row table:style-name="ro1">
          <table:table-cell office:value-type="float" office:value="2.390009">
            <text:p>2.390009</text:p>
          </table:table-cell>
          <table:table-cell office:value-type="float" office:value="-0.395715">
            <text:p>-0.395715</text:p>
          </table:table-cell>
        </table:table-row>
        <table:table-row table:style-name="ro1">
          <table:table-cell office:value-type="float" office:value="2.395009">
            <text:p>2.395009</text:p>
          </table:table-cell>
          <table:table-cell office:value-type="float" office:value="0.003458">
            <text:p>0.003458</text:p>
          </table:table-cell>
        </table:table-row>
        <table:table-row table:style-name="ro1">
          <table:table-cell office:value-type="float" office:value="2.400008">
            <text:p>2.400008</text:p>
          </table:table-cell>
          <table:table-cell office:value-type="float" office:value="0.092873">
            <text:p>0.092873</text:p>
          </table:table-cell>
        </table:table-row>
        <table:table-row table:style-name="ro1">
          <table:table-cell office:value-type="float" office:value="2.405008">
            <text:p>2.405008</text:p>
          </table:table-cell>
          <table:table-cell office:value-type="float" office:value="-0.0577">
            <text:p>-0.0577</text:p>
          </table:table-cell>
        </table:table-row>
        <table:table-row table:style-name="ro1">
          <table:table-cell office:value-type="float" office:value="2.410008">
            <text:p>2.410008</text:p>
          </table:table-cell>
          <table:table-cell office:value-type="float" office:value="-0.287315">
            <text:p>-0.287315</text:p>
          </table:table-cell>
        </table:table-row>
        <table:table-row table:style-name="ro1">
          <table:table-cell office:value-type="float" office:value="2.415007">
            <text:p>2.415007</text:p>
          </table:table-cell>
          <table:table-cell office:value-type="float" office:value="-0.118975">
            <text:p>-0.118975</text:p>
          </table:table-cell>
        </table:table-row>
        <table:table-row table:style-name="ro1">
          <table:table-cell office:value-type="float" office:value="2.420007">
            <text:p>2.420007</text:p>
          </table:table-cell>
          <table:table-cell office:value-type="float" office:value="0.540973">
            <text:p>0.540973</text:p>
          </table:table-cell>
        </table:table-row>
        <table:table-row table:style-name="ro1">
          <table:table-cell office:value-type="float" office:value="2.425007">
            <text:p>2.425007</text:p>
          </table:table-cell>
          <table:table-cell office:value-type="float" office:value="0.322664">
            <text:p>0.322664</text:p>
          </table:table-cell>
        </table:table-row>
        <table:table-row table:style-name="ro1">
          <table:table-cell office:value-type="float" office:value="2.430006">
            <text:p>2.430006</text:p>
          </table:table-cell>
          <table:table-cell office:value-type="float" office:value="0.589828">
            <text:p>0.589828</text:p>
          </table:table-cell>
        </table:table-row>
        <table:table-row table:style-name="ro1">
          <table:table-cell office:value-type="float" office:value="2.435006">
            <text:p>2.435006</text:p>
          </table:table-cell>
          <table:table-cell office:value-type="float" office:value="-0.383316">
            <text:p>-0.383316</text:p>
          </table:table-cell>
        </table:table-row>
        <table:table-row table:style-name="ro1">
          <table:table-cell office:value-type="float" office:value="2.440006">
            <text:p>2.440006</text:p>
          </table:table-cell>
          <table:table-cell office:value-type="float" office:value="-0.17533">
            <text:p>-0.17533</text:p>
          </table:table-cell>
        </table:table-row>
        <table:table-row table:style-name="ro1">
          <table:table-cell office:value-type="float" office:value="2.445005">
            <text:p>2.445005</text:p>
          </table:table-cell>
          <table:table-cell office:value-type="float" office:value="0.205771">
            <text:p>0.205771</text:p>
          </table:table-cell>
        </table:table-row>
        <table:table-row table:style-name="ro1">
          <table:table-cell office:value-type="float" office:value="2.450005">
            <text:p>2.450005</text:p>
          </table:table-cell>
          <table:table-cell office:value-type="float" office:value="-0.082499">
            <text:p>-0.082499</text:p>
          </table:table-cell>
        </table:table-row>
        <table:table-row table:style-name="ro1">
          <table:table-cell office:value-type="float" office:value="2.455004">
            <text:p>2.455004</text:p>
          </table:table-cell>
          <table:table-cell office:value-type="float" office:value="0.673178">
            <text:p>0.673178</text:p>
          </table:table-cell>
        </table:table-row>
        <table:table-row table:style-name="ro1">
          <table:table-cell office:value-type="float" office:value="2.460004">
            <text:p>2.460004</text:p>
          </table:table-cell>
          <table:table-cell office:value-type="float" office:value="0.431775">
            <text:p>0.431775</text:p>
          </table:table-cell>
        </table:table-row>
        <table:table-row table:style-name="ro1">
          <table:table-cell office:value-type="float" office:value="2.465004">
            <text:p>2.465004</text:p>
          </table:table-cell>
          <table:table-cell office:value-type="float" office:value="-0.904469">
            <text:p>-0.904469</text:p>
          </table:table-cell>
        </table:table-row>
        <table:table-row table:style-name="ro1">
          <table:table-cell office:value-type="float" office:value="2.470003">
            <text:p>2.470003</text:p>
          </table:table-cell>
          <table:table-cell office:value-type="float" office:value="-0.629469">
            <text:p>-0.629469</text:p>
          </table:table-cell>
        </table:table-row>
        <table:table-row table:style-name="ro1">
          <table:table-cell office:value-type="float" office:value="2.475003">
            <text:p>2.475003</text:p>
          </table:table-cell>
          <table:table-cell office:value-type="float" office:value="-0.39437">
            <text:p>-0.39437</text:p>
          </table:table-cell>
        </table:table-row>
        <table:table-row table:style-name="ro1">
          <table:table-cell office:value-type="float" office:value="2.480003">
            <text:p>2.480003</text:p>
          </table:table-cell>
          <table:table-cell office:value-type="float" office:value="0.228459">
            <text:p>0.228459</text:p>
          </table:table-cell>
        </table:table-row>
        <table:table-row table:style-name="ro1">
          <table:table-cell office:value-type="float" office:value="2.485002">
            <text:p>2.485002</text:p>
          </table:table-cell>
          <table:table-cell office:value-type="float" office:value="0.116641">
            <text:p>0.116641</text:p>
          </table:table-cell>
        </table:table-row>
        <table:table-row table:style-name="ro1">
          <table:table-cell office:value-type="float" office:value="2.490002">
            <text:p>2.490002</text:p>
          </table:table-cell>
          <table:table-cell office:value-type="float" office:value="-0.898843">
            <text:p>-0.898843</text:p>
          </table:table-cell>
        </table:table-row>
        <table:table-row table:style-name="ro1">
          <table:table-cell office:value-type="float" office:value="2.495002">
            <text:p>2.495002</text:p>
          </table:table-cell>
          <table:table-cell office:value-type="float" office:value="-0.197013">
            <text:p>-0.197013</text:p>
          </table:table-cell>
        </table:table-row>
        <table:table-row table:style-name="ro1">
          <table:table-cell office:value-type="float" office:value="2.500001">
            <text:p>2.500001</text:p>
          </table:table-cell>
          <table:table-cell office:value-type="float" office:value="0.059841">
            <text:p>0.059841</text:p>
          </table:table-cell>
        </table:table-row>
        <table:table-row table:style-name="ro1">
          <table:table-cell office:value-type="float" office:value="2.505001">
            <text:p>2.505001</text:p>
          </table:table-cell>
          <table:table-cell office:value-type="float" office:value="0.284818">
            <text:p>0.284818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-0.003135">
            <text:p>-0.003135</text:p>
          </table:table-cell>
        </table:table-row>
        <table:table-row table:style-name="ro1">
          <table:table-cell office:value-type="float" office:value="2.515">
            <text:p>2.515</text:p>
          </table:table-cell>
          <table:table-cell office:value-type="float" office:value="-0.391091">
            <text:p>-0.391091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0.006978">
            <text:p>-0.006978</text:p>
          </table:table-cell>
        </table:table-row>
        <table:table-row table:style-name="ro1">
          <table:table-cell office:value-type="float" office:value="2.524999">
            <text:p>2.524999</text:p>
          </table:table-cell>
          <table:table-cell office:value-type="float" office:value="-0.46519">
            <text:p>-0.46519</text:p>
          </table:table-cell>
        </table:table-row>
        <table:table-row table:style-name="ro1">
          <table:table-cell office:value-type="float" office:value="2.529999">
            <text:p>2.529999</text:p>
          </table:table-cell>
          <table:table-cell office:value-type="float" office:value="0.242841">
            <text:p>0.242841</text:p>
          </table:table-cell>
        </table:table-row>
        <table:table-row table:style-name="ro1">
          <table:table-cell office:value-type="float" office:value="2.534999">
            <text:p>2.534999</text:p>
          </table:table-cell>
          <table:table-cell office:value-type="float" office:value="-0.61492">
            <text:p>-0.61492</text:p>
          </table:table-cell>
        </table:table-row>
        <table:table-row table:style-name="ro1">
          <table:table-cell office:value-type="float" office:value="2.539998">
            <text:p>2.539998</text:p>
          </table:table-cell>
          <table:table-cell office:value-type="float" office:value="0.1125">
            <text:p>0.1125</text:p>
          </table:table-cell>
        </table:table-row>
        <table:table-row table:style-name="ro1">
          <table:table-cell office:value-type="float" office:value="2.544998">
            <text:p>2.544998</text:p>
          </table:table-cell>
          <table:table-cell office:value-type="float" office:value="0.099263">
            <text:p>0.099263</text:p>
          </table:table-cell>
        </table:table-row>
        <table:table-row table:style-name="ro1">
          <table:table-cell office:value-type="float" office:value="2.549998">
            <text:p>2.549998</text:p>
          </table:table-cell>
          <table:table-cell office:value-type="float" office:value="-0.264324">
            <text:p>-0.264324</text:p>
          </table:table-cell>
        </table:table-row>
        <table:table-row table:style-name="ro1">
          <table:table-cell office:value-type="float" office:value="2.554997">
            <text:p>2.554997</text:p>
          </table:table-cell>
          <table:table-cell office:value-type="float" office:value="-0.300817">
            <text:p>-0.300817</text:p>
          </table:table-cell>
        </table:table-row>
        <table:table-row table:style-name="ro1">
          <table:table-cell office:value-type="float" office:value="2.559997">
            <text:p>2.559997</text:p>
          </table:table-cell>
          <table:table-cell office:value-type="float" office:value="-0.137273">
            <text:p>-0.137273</text:p>
          </table:table-cell>
        </table:table-row>
        <table:table-row table:style-name="ro1">
          <table:table-cell office:value-type="float" office:value="2.564996">
            <text:p>2.564996</text:p>
          </table:table-cell>
          <table:table-cell office:value-type="float" office:value="-0.12731">
            <text:p>-0.12731</text:p>
          </table:table-cell>
        </table:table-row>
        <table:table-row table:style-name="ro1">
          <table:table-cell office:value-type="float" office:value="2.569996">
            <text:p>2.569996</text:p>
          </table:table-cell>
          <table:table-cell office:value-type="float" office:value="-0.962657">
            <text:p>-0.962657</text:p>
          </table:table-cell>
        </table:table-row>
        <table:table-row table:style-name="ro1">
          <table:table-cell office:value-type="float" office:value="2.574996">
            <text:p>2.574996</text:p>
          </table:table-cell>
          <table:table-cell office:value-type="float" office:value="0.126443">
            <text:p>0.126443</text:p>
          </table:table-cell>
        </table:table-row>
        <table:table-row table:style-name="ro1">
          <table:table-cell office:value-type="float" office:value="2.579995">
            <text:p>2.579995</text:p>
          </table:table-cell>
          <table:table-cell office:value-type="float" office:value="-0.300817">
            <text:p>-0.300817</text:p>
          </table:table-cell>
        </table:table-row>
        <table:table-row table:style-name="ro1">
          <table:table-cell office:value-type="float" office:value="2.584995">
            <text:p>2.584995</text:p>
          </table:table-cell>
          <table:table-cell office:value-type="float" office:value="0.288706">
            <text:p>0.288706</text:p>
          </table:table-cell>
        </table:table-row>
        <table:table-row table:style-name="ro1">
          <table:table-cell office:value-type="float" office:value="2.589995">
            <text:p>2.589995</text:p>
          </table:table-cell>
          <table:table-cell office:value-type="float" office:value="0.43329">
            <text:p>0.43329</text:p>
          </table:table-cell>
        </table:table-row>
        <table:table-row table:style-name="ro1">
          <table:table-cell office:value-type="float" office:value="2.594994">
            <text:p>2.594994</text:p>
          </table:table-cell>
          <table:table-cell office:value-type="float" office:value="-0.838868">
            <text:p>-0.838868</text:p>
          </table:table-cell>
        </table:table-row>
        <table:table-row table:style-name="ro1">
          <table:table-cell office:value-type="float" office:value="2.599994">
            <text:p>2.599994</text:p>
          </table:table-cell>
          <table:table-cell office:value-type="float" office:value="0.49653">
            <text:p>0.49653</text:p>
          </table:table-cell>
        </table:table-row>
        <table:table-row table:style-name="ro1">
          <table:table-cell office:value-type="float" office:value="2.604994">
            <text:p>2.604994</text:p>
          </table:table-cell>
          <table:table-cell office:value-type="float" office:value="0.741301">
            <text:p>0.741301</text:p>
          </table:table-cell>
        </table:table-row>
        <table:table-row table:style-name="ro1">
          <table:table-cell office:value-type="float" office:value="2.609993">
            <text:p>2.609993</text:p>
          </table:table-cell>
          <table:table-cell office:value-type="float" office:value="0.49993">
            <text:p>0.49993</text:p>
          </table:table-cell>
        </table:table-row>
        <table:table-row table:style-name="ro1">
          <table:table-cell office:value-type="float" office:value="2.614993">
            <text:p>2.614993</text:p>
          </table:table-cell>
          <table:table-cell office:value-type="float" office:value="1.248068">
            <text:p>1.248068</text:p>
          </table:table-cell>
        </table:table-row>
        <table:table-row table:style-name="ro1">
          <table:table-cell office:value-type="float" office:value="2.619992">
            <text:p>2.619992</text:p>
          </table:table-cell>
          <table:table-cell office:value-type="float" office:value="-0.165188">
            <text:p>-0.165188</text:p>
          </table:table-cell>
        </table:table-row>
        <table:table-row table:style-name="ro1">
          <table:table-cell office:value-type="float" office:value="2.624992">
            <text:p>2.624992</text:p>
          </table:table-cell>
          <table:table-cell office:value-type="float" office:value="0.813898">
            <text:p>0.813898</text:p>
          </table:table-cell>
        </table:table-row>
        <table:table-row table:style-name="ro1">
          <table:table-cell office:value-type="float" office:value="2.629992">
            <text:p>2.629992</text:p>
          </table:table-cell>
          <table:table-cell office:value-type="float" office:value="-0.373788">
            <text:p>-0.373788</text:p>
          </table:table-cell>
        </table:table-row>
        <table:table-row table:style-name="ro1">
          <table:table-cell office:value-type="float" office:value="2.634991">
            <text:p>2.634991</text:p>
          </table:table-cell>
          <table:table-cell office:value-type="float" office:value="-0.578406">
            <text:p>-0.578406</text:p>
          </table:table-cell>
        </table:table-row>
        <table:table-row table:style-name="ro1">
          <table:table-cell office:value-type="float" office:value="2.639991">
            <text:p>2.639991</text:p>
          </table:table-cell>
          <table:table-cell office:value-type="float" office:value="0.857806">
            <text:p>0.857806</text:p>
          </table:table-cell>
        </table:table-row>
        <table:table-row table:style-name="ro1">
          <table:table-cell office:value-type="float" office:value="2.644991">
            <text:p>2.644991</text:p>
          </table:table-cell>
          <table:table-cell office:value-type="float" office:value="0.622515">
            <text:p>0.622515</text:p>
          </table:table-cell>
        </table:table-row>
        <table:table-row table:style-name="ro1">
          <table:table-cell office:value-type="float" office:value="2.64999">
            <text:p>2.64999</text:p>
          </table:table-cell>
          <table:table-cell office:value-type="float" office:value="-0.00107">
            <text:p>-0.00107</text:p>
          </table:table-cell>
        </table:table-row>
        <table:table-row table:style-name="ro1">
          <table:table-cell office:value-type="float" office:value="2.65499">
            <text:p>2.65499</text:p>
          </table:table-cell>
          <table:table-cell office:value-type="float" office:value="-0.201444">
            <text:p>-0.201444</text:p>
          </table:table-cell>
        </table:table-row>
        <table:table-row table:style-name="ro1">
          <table:table-cell office:value-type="float" office:value="2.65999">
            <text:p>2.65999</text:p>
          </table:table-cell>
          <table:table-cell office:value-type="float" office:value="0.368512">
            <text:p>0.368512</text:p>
          </table:table-cell>
        </table:table-row>
        <table:table-row table:style-name="ro1">
          <table:table-cell office:value-type="float" office:value="2.664989">
            <text:p>2.664989</text:p>
          </table:table-cell>
          <table:table-cell office:value-type="float" office:value="0.287417">
            <text:p>0.287417</text:p>
          </table:table-cell>
        </table:table-row>
        <table:table-row table:style-name="ro1">
          <table:table-cell office:value-type="float" office:value="2.669989">
            <text:p>2.669989</text:p>
          </table:table-cell>
          <table:table-cell office:value-type="float" office:value="-0.121837">
            <text:p>-0.121837</text:p>
          </table:table-cell>
        </table:table-row>
        <table:table-row table:style-name="ro1">
          <table:table-cell office:value-type="float" office:value="2.674989">
            <text:p>2.674989</text:p>
          </table:table-cell>
          <table:table-cell office:value-type="float" office:value="0.722894">
            <text:p>0.722894</text:p>
          </table:table-cell>
        </table:table-row>
        <table:table-row table:style-name="ro1">
          <table:table-cell office:value-type="float" office:value="2.679988">
            <text:p>2.679988</text:p>
          </table:table-cell>
          <table:table-cell office:value-type="float" office:value="-0.726212">
            <text:p>-0.726212</text:p>
          </table:table-cell>
        </table:table-row>
        <table:table-row table:style-name="ro1">
          <table:table-cell office:value-type="float" office:value="2.684988">
            <text:p>2.684988</text:p>
          </table:table-cell>
          <table:table-cell office:value-type="float" office:value="-0.664169">
            <text:p>-0.664169</text:p>
          </table:table-cell>
        </table:table-row>
        <table:table-row table:style-name="ro1">
          <table:table-cell office:value-type="float" office:value="2.689987">
            <text:p>2.689987</text:p>
          </table:table-cell>
          <table:table-cell office:value-type="float" office:value="0.293902">
            <text:p>0.293902</text:p>
          </table:table-cell>
        </table:table-row>
        <table:table-row table:style-name="ro1">
          <table:table-cell office:value-type="float" office:value="2.694987">
            <text:p>2.694987</text:p>
          </table:table-cell>
          <table:table-cell office:value-type="float" office:value="-0.578977">
            <text:p>-0.578977</text:p>
          </table:table-cell>
        </table:table-row>
        <table:table-row table:style-name="ro1">
          <table:table-cell office:value-type="float" office:value="2.699987">
            <text:p>2.699987</text:p>
          </table:table-cell>
          <table:table-cell office:value-type="float" office:value="-0.025866">
            <text:p>-0.025866</text:p>
          </table:table-cell>
        </table:table-row>
        <table:table-row table:style-name="ro1">
          <table:table-cell office:value-type="float" office:value="2.704986">
            <text:p>2.704986</text:p>
          </table:table-cell>
          <table:table-cell office:value-type="float" office:value="-0.574992">
            <text:p>-0.574992</text:p>
          </table:table-cell>
        </table:table-row>
        <table:table-row table:style-name="ro1">
          <table:table-cell office:value-type="float" office:value="2.709986">
            <text:p>2.709986</text:p>
          </table:table-cell>
          <table:table-cell office:value-type="float" office:value="0.277676">
            <text:p>0.277676</text:p>
          </table:table-cell>
        </table:table-row>
        <table:table-row table:style-name="ro1">
          <table:table-cell office:value-type="float" office:value="2.714986">
            <text:p>2.714986</text:p>
          </table:table-cell>
          <table:table-cell office:value-type="float" office:value="-0.754883">
            <text:p>-0.754883</text:p>
          </table:table-cell>
        </table:table-row>
        <table:table-row table:style-name="ro1">
          <table:table-cell office:value-type="float" office:value="2.719985">
            <text:p>2.719985</text:p>
          </table:table-cell>
          <table:table-cell office:value-type="float" office:value="0.433861">
            <text:p>0.433861</text:p>
          </table:table-cell>
        </table:table-row>
        <table:table-row table:style-name="ro1">
          <table:table-cell office:value-type="float" office:value="2.724985">
            <text:p>2.724985</text:p>
          </table:table-cell>
          <table:table-cell office:value-type="float" office:value="-0.33444">
            <text:p>-0.33444</text:p>
          </table:table-cell>
        </table:table-row>
        <table:table-row table:style-name="ro1">
          <table:table-cell office:value-type="float" office:value="2.729985">
            <text:p>2.729985</text:p>
          </table:table-cell>
          <table:table-cell office:value-type="float" office:value="0.615107">
            <text:p>0.615107</text:p>
          </table:table-cell>
        </table:table-row>
        <table:table-row table:style-name="ro1">
          <table:table-cell office:value-type="float" office:value="2.734984">
            <text:p>2.734984</text:p>
          </table:table-cell>
          <table:table-cell office:value-type="float" office:value="0.437554">
            <text:p>0.437554</text:p>
          </table:table-cell>
        </table:table-row>
        <table:table-row table:style-name="ro1">
          <table:table-cell office:value-type="float" office:value="2.739984">
            <text:p>2.739984</text:p>
          </table:table-cell>
          <table:table-cell office:value-type="float" office:value="-0.063429">
            <text:p>-0.063429</text:p>
          </table:table-cell>
        </table:table-row>
        <table:table-row table:style-name="ro1">
          <table:table-cell office:value-type="float" office:value="2.744983">
            <text:p>2.744983</text:p>
          </table:table-cell>
          <table:table-cell office:value-type="float" office:value="-0.544199">
            <text:p>-0.544199</text:p>
          </table:table-cell>
        </table:table-row>
        <table:table-row table:style-name="ro1">
          <table:table-cell office:value-type="float" office:value="2.749983">
            <text:p>2.749983</text:p>
          </table:table-cell>
          <table:table-cell office:value-type="float" office:value="-0.044082">
            <text:p>-0.044082</text:p>
          </table:table-cell>
        </table:table-row>
        <table:table-row table:style-name="ro1">
          <table:table-cell office:value-type="float" office:value="2.754983">
            <text:p>2.754983</text:p>
          </table:table-cell>
          <table:table-cell office:value-type="float" office:value="0.437581">
            <text:p>0.437581</text:p>
          </table:table-cell>
        </table:table-row>
        <table:table-row table:style-name="ro1">
          <table:table-cell office:value-type="float" office:value="2.759982">
            <text:p>2.759982</text:p>
          </table:table-cell>
          <table:table-cell office:value-type="float" office:value="-0.559101">
            <text:p>-0.559101</text:p>
          </table:table-cell>
        </table:table-row>
        <table:table-row table:style-name="ro1">
          <table:table-cell office:value-type="float" office:value="2.764982">
            <text:p>2.764982</text:p>
          </table:table-cell>
          <table:table-cell office:value-type="float" office:value="0.054327">
            <text:p>0.054327</text:p>
          </table:table-cell>
        </table:table-row>
        <table:table-row table:style-name="ro1">
          <table:table-cell office:value-type="float" office:value="2.769982">
            <text:p>2.769982</text:p>
          </table:table-cell>
          <table:table-cell office:value-type="float" office:value="0.227833">
            <text:p>0.227833</text:p>
          </table:table-cell>
        </table:table-row>
        <table:table-row table:style-name="ro1">
          <table:table-cell office:value-type="float" office:value="2.774981">
            <text:p>2.774981</text:p>
          </table:table-cell>
          <table:table-cell office:value-type="float" office:value="0.278371">
            <text:p>0.278371</text:p>
          </table:table-cell>
        </table:table-row>
        <table:table-row table:style-name="ro1">
          <table:table-cell office:value-type="float" office:value="2.779981">
            <text:p>2.779981</text:p>
          </table:table-cell>
          <table:table-cell office:value-type="float" office:value="0.637923">
            <text:p>0.637923</text:p>
          </table:table-cell>
        </table:table-row>
        <table:table-row table:style-name="ro1">
          <table:table-cell office:value-type="float" office:value="2.784981">
            <text:p>2.784981</text:p>
          </table:table-cell>
          <table:table-cell office:value-type="float" office:value="0.497392">
            <text:p>0.497392</text:p>
          </table:table-cell>
        </table:table-row>
        <table:table-row table:style-name="ro1">
          <table:table-cell office:value-type="float" office:value="2.78998">
            <text:p>2.78998</text:p>
          </table:table-cell>
          <table:table-cell office:value-type="float" office:value="-0.204359">
            <text:p>-0.204359</text:p>
          </table:table-cell>
        </table:table-row>
        <table:table-row table:style-name="ro1">
          <table:table-cell office:value-type="float" office:value="2.79498">
            <text:p>2.79498</text:p>
          </table:table-cell>
          <table:table-cell office:value-type="float" office:value="-0.115238">
            <text:p>-0.115238</text:p>
          </table:table-cell>
        </table:table-row>
        <table:table-row table:style-name="ro1">
          <table:table-cell office:value-type="float" office:value="2.799979">
            <text:p>2.799979</text:p>
          </table:table-cell>
          <table:table-cell office:value-type="float" office:value="0.025842">
            <text:p>0.025842</text:p>
          </table:table-cell>
        </table:table-row>
        <table:table-row table:style-name="ro1">
          <table:table-cell office:value-type="float" office:value="2.804979">
            <text:p>2.804979</text:p>
          </table:table-cell>
          <table:table-cell office:value-type="float" office:value="-0.188694">
            <text:p>-0.188694</text:p>
          </table:table-cell>
        </table:table-row>
        <table:table-row table:style-name="ro1">
          <table:table-cell office:value-type="float" office:value="2.809979">
            <text:p>2.809979</text:p>
          </table:table-cell>
          <table:table-cell office:value-type="float" office:value="-0.381975">
            <text:p>-0.381975</text:p>
          </table:table-cell>
        </table:table-row>
        <table:table-row table:style-name="ro1">
          <table:table-cell office:value-type="float" office:value="2.814978">
            <text:p>2.814978</text:p>
          </table:table-cell>
          <table:table-cell office:value-type="float" office:value="0.052867">
            <text:p>0.052867</text:p>
          </table:table-cell>
        </table:table-row>
        <table:table-row table:style-name="ro1">
          <table:table-cell office:value-type="float" office:value="2.819978">
            <text:p>2.819978</text:p>
          </table:table-cell>
          <table:table-cell office:value-type="float" office:value="0.148591">
            <text:p>0.148591</text:p>
          </table:table-cell>
        </table:table-row>
        <table:table-row table:style-name="ro1">
          <table:table-cell office:value-type="float" office:value="2.824978">
            <text:p>2.824978</text:p>
          </table:table-cell>
          <table:table-cell office:value-type="float" office:value="-0.50261">
            <text:p>-0.50261</text:p>
          </table:table-cell>
        </table:table-row>
        <table:table-row table:style-name="ro1">
          <table:table-cell office:value-type="float" office:value="2.829977">
            <text:p>2.829977</text:p>
          </table:table-cell>
          <table:table-cell office:value-type="float" office:value="0.751683">
            <text:p>0.751683</text:p>
          </table:table-cell>
        </table:table-row>
        <table:table-row table:style-name="ro1">
          <table:table-cell office:value-type="float" office:value="2.834977">
            <text:p>2.834977</text:p>
          </table:table-cell>
          <table:table-cell office:value-type="float" office:value="0.249964">
            <text:p>0.249964</text:p>
          </table:table-cell>
        </table:table-row>
        <table:table-row table:style-name="ro1">
          <table:table-cell office:value-type="float" office:value="2.839977">
            <text:p>2.839977</text:p>
          </table:table-cell>
          <table:table-cell office:value-type="float" office:value="0.560774">
            <text:p>0.560774</text:p>
          </table:table-cell>
        </table:table-row>
        <table:table-row table:style-name="ro1">
          <table:table-cell office:value-type="float" office:value="2.844976">
            <text:p>2.844976</text:p>
          </table:table-cell>
          <table:table-cell office:value-type="float" office:value="0.812564">
            <text:p>0.812564</text:p>
          </table:table-cell>
        </table:table-row>
        <table:table-row table:style-name="ro1">
          <table:table-cell office:value-type="float" office:value="2.849976">
            <text:p>2.849976</text:p>
          </table:table-cell>
          <table:table-cell office:value-type="float" office:value="-0.442035">
            <text:p>-0.442035</text:p>
          </table:table-cell>
        </table:table-row>
        <table:table-row table:style-name="ro1">
          <table:table-cell office:value-type="float" office:value="2.854975">
            <text:p>2.854975</text:p>
          </table:table-cell>
          <table:table-cell office:value-type="float" office:value="-0.138502">
            <text:p>-0.138502</text:p>
          </table:table-cell>
        </table:table-row>
        <table:table-row table:style-name="ro1">
          <table:table-cell office:value-type="float" office:value="2.859975">
            <text:p>2.859975</text:p>
          </table:table-cell>
          <table:table-cell office:value-type="float" office:value="-0.046458">
            <text:p>-0.046458</text:p>
          </table:table-cell>
        </table:table-row>
        <table:table-row table:style-name="ro1">
          <table:table-cell office:value-type="float" office:value="2.864975">
            <text:p>2.864975</text:p>
          </table:table-cell>
          <table:table-cell office:value-type="float" office:value="-0.924604">
            <text:p>-0.924604</text:p>
          </table:table-cell>
        </table:table-row>
        <table:table-row table:style-name="ro1">
          <table:table-cell office:value-type="float" office:value="2.869974">
            <text:p>2.869974</text:p>
          </table:table-cell>
          <table:table-cell office:value-type="float" office:value="0.713368">
            <text:p>0.713368</text:p>
          </table:table-cell>
        </table:table-row>
        <table:table-row table:style-name="ro1">
          <table:table-cell office:value-type="float" office:value="2.874974">
            <text:p>2.874974</text:p>
          </table:table-cell>
          <table:table-cell office:value-type="float" office:value="-0.485266">
            <text:p>-0.485266</text:p>
          </table:table-cell>
        </table:table-row>
        <table:table-row table:style-name="ro1">
          <table:table-cell office:value-type="float" office:value="2.879974">
            <text:p>2.879974</text:p>
          </table:table-cell>
          <table:table-cell office:value-type="float" office:value="0.162375">
            <text:p>0.162375</text:p>
          </table:table-cell>
        </table:table-row>
        <table:table-row table:style-name="ro1">
          <table:table-cell office:value-type="float" office:value="2.884973">
            <text:p>2.884973</text:p>
          </table:table-cell>
          <table:table-cell office:value-type="float" office:value="0.331591">
            <text:p>0.331591</text:p>
          </table:table-cell>
        </table:table-row>
        <table:table-row table:style-name="ro1">
          <table:table-cell office:value-type="float" office:value="2.889973">
            <text:p>2.889973</text:p>
          </table:table-cell>
          <table:table-cell office:value-type="float" office:value="-0.282678">
            <text:p>-0.282678</text:p>
          </table:table-cell>
        </table:table-row>
        <table:table-row table:style-name="ro1">
          <table:table-cell office:value-type="float" office:value="2.894973">
            <text:p>2.894973</text:p>
          </table:table-cell>
          <table:table-cell office:value-type="float" office:value="-0.188028">
            <text:p>-0.188028</text:p>
          </table:table-cell>
        </table:table-row>
        <table:table-row table:style-name="ro1">
          <table:table-cell office:value-type="float" office:value="2.899972">
            <text:p>2.899972</text:p>
          </table:table-cell>
          <table:table-cell office:value-type="float" office:value="0.554466">
            <text:p>0.554466</text:p>
          </table:table-cell>
        </table:table-row>
        <table:table-row table:style-name="ro1">
          <table:table-cell office:value-type="float" office:value="2.904972">
            <text:p>2.904972</text:p>
          </table:table-cell>
          <table:table-cell office:value-type="float" office:value="-0.049206">
            <text:p>-0.049206</text:p>
          </table:table-cell>
        </table:table-row>
        <table:table-row table:style-name="ro1">
          <table:table-cell office:value-type="float" office:value="2.909971">
            <text:p>2.909971</text:p>
          </table:table-cell>
          <table:table-cell office:value-type="float" office:value="0.757156">
            <text:p>0.757156</text:p>
          </table:table-cell>
        </table:table-row>
        <table:table-row table:style-name="ro1">
          <table:table-cell office:value-type="float" office:value="2.914971">
            <text:p>2.914971</text:p>
          </table:table-cell>
          <table:table-cell office:value-type="float" office:value="0.243436">
            <text:p>0.243436</text:p>
          </table:table-cell>
        </table:table-row>
        <table:table-row table:style-name="ro1">
          <table:table-cell office:value-type="float" office:value="2.919971">
            <text:p>2.919971</text:p>
          </table:table-cell>
          <table:table-cell office:value-type="float" office:value="0.260874">
            <text:p>0.260874</text:p>
          </table:table-cell>
        </table:table-row>
        <table:table-row table:style-name="ro1">
          <table:table-cell office:value-type="float" office:value="2.92497">
            <text:p>2.92497</text:p>
          </table:table-cell>
          <table:table-cell office:value-type="float" office:value="0.172805">
            <text:p>0.172805</text:p>
          </table:table-cell>
        </table:table-row>
        <table:table-row table:style-name="ro1">
          <table:table-cell office:value-type="float" office:value="2.92997">
            <text:p>2.92997</text:p>
          </table:table-cell>
          <table:table-cell office:value-type="float" office:value="-0.61617">
            <text:p>-0.61617</text:p>
          </table:table-cell>
        </table:table-row>
        <table:table-row table:style-name="ro1">
          <table:table-cell office:value-type="float" office:value="2.93497">
            <text:p>2.93497</text:p>
          </table:table-cell>
          <table:table-cell office:value-type="float" office:value="-0.213068">
            <text:p>-0.213068</text:p>
          </table:table-cell>
        </table:table-row>
        <table:table-row table:style-name="ro1">
          <table:table-cell office:value-type="float" office:value="2.939969">
            <text:p>2.939969</text:p>
          </table:table-cell>
          <table:table-cell office:value-type="float" office:value="-0.064664">
            <text:p>-0.064664</text:p>
          </table:table-cell>
        </table:table-row>
        <table:table-row table:style-name="ro1">
          <table:table-cell office:value-type="float" office:value="2.944969">
            <text:p>2.944969</text:p>
          </table:table-cell>
          <table:table-cell office:value-type="float" office:value="-0.29191">
            <text:p>-0.29191</text:p>
          </table:table-cell>
        </table:table-row>
        <table:table-row table:style-name="ro1">
          <table:table-cell office:value-type="float" office:value="2.949969">
            <text:p>2.949969</text:p>
          </table:table-cell>
          <table:table-cell office:value-type="float" office:value="0.194869">
            <text:p>0.194869</text:p>
          </table:table-cell>
        </table:table-row>
        <table:table-row table:style-name="ro1">
          <table:table-cell office:value-type="float" office:value="2.954968">
            <text:p>2.954968</text:p>
          </table:table-cell>
          <table:table-cell office:value-type="float" office:value="0.202174">
            <text:p>0.202174</text:p>
          </table:table-cell>
        </table:table-row>
        <table:table-row table:style-name="ro1">
          <table:table-cell office:value-type="float" office:value="2.959968">
            <text:p>2.959968</text:p>
          </table:table-cell>
          <table:table-cell office:value-type="float" office:value="-0.849356">
            <text:p>-0.849356</text:p>
          </table:table-cell>
        </table:table-row>
        <table:table-row table:style-name="ro1">
          <table:table-cell office:value-type="float" office:value="2.964967">
            <text:p>2.964967</text:p>
          </table:table-cell>
          <table:table-cell office:value-type="float" office:value="0.173596">
            <text:p>0.173596</text:p>
          </table:table-cell>
        </table:table-row>
        <table:table-row table:style-name="ro1">
          <table:table-cell office:value-type="float" office:value="2.969967">
            <text:p>2.969967</text:p>
          </table:table-cell>
          <table:table-cell office:value-type="float" office:value="0.018125">
            <text:p>0.018125</text:p>
          </table:table-cell>
        </table:table-row>
        <table:table-row table:style-name="ro1">
          <table:table-cell office:value-type="float" office:value="2.974967">
            <text:p>2.974967</text:p>
          </table:table-cell>
          <table:table-cell office:value-type="float" office:value="0.472826">
            <text:p>0.472826</text:p>
          </table:table-cell>
        </table:table-row>
        <table:table-row table:style-name="ro1">
          <table:table-cell office:value-type="float" office:value="2.979966">
            <text:p>2.979966</text:p>
          </table:table-cell>
          <table:table-cell office:value-type="float" office:value="-0.25749">
            <text:p>-0.25749</text:p>
          </table:table-cell>
        </table:table-row>
        <table:table-row table:style-name="ro1">
          <table:table-cell office:value-type="float" office:value="2.984966">
            <text:p>2.984966</text:p>
          </table:table-cell>
          <table:table-cell office:value-type="float" office:value="-0.445176">
            <text:p>-0.445176</text:p>
          </table:table-cell>
        </table:table-row>
        <table:table-row table:style-name="ro1">
          <table:table-cell office:value-type="float" office:value="2.989966">
            <text:p>2.989966</text:p>
          </table:table-cell>
          <table:table-cell office:value-type="float" office:value="-0.149996">
            <text:p>-0.149996</text:p>
          </table:table-cell>
        </table:table-row>
        <table:table-row table:style-name="ro1">
          <table:table-cell office:value-type="float" office:value="2.994965">
            <text:p>2.994965</text:p>
          </table:table-cell>
          <table:table-cell office:value-type="float" office:value="0.984157">
            <text:p>0.984157</text:p>
          </table:table-cell>
        </table:table-row>
        <table:table-row table:style-name="ro1">
          <table:table-cell office:value-type="float" office:value="2.999965">
            <text:p>2.999965</text:p>
          </table:table-cell>
          <table:table-cell office:value-type="float" office:value="-1.208198">
            <text:p>-1.208198</text:p>
          </table:table-cell>
        </table:table-row>
        <table:table-row table:style-name="ro1">
          <table:table-cell office:value-type="float" office:value="3.004965">
            <text:p>3.004965</text:p>
          </table:table-cell>
          <table:table-cell office:value-type="float" office:value="0.347567">
            <text:p>0.347567</text:p>
          </table:table-cell>
        </table:table-row>
        <table:table-row table:style-name="ro1">
          <table:table-cell office:value-type="float" office:value="3.009964">
            <text:p>3.009964</text:p>
          </table:table-cell>
          <table:table-cell office:value-type="float" office:value="0.838627">
            <text:p>0.838627</text:p>
          </table:table-cell>
        </table:table-row>
        <table:table-row table:style-name="ro1">
          <table:table-cell office:value-type="float" office:value="3.014964">
            <text:p>3.014964</text:p>
          </table:table-cell>
          <table:table-cell office:value-type="float" office:value="-0.278035">
            <text:p>-0.278035</text:p>
          </table:table-cell>
        </table:table-row>
        <table:table-row table:style-name="ro1">
          <table:table-cell office:value-type="float" office:value="3.019964">
            <text:p>3.019964</text:p>
          </table:table-cell>
          <table:table-cell office:value-type="float" office:value="-0.339603">
            <text:p>-0.339603</text:p>
          </table:table-cell>
        </table:table-row>
        <table:table-row table:style-name="ro1">
          <table:table-cell office:value-type="float" office:value="3.024963">
            <text:p>3.024963</text:p>
          </table:table-cell>
          <table:table-cell office:value-type="float" office:value="0.263989">
            <text:p>0.263989</text:p>
          </table:table-cell>
        </table:table-row>
        <table:table-row table:style-name="ro1">
          <table:table-cell office:value-type="float" office:value="3.029963">
            <text:p>3.029963</text:p>
          </table:table-cell>
          <table:table-cell office:value-type="float" office:value="-0.219569">
            <text:p>-0.219569</text:p>
          </table:table-cell>
        </table:table-row>
        <table:table-row table:style-name="ro1">
          <table:table-cell office:value-type="float" office:value="3.034962">
            <text:p>3.034962</text:p>
          </table:table-cell>
          <table:table-cell office:value-type="float" office:value="-0.416913">
            <text:p>-0.416913</text:p>
          </table:table-cell>
        </table:table-row>
        <table:table-row table:style-name="ro1">
          <table:table-cell office:value-type="float" office:value="3.039962">
            <text:p>3.039962</text:p>
          </table:table-cell>
          <table:table-cell office:value-type="float" office:value="0.121456">
            <text:p>0.121456</text:p>
          </table:table-cell>
        </table:table-row>
        <table:table-row table:style-name="ro1">
          <table:table-cell office:value-type="float" office:value="3.044962">
            <text:p>3.044962</text:p>
          </table:table-cell>
          <table:table-cell office:value-type="float" office:value="0.069939">
            <text:p>0.069939</text:p>
          </table:table-cell>
        </table:table-row>
        <table:table-row table:style-name="ro1">
          <table:table-cell office:value-type="float" office:value="3.049961">
            <text:p>3.049961</text:p>
          </table:table-cell>
          <table:table-cell office:value-type="float" office:value="0.613212">
            <text:p>0.613212</text:p>
          </table:table-cell>
        </table:table-row>
        <table:table-row table:style-name="ro1">
          <table:table-cell office:value-type="float" office:value="3.054961">
            <text:p>3.054961</text:p>
          </table:table-cell>
          <table:table-cell office:value-type="float" office:value="-0.258668">
            <text:p>-0.258668</text:p>
          </table:table-cell>
        </table:table-row>
        <table:table-row table:style-name="ro1">
          <table:table-cell office:value-type="float" office:value="3.059961">
            <text:p>3.059961</text:p>
          </table:table-cell>
          <table:table-cell office:value-type="float" office:value="-0.4301">
            <text:p>-0.4301</text:p>
          </table:table-cell>
        </table:table-row>
        <table:table-row table:style-name="ro1">
          <table:table-cell office:value-type="float" office:value="3.06496">
            <text:p>3.06496</text:p>
          </table:table-cell>
          <table:table-cell office:value-type="float" office:value="-0.045481">
            <text:p>-0.045481</text:p>
          </table:table-cell>
        </table:table-row>
        <table:table-row table:style-name="ro1">
          <table:table-cell office:value-type="float" office:value="3.06996">
            <text:p>3.06996</text:p>
          </table:table-cell>
          <table:table-cell office:value-type="float" office:value="0.302854">
            <text:p>0.302854</text:p>
          </table:table-cell>
        </table:table-row>
        <table:table-row table:style-name="ro1">
          <table:table-cell office:value-type="float" office:value="3.07496">
            <text:p>3.07496</text:p>
          </table:table-cell>
          <table:table-cell office:value-type="float" office:value="0.150715">
            <text:p>0.150715</text:p>
          </table:table-cell>
        </table:table-row>
        <table:table-row table:style-name="ro1">
          <table:table-cell office:value-type="float" office:value="3.079959">
            <text:p>3.079959</text:p>
          </table:table-cell>
          <table:table-cell office:value-type="float" office:value="-0.558828">
            <text:p>-0.558828</text:p>
          </table:table-cell>
        </table:table-row>
        <table:table-row table:style-name="ro1">
          <table:table-cell office:value-type="float" office:value="3.084959">
            <text:p>3.084959</text:p>
          </table:table-cell>
          <table:table-cell office:value-type="float" office:value="0.414583">
            <text:p>0.414583</text:p>
          </table:table-cell>
        </table:table-row>
        <table:table-row table:style-name="ro1">
          <table:table-cell office:value-type="float" office:value="3.089958">
            <text:p>3.089958</text:p>
          </table:table-cell>
          <table:table-cell office:value-type="float" office:value="-0.030415">
            <text:p>-0.030415</text:p>
          </table:table-cell>
        </table:table-row>
        <table:table-row table:style-name="ro1">
          <table:table-cell office:value-type="float" office:value="3.094958">
            <text:p>3.094958</text:p>
          </table:table-cell>
          <table:table-cell office:value-type="float" office:value="-1.022044">
            <text:p>-1.022044</text:p>
          </table:table-cell>
        </table:table-row>
        <table:table-row table:style-name="ro1">
          <table:table-cell office:value-type="float" office:value="3.099958">
            <text:p>3.099958</text:p>
          </table:table-cell>
          <table:table-cell office:value-type="float" office:value="-0.488858">
            <text:p>-0.488858</text:p>
          </table:table-cell>
        </table:table-row>
        <table:table-row table:style-name="ro1">
          <table:table-cell office:value-type="float" office:value="3.104957">
            <text:p>3.104957</text:p>
          </table:table-cell>
          <table:table-cell office:value-type="float" office:value="-0.365106">
            <text:p>-0.365106</text:p>
          </table:table-cell>
        </table:table-row>
        <table:table-row table:style-name="ro1">
          <table:table-cell office:value-type="float" office:value="3.109957">
            <text:p>3.109957</text:p>
          </table:table-cell>
          <table:table-cell office:value-type="float" office:value="0.021706">
            <text:p>0.021706</text:p>
          </table:table-cell>
        </table:table-row>
        <table:table-row table:style-name="ro1">
          <table:table-cell office:value-type="float" office:value="3.114957">
            <text:p>3.114957</text:p>
          </table:table-cell>
          <table:table-cell office:value-type="float" office:value="0.04255">
            <text:p>0.04255</text:p>
          </table:table-cell>
        </table:table-row>
        <table:table-row table:style-name="ro1">
          <table:table-cell office:value-type="float" office:value="3.119956">
            <text:p>3.119956</text:p>
          </table:table-cell>
          <table:table-cell office:value-type="float" office:value="-0.838532">
            <text:p>-0.838532</text:p>
          </table:table-cell>
        </table:table-row>
        <table:table-row table:style-name="ro1">
          <table:table-cell office:value-type="float" office:value="3.124956">
            <text:p>3.124956</text:p>
          </table:table-cell>
          <table:table-cell office:value-type="float" office:value="0.0474">
            <text:p>0.0474</text:p>
          </table:table-cell>
        </table:table-row>
        <table:table-row table:style-name="ro1">
          <table:table-cell office:value-type="float" office:value="3.129956">
            <text:p>3.129956</text:p>
          </table:table-cell>
          <table:table-cell office:value-type="float" office:value="0.879287">
            <text:p>0.879287</text:p>
          </table:table-cell>
        </table:table-row>
        <table:table-row table:style-name="ro1">
          <table:table-cell office:value-type="float" office:value="3.134955">
            <text:p>3.134955</text:p>
          </table:table-cell>
          <table:table-cell office:value-type="float" office:value="0.955549">
            <text:p>0.955549</text:p>
          </table:table-cell>
        </table:table-row>
        <table:table-row table:style-name="ro1">
          <table:table-cell office:value-type="float" office:value="3.139955">
            <text:p>3.139955</text:p>
          </table:table-cell>
          <table:table-cell office:value-type="float" office:value="-0.082292">
            <text:p>-0.082292</text:p>
          </table:table-cell>
        </table:table-row>
        <table:table-row table:style-name="ro1">
          <table:table-cell office:value-type="float" office:value="3.144954">
            <text:p>3.144954</text:p>
          </table:table-cell>
          <table:table-cell office:value-type="float" office:value="-0.755791">
            <text:p>-0.755791</text:p>
          </table:table-cell>
        </table:table-row>
        <table:table-row table:style-name="ro1">
          <table:table-cell office:value-type="float" office:value="3.149954">
            <text:p>3.149954</text:p>
          </table:table-cell>
          <table:table-cell office:value-type="float" office:value="-1.091157">
            <text:p>-1.091157</text:p>
          </table:table-cell>
        </table:table-row>
        <table:table-row table:style-name="ro1">
          <table:table-cell office:value-type="float" office:value="3.154954">
            <text:p>3.154954</text:p>
          </table:table-cell>
          <table:table-cell office:value-type="float" office:value="0.435343">
            <text:p>0.435343</text:p>
          </table:table-cell>
        </table:table-row>
        <table:table-row table:style-name="ro1">
          <table:table-cell office:value-type="float" office:value="3.159953">
            <text:p>3.159953</text:p>
          </table:table-cell>
          <table:table-cell office:value-type="float" office:value="-0.04786">
            <text:p>-0.04786</text:p>
          </table:table-cell>
        </table:table-row>
        <table:table-row table:style-name="ro1">
          <table:table-cell office:value-type="float" office:value="3.164953">
            <text:p>3.164953</text:p>
          </table:table-cell>
          <table:table-cell office:value-type="float" office:value="-0.273505">
            <text:p>-0.273505</text:p>
          </table:table-cell>
        </table:table-row>
        <table:table-row table:style-name="ro1">
          <table:table-cell office:value-type="float" office:value="3.169953">
            <text:p>3.169953</text:p>
          </table:table-cell>
          <table:table-cell office:value-type="float" office:value="-0.547221">
            <text:p>-0.547221</text:p>
          </table:table-cell>
        </table:table-row>
        <table:table-row table:style-name="ro1">
          <table:table-cell office:value-type="float" office:value="3.174952">
            <text:p>3.174952</text:p>
          </table:table-cell>
          <table:table-cell office:value-type="float" office:value="0.008323">
            <text:p>0.008323</text:p>
          </table:table-cell>
        </table:table-row>
        <table:table-row table:style-name="ro1">
          <table:table-cell office:value-type="float" office:value="3.179952">
            <text:p>3.179952</text:p>
          </table:table-cell>
          <table:table-cell office:value-type="float" office:value="0.164485">
            <text:p>0.164485</text:p>
          </table:table-cell>
        </table:table-row>
        <table:table-row table:style-name="ro1">
          <table:table-cell office:value-type="float" office:value="3.184952">
            <text:p>3.184952</text:p>
          </table:table-cell>
          <table:table-cell office:value-type="float" office:value="-0.704827">
            <text:p>-0.704827</text:p>
          </table:table-cell>
        </table:table-row>
        <table:table-row table:style-name="ro1">
          <table:table-cell office:value-type="float" office:value="3.189951">
            <text:p>3.189951</text:p>
          </table:table-cell>
          <table:table-cell office:value-type="float" office:value="-0.335577">
            <text:p>-0.335577</text:p>
          </table:table-cell>
        </table:table-row>
        <table:table-row table:style-name="ro1">
          <table:table-cell office:value-type="float" office:value="3.194951">
            <text:p>3.194951</text:p>
          </table:table-cell>
          <table:table-cell office:value-type="float" office:value="0.804579">
            <text:p>0.804579</text:p>
          </table:table-cell>
        </table:table-row>
        <table:table-row table:style-name="ro1">
          <table:table-cell office:value-type="float" office:value="3.19995">
            <text:p>3.19995</text:p>
          </table:table-cell>
          <table:table-cell office:value-type="float" office:value="-0.296894">
            <text:p>-0.296894</text:p>
          </table:table-cell>
        </table:table-row>
        <table:table-row table:style-name="ro1">
          <table:table-cell office:value-type="float" office:value="3.20495">
            <text:p>3.20495</text:p>
          </table:table-cell>
          <table:table-cell office:value-type="float" office:value="-0.443539">
            <text:p>-0.443539</text:p>
          </table:table-cell>
        </table:table-row>
        <table:table-row table:style-name="ro1">
          <table:table-cell office:value-type="float" office:value="3.20995">
            <text:p>3.20995</text:p>
          </table:table-cell>
          <table:table-cell office:value-type="float" office:value="0.66645">
            <text:p>0.66645</text:p>
          </table:table-cell>
        </table:table-row>
        <table:table-row table:style-name="ro1">
          <table:table-cell office:value-type="float" office:value="3.214949">
            <text:p>3.214949</text:p>
          </table:table-cell>
          <table:table-cell office:value-type="float" office:value="0.311414">
            <text:p>0.311414</text:p>
          </table:table-cell>
        </table:table-row>
        <table:table-row table:style-name="ro1">
          <table:table-cell office:value-type="float" office:value="3.219949">
            <text:p>3.219949</text:p>
          </table:table-cell>
          <table:table-cell office:value-type="float" office:value="-0.600475">
            <text:p>-0.600475</text:p>
          </table:table-cell>
        </table:table-row>
        <table:table-row table:style-name="ro1">
          <table:table-cell office:value-type="float" office:value="3.224949">
            <text:p>3.224949</text:p>
          </table:table-cell>
          <table:table-cell office:value-type="float" office:value="0.219564">
            <text:p>0.219564</text:p>
          </table:table-cell>
        </table:table-row>
        <table:table-row table:style-name="ro1">
          <table:table-cell office:value-type="float" office:value="3.229948">
            <text:p>3.229948</text:p>
          </table:table-cell>
          <table:table-cell office:value-type="float" office:value="0.171602">
            <text:p>0.171602</text:p>
          </table:table-cell>
        </table:table-row>
        <table:table-row table:style-name="ro1">
          <table:table-cell office:value-type="float" office:value="3.234948">
            <text:p>3.234948</text:p>
          </table:table-cell>
          <table:table-cell office:value-type="float" office:value="0.452366">
            <text:p>0.452366</text:p>
          </table:table-cell>
        </table:table-row>
        <table:table-row table:style-name="ro1">
          <table:table-cell office:value-type="float" office:value="3.239948">
            <text:p>3.239948</text:p>
          </table:table-cell>
          <table:table-cell office:value-type="float" office:value="-0.48536">
            <text:p>-0.48536</text:p>
          </table:table-cell>
        </table:table-row>
        <table:table-row table:style-name="ro1">
          <table:table-cell office:value-type="float" office:value="3.244947">
            <text:p>3.244947</text:p>
          </table:table-cell>
          <table:table-cell office:value-type="float" office:value="-0.026081">
            <text:p>-0.026081</text:p>
          </table:table-cell>
        </table:table-row>
        <table:table-row table:style-name="ro1">
          <table:table-cell office:value-type="float" office:value="3.249947">
            <text:p>3.249947</text:p>
          </table:table-cell>
          <table:table-cell office:value-type="float" office:value="0.204704">
            <text:p>0.204704</text:p>
          </table:table-cell>
        </table:table-row>
        <table:table-row table:style-name="ro1">
          <table:table-cell office:value-type="float" office:value="3.254946">
            <text:p>3.254946</text:p>
          </table:table-cell>
          <table:table-cell office:value-type="float" office:value="-0.166926">
            <text:p>-0.166926</text:p>
          </table:table-cell>
        </table:table-row>
        <table:table-row table:style-name="ro1">
          <table:table-cell office:value-type="float" office:value="3.259946">
            <text:p>3.259946</text:p>
          </table:table-cell>
          <table:table-cell office:value-type="float" office:value="0.003081">
            <text:p>0.003081</text:p>
          </table:table-cell>
        </table:table-row>
        <table:table-row table:style-name="ro1">
          <table:table-cell office:value-type="float" office:value="3.264946">
            <text:p>3.264946</text:p>
          </table:table-cell>
          <table:table-cell office:value-type="float" office:value="-0.674467">
            <text:p>-0.674467</text:p>
          </table:table-cell>
        </table:table-row>
        <table:table-row table:style-name="ro1">
          <table:table-cell office:value-type="float" office:value="3.269945">
            <text:p>3.269945</text:p>
          </table:table-cell>
          <table:table-cell office:value-type="float" office:value="-0.532758">
            <text:p>-0.532758</text:p>
          </table:table-cell>
        </table:table-row>
        <table:table-row table:style-name="ro1">
          <table:table-cell office:value-type="float" office:value="3.274945">
            <text:p>3.274945</text:p>
          </table:table-cell>
          <table:table-cell office:value-type="float" office:value="0.630803">
            <text:p>0.630803</text:p>
          </table:table-cell>
        </table:table-row>
        <table:table-row table:style-name="ro1">
          <table:table-cell office:value-type="float" office:value="3.279945">
            <text:p>3.279945</text:p>
          </table:table-cell>
          <table:table-cell office:value-type="float" office:value="-0.886446">
            <text:p>-0.886446</text:p>
          </table:table-cell>
        </table:table-row>
        <table:table-row table:style-name="ro1">
          <table:table-cell office:value-type="float" office:value="3.284944">
            <text:p>3.284944</text:p>
          </table:table-cell>
          <table:table-cell office:value-type="float" office:value="-0.243733">
            <text:p>-0.243733</text:p>
          </table:table-cell>
        </table:table-row>
        <table:table-row table:style-name="ro1">
          <table:table-cell office:value-type="float" office:value="3.289944">
            <text:p>3.289944</text:p>
          </table:table-cell>
          <table:table-cell office:value-type="float" office:value="-0.135742">
            <text:p>-0.135742</text:p>
          </table:table-cell>
        </table:table-row>
        <table:table-row table:style-name="ro1">
          <table:table-cell office:value-type="float" office:value="3.294944">
            <text:p>3.294944</text:p>
          </table:table-cell>
          <table:table-cell office:value-type="float" office:value="-0.24751">
            <text:p>-0.24751</text:p>
          </table:table-cell>
        </table:table-row>
        <table:table-row table:style-name="ro1">
          <table:table-cell office:value-type="float" office:value="3.299943">
            <text:p>3.299943</text:p>
          </table:table-cell>
          <table:table-cell office:value-type="float" office:value="-0.288332">
            <text:p>-0.288332</text:p>
          </table:table-cell>
        </table:table-row>
        <table:table-row table:style-name="ro1">
          <table:table-cell office:value-type="float" office:value="3.304943">
            <text:p>3.304943</text:p>
          </table:table-cell>
          <table:table-cell office:value-type="float" office:value="-0.234531">
            <text:p>-0.234531</text:p>
          </table:table-cell>
        </table:table-row>
        <table:table-row table:style-name="ro1">
          <table:table-cell office:value-type="float" office:value="3.309942">
            <text:p>3.309942</text:p>
          </table:table-cell>
          <table:table-cell office:value-type="float" office:value="0.050994">
            <text:p>0.050994</text:p>
          </table:table-cell>
        </table:table-row>
        <table:table-row table:style-name="ro1">
          <table:table-cell office:value-type="float" office:value="3.314942">
            <text:p>3.314942</text:p>
          </table:table-cell>
          <table:table-cell office:value-type="float" office:value="0.722639">
            <text:p>0.722639</text:p>
          </table:table-cell>
        </table:table-row>
        <table:table-row table:style-name="ro1">
          <table:table-cell office:value-type="float" office:value="3.319942">
            <text:p>3.319942</text:p>
          </table:table-cell>
          <table:table-cell office:value-type="float" office:value="-1.007014">
            <text:p>-1.007014</text:p>
          </table:table-cell>
        </table:table-row>
        <table:table-row table:style-name="ro1">
          <table:table-cell office:value-type="float" office:value="3.324941">
            <text:p>3.324941</text:p>
          </table:table-cell>
          <table:table-cell office:value-type="float" office:value="0.011446">
            <text:p>0.011446</text:p>
          </table:table-cell>
        </table:table-row>
        <table:table-row table:style-name="ro1">
          <table:table-cell office:value-type="float" office:value="3.329941">
            <text:p>3.329941</text:p>
          </table:table-cell>
          <table:table-cell office:value-type="float" office:value="0.798195">
            <text:p>0.798195</text:p>
          </table:table-cell>
        </table:table-row>
        <table:table-row table:style-name="ro1">
          <table:table-cell office:value-type="float" office:value="3.334941">
            <text:p>3.334941</text:p>
          </table:table-cell>
          <table:table-cell office:value-type="float" office:value="-0.198298">
            <text:p>-0.198298</text:p>
          </table:table-cell>
        </table:table-row>
        <table:table-row table:style-name="ro1">
          <table:table-cell office:value-type="float" office:value="3.33994">
            <text:p>3.33994</text:p>
          </table:table-cell>
          <table:table-cell office:value-type="float" office:value="-0.584214">
            <text:p>-0.584214</text:p>
          </table:table-cell>
        </table:table-row>
        <table:table-row table:style-name="ro1">
          <table:table-cell office:value-type="float" office:value="3.34494">
            <text:p>3.34494</text:p>
          </table:table-cell>
          <table:table-cell office:value-type="float" office:value="0.045979">
            <text:p>0.045979</text:p>
          </table:table-cell>
        </table:table-row>
        <table:table-row table:style-name="ro1">
          <table:table-cell office:value-type="float" office:value="3.34994">
            <text:p>3.34994</text:p>
          </table:table-cell>
          <table:table-cell office:value-type="float" office:value="-0.194529">
            <text:p>-0.194529</text:p>
          </table:table-cell>
        </table:table-row>
        <table:table-row table:style-name="ro1">
          <table:table-cell office:value-type="float" office:value="3.354939">
            <text:p>3.354939</text:p>
          </table:table-cell>
          <table:table-cell office:value-type="float" office:value="-0.439836">
            <text:p>-0.439836</text:p>
          </table:table-cell>
        </table:table-row>
        <table:table-row table:style-name="ro1">
          <table:table-cell office:value-type="float" office:value="3.359939">
            <text:p>3.359939</text:p>
          </table:table-cell>
          <table:table-cell office:value-type="float" office:value="-0.75204">
            <text:p>-0.75204</text:p>
          </table:table-cell>
        </table:table-row>
        <table:table-row table:style-name="ro1">
          <table:table-cell office:value-type="float" office:value="3.364938">
            <text:p>3.364938</text:p>
          </table:table-cell>
          <table:table-cell office:value-type="float" office:value="-0.080472">
            <text:p>-0.080472</text:p>
          </table:table-cell>
        </table:table-row>
        <table:table-row table:style-name="ro1">
          <table:table-cell office:value-type="float" office:value="3.369938">
            <text:p>3.369938</text:p>
          </table:table-cell>
          <table:table-cell office:value-type="float" office:value="-0.539946">
            <text:p>-0.539946</text:p>
          </table:table-cell>
        </table:table-row>
        <table:table-row table:style-name="ro1">
          <table:table-cell office:value-type="float" office:value="3.374938">
            <text:p>3.374938</text:p>
          </table:table-cell>
          <table:table-cell office:value-type="float" office:value="0.291496">
            <text:p>0.291496</text:p>
          </table:table-cell>
        </table:table-row>
        <table:table-row table:style-name="ro1">
          <table:table-cell office:value-type="float" office:value="3.379937">
            <text:p>3.379937</text:p>
          </table:table-cell>
          <table:table-cell office:value-type="float" office:value="-0.014745">
            <text:p>-0.014745</text:p>
          </table:table-cell>
        </table:table-row>
        <table:table-row table:style-name="ro1">
          <table:table-cell office:value-type="float" office:value="3.384937">
            <text:p>3.384937</text:p>
          </table:table-cell>
          <table:table-cell office:value-type="float" office:value="-0.386514">
            <text:p>-0.386514</text:p>
          </table:table-cell>
        </table:table-row>
        <table:table-row table:style-name="ro1">
          <table:table-cell office:value-type="float" office:value="3.389937">
            <text:p>3.389937</text:p>
          </table:table-cell>
          <table:table-cell office:value-type="float" office:value="-1.005182">
            <text:p>-1.005182</text:p>
          </table:table-cell>
        </table:table-row>
        <table:table-row table:style-name="ro1">
          <table:table-cell office:value-type="float" office:value="3.394936">
            <text:p>3.394936</text:p>
          </table:table-cell>
          <table:table-cell office:value-type="float" office:value="-0.426783">
            <text:p>-0.426783</text:p>
          </table:table-cell>
        </table:table-row>
        <table:table-row table:style-name="ro1">
          <table:table-cell office:value-type="float" office:value="3.399936">
            <text:p>3.399936</text:p>
          </table:table-cell>
          <table:table-cell office:value-type="float" office:value="-0.722683">
            <text:p>-0.722683</text:p>
          </table:table-cell>
        </table:table-row>
        <table:table-row table:style-name="ro1">
          <table:table-cell office:value-type="float" office:value="3.404936">
            <text:p>3.404936</text:p>
          </table:table-cell>
          <table:table-cell office:value-type="float" office:value="0.697135">
            <text:p>0.697135</text:p>
          </table:table-cell>
        </table:table-row>
        <table:table-row table:style-name="ro1">
          <table:table-cell office:value-type="float" office:value="3.409935">
            <text:p>3.409935</text:p>
          </table:table-cell>
          <table:table-cell office:value-type="float" office:value="0.039433">
            <text:p>0.039433</text:p>
          </table:table-cell>
        </table:table-row>
        <table:table-row table:style-name="ro1">
          <table:table-cell office:value-type="float" office:value="3.414935">
            <text:p>3.414935</text:p>
          </table:table-cell>
          <table:table-cell office:value-type="float" office:value="0.006558">
            <text:p>0.006558</text:p>
          </table:table-cell>
        </table:table-row>
        <table:table-row table:style-name="ro1">
          <table:table-cell office:value-type="float" office:value="3.419935">
            <text:p>3.419935</text:p>
          </table:table-cell>
          <table:table-cell office:value-type="float" office:value="0.320546">
            <text:p>0.320546</text:p>
          </table:table-cell>
        </table:table-row>
        <table:table-row table:style-name="ro1">
          <table:table-cell office:value-type="float" office:value="3.424934">
            <text:p>3.424934</text:p>
          </table:table-cell>
          <table:table-cell office:value-type="float" office:value="0.675803">
            <text:p>0.675803</text:p>
          </table:table-cell>
        </table:table-row>
        <table:table-row table:style-name="ro1">
          <table:table-cell office:value-type="float" office:value="3.429934">
            <text:p>3.429934</text:p>
          </table:table-cell>
          <table:table-cell office:value-type="float" office:value="-0.037312">
            <text:p>-0.037312</text:p>
          </table:table-cell>
        </table:table-row>
        <table:table-row table:style-name="ro1">
          <table:table-cell office:value-type="float" office:value="3.434933">
            <text:p>3.434933</text:p>
          </table:table-cell>
          <table:table-cell office:value-type="float" office:value="0.120416">
            <text:p>0.120416</text:p>
          </table:table-cell>
        </table:table-row>
        <table:table-row table:style-name="ro1">
          <table:table-cell office:value-type="float" office:value="3.439933">
            <text:p>3.439933</text:p>
          </table:table-cell>
          <table:table-cell office:value-type="float" office:value="1.356518">
            <text:p>1.356518</text:p>
          </table:table-cell>
        </table:table-row>
        <table:table-row table:style-name="ro1">
          <table:table-cell office:value-type="float" office:value="3.444933">
            <text:p>3.444933</text:p>
          </table:table-cell>
          <table:table-cell office:value-type="float" office:value="-0.186308">
            <text:p>-0.186308</text:p>
          </table:table-cell>
        </table:table-row>
        <table:table-row table:style-name="ro1">
          <table:table-cell office:value-type="float" office:value="3.449932">
            <text:p>3.449932</text:p>
          </table:table-cell>
          <table:table-cell office:value-type="float" office:value="-0.080508">
            <text:p>-0.080508</text:p>
          </table:table-cell>
        </table:table-row>
        <table:table-row table:style-name="ro1">
          <table:table-cell office:value-type="float" office:value="3.454932">
            <text:p>3.454932</text:p>
          </table:table-cell>
          <table:table-cell office:value-type="float" office:value="-0.198514">
            <text:p>-0.198514</text:p>
          </table:table-cell>
        </table:table-row>
        <table:table-row table:style-name="ro1">
          <table:table-cell office:value-type="float" office:value="3.459932">
            <text:p>3.459932</text:p>
          </table:table-cell>
          <table:table-cell office:value-type="float" office:value="0.456214">
            <text:p>0.456214</text:p>
          </table:table-cell>
        </table:table-row>
        <table:table-row table:style-name="ro1">
          <table:table-cell office:value-type="float" office:value="3.464931">
            <text:p>3.464931</text:p>
          </table:table-cell>
          <table:table-cell office:value-type="float" office:value="-0.554448">
            <text:p>-0.554448</text:p>
          </table:table-cell>
        </table:table-row>
        <table:table-row table:style-name="ro1">
          <table:table-cell office:value-type="float" office:value="3.469931">
            <text:p>3.469931</text:p>
          </table:table-cell>
          <table:table-cell office:value-type="float" office:value="-0.367932">
            <text:p>-0.367932</text:p>
          </table:table-cell>
        </table:table-row>
        <table:table-row table:style-name="ro1">
          <table:table-cell office:value-type="float" office:value="3.474931">
            <text:p>3.474931</text:p>
          </table:table-cell>
          <table:table-cell office:value-type="float" office:value="0.937941">
            <text:p>0.937941</text:p>
          </table:table-cell>
        </table:table-row>
        <table:table-row table:style-name="ro1">
          <table:table-cell office:value-type="float" office:value="3.47993">
            <text:p>3.47993</text:p>
          </table:table-cell>
          <table:table-cell office:value-type="float" office:value="-0.535613">
            <text:p>-0.535613</text:p>
          </table:table-cell>
        </table:table-row>
        <table:table-row table:style-name="ro1">
          <table:table-cell office:value-type="float" office:value="3.48493">
            <text:p>3.48493</text:p>
          </table:table-cell>
          <table:table-cell office:value-type="float" office:value="0.069405">
            <text:p>0.069405</text:p>
          </table:table-cell>
        </table:table-row>
        <table:table-row table:style-name="ro1">
          <table:table-cell office:value-type="float" office:value="3.489929">
            <text:p>3.489929</text:p>
          </table:table-cell>
          <table:table-cell office:value-type="float" office:value="-0.285344">
            <text:p>-0.285344</text:p>
          </table:table-cell>
        </table:table-row>
        <table:table-row table:style-name="ro1">
          <table:table-cell office:value-type="float" office:value="3.494929">
            <text:p>3.494929</text:p>
          </table:table-cell>
          <table:table-cell office:value-type="float" office:value="0.136428">
            <text:p>0.136428</text:p>
          </table:table-cell>
        </table:table-row>
        <table:table-row table:style-name="ro1">
          <table:table-cell office:value-type="float" office:value="3.499929">
            <text:p>3.499929</text:p>
          </table:table-cell>
          <table:table-cell office:value-type="float" office:value="0.260527">
            <text:p>0.260527</text:p>
          </table:table-cell>
        </table:table-row>
        <table:table-row table:style-name="ro1">
          <table:table-cell office:value-type="float" office:value="3.504928">
            <text:p>3.504928</text:p>
          </table:table-cell>
          <table:table-cell office:value-type="float" office:value="-0.554381">
            <text:p>-0.554381</text:p>
          </table:table-cell>
        </table:table-row>
        <table:table-row table:style-name="ro1">
          <table:table-cell office:value-type="float" office:value="3.509928">
            <text:p>3.509928</text:p>
          </table:table-cell>
          <table:table-cell office:value-type="float" office:value="-0.533025">
            <text:p>-0.533025</text:p>
          </table:table-cell>
        </table:table-row>
        <table:table-row table:style-name="ro1">
          <table:table-cell office:value-type="float" office:value="3.514928">
            <text:p>3.514928</text:p>
          </table:table-cell>
          <table:table-cell office:value-type="float" office:value="-0.824278">
            <text:p>-0.824278</text:p>
          </table:table-cell>
        </table:table-row>
        <table:table-row table:style-name="ro1">
          <table:table-cell office:value-type="float" office:value="3.519927">
            <text:p>3.519927</text:p>
          </table:table-cell>
          <table:table-cell office:value-type="float" office:value="-0.615017">
            <text:p>-0.615017</text:p>
          </table:table-cell>
        </table:table-row>
        <table:table-row table:style-name="ro1">
          <table:table-cell office:value-type="float" office:value="3.524927">
            <text:p>3.524927</text:p>
          </table:table-cell>
          <table:table-cell office:value-type="float" office:value="0.648551">
            <text:p>0.648551</text:p>
          </table:table-cell>
        </table:table-row>
        <table:table-row table:style-name="ro1">
          <table:table-cell office:value-type="float" office:value="3.529927">
            <text:p>3.529927</text:p>
          </table:table-cell>
          <table:table-cell office:value-type="float" office:value="-0.511948">
            <text:p>-0.511948</text:p>
          </table:table-cell>
        </table:table-row>
        <table:table-row table:style-name="ro1">
          <table:table-cell office:value-type="float" office:value="3.534926">
            <text:p>3.534926</text:p>
          </table:table-cell>
          <table:table-cell office:value-type="float" office:value="-0.233766">
            <text:p>-0.233766</text:p>
          </table:table-cell>
        </table:table-row>
        <table:table-row table:style-name="ro1">
          <table:table-cell office:value-type="float" office:value="3.539926">
            <text:p>3.539926</text:p>
          </table:table-cell>
          <table:table-cell office:value-type="float" office:value="-0.800643">
            <text:p>-0.800643</text:p>
          </table:table-cell>
        </table:table-row>
        <table:table-row table:style-name="ro1">
          <table:table-cell office:value-type="float" office:value="3.544925">
            <text:p>3.544925</text:p>
          </table:table-cell>
          <table:table-cell office:value-type="float" office:value="-0.293428">
            <text:p>-0.293428</text:p>
          </table:table-cell>
        </table:table-row>
        <table:table-row table:style-name="ro1">
          <table:table-cell office:value-type="float" office:value="3.549925">
            <text:p>3.549925</text:p>
          </table:table-cell>
          <table:table-cell office:value-type="float" office:value="-0.071045">
            <text:p>-0.071045</text:p>
          </table:table-cell>
        </table:table-row>
        <table:table-row table:style-name="ro1">
          <table:table-cell office:value-type="float" office:value="3.554925">
            <text:p>3.554925</text:p>
          </table:table-cell>
          <table:table-cell office:value-type="float" office:value="0.283473">
            <text:p>0.283473</text:p>
          </table:table-cell>
        </table:table-row>
        <table:table-row table:style-name="ro1">
          <table:table-cell office:value-type="float" office:value="3.559924">
            <text:p>3.559924</text:p>
          </table:table-cell>
          <table:table-cell office:value-type="float" office:value="0.273372">
            <text:p>0.273372</text:p>
          </table:table-cell>
        </table:table-row>
        <table:table-row table:style-name="ro1">
          <table:table-cell office:value-type="float" office:value="3.564924">
            <text:p>3.564924</text:p>
          </table:table-cell>
          <table:table-cell office:value-type="float" office:value="0.12343">
            <text:p>0.12343</text:p>
          </table:table-cell>
        </table:table-row>
        <table:table-row table:style-name="ro1">
          <table:table-cell office:value-type="float" office:value="3.569924">
            <text:p>3.569924</text:p>
          </table:table-cell>
          <table:table-cell office:value-type="float" office:value="-0.217904">
            <text:p>-0.217904</text:p>
          </table:table-cell>
        </table:table-row>
        <table:table-row table:style-name="ro1">
          <table:table-cell office:value-type="float" office:value="3.574923">
            <text:p>3.574923</text:p>
          </table:table-cell>
          <table:table-cell office:value-type="float" office:value="-0.002885">
            <text:p>-0.002885</text:p>
          </table:table-cell>
        </table:table-row>
        <table:table-row table:style-name="ro1">
          <table:table-cell office:value-type="float" office:value="3.579923">
            <text:p>3.579923</text:p>
          </table:table-cell>
          <table:table-cell office:value-type="float" office:value="-0.598501">
            <text:p>-0.598501</text:p>
          </table:table-cell>
        </table:table-row>
        <table:table-row table:style-name="ro1">
          <table:table-cell office:value-type="float" office:value="3.584923">
            <text:p>3.584923</text:p>
          </table:table-cell>
          <table:table-cell office:value-type="float" office:value="0.649539">
            <text:p>0.649539</text:p>
          </table:table-cell>
        </table:table-row>
        <table:table-row table:style-name="ro1">
          <table:table-cell office:value-type="float" office:value="3.589922">
            <text:p>3.589922</text:p>
          </table:table-cell>
          <table:table-cell office:value-type="float" office:value="-0.746539">
            <text:p>-0.746539</text:p>
          </table:table-cell>
        </table:table-row>
        <table:table-row table:style-name="ro1">
          <table:table-cell office:value-type="float" office:value="3.594922">
            <text:p>3.594922</text:p>
          </table:table-cell>
          <table:table-cell office:value-type="float" office:value="0.053791">
            <text:p>0.053791</text:p>
          </table:table-cell>
        </table:table-row>
        <table:table-row table:style-name="ro1">
          <table:table-cell office:value-type="float" office:value="3.599921">
            <text:p>3.599921</text:p>
          </table:table-cell>
          <table:table-cell office:value-type="float" office:value="0.456776">
            <text:p>0.456776</text:p>
          </table:table-cell>
        </table:table-row>
        <table:table-row table:style-name="ro1">
          <table:table-cell office:value-type="float" office:value="3.604921">
            <text:p>3.604921</text:p>
          </table:table-cell>
          <table:table-cell office:value-type="float" office:value="0.347518">
            <text:p>0.347518</text:p>
          </table:table-cell>
        </table:table-row>
        <table:table-row table:style-name="ro1">
          <table:table-cell office:value-type="float" office:value="3.609921">
            <text:p>3.609921</text:p>
          </table:table-cell>
          <table:table-cell office:value-type="float" office:value="0.81918">
            <text:p>0.81918</text:p>
          </table:table-cell>
        </table:table-row>
        <table:table-row table:style-name="ro1">
          <table:table-cell office:value-type="float" office:value="3.61492">
            <text:p>3.61492</text:p>
          </table:table-cell>
          <table:table-cell office:value-type="float" office:value="0.182682">
            <text:p>0.182682</text:p>
          </table:table-cell>
        </table:table-row>
        <table:table-row table:style-name="ro1">
          <table:table-cell office:value-type="float" office:value="3.61992">
            <text:p>3.61992</text:p>
          </table:table-cell>
          <table:table-cell office:value-type="float" office:value="0.083497">
            <text:p>0.083497</text:p>
          </table:table-cell>
        </table:table-row>
        <table:table-row table:style-name="ro1">
          <table:table-cell office:value-type="float" office:value="3.62492">
            <text:p>3.62492</text:p>
          </table:table-cell>
          <table:table-cell office:value-type="float" office:value="-0.604967">
            <text:p>-0.604967</text:p>
          </table:table-cell>
        </table:table-row>
        <table:table-row table:style-name="ro1">
          <table:table-cell office:value-type="float" office:value="3.629919">
            <text:p>3.629919</text:p>
          </table:table-cell>
          <table:table-cell office:value-type="float" office:value="-1.108839">
            <text:p>-1.108839</text:p>
          </table:table-cell>
        </table:table-row>
        <table:table-row table:style-name="ro1">
          <table:table-cell office:value-type="float" office:value="3.634919">
            <text:p>3.634919</text:p>
          </table:table-cell>
          <table:table-cell office:value-type="float" office:value="0.88944">
            <text:p>0.88944</text:p>
          </table:table-cell>
        </table:table-row>
        <table:table-row table:style-name="ro1">
          <table:table-cell office:value-type="float" office:value="3.639919">
            <text:p>3.639919</text:p>
          </table:table-cell>
          <table:table-cell office:value-type="float" office:value="0.713278">
            <text:p>0.713278</text:p>
          </table:table-cell>
        </table:table-row>
        <table:table-row table:style-name="ro1">
          <table:table-cell office:value-type="float" office:value="3.644918">
            <text:p>3.644918</text:p>
          </table:table-cell>
          <table:table-cell office:value-type="float" office:value="0.163422">
            <text:p>0.163422</text:p>
          </table:table-cell>
        </table:table-row>
        <table:table-row table:style-name="ro1">
          <table:table-cell office:value-type="float" office:value="3.649918">
            <text:p>3.649918</text:p>
          </table:table-cell>
          <table:table-cell office:value-type="float" office:value="-0.795288">
            <text:p>-0.795288</text:p>
          </table:table-cell>
        </table:table-row>
        <table:table-row table:style-name="ro1">
          <table:table-cell office:value-type="float" office:value="3.654917">
            <text:p>3.654917</text:p>
          </table:table-cell>
          <table:table-cell office:value-type="float" office:value="0.130693">
            <text:p>0.130693</text:p>
          </table:table-cell>
        </table:table-row>
        <table:table-row table:style-name="ro1">
          <table:table-cell office:value-type="float" office:value="3.659917">
            <text:p>3.659917</text:p>
          </table:table-cell>
          <table:table-cell office:value-type="float" office:value="0.181554">
            <text:p>0.181554</text:p>
          </table:table-cell>
        </table:table-row>
        <table:table-row table:style-name="ro1">
          <table:table-cell office:value-type="float" office:value="3.664917">
            <text:p>3.664917</text:p>
          </table:table-cell>
          <table:table-cell office:value-type="float" office:value="0.72856">
            <text:p>0.72856</text:p>
          </table:table-cell>
        </table:table-row>
        <table:table-row table:style-name="ro1">
          <table:table-cell office:value-type="float" office:value="3.669916">
            <text:p>3.669916</text:p>
          </table:table-cell>
          <table:table-cell office:value-type="float" office:value="-0.286159">
            <text:p>-0.286159</text:p>
          </table:table-cell>
        </table:table-row>
        <table:table-row table:style-name="ro1">
          <table:table-cell office:value-type="float" office:value="3.674916">
            <text:p>3.674916</text:p>
          </table:table-cell>
          <table:table-cell office:value-type="float" office:value="0.077571">
            <text:p>0.077571</text:p>
          </table:table-cell>
        </table:table-row>
        <table:table-row table:style-name="ro1">
          <table:table-cell office:value-type="float" office:value="3.679916">
            <text:p>3.679916</text:p>
          </table:table-cell>
          <table:table-cell office:value-type="float" office:value="-0.204998">
            <text:p>-0.204998</text:p>
          </table:table-cell>
        </table:table-row>
        <table:table-row table:style-name="ro1">
          <table:table-cell office:value-type="float" office:value="3.684915">
            <text:p>3.684915</text:p>
          </table:table-cell>
          <table:table-cell office:value-type="float" office:value="0.422896">
            <text:p>0.422896</text:p>
          </table:table-cell>
        </table:table-row>
        <table:table-row table:style-name="ro1">
          <table:table-cell office:value-type="float" office:value="3.689915">
            <text:p>3.689915</text:p>
          </table:table-cell>
          <table:table-cell office:value-type="float" office:value="-0.627504">
            <text:p>-0.627504</text:p>
          </table:table-cell>
        </table:table-row>
        <table:table-row table:style-name="ro1">
          <table:table-cell office:value-type="float" office:value="3.694915">
            <text:p>3.694915</text:p>
          </table:table-cell>
          <table:table-cell office:value-type="float" office:value="0.088481">
            <text:p>0.088481</text:p>
          </table:table-cell>
        </table:table-row>
        <table:table-row table:style-name="ro1">
          <table:table-cell office:value-type="float" office:value="3.699914">
            <text:p>3.699914</text:p>
          </table:table-cell>
          <table:table-cell office:value-type="float" office:value="-0.955153">
            <text:p>-0.955153</text:p>
          </table:table-cell>
        </table:table-row>
        <table:table-row table:style-name="ro1">
          <table:table-cell office:value-type="float" office:value="3.704914">
            <text:p>3.704914</text:p>
          </table:table-cell>
          <table:table-cell office:value-type="float" office:value="-1.081919">
            <text:p>-1.081919</text:p>
          </table:table-cell>
        </table:table-row>
        <table:table-row table:style-name="ro1">
          <table:table-cell office:value-type="float" office:value="3.709913">
            <text:p>3.709913</text:p>
          </table:table-cell>
          <table:table-cell office:value-type="float" office:value="1.38779">
            <text:p>1.38779</text:p>
          </table:table-cell>
        </table:table-row>
        <table:table-row table:style-name="ro1">
          <table:table-cell office:value-type="float" office:value="3.714913">
            <text:p>3.714913</text:p>
          </table:table-cell>
          <table:table-cell office:value-type="float" office:value="0.666211">
            <text:p>0.666211</text:p>
          </table:table-cell>
        </table:table-row>
        <table:table-row table:style-name="ro1">
          <table:table-cell office:value-type="float" office:value="3.719913">
            <text:p>3.719913</text:p>
          </table:table-cell>
          <table:table-cell office:value-type="float" office:value="-0.322744">
            <text:p>-0.322744</text:p>
          </table:table-cell>
        </table:table-row>
        <table:table-row table:style-name="ro1">
          <table:table-cell office:value-type="float" office:value="3.724912">
            <text:p>3.724912</text:p>
          </table:table-cell>
          <table:table-cell office:value-type="float" office:value="0.248441">
            <text:p>0.248441</text:p>
          </table:table-cell>
        </table:table-row>
        <table:table-row table:style-name="ro1">
          <table:table-cell office:value-type="float" office:value="3.729912">
            <text:p>3.729912</text:p>
          </table:table-cell>
          <table:table-cell office:value-type="float" office:value="0.031374">
            <text:p>0.031374</text:p>
          </table:table-cell>
        </table:table-row>
        <table:table-row table:style-name="ro1">
          <table:table-cell office:value-type="float" office:value="3.734912">
            <text:p>3.734912</text:p>
          </table:table-cell>
          <table:table-cell office:value-type="float" office:value="0.143353">
            <text:p>0.143353</text:p>
          </table:table-cell>
        </table:table-row>
        <table:table-row table:style-name="ro1">
          <table:table-cell office:value-type="float" office:value="3.739911">
            <text:p>3.739911</text:p>
          </table:table-cell>
          <table:table-cell office:value-type="float" office:value="-0.553588">
            <text:p>-0.553588</text:p>
          </table:table-cell>
        </table:table-row>
        <table:table-row table:style-name="ro1">
          <table:table-cell office:value-type="float" office:value="3.744911">
            <text:p>3.744911</text:p>
          </table:table-cell>
          <table:table-cell office:value-type="float" office:value="0.431926">
            <text:p>0.431926</text:p>
          </table:table-cell>
        </table:table-row>
        <table:table-row table:style-name="ro1">
          <table:table-cell office:value-type="float" office:value="3.749911">
            <text:p>3.749911</text:p>
          </table:table-cell>
          <table:table-cell office:value-type="float" office:value="0.53429">
            <text:p>0.53429</text:p>
          </table:table-cell>
        </table:table-row>
        <table:table-row table:style-name="ro1">
          <table:table-cell office:value-type="float" office:value="3.75491">
            <text:p>3.75491</text:p>
          </table:table-cell>
          <table:table-cell office:value-type="float" office:value="0.3389">
            <text:p>0.3389</text:p>
          </table:table-cell>
        </table:table-row>
        <table:table-row table:style-name="ro1">
          <table:table-cell office:value-type="float" office:value="3.75991">
            <text:p>3.75991</text:p>
          </table:table-cell>
          <table:table-cell office:value-type="float" office:value="-0.296882">
            <text:p>-0.296882</text:p>
          </table:table-cell>
        </table:table-row>
        <table:table-row table:style-name="ro1">
          <table:table-cell office:value-type="float" office:value="3.76491">
            <text:p>3.76491</text:p>
          </table:table-cell>
          <table:table-cell office:value-type="float" office:value="0.524202">
            <text:p>0.524202</text:p>
          </table:table-cell>
        </table:table-row>
        <table:table-row table:style-name="ro1">
          <table:table-cell office:value-type="float" office:value="3.769909">
            <text:p>3.769909</text:p>
          </table:table-cell>
          <table:table-cell office:value-type="float" office:value="-0.005203">
            <text:p>-0.005203</text:p>
          </table:table-cell>
        </table:table-row>
        <table:table-row table:style-name="ro1">
          <table:table-cell office:value-type="float" office:value="3.774909">
            <text:p>3.774909</text:p>
          </table:table-cell>
          <table:table-cell office:value-type="float" office:value="0.527402">
            <text:p>0.527402</text:p>
          </table:table-cell>
        </table:table-row>
        <table:table-row table:style-name="ro1">
          <table:table-cell office:value-type="float" office:value="3.779908">
            <text:p>3.779908</text:p>
          </table:table-cell>
          <table:table-cell office:value-type="float" office:value="0.187983">
            <text:p>0.187983</text:p>
          </table:table-cell>
        </table:table-row>
        <table:table-row table:style-name="ro1">
          <table:table-cell office:value-type="float" office:value="3.784908">
            <text:p>3.784908</text:p>
          </table:table-cell>
          <table:table-cell office:value-type="float" office:value="-0.698013">
            <text:p>-0.698013</text:p>
          </table:table-cell>
        </table:table-row>
        <table:table-row table:style-name="ro1">
          <table:table-cell office:value-type="float" office:value="3.789908">
            <text:p>3.789908</text:p>
          </table:table-cell>
          <table:table-cell office:value-type="float" office:value="0.859271">
            <text:p>0.859271</text:p>
          </table:table-cell>
        </table:table-row>
        <table:table-row table:style-name="ro1">
          <table:table-cell office:value-type="float" office:value="3.794907">
            <text:p>3.794907</text:p>
          </table:table-cell>
          <table:table-cell office:value-type="float" office:value="0.245977">
            <text:p>0.245977</text:p>
          </table:table-cell>
        </table:table-row>
        <table:table-row table:style-name="ro1">
          <table:table-cell office:value-type="float" office:value="3.799907">
            <text:p>3.799907</text:p>
          </table:table-cell>
          <table:table-cell office:value-type="float" office:value="0.231118">
            <text:p>0.231118</text:p>
          </table:table-cell>
        </table:table-row>
        <table:table-row table:style-name="ro1">
          <table:table-cell office:value-type="float" office:value="3.804907">
            <text:p>3.804907</text:p>
          </table:table-cell>
          <table:table-cell office:value-type="float" office:value="1.113635">
            <text:p>1.113635</text:p>
          </table:table-cell>
        </table:table-row>
        <table:table-row table:style-name="ro1">
          <table:table-cell office:value-type="float" office:value="3.809906">
            <text:p>3.809906</text:p>
          </table:table-cell>
          <table:table-cell office:value-type="float" office:value="-0.975768">
            <text:p>-0.975768</text:p>
          </table:table-cell>
        </table:table-row>
        <table:table-row table:style-name="ro1">
          <table:table-cell office:value-type="float" office:value="3.814906">
            <text:p>3.814906</text:p>
          </table:table-cell>
          <table:table-cell office:value-type="float" office:value="-0.112591">
            <text:p>-0.112591</text:p>
          </table:table-cell>
        </table:table-row>
        <table:table-row table:style-name="ro1">
          <table:table-cell office:value-type="float" office:value="3.819906">
            <text:p>3.819906</text:p>
          </table:table-cell>
          <table:table-cell office:value-type="float" office:value="-0.622612">
            <text:p>-0.622612</text:p>
          </table:table-cell>
        </table:table-row>
        <table:table-row table:style-name="ro1">
          <table:table-cell office:value-type="float" office:value="3.824905">
            <text:p>3.824905</text:p>
          </table:table-cell>
          <table:table-cell office:value-type="float" office:value="0.568119">
            <text:p>0.568119</text:p>
          </table:table-cell>
        </table:table-row>
        <table:table-row table:style-name="ro1">
          <table:table-cell office:value-type="float" office:value="3.829905">
            <text:p>3.829905</text:p>
          </table:table-cell>
          <table:table-cell office:value-type="float" office:value="-0.261561">
            <text:p>-0.261561</text:p>
          </table:table-cell>
        </table:table-row>
        <table:table-row table:style-name="ro1">
          <table:table-cell office:value-type="float" office:value="3.834904">
            <text:p>3.834904</text:p>
          </table:table-cell>
          <table:table-cell office:value-type="float" office:value="-0.561385">
            <text:p>-0.561385</text:p>
          </table:table-cell>
        </table:table-row>
        <table:table-row table:style-name="ro1">
          <table:table-cell office:value-type="float" office:value="3.839904">
            <text:p>3.839904</text:p>
          </table:table-cell>
          <table:table-cell office:value-type="float" office:value="-0.542476">
            <text:p>-0.542476</text:p>
          </table:table-cell>
        </table:table-row>
        <table:table-row table:style-name="ro1">
          <table:table-cell office:value-type="float" office:value="3.844904">
            <text:p>3.844904</text:p>
          </table:table-cell>
          <table:table-cell office:value-type="float" office:value="0.804765">
            <text:p>0.804765</text:p>
          </table:table-cell>
        </table:table-row>
        <table:table-row table:style-name="ro1">
          <table:table-cell office:value-type="float" office:value="3.849903">
            <text:p>3.849903</text:p>
          </table:table-cell>
          <table:table-cell office:value-type="float" office:value="0.954077">
            <text:p>0.954077</text:p>
          </table:table-cell>
        </table:table-row>
        <table:table-row table:style-name="ro1">
          <table:table-cell office:value-type="float" office:value="3.854903">
            <text:p>3.854903</text:p>
          </table:table-cell>
          <table:table-cell office:value-type="float" office:value="-0.213336">
            <text:p>-0.213336</text:p>
          </table:table-cell>
        </table:table-row>
        <table:table-row table:style-name="ro1">
          <table:table-cell office:value-type="float" office:value="3.859903">
            <text:p>3.859903</text:p>
          </table:table-cell>
          <table:table-cell office:value-type="float" office:value="-0.563819">
            <text:p>-0.563819</text:p>
          </table:table-cell>
        </table:table-row>
        <table:table-row table:style-name="ro1">
          <table:table-cell office:value-type="float" office:value="3.864902">
            <text:p>3.864902</text:p>
          </table:table-cell>
          <table:table-cell office:value-type="float" office:value="0.162149">
            <text:p>0.162149</text:p>
          </table:table-cell>
        </table:table-row>
        <table:table-row table:style-name="ro1">
          <table:table-cell office:value-type="float" office:value="3.869902">
            <text:p>3.869902</text:p>
          </table:table-cell>
          <table:table-cell office:value-type="float" office:value="0.163837">
            <text:p>0.163837</text:p>
          </table:table-cell>
        </table:table-row>
        <table:table-row table:style-name="ro1">
          <table:table-cell office:value-type="float" office:value="3.874902">
            <text:p>3.874902</text:p>
          </table:table-cell>
          <table:table-cell office:value-type="float" office:value="0.732074">
            <text:p>0.732074</text:p>
          </table:table-cell>
        </table:table-row>
        <table:table-row table:style-name="ro1">
          <table:table-cell office:value-type="float" office:value="3.879901">
            <text:p>3.879901</text:p>
          </table:table-cell>
          <table:table-cell office:value-type="float" office:value="-0.514337">
            <text:p>-0.514337</text:p>
          </table:table-cell>
        </table:table-row>
        <table:table-row table:style-name="ro1">
          <table:table-cell office:value-type="float" office:value="3.884901">
            <text:p>3.884901</text:p>
          </table:table-cell>
          <table:table-cell office:value-type="float" office:value="-0.249689">
            <text:p>-0.249689</text:p>
          </table:table-cell>
        </table:table-row>
        <table:table-row table:style-name="ro1">
          <table:table-cell office:value-type="float" office:value="3.8899">
            <text:p>3.8899</text:p>
          </table:table-cell>
          <table:table-cell office:value-type="float" office:value="-0.855236">
            <text:p>-0.855236</text:p>
          </table:table-cell>
        </table:table-row>
        <table:table-row table:style-name="ro1">
          <table:table-cell office:value-type="float" office:value="3.8949">
            <text:p>3.8949</text:p>
          </table:table-cell>
          <table:table-cell office:value-type="float" office:value="0.283652">
            <text:p>0.283652</text:p>
          </table:table-cell>
        </table:table-row>
        <table:table-row table:style-name="ro1">
          <table:table-cell office:value-type="float" office:value="3.8999">
            <text:p>3.8999</text:p>
          </table:table-cell>
          <table:table-cell office:value-type="float" office:value="0.2251">
            <text:p>0.2251</text:p>
          </table:table-cell>
        </table:table-row>
        <table:table-row table:style-name="ro1">
          <table:table-cell office:value-type="float" office:value="3.904899">
            <text:p>3.904899</text:p>
          </table:table-cell>
          <table:table-cell office:value-type="float" office:value="-0.684716">
            <text:p>-0.684716</text:p>
          </table:table-cell>
        </table:table-row>
        <table:table-row table:style-name="ro1">
          <table:table-cell office:value-type="float" office:value="3.909899">
            <text:p>3.909899</text:p>
          </table:table-cell>
          <table:table-cell office:value-type="float" office:value="0.287597">
            <text:p>0.287597</text:p>
          </table:table-cell>
        </table:table-row>
        <table:table-row table:style-name="ro1">
          <table:table-cell office:value-type="float" office:value="3.914899">
            <text:p>3.914899</text:p>
          </table:table-cell>
          <table:table-cell office:value-type="float" office:value="0.49531">
            <text:p>0.49531</text:p>
          </table:table-cell>
        </table:table-row>
        <table:table-row table:style-name="ro1">
          <table:table-cell office:value-type="float" office:value="3.919898">
            <text:p>3.919898</text:p>
          </table:table-cell>
          <table:table-cell office:value-type="float" office:value="-0.691695">
            <text:p>-0.691695</text:p>
          </table:table-cell>
        </table:table-row>
        <table:table-row table:style-name="ro1">
          <table:table-cell office:value-type="float" office:value="3.924898">
            <text:p>3.924898</text:p>
          </table:table-cell>
          <table:table-cell office:value-type="float" office:value="0.433263">
            <text:p>0.433263</text:p>
          </table:table-cell>
        </table:table-row>
        <table:table-row table:style-name="ro1">
          <table:table-cell office:value-type="float" office:value="3.929898">
            <text:p>3.929898</text:p>
          </table:table-cell>
          <table:table-cell office:value-type="float" office:value="-0.188662">
            <text:p>-0.188662</text:p>
          </table:table-cell>
        </table:table-row>
        <table:table-row table:style-name="ro1">
          <table:table-cell office:value-type="float" office:value="3.934897">
            <text:p>3.934897</text:p>
          </table:table-cell>
          <table:table-cell office:value-type="float" office:value="0.12071">
            <text:p>0.12071</text:p>
          </table:table-cell>
        </table:table-row>
        <table:table-row table:style-name="ro1">
          <table:table-cell office:value-type="float" office:value="3.939897">
            <text:p>3.939897</text:p>
          </table:table-cell>
          <table:table-cell office:value-type="float" office:value="0.196206">
            <text:p>0.196206</text:p>
          </table:table-cell>
        </table:table-row>
        <table:table-row table:style-name="ro1">
          <table:table-cell office:value-type="float" office:value="3.944896">
            <text:p>3.944896</text:p>
          </table:table-cell>
          <table:table-cell office:value-type="float" office:value="-0.202461">
            <text:p>-0.202461</text:p>
          </table:table-cell>
        </table:table-row>
        <table:table-row table:style-name="ro1">
          <table:table-cell office:value-type="float" office:value="3.949896">
            <text:p>3.949896</text:p>
          </table:table-cell>
          <table:table-cell office:value-type="float" office:value="-0.435983">
            <text:p>-0.435983</text:p>
          </table:table-cell>
        </table:table-row>
        <table:table-row table:style-name="ro1">
          <table:table-cell office:value-type="float" office:value="3.954896">
            <text:p>3.954896</text:p>
          </table:table-cell>
          <table:table-cell office:value-type="float" office:value="0.03327">
            <text:p>0.03327</text:p>
          </table:table-cell>
        </table:table-row>
        <table:table-row table:style-name="ro1">
          <table:table-cell office:value-type="float" office:value="3.959895">
            <text:p>3.959895</text:p>
          </table:table-cell>
          <table:table-cell office:value-type="float" office:value="-0.784411">
            <text:p>-0.784411</text:p>
          </table:table-cell>
        </table:table-row>
        <table:table-row table:style-name="ro1">
          <table:table-cell office:value-type="float" office:value="3.964895">
            <text:p>3.964895</text:p>
          </table:table-cell>
          <table:table-cell office:value-type="float" office:value="-0.42562">
            <text:p>-0.42562</text:p>
          </table:table-cell>
        </table:table-row>
        <table:table-row table:style-name="ro1">
          <table:table-cell office:value-type="float" office:value="3.969895">
            <text:p>3.969895</text:p>
          </table:table-cell>
          <table:table-cell office:value-type="float" office:value="-0.371408">
            <text:p>-0.371408</text:p>
          </table:table-cell>
        </table:table-row>
        <table:table-row table:style-name="ro1">
          <table:table-cell office:value-type="float" office:value="3.974894">
            <text:p>3.974894</text:p>
          </table:table-cell>
          <table:table-cell office:value-type="float" office:value="0.249743">
            <text:p>0.249743</text:p>
          </table:table-cell>
        </table:table-row>
        <table:table-row table:style-name="ro1">
          <table:table-cell office:value-type="float" office:value="3.979894">
            <text:p>3.979894</text:p>
          </table:table-cell>
          <table:table-cell office:value-type="float" office:value="0.446524">
            <text:p>0.446524</text:p>
          </table:table-cell>
        </table:table-row>
        <table:table-row table:style-name="ro1">
          <table:table-cell office:value-type="float" office:value="3.984894">
            <text:p>3.984894</text:p>
          </table:table-cell>
          <table:table-cell office:value-type="float" office:value="-0.3941">
            <text:p>-0.3941</text:p>
          </table:table-cell>
        </table:table-row>
        <table:table-row table:style-name="ro1">
          <table:table-cell office:value-type="float" office:value="3.989893">
            <text:p>3.989893</text:p>
          </table:table-cell>
          <table:table-cell office:value-type="float" office:value="-0.091623">
            <text:p>-0.091623</text:p>
          </table:table-cell>
        </table:table-row>
        <table:table-row table:style-name="ro1">
          <table:table-cell office:value-type="float" office:value="3.994893">
            <text:p>3.994893</text:p>
          </table:table-cell>
          <table:table-cell office:value-type="float" office:value="1.03738">
            <text:p>1.03738</text:p>
          </table:table-cell>
        </table:table-row>
        <table:table-row table:style-name="ro1">
          <table:table-cell office:value-type="float" office:value="3.999892">
            <text:p>3.999892</text:p>
          </table:table-cell>
          <table:table-cell office:value-type="float" office:value="-0.134982">
            <text:p>-0.134982</text:p>
          </table:table-cell>
        </table:table-row>
        <table:table-row table:style-name="ro1">
          <table:table-cell office:value-type="float" office:value="4.004892">
            <text:p>4.004892</text:p>
          </table:table-cell>
          <table:table-cell office:value-type="float" office:value="0.229478">
            <text:p>0.229478</text:p>
          </table:table-cell>
        </table:table-row>
        <table:table-row table:style-name="ro1">
          <table:table-cell office:value-type="float" office:value="4.009892">
            <text:p>4.009892</text:p>
          </table:table-cell>
          <table:table-cell office:value-type="float" office:value="0.766885">
            <text:p>0.766885</text:p>
          </table:table-cell>
        </table:table-row>
        <table:table-row table:style-name="ro1">
          <table:table-cell office:value-type="float" office:value="4.014892">
            <text:p>4.014892</text:p>
          </table:table-cell>
          <table:table-cell office:value-type="float" office:value="0.12978">
            <text:p>0.12978</text:p>
          </table:table-cell>
        </table:table-row>
        <table:table-row table:style-name="ro1">
          <table:table-cell office:value-type="float" office:value="4.019891">
            <text:p>4.019891</text:p>
          </table:table-cell>
          <table:table-cell office:value-type="float" office:value="-0.422314">
            <text:p>-0.422314</text:p>
          </table:table-cell>
        </table:table-row>
        <table:table-row table:style-name="ro1">
          <table:table-cell office:value-type="float" office:value="4.024891">
            <text:p>4.024891</text:p>
          </table:table-cell>
          <table:table-cell office:value-type="float" office:value="0.666206">
            <text:p>0.666206</text:p>
          </table:table-cell>
        </table:table-row>
        <table:table-row table:style-name="ro1">
          <table:table-cell office:value-type="float" office:value="4.029891">
            <text:p>4.029891</text:p>
          </table:table-cell>
          <table:table-cell office:value-type="float" office:value="-0.224913">
            <text:p>-0.224913</text:p>
          </table:table-cell>
        </table:table-row>
        <table:table-row table:style-name="ro1">
          <table:table-cell office:value-type="float" office:value="4.03489">
            <text:p>4.03489</text:p>
          </table:table-cell>
          <table:table-cell office:value-type="float" office:value="-0.24607">
            <text:p>-0.24607</text:p>
          </table:table-cell>
        </table:table-row>
        <table:table-row table:style-name="ro1">
          <table:table-cell office:value-type="float" office:value="4.03989">
            <text:p>4.03989</text:p>
          </table:table-cell>
          <table:table-cell office:value-type="float" office:value="-0.662012">
            <text:p>-0.662012</text:p>
          </table:table-cell>
        </table:table-row>
        <table:table-row table:style-name="ro1">
          <table:table-cell office:value-type="float" office:value="4.044889">
            <text:p>4.044889</text:p>
          </table:table-cell>
          <table:table-cell office:value-type="float" office:value="-0.38434">
            <text:p>-0.38434</text:p>
          </table:table-cell>
        </table:table-row>
        <table:table-row table:style-name="ro1">
          <table:table-cell office:value-type="float" office:value="4.049889">
            <text:p>4.049889</text:p>
          </table:table-cell>
          <table:table-cell office:value-type="float" office:value="-0.68496">
            <text:p>-0.68496</text:p>
          </table:table-cell>
        </table:table-row>
        <table:table-row table:style-name="ro1">
          <table:table-cell office:value-type="float" office:value="4.054889">
            <text:p>4.054889</text:p>
          </table:table-cell>
          <table:table-cell office:value-type="float" office:value="0.37526">
            <text:p>0.37526</text:p>
          </table:table-cell>
        </table:table-row>
        <table:table-row table:style-name="ro1">
          <table:table-cell office:value-type="float" office:value="4.059888">
            <text:p>4.059888</text:p>
          </table:table-cell>
          <table:table-cell office:value-type="float" office:value="-0.093559">
            <text:p>-0.093559</text:p>
          </table:table-cell>
        </table:table-row>
        <table:table-row table:style-name="ro1">
          <table:table-cell office:value-type="float" office:value="4.064888">
            <text:p>4.064888</text:p>
          </table:table-cell>
          <table:table-cell office:value-type="float" office:value="-0.654826">
            <text:p>-0.654826</text:p>
          </table:table-cell>
        </table:table-row>
        <table:table-row table:style-name="ro1">
          <table:table-cell office:value-type="float" office:value="4.069888">
            <text:p>4.069888</text:p>
          </table:table-cell>
          <table:table-cell office:value-type="float" office:value="-0.164383">
            <text:p>-0.164383</text:p>
          </table:table-cell>
        </table:table-row>
        <table:table-row table:style-name="ro1">
          <table:table-cell office:value-type="float" office:value="4.074887">
            <text:p>4.074887</text:p>
          </table:table-cell>
          <table:table-cell office:value-type="float" office:value="0.222844">
            <text:p>0.222844</text:p>
          </table:table-cell>
        </table:table-row>
        <table:table-row table:style-name="ro1">
          <table:table-cell office:value-type="float" office:value="4.079887">
            <text:p>4.079887</text:p>
          </table:table-cell>
          <table:table-cell office:value-type="float" office:value="-0.147462">
            <text:p>-0.147462</text:p>
          </table:table-cell>
        </table:table-row>
        <table:table-row table:style-name="ro1">
          <table:table-cell office:value-type="float" office:value="4.084887">
            <text:p>4.084887</text:p>
          </table:table-cell>
          <table:table-cell office:value-type="float" office:value="-0.063835">
            <text:p>-0.063835</text:p>
          </table:table-cell>
        </table:table-row>
        <table:table-row table:style-name="ro1">
          <table:table-cell office:value-type="float" office:value="4.089886">
            <text:p>4.089886</text:p>
          </table:table-cell>
          <table:table-cell office:value-type="float" office:value="0.5868">
            <text:p>0.5868</text:p>
          </table:table-cell>
        </table:table-row>
        <table:table-row table:style-name="ro1">
          <table:table-cell office:value-type="float" office:value="4.094886">
            <text:p>4.094886</text:p>
          </table:table-cell>
          <table:table-cell office:value-type="float" office:value="-0.234034">
            <text:p>-0.234034</text:p>
          </table:table-cell>
        </table:table-row>
        <table:table-row table:style-name="ro1">
          <table:table-cell office:value-type="float" office:value="4.099885">
            <text:p>4.099885</text:p>
          </table:table-cell>
          <table:table-cell office:value-type="float" office:value="0.076249">
            <text:p>0.076249</text:p>
          </table:table-cell>
        </table:table-row>
        <table:table-row table:style-name="ro1">
          <table:table-cell office:value-type="float" office:value="4.104885">
            <text:p>4.104885</text:p>
          </table:table-cell>
          <table:table-cell office:value-type="float" office:value="0.03006">
            <text:p>0.03006</text:p>
          </table:table-cell>
        </table:table-row>
        <table:table-row table:style-name="ro1">
          <table:table-cell office:value-type="float" office:value="4.109885">
            <text:p>4.109885</text:p>
          </table:table-cell>
          <table:table-cell office:value-type="float" office:value="-0.222607">
            <text:p>-0.222607</text:p>
          </table:table-cell>
        </table:table-row>
        <table:table-row table:style-name="ro1">
          <table:table-cell office:value-type="float" office:value="4.114884">
            <text:p>4.114884</text:p>
          </table:table-cell>
          <table:table-cell office:value-type="float" office:value="-0.026288">
            <text:p>-0.026288</text:p>
          </table:table-cell>
        </table:table-row>
        <table:table-row table:style-name="ro1">
          <table:table-cell office:value-type="float" office:value="4.119884">
            <text:p>4.119884</text:p>
          </table:table-cell>
          <table:table-cell office:value-type="float" office:value="-0.137296">
            <text:p>-0.137296</text:p>
          </table:table-cell>
        </table:table-row>
        <table:table-row table:style-name="ro1">
          <table:table-cell office:value-type="float" office:value="4.124884">
            <text:p>4.124884</text:p>
          </table:table-cell>
          <table:table-cell office:value-type="float" office:value="-0.926746">
            <text:p>-0.926746</text:p>
          </table:table-cell>
        </table:table-row>
        <table:table-row table:style-name="ro1">
          <table:table-cell office:value-type="float" office:value="4.129883">
            <text:p>4.129883</text:p>
          </table:table-cell>
          <table:table-cell office:value-type="float" office:value="-0.364654">
            <text:p>-0.364654</text:p>
          </table:table-cell>
        </table:table-row>
        <table:table-row table:style-name="ro1">
          <table:table-cell office:value-type="float" office:value="4.134883">
            <text:p>4.134883</text:p>
          </table:table-cell>
          <table:table-cell office:value-type="float" office:value="0.126094">
            <text:p>0.126094</text:p>
          </table:table-cell>
        </table:table-row>
        <table:table-row table:style-name="ro1">
          <table:table-cell office:value-type="float" office:value="4.139883">
            <text:p>4.139883</text:p>
          </table:table-cell>
          <table:table-cell office:value-type="float" office:value="-0.599589">
            <text:p>-0.599589</text:p>
          </table:table-cell>
        </table:table-row>
        <table:table-row table:style-name="ro1">
          <table:table-cell office:value-type="float" office:value="4.144882">
            <text:p>4.144882</text:p>
          </table:table-cell>
          <table:table-cell office:value-type="float" office:value="-0.609315">
            <text:p>-0.609315</text:p>
          </table:table-cell>
        </table:table-row>
        <table:table-row table:style-name="ro1">
          <table:table-cell office:value-type="float" office:value="4.149882">
            <text:p>4.149882</text:p>
          </table:table-cell>
          <table:table-cell office:value-type="float" office:value="0.978247">
            <text:p>0.978247</text:p>
          </table:table-cell>
        </table:table-row>
        <table:table-row table:style-name="ro1">
          <table:table-cell office:value-type="float" office:value="4.154881">
            <text:p>4.154881</text:p>
          </table:table-cell>
          <table:table-cell office:value-type="float" office:value="0.67685">
            <text:p>0.67685</text:p>
          </table:table-cell>
        </table:table-row>
        <table:table-row table:style-name="ro1">
          <table:table-cell office:value-type="float" office:value="4.159881">
            <text:p>4.159881</text:p>
          </table:table-cell>
          <table:table-cell office:value-type="float" office:value="0.388436">
            <text:p>0.388436</text:p>
          </table:table-cell>
        </table:table-row>
        <table:table-row table:style-name="ro1">
          <table:table-cell office:value-type="float" office:value="4.164881">
            <text:p>4.164881</text:p>
          </table:table-cell>
          <table:table-cell office:value-type="float" office:value="-0.163397">
            <text:p>-0.163397</text:p>
          </table:table-cell>
        </table:table-row>
        <table:table-row table:style-name="ro1">
          <table:table-cell office:value-type="float" office:value="4.16988">
            <text:p>4.16988</text:p>
          </table:table-cell>
          <table:table-cell office:value-type="float" office:value="-0.592287">
            <text:p>-0.592287</text:p>
          </table:table-cell>
        </table:table-row>
        <table:table-row table:style-name="ro1">
          <table:table-cell office:value-type="float" office:value="4.17488">
            <text:p>4.17488</text:p>
          </table:table-cell>
          <table:table-cell office:value-type="float" office:value="0.137845">
            <text:p>0.137845</text:p>
          </table:table-cell>
        </table:table-row>
        <table:table-row table:style-name="ro1">
          <table:table-cell office:value-type="float" office:value="4.17988">
            <text:p>4.17988</text:p>
          </table:table-cell>
          <table:table-cell office:value-type="float" office:value="0.384409">
            <text:p>0.384409</text:p>
          </table:table-cell>
        </table:table-row>
        <table:table-row table:style-name="ro1">
          <table:table-cell office:value-type="float" office:value="4.184879">
            <text:p>4.184879</text:p>
          </table:table-cell>
          <table:table-cell office:value-type="float" office:value="-0.340981">
            <text:p>-0.340981</text:p>
          </table:table-cell>
        </table:table-row>
        <table:table-row table:style-name="ro1">
          <table:table-cell office:value-type="float" office:value="4.189879">
            <text:p>4.189879</text:p>
          </table:table-cell>
          <table:table-cell office:value-type="float" office:value="0.367692">
            <text:p>0.367692</text:p>
          </table:table-cell>
        </table:table-row>
        <table:table-row table:style-name="ro1">
          <table:table-cell office:value-type="float" office:value="4.194879">
            <text:p>4.194879</text:p>
          </table:table-cell>
          <table:table-cell office:value-type="float" office:value="-0.410807">
            <text:p>-0.410807</text:p>
          </table:table-cell>
        </table:table-row>
        <table:table-row table:style-name="ro1">
          <table:table-cell office:value-type="float" office:value="4.199878">
            <text:p>4.199878</text:p>
          </table:table-cell>
          <table:table-cell office:value-type="float" office:value="-0.267222">
            <text:p>-0.267222</text:p>
          </table:table-cell>
        </table:table-row>
        <table:table-row table:style-name="ro1">
          <table:table-cell office:value-type="float" office:value="4.204878">
            <text:p>4.204878</text:p>
          </table:table-cell>
          <table:table-cell office:value-type="float" office:value="-0.907181">
            <text:p>-0.907181</text:p>
          </table:table-cell>
        </table:table-row>
        <table:table-row table:style-name="ro1">
          <table:table-cell office:value-type="float" office:value="4.209877">
            <text:p>4.209877</text:p>
          </table:table-cell>
          <table:table-cell office:value-type="float" office:value="0.365181">
            <text:p>0.365181</text:p>
          </table:table-cell>
        </table:table-row>
        <table:table-row table:style-name="ro1">
          <table:table-cell office:value-type="float" office:value="4.214877">
            <text:p>4.214877</text:p>
          </table:table-cell>
          <table:table-cell office:value-type="float" office:value="-0.131079">
            <text:p>-0.131079</text:p>
          </table:table-cell>
        </table:table-row>
        <table:table-row table:style-name="ro1">
          <table:table-cell office:value-type="float" office:value="4.219877">
            <text:p>4.219877</text:p>
          </table:table-cell>
          <table:table-cell office:value-type="float" office:value="0.70116">
            <text:p>0.70116</text:p>
          </table:table-cell>
        </table:table-row>
        <table:table-row table:style-name="ro1">
          <table:table-cell office:value-type="float" office:value="4.224876">
            <text:p>4.224876</text:p>
          </table:table-cell>
          <table:table-cell office:value-type="float" office:value="0.545362">
            <text:p>0.545362</text:p>
          </table:table-cell>
        </table:table-row>
        <table:table-row table:style-name="ro1">
          <table:table-cell office:value-type="float" office:value="4.229876">
            <text:p>4.229876</text:p>
          </table:table-cell>
          <table:table-cell office:value-type="float" office:value="0.545873">
            <text:p>0.545873</text:p>
          </table:table-cell>
        </table:table-row>
        <table:table-row table:style-name="ro1">
          <table:table-cell office:value-type="float" office:value="4.234876">
            <text:p>4.234876</text:p>
          </table:table-cell>
          <table:table-cell office:value-type="float" office:value="-0.457874">
            <text:p>-0.457874</text:p>
          </table:table-cell>
        </table:table-row>
        <table:table-row table:style-name="ro1">
          <table:table-cell office:value-type="float" office:value="4.239875">
            <text:p>4.239875</text:p>
          </table:table-cell>
          <table:table-cell office:value-type="float" office:value="0.767218">
            <text:p>0.767218</text:p>
          </table:table-cell>
        </table:table-row>
        <table:table-row table:style-name="ro1">
          <table:table-cell office:value-type="float" office:value="4.244875">
            <text:p>4.244875</text:p>
          </table:table-cell>
          <table:table-cell office:value-type="float" office:value="-0.138813">
            <text:p>-0.138813</text:p>
          </table:table-cell>
        </table:table-row>
        <table:table-row table:style-name="ro1">
          <table:table-cell office:value-type="float" office:value="4.249875">
            <text:p>4.249875</text:p>
          </table:table-cell>
          <table:table-cell office:value-type="float" office:value="0.609702">
            <text:p>0.609702</text:p>
          </table:table-cell>
        </table:table-row>
        <table:table-row table:style-name="ro1">
          <table:table-cell office:value-type="float" office:value="4.254874">
            <text:p>4.254874</text:p>
          </table:table-cell>
          <table:table-cell office:value-type="float" office:value="-0.658595">
            <text:p>-0.658595</text:p>
          </table:table-cell>
        </table:table-row>
        <table:table-row table:style-name="ro1">
          <table:table-cell office:value-type="float" office:value="4.259874">
            <text:p>4.259874</text:p>
          </table:table-cell>
          <table:table-cell office:value-type="float" office:value="-0.32894">
            <text:p>-0.32894</text:p>
          </table:table-cell>
        </table:table-row>
        <table:table-row table:style-name="ro1">
          <table:table-cell office:value-type="float" office:value="4.264874">
            <text:p>4.264874</text:p>
          </table:table-cell>
          <table:table-cell office:value-type="float" office:value="0.259518">
            <text:p>0.259518</text:p>
          </table:table-cell>
        </table:table-row>
        <table:table-row table:style-name="ro1">
          <table:table-cell office:value-type="float" office:value="4.269873">
            <text:p>4.269873</text:p>
          </table:table-cell>
          <table:table-cell office:value-type="float" office:value="0.045195">
            <text:p>0.045195</text:p>
          </table:table-cell>
        </table:table-row>
        <table:table-row table:style-name="ro1">
          <table:table-cell office:value-type="float" office:value="4.274873">
            <text:p>4.274873</text:p>
          </table:table-cell>
          <table:table-cell office:value-type="float" office:value="-0.01785">
            <text:p>-0.01785</text:p>
          </table:table-cell>
        </table:table-row>
        <table:table-row table:style-name="ro1">
          <table:table-cell office:value-type="float" office:value="4.279872">
            <text:p>4.279872</text:p>
          </table:table-cell>
          <table:table-cell office:value-type="float" office:value="0.153959">
            <text:p>0.153959</text:p>
          </table:table-cell>
        </table:table-row>
        <table:table-row table:style-name="ro1">
          <table:table-cell office:value-type="float" office:value="4.284872">
            <text:p>4.284872</text:p>
          </table:table-cell>
          <table:table-cell office:value-type="float" office:value="-0.157791">
            <text:p>-0.157791</text:p>
          </table:table-cell>
        </table:table-row>
        <table:table-row table:style-name="ro1">
          <table:table-cell office:value-type="float" office:value="4.289872">
            <text:p>4.289872</text:p>
          </table:table-cell>
          <table:table-cell office:value-type="float" office:value="-0.196355">
            <text:p>-0.196355</text:p>
          </table:table-cell>
        </table:table-row>
        <table:table-row table:style-name="ro1">
          <table:table-cell office:value-type="float" office:value="4.294871">
            <text:p>4.294871</text:p>
          </table:table-cell>
          <table:table-cell office:value-type="float" office:value="0.39397">
            <text:p>0.39397</text:p>
          </table:table-cell>
        </table:table-row>
        <table:table-row table:style-name="ro1">
          <table:table-cell office:value-type="float" office:value="4.299871">
            <text:p>4.299871</text:p>
          </table:table-cell>
          <table:table-cell office:value-type="float" office:value="-0.176998">
            <text:p>-0.176998</text:p>
          </table:table-cell>
        </table:table-row>
        <table:table-row table:style-name="ro1">
          <table:table-cell office:value-type="float" office:value="4.304871">
            <text:p>4.304871</text:p>
          </table:table-cell>
          <table:table-cell office:value-type="float" office:value="0.228389">
            <text:p>0.228389</text:p>
          </table:table-cell>
        </table:table-row>
        <table:table-row table:style-name="ro1">
          <table:table-cell office:value-type="float" office:value="4.30987">
            <text:p>4.30987</text:p>
          </table:table-cell>
          <table:table-cell office:value-type="float" office:value="-0.916483">
            <text:p>-0.916483</text:p>
          </table:table-cell>
        </table:table-row>
        <table:table-row table:style-name="ro1">
          <table:table-cell office:value-type="float" office:value="4.31487">
            <text:p>4.31487</text:p>
          </table:table-cell>
          <table:table-cell office:value-type="float" office:value="-0.526842">
            <text:p>-0.526842</text:p>
          </table:table-cell>
        </table:table-row>
        <table:table-row table:style-name="ro1">
          <table:table-cell office:value-type="float" office:value="4.31987">
            <text:p>4.31987</text:p>
          </table:table-cell>
          <table:table-cell office:value-type="float" office:value="-0.836109">
            <text:p>-0.836109</text:p>
          </table:table-cell>
        </table:table-row>
        <table:table-row table:style-name="ro1">
          <table:table-cell office:value-type="float" office:value="4.324869">
            <text:p>4.324869</text:p>
          </table:table-cell>
          <table:table-cell office:value-type="float" office:value="0.295285">
            <text:p>0.295285</text:p>
          </table:table-cell>
        </table:table-row>
        <table:table-row table:style-name="ro1">
          <table:table-cell office:value-type="float" office:value="4.329869">
            <text:p>4.329869</text:p>
          </table:table-cell>
          <table:table-cell office:value-type="float" office:value="0.333113">
            <text:p>0.333113</text:p>
          </table:table-cell>
        </table:table-row>
        <table:table-row table:style-name="ro1">
          <table:table-cell office:value-type="float" office:value="4.334868">
            <text:p>4.334868</text:p>
          </table:table-cell>
          <table:table-cell office:value-type="float" office:value="-0.139505">
            <text:p>-0.139505</text:p>
          </table:table-cell>
        </table:table-row>
        <table:table-row table:style-name="ro1">
          <table:table-cell office:value-type="float" office:value="4.339868">
            <text:p>4.339868</text:p>
          </table:table-cell>
          <table:table-cell office:value-type="float" office:value="0.689693">
            <text:p>0.689693</text:p>
          </table:table-cell>
        </table:table-row>
        <table:table-row table:style-name="ro1">
          <table:table-cell office:value-type="float" office:value="4.344868">
            <text:p>4.344868</text:p>
          </table:table-cell>
          <table:table-cell office:value-type="float" office:value="-0.444635">
            <text:p>-0.444635</text:p>
          </table:table-cell>
        </table:table-row>
        <table:table-row table:style-name="ro1">
          <table:table-cell office:value-type="float" office:value="4.349867">
            <text:p>4.349867</text:p>
          </table:table-cell>
          <table:table-cell office:value-type="float" office:value="-0.304911">
            <text:p>-0.304911</text:p>
          </table:table-cell>
        </table:table-row>
        <table:table-row table:style-name="ro1">
          <table:table-cell office:value-type="float" office:value="4.354867">
            <text:p>4.354867</text:p>
          </table:table-cell>
          <table:table-cell office:value-type="float" office:value="0.521432">
            <text:p>0.521432</text:p>
          </table:table-cell>
        </table:table-row>
        <table:table-row table:style-name="ro1">
          <table:table-cell office:value-type="float" office:value="4.359867">
            <text:p>4.359867</text:p>
          </table:table-cell>
          <table:table-cell office:value-type="float" office:value="-0.070359">
            <text:p>-0.070359</text:p>
          </table:table-cell>
        </table:table-row>
        <table:table-row table:style-name="ro1">
          <table:table-cell office:value-type="float" office:value="4.364866">
            <text:p>4.364866</text:p>
          </table:table-cell>
          <table:table-cell office:value-type="float" office:value="0.038251">
            <text:p>0.038251</text:p>
          </table:table-cell>
        </table:table-row>
        <table:table-row table:style-name="ro1">
          <table:table-cell office:value-type="float" office:value="4.369866">
            <text:p>4.369866</text:p>
          </table:table-cell>
          <table:table-cell office:value-type="float" office:value="-0.368654">
            <text:p>-0.368654</text:p>
          </table:table-cell>
        </table:table-row>
        <table:table-row table:style-name="ro1">
          <table:table-cell office:value-type="float" office:value="4.374866">
            <text:p>4.374866</text:p>
          </table:table-cell>
          <table:table-cell office:value-type="float" office:value="0.000327">
            <text:p>0.000327</text:p>
          </table:table-cell>
        </table:table-row>
        <table:table-row table:style-name="ro1">
          <table:table-cell office:value-type="float" office:value="4.379865">
            <text:p>4.379865</text:p>
          </table:table-cell>
          <table:table-cell office:value-type="float" office:value="-0.066259">
            <text:p>-0.066259</text:p>
          </table:table-cell>
        </table:table-row>
        <table:table-row table:style-name="ro1">
          <table:table-cell office:value-type="float" office:value="4.384865">
            <text:p>4.384865</text:p>
          </table:table-cell>
          <table:table-cell office:value-type="float" office:value="0.119592">
            <text:p>0.119592</text:p>
          </table:table-cell>
        </table:table-row>
        <table:table-row table:style-name="ro1">
          <table:table-cell office:value-type="float" office:value="4.389864">
            <text:p>4.389864</text:p>
          </table:table-cell>
          <table:table-cell office:value-type="float" office:value="-0.554809">
            <text:p>-0.554809</text:p>
          </table:table-cell>
        </table:table-row>
        <table:table-row table:style-name="ro1">
          <table:table-cell office:value-type="float" office:value="4.394864">
            <text:p>4.394864</text:p>
          </table:table-cell>
          <table:table-cell office:value-type="float" office:value="0.583275">
            <text:p>0.583275</text:p>
          </table:table-cell>
        </table:table-row>
        <table:table-row table:style-name="ro1">
          <table:table-cell office:value-type="float" office:value="4.399864">
            <text:p>4.399864</text:p>
          </table:table-cell>
          <table:table-cell office:value-type="float" office:value="0.332905">
            <text:p>0.332905</text:p>
          </table:table-cell>
        </table:table-row>
        <table:table-row table:style-name="ro1">
          <table:table-cell office:value-type="float" office:value="4.404863">
            <text:p>4.404863</text:p>
          </table:table-cell>
          <table:table-cell office:value-type="float" office:value="0.955668">
            <text:p>0.955668</text:p>
          </table:table-cell>
        </table:table-row>
        <table:table-row table:style-name="ro1">
          <table:table-cell office:value-type="float" office:value="4.409863">
            <text:p>4.409863</text:p>
          </table:table-cell>
          <table:table-cell office:value-type="float" office:value="0.284211">
            <text:p>0.284211</text:p>
          </table:table-cell>
        </table:table-row>
        <table:table-row table:style-name="ro1">
          <table:table-cell office:value-type="float" office:value="4.414863">
            <text:p>4.414863</text:p>
          </table:table-cell>
          <table:table-cell office:value-type="float" office:value="0.619153">
            <text:p>0.619153</text:p>
          </table:table-cell>
        </table:table-row>
        <table:table-row table:style-name="ro1">
          <table:table-cell office:value-type="float" office:value="4.419862">
            <text:p>4.419862</text:p>
          </table:table-cell>
          <table:table-cell office:value-type="float" office:value="-0.313764">
            <text:p>-0.313764</text:p>
          </table:table-cell>
        </table:table-row>
        <table:table-row table:style-name="ro1">
          <table:table-cell office:value-type="float" office:value="4.424862">
            <text:p>4.424862</text:p>
          </table:table-cell>
          <table:table-cell office:value-type="float" office:value="-0.40449">
            <text:p>-0.40449</text:p>
          </table:table-cell>
        </table:table-row>
        <table:table-row table:style-name="ro1">
          <table:table-cell office:value-type="float" office:value="4.429862">
            <text:p>4.429862</text:p>
          </table:table-cell>
          <table:table-cell office:value-type="float" office:value="-0.015223">
            <text:p>-0.015223</text:p>
          </table:table-cell>
        </table:table-row>
        <table:table-row table:style-name="ro1">
          <table:table-cell office:value-type="float" office:value="4.434861">
            <text:p>4.434861</text:p>
          </table:table-cell>
          <table:table-cell office:value-type="float" office:value="-1.267415">
            <text:p>-1.267415</text:p>
          </table:table-cell>
        </table:table-row>
        <table:table-row table:style-name="ro1">
          <table:table-cell office:value-type="float" office:value="4.439861">
            <text:p>4.439861</text:p>
          </table:table-cell>
          <table:table-cell office:value-type="float" office:value="0.547194">
            <text:p>0.547194</text:p>
          </table:table-cell>
        </table:table-row>
        <table:table-row table:style-name="ro1">
          <table:table-cell office:value-type="float" office:value="4.44486">
            <text:p>4.44486</text:p>
          </table:table-cell>
          <table:table-cell office:value-type="float" office:value="-0.178443">
            <text:p>-0.178443</text:p>
          </table:table-cell>
        </table:table-row>
        <table:table-row table:style-name="ro1">
          <table:table-cell office:value-type="float" office:value="4.44986">
            <text:p>4.44986</text:p>
          </table:table-cell>
          <table:table-cell office:value-type="float" office:value="0.540114">
            <text:p>0.540114</text:p>
          </table:table-cell>
        </table:table-row>
        <table:table-row table:style-name="ro1">
          <table:table-cell office:value-type="float" office:value="4.45486">
            <text:p>4.45486</text:p>
          </table:table-cell>
          <table:table-cell office:value-type="float" office:value="-0.438471">
            <text:p>-0.438471</text:p>
          </table:table-cell>
        </table:table-row>
        <table:table-row table:style-name="ro1">
          <table:table-cell office:value-type="float" office:value="4.459859">
            <text:p>4.459859</text:p>
          </table:table-cell>
          <table:table-cell office:value-type="float" office:value="-0.252349">
            <text:p>-0.252349</text:p>
          </table:table-cell>
        </table:table-row>
        <table:table-row table:style-name="ro1">
          <table:table-cell office:value-type="float" office:value="4.464859">
            <text:p>4.464859</text:p>
          </table:table-cell>
          <table:table-cell office:value-type="float" office:value="0.667465">
            <text:p>0.667465</text:p>
          </table:table-cell>
        </table:table-row>
        <table:table-row table:style-name="ro1">
          <table:table-cell office:value-type="float" office:value="4.469859">
            <text:p>4.469859</text:p>
          </table:table-cell>
          <table:table-cell office:value-type="float" office:value="0.02638">
            <text:p>0.02638</text:p>
          </table:table-cell>
        </table:table-row>
        <table:table-row table:style-name="ro1">
          <table:table-cell office:value-type="float" office:value="4.474858">
            <text:p>4.474858</text:p>
          </table:table-cell>
          <table:table-cell office:value-type="float" office:value="-0.778198">
            <text:p>-0.778198</text:p>
          </table:table-cell>
        </table:table-row>
        <table:table-row table:style-name="ro1">
          <table:table-cell office:value-type="float" office:value="4.479858">
            <text:p>4.479858</text:p>
          </table:table-cell>
          <table:table-cell office:value-type="float" office:value="-0.61361">
            <text:p>-0.61361</text:p>
          </table:table-cell>
        </table:table-row>
        <table:table-row table:style-name="ro1">
          <table:table-cell office:value-type="float" office:value="4.484858">
            <text:p>4.484858</text:p>
          </table:table-cell>
          <table:table-cell office:value-type="float" office:value="-0.753896">
            <text:p>-0.753896</text:p>
          </table:table-cell>
        </table:table-row>
        <table:table-row table:style-name="ro1">
          <table:table-cell office:value-type="float" office:value="4.489857">
            <text:p>4.489857</text:p>
          </table:table-cell>
          <table:table-cell office:value-type="float" office:value="-0.382077">
            <text:p>-0.382077</text:p>
          </table:table-cell>
        </table:table-row>
        <table:table-row table:style-name="ro1">
          <table:table-cell office:value-type="float" office:value="4.494857">
            <text:p>4.494857</text:p>
          </table:table-cell>
          <table:table-cell office:value-type="float" office:value="-0.482404">
            <text:p>-0.482404</text:p>
          </table:table-cell>
        </table:table-row>
        <table:table-row table:style-name="ro1">
          <table:table-cell office:value-type="float" office:value="4.499856">
            <text:p>4.499856</text:p>
          </table:table-cell>
          <table:table-cell office:value-type="float" office:value="0.58789">
            <text:p>0.58789</text:p>
          </table:table-cell>
        </table:table-row>
        <table:table-row table:style-name="ro1">
          <table:table-cell office:value-type="float" office:value="4.504856">
            <text:p>4.504856</text:p>
          </table:table-cell>
          <table:table-cell office:value-type="float" office:value="0.231585">
            <text:p>0.231585</text:p>
          </table:table-cell>
        </table:table-row>
        <table:table-row table:style-name="ro1">
          <table:table-cell office:value-type="float" office:value="4.509856">
            <text:p>4.509856</text:p>
          </table:table-cell>
          <table:table-cell office:value-type="float" office:value="0.226062">
            <text:p>0.226062</text:p>
          </table:table-cell>
        </table:table-row>
        <table:table-row table:style-name="ro1">
          <table:table-cell office:value-type="float" office:value="4.514855">
            <text:p>4.514855</text:p>
          </table:table-cell>
          <table:table-cell office:value-type="float" office:value="-0.446121">
            <text:p>-0.446121</text:p>
          </table:table-cell>
        </table:table-row>
        <table:table-row table:style-name="ro1">
          <table:table-cell office:value-type="float" office:value="4.519855">
            <text:p>4.519855</text:p>
          </table:table-cell>
          <table:table-cell office:value-type="float" office:value="-0.477518">
            <text:p>-0.477518</text:p>
          </table:table-cell>
        </table:table-row>
        <table:table-row table:style-name="ro1">
          <table:table-cell office:value-type="float" office:value="4.524855">
            <text:p>4.524855</text:p>
          </table:table-cell>
          <table:table-cell office:value-type="float" office:value="-0.060185">
            <text:p>-0.060185</text:p>
          </table:table-cell>
        </table:table-row>
        <table:table-row table:style-name="ro1">
          <table:table-cell office:value-type="float" office:value="4.529854">
            <text:p>4.529854</text:p>
          </table:table-cell>
          <table:table-cell office:value-type="float" office:value="-0.164478">
            <text:p>-0.164478</text:p>
          </table:table-cell>
        </table:table-row>
        <table:table-row table:style-name="ro1">
          <table:table-cell office:value-type="float" office:value="4.534854">
            <text:p>4.534854</text:p>
          </table:table-cell>
          <table:table-cell office:value-type="float" office:value="-0.472893">
            <text:p>-0.472893</text:p>
          </table:table-cell>
        </table:table-row>
        <table:table-row table:style-name="ro1">
          <table:table-cell office:value-type="float" office:value="4.539854">
            <text:p>4.539854</text:p>
          </table:table-cell>
          <table:table-cell office:value-type="float" office:value="-0.964292">
            <text:p>-0.964292</text:p>
          </table:table-cell>
        </table:table-row>
        <table:table-row table:style-name="ro1">
          <table:table-cell office:value-type="float" office:value="4.544853">
            <text:p>4.544853</text:p>
          </table:table-cell>
          <table:table-cell office:value-type="float" office:value="0.669937">
            <text:p>0.669937</text:p>
          </table:table-cell>
        </table:table-row>
        <table:table-row table:style-name="ro1">
          <table:table-cell office:value-type="float" office:value="4.549853">
            <text:p>4.549853</text:p>
          </table:table-cell>
          <table:table-cell office:value-type="float" office:value="0.033529">
            <text:p>0.033529</text:p>
          </table:table-cell>
        </table:table-row>
        <table:table-row table:style-name="ro1">
          <table:table-cell office:value-type="float" office:value="4.554852">
            <text:p>4.554852</text:p>
          </table:table-cell>
          <table:table-cell office:value-type="float" office:value="-0.46398">
            <text:p>-0.46398</text:p>
          </table:table-cell>
        </table:table-row>
        <table:table-row table:style-name="ro1">
          <table:table-cell office:value-type="float" office:value="4.559852">
            <text:p>4.559852</text:p>
          </table:table-cell>
          <table:table-cell office:value-type="float" office:value="-0.171285">
            <text:p>-0.171285</text:p>
          </table:table-cell>
        </table:table-row>
        <table:table-row table:style-name="ro1">
          <table:table-cell office:value-type="float" office:value="4.564852">
            <text:p>4.564852</text:p>
          </table:table-cell>
          <table:table-cell office:value-type="float" office:value="-0.063216">
            <text:p>-0.063216</text:p>
          </table:table-cell>
        </table:table-row>
        <table:table-row table:style-name="ro1">
          <table:table-cell office:value-type="float" office:value="4.569851">
            <text:p>4.569851</text:p>
          </table:table-cell>
          <table:table-cell office:value-type="float" office:value="0.129992">
            <text:p>0.129992</text:p>
          </table:table-cell>
        </table:table-row>
        <table:table-row table:style-name="ro1">
          <table:table-cell office:value-type="float" office:value="4.574851">
            <text:p>4.574851</text:p>
          </table:table-cell>
          <table:table-cell office:value-type="float" office:value="-0.516554">
            <text:p>-0.516554</text:p>
          </table:table-cell>
        </table:table-row>
        <table:table-row table:style-name="ro1">
          <table:table-cell office:value-type="float" office:value="4.579851">
            <text:p>4.579851</text:p>
          </table:table-cell>
          <table:table-cell office:value-type="float" office:value="0.73352">
            <text:p>0.73352</text:p>
          </table:table-cell>
        </table:table-row>
        <table:table-row table:style-name="ro1">
          <table:table-cell office:value-type="float" office:value="4.58485">
            <text:p>4.58485</text:p>
          </table:table-cell>
          <table:table-cell office:value-type="float" office:value="-0.384484">
            <text:p>-0.384484</text:p>
          </table:table-cell>
        </table:table-row>
        <table:table-row table:style-name="ro1">
          <table:table-cell office:value-type="float" office:value="4.58985">
            <text:p>4.58985</text:p>
          </table:table-cell>
          <table:table-cell office:value-type="float" office:value="-0.178792">
            <text:p>-0.178792</text:p>
          </table:table-cell>
        </table:table-row>
        <table:table-row table:style-name="ro1">
          <table:table-cell office:value-type="float" office:value="4.59485">
            <text:p>4.59485</text:p>
          </table:table-cell>
          <table:table-cell office:value-type="float" office:value="1.505885">
            <text:p>1.505885</text:p>
          </table:table-cell>
        </table:table-row>
        <table:table-row table:style-name="ro1">
          <table:table-cell office:value-type="float" office:value="4.599849">
            <text:p>4.599849</text:p>
          </table:table-cell>
          <table:table-cell office:value-type="float" office:value="-0.640536">
            <text:p>-0.640536</text:p>
          </table:table-cell>
        </table:table-row>
        <table:table-row table:style-name="ro1">
          <table:table-cell office:value-type="float" office:value="4.604849">
            <text:p>4.604849</text:p>
          </table:table-cell>
          <table:table-cell office:value-type="float" office:value="-0.329005">
            <text:p>-0.329005</text:p>
          </table:table-cell>
        </table:table-row>
        <table:table-row table:style-name="ro1">
          <table:table-cell office:value-type="float" office:value="4.609848">
            <text:p>4.609848</text:p>
          </table:table-cell>
          <table:table-cell office:value-type="float" office:value="0.837643">
            <text:p>0.837643</text:p>
          </table:table-cell>
        </table:table-row>
        <table:table-row table:style-name="ro1">
          <table:table-cell office:value-type="float" office:value="4.614848">
            <text:p>4.614848</text:p>
          </table:table-cell>
          <table:table-cell office:value-type="float" office:value="0.218318">
            <text:p>0.218318</text:p>
          </table:table-cell>
        </table:table-row>
        <table:table-row table:style-name="ro1">
          <table:table-cell office:value-type="float" office:value="4.619848">
            <text:p>4.619848</text:p>
          </table:table-cell>
          <table:table-cell office:value-type="float" office:value="-0.412574">
            <text:p>-0.412574</text:p>
          </table:table-cell>
        </table:table-row>
        <table:table-row table:style-name="ro1">
          <table:table-cell office:value-type="float" office:value="4.624847">
            <text:p>4.624847</text:p>
          </table:table-cell>
          <table:table-cell office:value-type="float" office:value="-0.01454">
            <text:p>-0.01454</text:p>
          </table:table-cell>
        </table:table-row>
        <table:table-row table:style-name="ro1">
          <table:table-cell office:value-type="float" office:value="4.629847">
            <text:p>4.629847</text:p>
          </table:table-cell>
          <table:table-cell office:value-type="float" office:value="0.072366">
            <text:p>0.072366</text:p>
          </table:table-cell>
        </table:table-row>
        <table:table-row table:style-name="ro1">
          <table:table-cell office:value-type="float" office:value="4.634847">
            <text:p>4.634847</text:p>
          </table:table-cell>
          <table:table-cell office:value-type="float" office:value="0.311549">
            <text:p>0.311549</text:p>
          </table:table-cell>
        </table:table-row>
        <table:table-row table:style-name="ro1">
          <table:table-cell office:value-type="float" office:value="4.639846">
            <text:p>4.639846</text:p>
          </table:table-cell>
          <table:table-cell office:value-type="float" office:value="-0.070546">
            <text:p>-0.070546</text:p>
          </table:table-cell>
        </table:table-row>
        <table:table-row table:style-name="ro1">
          <table:table-cell office:value-type="float" office:value="4.644846">
            <text:p>4.644846</text:p>
          </table:table-cell>
          <table:table-cell office:value-type="float" office:value="0.374613">
            <text:p>0.374613</text:p>
          </table:table-cell>
        </table:table-row>
        <table:table-row table:style-name="ro1">
          <table:table-cell office:value-type="float" office:value="4.649846">
            <text:p>4.649846</text:p>
          </table:table-cell>
          <table:table-cell office:value-type="float" office:value="-0.087389">
            <text:p>-0.087389</text:p>
          </table:table-cell>
        </table:table-row>
        <table:table-row table:style-name="ro1">
          <table:table-cell office:value-type="float" office:value="4.654845">
            <text:p>4.654845</text:p>
          </table:table-cell>
          <table:table-cell office:value-type="float" office:value="-0.745349">
            <text:p>-0.745349</text:p>
          </table:table-cell>
        </table:table-row>
        <table:table-row table:style-name="ro1">
          <table:table-cell office:value-type="float" office:value="4.659845">
            <text:p>4.659845</text:p>
          </table:table-cell>
          <table:table-cell office:value-type="float" office:value="0.179134">
            <text:p>0.179134</text:p>
          </table:table-cell>
        </table:table-row>
        <table:table-row table:style-name="ro1">
          <table:table-cell office:value-type="float" office:value="4.664845">
            <text:p>4.664845</text:p>
          </table:table-cell>
          <table:table-cell office:value-type="float" office:value="-0.340195">
            <text:p>-0.340195</text:p>
          </table:table-cell>
        </table:table-row>
        <table:table-row table:style-name="ro1">
          <table:table-cell office:value-type="float" office:value="4.669844">
            <text:p>4.669844</text:p>
          </table:table-cell>
          <table:table-cell office:value-type="float" office:value="0.162983">
            <text:p>0.162983</text:p>
          </table:table-cell>
        </table:table-row>
        <table:table-row table:style-name="ro1">
          <table:table-cell office:value-type="float" office:value="4.674844">
            <text:p>4.674844</text:p>
          </table:table-cell>
          <table:table-cell office:value-type="float" office:value="0.26304">
            <text:p>0.26304</text:p>
          </table:table-cell>
        </table:table-row>
        <table:table-row table:style-name="ro1">
          <table:table-cell office:value-type="float" office:value="4.679843">
            <text:p>4.679843</text:p>
          </table:table-cell>
          <table:table-cell office:value-type="float" office:value="0.259134">
            <text:p>0.259134</text:p>
          </table:table-cell>
        </table:table-row>
        <table:table-row table:style-name="ro1">
          <table:table-cell office:value-type="float" office:value="4.684843">
            <text:p>4.684843</text:p>
          </table:table-cell>
          <table:table-cell office:value-type="float" office:value="-0.301827">
            <text:p>-0.301827</text:p>
          </table:table-cell>
        </table:table-row>
        <table:table-row table:style-name="ro1">
          <table:table-cell office:value-type="float" office:value="4.689843">
            <text:p>4.689843</text:p>
          </table:table-cell>
          <table:table-cell office:value-type="float" office:value="1.304005">
            <text:p>1.304005</text:p>
          </table:table-cell>
        </table:table-row>
        <table:table-row table:style-name="ro1">
          <table:table-cell office:value-type="float" office:value="4.694842">
            <text:p>4.694842</text:p>
          </table:table-cell>
          <table:table-cell office:value-type="float" office:value="-0.705495">
            <text:p>-0.705495</text:p>
          </table:table-cell>
        </table:table-row>
        <table:table-row table:style-name="ro1">
          <table:table-cell office:value-type="float" office:value="4.699842">
            <text:p>4.699842</text:p>
          </table:table-cell>
          <table:table-cell office:value-type="float" office:value="-0.659512">
            <text:p>-0.659512</text:p>
          </table:table-cell>
        </table:table-row>
        <table:table-row table:style-name="ro1">
          <table:table-cell office:value-type="float" office:value="4.704842">
            <text:p>4.704842</text:p>
          </table:table-cell>
          <table:table-cell office:value-type="float" office:value="-1.01879">
            <text:p>-1.01879</text:p>
          </table:table-cell>
        </table:table-row>
        <table:table-row table:style-name="ro1">
          <table:table-cell office:value-type="float" office:value="4.709841">
            <text:p>4.709841</text:p>
          </table:table-cell>
          <table:table-cell office:value-type="float" office:value="0.095379">
            <text:p>0.095379</text:p>
          </table:table-cell>
        </table:table-row>
        <table:table-row table:style-name="ro1">
          <table:table-cell office:value-type="float" office:value="4.714841">
            <text:p>4.714841</text:p>
          </table:table-cell>
          <table:table-cell office:value-type="float" office:value="-0.783062">
            <text:p>-0.783062</text:p>
          </table:table-cell>
        </table:table-row>
        <table:table-row table:style-name="ro1">
          <table:table-cell office:value-type="float" office:value="4.719841">
            <text:p>4.719841</text:p>
          </table:table-cell>
          <table:table-cell office:value-type="float" office:value="0.651639">
            <text:p>0.651639</text:p>
          </table:table-cell>
        </table:table-row>
        <table:table-row table:style-name="ro1">
          <table:table-cell office:value-type="float" office:value="4.72484">
            <text:p>4.72484</text:p>
          </table:table-cell>
          <table:table-cell office:value-type="float" office:value="-0.922045">
            <text:p>-0.922045</text:p>
          </table:table-cell>
        </table:table-row>
        <table:table-row table:style-name="ro1">
          <table:table-cell office:value-type="float" office:value="4.72984">
            <text:p>4.72984</text:p>
          </table:table-cell>
          <table:table-cell office:value-type="float" office:value="-0.684043">
            <text:p>-0.684043</text:p>
          </table:table-cell>
        </table:table-row>
        <table:table-row table:style-name="ro1">
          <table:table-cell office:value-type="float" office:value="4.734839">
            <text:p>4.734839</text:p>
          </table:table-cell>
          <table:table-cell office:value-type="float" office:value="0.204566">
            <text:p>0.204566</text:p>
          </table:table-cell>
        </table:table-row>
        <table:table-row table:style-name="ro1">
          <table:table-cell office:value-type="float" office:value="4.739839">
            <text:p>4.739839</text:p>
          </table:table-cell>
          <table:table-cell office:value-type="float" office:value="0.363747">
            <text:p>0.363747</text:p>
          </table:table-cell>
        </table:table-row>
        <table:table-row table:style-name="ro1">
          <table:table-cell office:value-type="float" office:value="4.744839">
            <text:p>4.744839</text:p>
          </table:table-cell>
          <table:table-cell office:value-type="float" office:value="-0.537818">
            <text:p>-0.537818</text:p>
          </table:table-cell>
        </table:table-row>
        <table:table-row table:style-name="ro1">
          <table:table-cell office:value-type="float" office:value="4.749838">
            <text:p>4.749838</text:p>
          </table:table-cell>
          <table:table-cell office:value-type="float" office:value="-0.254456">
            <text:p>-0.254456</text:p>
          </table:table-cell>
        </table:table-row>
        <table:table-row table:style-name="ro1">
          <table:table-cell office:value-type="float" office:value="4.754838">
            <text:p>4.754838</text:p>
          </table:table-cell>
          <table:table-cell office:value-type="float" office:value="0.378309">
            <text:p>0.378309</text:p>
          </table:table-cell>
        </table:table-row>
        <table:table-row table:style-name="ro1">
          <table:table-cell office:value-type="float" office:value="4.759838">
            <text:p>4.759838</text:p>
          </table:table-cell>
          <table:table-cell office:value-type="float" office:value="0.146168">
            <text:p>0.146168</text:p>
          </table:table-cell>
        </table:table-row>
        <table:table-row table:style-name="ro1">
          <table:table-cell office:value-type="float" office:value="4.764837">
            <text:p>4.764837</text:p>
          </table:table-cell>
          <table:table-cell office:value-type="float" office:value="-0.183059">
            <text:p>-0.183059</text:p>
          </table:table-cell>
        </table:table-row>
        <table:table-row table:style-name="ro1">
          <table:table-cell office:value-type="float" office:value="4.769837">
            <text:p>4.769837</text:p>
          </table:table-cell>
          <table:table-cell office:value-type="float" office:value="-0.000779">
            <text:p>-0.000779</text:p>
          </table:table-cell>
        </table:table-row>
        <table:table-row table:style-name="ro1">
          <table:table-cell office:value-type="float" office:value="4.774837">
            <text:p>4.774837</text:p>
          </table:table-cell>
          <table:table-cell office:value-type="float" office:value="0.058851">
            <text:p>0.058851</text:p>
          </table:table-cell>
        </table:table-row>
        <table:table-row table:style-name="ro1">
          <table:table-cell office:value-type="float" office:value="4.779836">
            <text:p>4.779836</text:p>
          </table:table-cell>
          <table:table-cell office:value-type="float" office:value="-0.281609">
            <text:p>-0.281609</text:p>
          </table:table-cell>
        </table:table-row>
        <table:table-row table:style-name="ro1">
          <table:table-cell office:value-type="float" office:value="4.784836">
            <text:p>4.784836</text:p>
          </table:table-cell>
          <table:table-cell office:value-type="float" office:value="-1.320476">
            <text:p>-1.320476</text:p>
          </table:table-cell>
        </table:table-row>
        <table:table-row table:style-name="ro1">
          <table:table-cell office:value-type="float" office:value="4.789835">
            <text:p>4.789835</text:p>
          </table:table-cell>
          <table:table-cell office:value-type="float" office:value="-0.314991">
            <text:p>-0.314991</text:p>
          </table:table-cell>
        </table:table-row>
        <table:table-row table:style-name="ro1">
          <table:table-cell office:value-type="float" office:value="4.794835">
            <text:p>4.794835</text:p>
          </table:table-cell>
          <table:table-cell office:value-type="float" office:value="-0.00851">
            <text:p>-0.00851</text:p>
          </table:table-cell>
        </table:table-row>
        <table:table-row table:style-name="ro1">
          <table:table-cell office:value-type="float" office:value="4.799835">
            <text:p>4.799835</text:p>
          </table:table-cell>
          <table:table-cell office:value-type="float" office:value="0.494835">
            <text:p>0.494835</text:p>
          </table:table-cell>
        </table:table-row>
        <table:table-row table:style-name="ro1">
          <table:table-cell office:value-type="float" office:value="4.804834">
            <text:p>4.804834</text:p>
          </table:table-cell>
          <table:table-cell office:value-type="float" office:value="0.291836">
            <text:p>0.291836</text:p>
          </table:table-cell>
        </table:table-row>
        <table:table-row table:style-name="ro1">
          <table:table-cell office:value-type="float" office:value="4.809834">
            <text:p>4.809834</text:p>
          </table:table-cell>
          <table:table-cell office:value-type="float" office:value="-0.163221">
            <text:p>-0.163221</text:p>
          </table:table-cell>
        </table:table-row>
        <table:table-row table:style-name="ro1">
          <table:table-cell office:value-type="float" office:value="4.814834">
            <text:p>4.814834</text:p>
          </table:table-cell>
          <table:table-cell office:value-type="float" office:value="-0.226185">
            <text:p>-0.226185</text:p>
          </table:table-cell>
        </table:table-row>
        <table:table-row table:style-name="ro1">
          <table:table-cell office:value-type="float" office:value="4.819833">
            <text:p>4.819833</text:p>
          </table:table-cell>
          <table:table-cell office:value-type="float" office:value="0.239403">
            <text:p>0.239403</text:p>
          </table:table-cell>
        </table:table-row>
        <table:table-row table:style-name="ro1">
          <table:table-cell office:value-type="float" office:value="4.824833">
            <text:p>4.824833</text:p>
          </table:table-cell>
          <table:table-cell office:value-type="float" office:value="0.848367">
            <text:p>0.848367</text:p>
          </table:table-cell>
        </table:table-row>
        <table:table-row table:style-name="ro1">
          <table:table-cell office:value-type="float" office:value="4.829833">
            <text:p>4.829833</text:p>
          </table:table-cell>
          <table:table-cell office:value-type="float" office:value="-0.53899">
            <text:p>-0.53899</text:p>
          </table:table-cell>
        </table:table-row>
        <table:table-row table:style-name="ro1">
          <table:table-cell office:value-type="float" office:value="4.834832">
            <text:p>4.834832</text:p>
          </table:table-cell>
          <table:table-cell office:value-type="float" office:value="-0.640678">
            <text:p>-0.640678</text:p>
          </table:table-cell>
        </table:table-row>
        <table:table-row table:style-name="ro1">
          <table:table-cell office:value-type="float" office:value="4.839832">
            <text:p>4.839832</text:p>
          </table:table-cell>
          <table:table-cell office:value-type="float" office:value="0.147573">
            <text:p>0.147573</text:p>
          </table:table-cell>
        </table:table-row>
        <table:table-row table:style-name="ro1">
          <table:table-cell office:value-type="float" office:value="4.844831">
            <text:p>4.844831</text:p>
          </table:table-cell>
          <table:table-cell office:value-type="float" office:value="0.293153">
            <text:p>0.293153</text:p>
          </table:table-cell>
        </table:table-row>
        <table:table-row table:style-name="ro1">
          <table:table-cell office:value-type="float" office:value="4.849831">
            <text:p>4.849831</text:p>
          </table:table-cell>
          <table:table-cell office:value-type="float" office:value="0.261718">
            <text:p>0.261718</text:p>
          </table:table-cell>
        </table:table-row>
        <table:table-row table:style-name="ro1">
          <table:table-cell office:value-type="float" office:value="4.854831">
            <text:p>4.854831</text:p>
          </table:table-cell>
          <table:table-cell office:value-type="float" office:value="-0.401244">
            <text:p>-0.401244</text:p>
          </table:table-cell>
        </table:table-row>
        <table:table-row table:style-name="ro1">
          <table:table-cell office:value-type="float" office:value="4.85983">
            <text:p>4.85983</text:p>
          </table:table-cell>
          <table:table-cell office:value-type="float" office:value="-0.442801">
            <text:p>-0.442801</text:p>
          </table:table-cell>
        </table:table-row>
        <table:table-row table:style-name="ro1">
          <table:table-cell office:value-type="float" office:value="4.86483">
            <text:p>4.86483</text:p>
          </table:table-cell>
          <table:table-cell office:value-type="float" office:value="0.144002">
            <text:p>0.144002</text:p>
          </table:table-cell>
        </table:table-row>
        <table:table-row table:style-name="ro1">
          <table:table-cell office:value-type="float" office:value="4.86983">
            <text:p>4.86983</text:p>
          </table:table-cell>
          <table:table-cell office:value-type="float" office:value="-0.424179">
            <text:p>-0.424179</text:p>
          </table:table-cell>
        </table:table-row>
        <table:table-row table:style-name="ro1">
          <table:table-cell office:value-type="float" office:value="4.874829">
            <text:p>4.874829</text:p>
          </table:table-cell>
          <table:table-cell office:value-type="float" office:value="0.574468">
            <text:p>0.574468</text:p>
          </table:table-cell>
        </table:table-row>
        <table:table-row table:style-name="ro1">
          <table:table-cell office:value-type="float" office:value="4.879829">
            <text:p>4.879829</text:p>
          </table:table-cell>
          <table:table-cell office:value-type="float" office:value="-0.468123">
            <text:p>-0.468123</text:p>
          </table:table-cell>
        </table:table-row>
        <table:table-row table:style-name="ro1">
          <table:table-cell office:value-type="float" office:value="4.884829">
            <text:p>4.884829</text:p>
          </table:table-cell>
          <table:table-cell office:value-type="float" office:value="0.504824">
            <text:p>0.504824</text:p>
          </table:table-cell>
        </table:table-row>
        <table:table-row table:style-name="ro1">
          <table:table-cell office:value-type="float" office:value="4.889828">
            <text:p>4.889828</text:p>
          </table:table-cell>
          <table:table-cell office:value-type="float" office:value="0.042497">
            <text:p>0.042497</text:p>
          </table:table-cell>
        </table:table-row>
        <table:table-row table:style-name="ro1">
          <table:table-cell office:value-type="float" office:value="4.894828">
            <text:p>4.894828</text:p>
          </table:table-cell>
          <table:table-cell office:value-type="float" office:value="0.573245">
            <text:p>0.573245</text:p>
          </table:table-cell>
        </table:table-row>
        <table:table-row table:style-name="ro1">
          <table:table-cell office:value-type="float" office:value="4.899827">
            <text:p>4.899827</text:p>
          </table:table-cell>
          <table:table-cell office:value-type="float" office:value="-0.124392">
            <text:p>-0.124392</text:p>
          </table:table-cell>
        </table:table-row>
        <table:table-row table:style-name="ro1">
          <table:table-cell office:value-type="float" office:value="4.904827">
            <text:p>4.904827</text:p>
          </table:table-cell>
          <table:table-cell office:value-type="float" office:value="-0.053915">
            <text:p>-0.053915</text:p>
          </table:table-cell>
        </table:table-row>
        <table:table-row table:style-name="ro1">
          <table:table-cell office:value-type="float" office:value="4.909827">
            <text:p>4.909827</text:p>
          </table:table-cell>
          <table:table-cell office:value-type="float" office:value="-0.007337">
            <text:p>-0.007337</text:p>
          </table:table-cell>
        </table:table-row>
        <table:table-row table:style-name="ro1">
          <table:table-cell office:value-type="float" office:value="4.914826">
            <text:p>4.914826</text:p>
          </table:table-cell>
          <table:table-cell office:value-type="float" office:value="1.041601">
            <text:p>1.041601</text:p>
          </table:table-cell>
        </table:table-row>
        <table:table-row table:style-name="ro1">
          <table:table-cell office:value-type="float" office:value="4.919826">
            <text:p>4.919826</text:p>
          </table:table-cell>
          <table:table-cell office:value-type="float" office:value="-0.113297">
            <text:p>-0.113297</text:p>
          </table:table-cell>
        </table:table-row>
        <table:table-row table:style-name="ro1">
          <table:table-cell office:value-type="float" office:value="4.924826">
            <text:p>4.924826</text:p>
          </table:table-cell>
          <table:table-cell office:value-type="float" office:value="-0.130011">
            <text:p>-0.130011</text:p>
          </table:table-cell>
        </table:table-row>
        <table:table-row table:style-name="ro1">
          <table:table-cell office:value-type="float" office:value="4.929825">
            <text:p>4.929825</text:p>
          </table:table-cell>
          <table:table-cell office:value-type="float" office:value="-0.276808">
            <text:p>-0.276808</text:p>
          </table:table-cell>
        </table:table-row>
        <table:table-row table:style-name="ro1">
          <table:table-cell office:value-type="float" office:value="4.934825">
            <text:p>4.934825</text:p>
          </table:table-cell>
          <table:table-cell office:value-type="float" office:value="0.804329">
            <text:p>0.804329</text:p>
          </table:table-cell>
        </table:table-row>
        <table:table-row table:style-name="ro1">
          <table:table-cell office:value-type="float" office:value="4.939825">
            <text:p>4.939825</text:p>
          </table:table-cell>
          <table:table-cell office:value-type="float" office:value="-0.875037">
            <text:p>-0.875037</text:p>
          </table:table-cell>
        </table:table-row>
        <table:table-row table:style-name="ro1">
          <table:table-cell office:value-type="float" office:value="4.944824">
            <text:p>4.944824</text:p>
          </table:table-cell>
          <table:table-cell office:value-type="float" office:value="-0.312067">
            <text:p>-0.312067</text:p>
          </table:table-cell>
        </table:table-row>
        <table:table-row table:style-name="ro1">
          <table:table-cell office:value-type="float" office:value="4.949824">
            <text:p>4.949824</text:p>
          </table:table-cell>
          <table:table-cell office:value-type="float" office:value="-0.001019">
            <text:p>-0.001019</text:p>
          </table:table-cell>
        </table:table-row>
        <table:table-row table:style-name="ro1">
          <table:table-cell office:value-type="float" office:value="4.954823">
            <text:p>4.954823</text:p>
          </table:table-cell>
          <table:table-cell office:value-type="float" office:value="-0.378644">
            <text:p>-0.378644</text:p>
          </table:table-cell>
        </table:table-row>
        <table:table-row table:style-name="ro1">
          <table:table-cell office:value-type="float" office:value="4.959823">
            <text:p>4.959823</text:p>
          </table:table-cell>
          <table:table-cell office:value-type="float" office:value="0.608588">
            <text:p>0.608588</text:p>
          </table:table-cell>
        </table:table-row>
        <table:table-row table:style-name="ro1">
          <table:table-cell office:value-type="float" office:value="4.964823">
            <text:p>4.964823</text:p>
          </table:table-cell>
          <table:table-cell office:value-type="float" office:value="0.334015">
            <text:p>0.334015</text:p>
          </table:table-cell>
        </table:table-row>
        <table:table-row table:style-name="ro1">
          <table:table-cell office:value-type="float" office:value="4.969822">
            <text:p>4.969822</text:p>
          </table:table-cell>
          <table:table-cell office:value-type="float" office:value="0.417085">
            <text:p>0.417085</text:p>
          </table:table-cell>
        </table:table-row>
        <table:table-row table:style-name="ro1">
          <table:table-cell office:value-type="float" office:value="4.974822">
            <text:p>4.974822</text:p>
          </table:table-cell>
          <table:table-cell office:value-type="float" office:value="0.128518">
            <text:p>0.128518</text:p>
          </table:table-cell>
        </table:table-row>
        <table:table-row table:style-name="ro1">
          <table:table-cell office:value-type="float" office:value="4.979822">
            <text:p>4.979822</text:p>
          </table:table-cell>
          <table:table-cell office:value-type="float" office:value="-0.173067">
            <text:p>-0.173067</text:p>
          </table:table-cell>
        </table:table-row>
        <table:table-row table:style-name="ro1">
          <table:table-cell office:value-type="float" office:value="4.984821">
            <text:p>4.984821</text:p>
          </table:table-cell>
          <table:table-cell office:value-type="float" office:value="-0.930289">
            <text:p>-0.930289</text:p>
          </table:table-cell>
        </table:table-row>
        <table:table-row table:style-name="ro1">
          <table:table-cell office:value-type="float" office:value="4.989821">
            <text:p>4.989821</text:p>
          </table:table-cell>
          <table:table-cell office:value-type="float" office:value="0.152689">
            <text:p>0.152689</text:p>
          </table:table-cell>
        </table:table-row>
        <table:table-row table:style-name="ro1">
          <table:table-cell office:value-type="float" office:value="4.994821">
            <text:p>4.994821</text:p>
          </table:table-cell>
          <table:table-cell office:value-type="float" office:value="-0.348395">
            <text:p>-0.348395</text:p>
          </table:table-cell>
        </table:table-row>
        <table:table-row table:style-name="ro1">
          <table:table-cell office:value-type="float" office:value="4.99982">
            <text:p>4.99982</text:p>
          </table:table-cell>
          <table:table-cell office:value-type="float" office:value="-0.395383">
            <text:p>-0.395383</text:p>
          </table:table-cell>
        </table:table-row>
        <table:table-row table:style-name="ro1">
          <table:table-cell office:value-type="float" office:value="5.00482">
            <text:p>5.00482</text:p>
          </table:table-cell>
          <table:table-cell office:value-type="float" office:value="0.116863">
            <text:p>0.116863</text:p>
          </table:table-cell>
        </table:table-row>
        <table:table-row table:style-name="ro1">
          <table:table-cell office:value-type="float" office:value="5.00982">
            <text:p>5.00982</text:p>
          </table:table-cell>
          <table:table-cell office:value-type="float" office:value="-0.392665">
            <text:p>-0.392665</text:p>
          </table:table-cell>
        </table:table-row>
        <table:table-row table:style-name="ro1">
          <table:table-cell office:value-type="float" office:value="5.014819">
            <text:p>5.014819</text:p>
          </table:table-cell>
          <table:table-cell office:value-type="float" office:value="-0.53836">
            <text:p>-0.53836</text:p>
          </table:table-cell>
        </table:table-row>
        <table:table-row table:style-name="ro1">
          <table:table-cell office:value-type="float" office:value="5.019819">
            <text:p>5.019819</text:p>
          </table:table-cell>
          <table:table-cell office:value-type="float" office:value="0.291931">
            <text:p>0.291931</text:p>
          </table:table-cell>
        </table:table-row>
        <table:table-row table:style-name="ro1">
          <table:table-cell office:value-type="float" office:value="5.024818">
            <text:p>5.024818</text:p>
          </table:table-cell>
          <table:table-cell office:value-type="float" office:value="-0.411974">
            <text:p>-0.411974</text:p>
          </table:table-cell>
        </table:table-row>
        <table:table-row table:style-name="ro1">
          <table:table-cell office:value-type="float" office:value="5.029818">
            <text:p>5.029818</text:p>
          </table:table-cell>
          <table:table-cell office:value-type="float" office:value="0.007954">
            <text:p>0.007954</text:p>
          </table:table-cell>
        </table:table-row>
        <table:table-row table:style-name="ro1">
          <table:table-cell office:value-type="float" office:value="5.034818">
            <text:p>5.034818</text:p>
          </table:table-cell>
          <table:table-cell office:value-type="float" office:value="-0.422143">
            <text:p>-0.422143</text:p>
          </table:table-cell>
        </table:table-row>
        <table:table-row table:style-name="ro1">
          <table:table-cell office:value-type="float" office:value="5.039817">
            <text:p>5.039817</text:p>
          </table:table-cell>
          <table:table-cell office:value-type="float" office:value="0.770028">
            <text:p>0.770028</text:p>
          </table:table-cell>
        </table:table-row>
        <table:table-row table:style-name="ro1">
          <table:table-cell office:value-type="float" office:value="5.044817">
            <text:p>5.044817</text:p>
          </table:table-cell>
          <table:table-cell office:value-type="float" office:value="0.408752">
            <text:p>0.408752</text:p>
          </table:table-cell>
        </table:table-row>
        <table:table-row table:style-name="ro1">
          <table:table-cell office:value-type="float" office:value="5.049817">
            <text:p>5.049817</text:p>
          </table:table-cell>
          <table:table-cell office:value-type="float" office:value="0.726669">
            <text:p>0.726669</text:p>
          </table:table-cell>
        </table:table-row>
        <table:table-row table:style-name="ro1">
          <table:table-cell office:value-type="float" office:value="5.054816">
            <text:p>5.054816</text:p>
          </table:table-cell>
          <table:table-cell office:value-type="float" office:value="0.12399">
            <text:p>0.12399</text:p>
          </table:table-cell>
        </table:table-row>
        <table:table-row table:style-name="ro1">
          <table:table-cell office:value-type="float" office:value="5.059816">
            <text:p>5.059816</text:p>
          </table:table-cell>
          <table:table-cell office:value-type="float" office:value="-0.011011">
            <text:p>-0.011011</text:p>
          </table:table-cell>
        </table:table-row>
        <table:table-row table:style-name="ro1">
          <table:table-cell office:value-type="float" office:value="5.064816">
            <text:p>5.064816</text:p>
          </table:table-cell>
          <table:table-cell office:value-type="float" office:value="0.458183">
            <text:p>0.458183</text:p>
          </table:table-cell>
        </table:table-row>
        <table:table-row table:style-name="ro1">
          <table:table-cell office:value-type="float" office:value="5.069815">
            <text:p>5.069815</text:p>
          </table:table-cell>
          <table:table-cell office:value-type="float" office:value="-0.319181">
            <text:p>-0.319181</text:p>
          </table:table-cell>
        </table:table-row>
        <table:table-row table:style-name="ro1">
          <table:table-cell office:value-type="float" office:value="5.074815">
            <text:p>5.074815</text:p>
          </table:table-cell>
          <table:table-cell office:value-type="float" office:value="0.314693">
            <text:p>0.314693</text:p>
          </table:table-cell>
        </table:table-row>
        <table:table-row table:style-name="ro1">
          <table:table-cell office:value-type="float" office:value="5.079814">
            <text:p>5.079814</text:p>
          </table:table-cell>
          <table:table-cell office:value-type="float" office:value="-0.255401">
            <text:p>-0.2554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table:formula="of:=STDEV([.B2:.B1017] )" office:value-type="float" office:value="0.490594101387253">
            <text:p>0.4905941014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GPS.X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-0.372319">
            <text:p>-0.372319</text:p>
          </table:table-cell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0.639987">
            <text:p>0.639987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-0.736634">
            <text:p>-0.736634</text:p>
          </table:table-cell>
        </table:table-row>
        <table:table-row table:style-name="ro1">
          <table:table-cell office:value-type="float" office:value="0.404998">
            <text:p>0.404998</text:p>
          </table:table-cell>
          <table:table-cell office:value-type="float" office:value="0.869336">
            <text:p>0.869336</text:p>
          </table:table-cell>
        </table:table-row>
        <table:table-row table:style-name="ro1">
          <table:table-cell office:value-type="float" office:value="0.504997">
            <text:p>0.504997</text:p>
          </table:table-cell>
          <table:table-cell office:value-type="float" office:value="0.180194">
            <text:p>0.180194</text:p>
          </table:table-cell>
        </table:table-row>
        <table:table-row table:style-name="ro1">
          <table:table-cell office:value-type="float" office:value="0.604996">
            <text:p>0.604996</text:p>
          </table:table-cell>
          <table:table-cell office:value-type="float" office:value="-0.94533">
            <text:p>-0.94533</text:p>
          </table:table-cell>
        </table:table-row>
        <table:table-row table:style-name="ro1">
          <table:table-cell office:value-type="float" office:value="0.704994">
            <text:p>0.704994</text:p>
          </table:table-cell>
          <table:table-cell office:value-type="float" office:value="0.887752">
            <text:p>0.887752</text:p>
          </table:table-cell>
        </table:table-row>
        <table:table-row table:style-name="ro1">
          <table:table-cell office:value-type="float" office:value="0.804993">
            <text:p>0.804993</text:p>
          </table:table-cell>
          <table:table-cell office:value-type="float" office:value="-0.25994">
            <text:p>-0.25994</text:p>
          </table:table-cell>
        </table:table-row>
        <table:table-row table:style-name="ro1">
          <table:table-cell office:value-type="float" office:value="0.904992">
            <text:p>0.904992</text:p>
          </table:table-cell>
          <table:table-cell office:value-type="float" office:value="-0.450649">
            <text:p>-0.450649</text:p>
          </table:table-cell>
        </table:table-row>
        <table:table-row table:style-name="ro1">
          <table:table-cell office:value-type="float" office:value="1.004991">
            <text:p>1.004991</text:p>
          </table:table-cell>
          <table:table-cell office:value-type="float" office:value="-1.571771">
            <text:p>-1.571771</text:p>
          </table:table-cell>
        </table:table-row>
        <table:table-row table:style-name="ro1">
          <table:table-cell office:value-type="float" office:value="1.104996">
            <text:p>1.104996</text:p>
          </table:table-cell>
          <table:table-cell office:value-type="float" office:value="-0.470706">
            <text:p>-0.470706</text:p>
          </table:table-cell>
        </table:table-row>
        <table:table-row table:style-name="ro1">
          <table:table-cell office:value-type="float" office:value="1.205">
            <text:p>1.205</text:p>
          </table:table-cell>
          <table:table-cell office:value-type="float" office:value="-0.521896">
            <text:p>-0.521896</text:p>
          </table:table-cell>
        </table:table-row>
        <table:table-row table:style-name="ro1">
          <table:table-cell office:value-type="float" office:value="1.305005">
            <text:p>1.305005</text:p>
          </table:table-cell>
          <table:table-cell office:value-type="float" office:value="0.253452">
            <text:p>0.253452</text:p>
          </table:table-cell>
        </table:table-row>
        <table:table-row table:style-name="ro1">
          <table:table-cell office:value-type="float" office:value="1.40501">
            <text:p>1.40501</text:p>
          </table:table-cell>
          <table:table-cell office:value-type="float" office:value="0.472187">
            <text:p>0.472187</text:p>
          </table:table-cell>
        </table:table-row>
        <table:table-row table:style-name="ro1">
          <table:table-cell office:value-type="float" office:value="1.505014">
            <text:p>1.505014</text:p>
          </table:table-cell>
          <table:table-cell office:value-type="float" office:value="-0.728171">
            <text:p>-0.728171</text:p>
          </table:table-cell>
        </table:table-row>
        <table:table-row table:style-name="ro1">
          <table:table-cell office:value-type="float" office:value="1.605019">
            <text:p>1.605019</text:p>
          </table:table-cell>
          <table:table-cell office:value-type="float" office:value="-0.304144">
            <text:p>-0.304144</text:p>
          </table:table-cell>
        </table:table-row>
        <table:table-row table:style-name="ro1">
          <table:table-cell office:value-type="float" office:value="1.705024">
            <text:p>1.705024</text:p>
          </table:table-cell>
          <table:table-cell office:value-type="float" office:value="0.691217">
            <text:p>0.691217</text:p>
          </table:table-cell>
        </table:table-row>
        <table:table-row table:style-name="ro1">
          <table:table-cell office:value-type="float" office:value="1.805028">
            <text:p>1.805028</text:p>
          </table:table-cell>
          <table:table-cell office:value-type="float" office:value="0.976935">
            <text:p>0.976935</text:p>
          </table:table-cell>
        </table:table-row>
        <table:table-row table:style-name="ro1">
          <table:table-cell office:value-type="float" office:value="1.905033">
            <text:p>1.905033</text:p>
          </table:table-cell>
          <table:table-cell office:value-type="float" office:value="-0.72019">
            <text:p>-0.72019</text:p>
          </table:table-cell>
        </table:table-row>
        <table:table-row table:style-name="ro1">
          <table:table-cell office:value-type="float" office:value="2.005037">
            <text:p>2.005037</text:p>
          </table:table-cell>
          <table:table-cell office:value-type="float" office:value="0.025832">
            <text:p>0.025832</text:p>
          </table:table-cell>
        </table:table-row>
        <table:table-row table:style-name="ro1">
          <table:table-cell office:value-type="float" office:value="2.10503">
            <text:p>2.10503</text:p>
          </table:table-cell>
          <table:table-cell office:value-type="float" office:value="-0.246533">
            <text:p>-0.246533</text:p>
          </table:table-cell>
        </table:table-row>
        <table:table-row table:style-name="ro1">
          <table:table-cell office:value-type="float" office:value="2.205023">
            <text:p>2.205023</text:p>
          </table:table-cell>
          <table:table-cell office:value-type="float" office:value="0.657701">
            <text:p>0.657701</text:p>
          </table:table-cell>
        </table:table-row>
        <table:table-row table:style-name="ro1">
          <table:table-cell office:value-type="float" office:value="2.305015">
            <text:p>2.305015</text:p>
          </table:table-cell>
          <table:table-cell office:value-type="float" office:value="0.154157">
            <text:p>0.154157</text:p>
          </table:table-cell>
        </table:table-row>
        <table:table-row table:style-name="ro1">
          <table:table-cell office:value-type="float" office:value="2.405008">
            <text:p>2.405008</text:p>
          </table:table-cell>
          <table:table-cell office:value-type="float" office:value="0.268186">
            <text:p>0.268186</text:p>
          </table:table-cell>
        </table:table-row>
        <table:table-row table:style-name="ro1">
          <table:table-cell office:value-type="float" office:value="2.505001">
            <text:p>2.505001</text:p>
          </table:table-cell>
          <table:table-cell office:value-type="float" office:value="-1.340764">
            <text:p>-1.340764</text:p>
          </table:table-cell>
        </table:table-row>
        <table:table-row table:style-name="ro1">
          <table:table-cell office:value-type="float" office:value="2.604994">
            <text:p>2.604994</text:p>
          </table:table-cell>
          <table:table-cell office:value-type="float" office:value="-0.122222">
            <text:p>-0.122222</text:p>
          </table:table-cell>
        </table:table-row>
        <table:table-row table:style-name="ro1">
          <table:table-cell office:value-type="float" office:value="2.704986">
            <text:p>2.704986</text:p>
          </table:table-cell>
          <table:table-cell office:value-type="float" office:value="-0.281471">
            <text:p>-0.281471</text:p>
          </table:table-cell>
        </table:table-row>
        <table:table-row table:style-name="ro1">
          <table:table-cell office:value-type="float" office:value="2.804979">
            <text:p>2.804979</text:p>
          </table:table-cell>
          <table:table-cell office:value-type="float" office:value="-0.170454">
            <text:p>-0.170454</text:p>
          </table:table-cell>
        </table:table-row>
        <table:table-row table:style-name="ro1">
          <table:table-cell office:value-type="float" office:value="2.904972">
            <text:p>2.904972</text:p>
          </table:table-cell>
          <table:table-cell office:value-type="float" office:value="-0.306131">
            <text:p>-0.306131</text:p>
          </table:table-cell>
        </table:table-row>
        <table:table-row table:style-name="ro1">
          <table:table-cell office:value-type="float" office:value="3.004965">
            <text:p>3.004965</text:p>
          </table:table-cell>
          <table:table-cell office:value-type="float" office:value="0.505934">
            <text:p>0.505934</text:p>
          </table:table-cell>
        </table:table-row>
        <table:table-row table:style-name="ro1">
          <table:table-cell office:value-type="float" office:value="3.104957">
            <text:p>3.104957</text:p>
          </table:table-cell>
          <table:table-cell office:value-type="float" office:value="-1.532753">
            <text:p>-1.532753</text:p>
          </table:table-cell>
        </table:table-row>
        <table:table-row table:style-name="ro1">
          <table:table-cell office:value-type="float" office:value="3.20495">
            <text:p>3.20495</text:p>
          </table:table-cell>
          <table:table-cell office:value-type="float" office:value="0.509784">
            <text:p>0.509784</text:p>
          </table:table-cell>
        </table:table-row>
        <table:table-row table:style-name="ro1">
          <table:table-cell office:value-type="float" office:value="3.304943">
            <text:p>3.304943</text:p>
          </table:table-cell>
          <table:table-cell office:value-type="float" office:value="-0.526731">
            <text:p>-0.526731</text:p>
          </table:table-cell>
        </table:table-row>
        <table:table-row table:style-name="ro1">
          <table:table-cell office:value-type="float" office:value="3.404936">
            <text:p>3.404936</text:p>
          </table:table-cell>
          <table:table-cell office:value-type="float" office:value="0.039883">
            <text:p>0.039883</text:p>
          </table:table-cell>
        </table:table-row>
        <table:table-row table:style-name="ro1">
          <table:table-cell office:value-type="float" office:value="3.504928">
            <text:p>3.504928</text:p>
          </table:table-cell>
          <table:table-cell office:value-type="float" office:value="0.415602">
            <text:p>0.415602</text:p>
          </table:table-cell>
        </table:table-row>
        <table:table-row table:style-name="ro1">
          <table:table-cell office:value-type="float" office:value="3.604921">
            <text:p>3.604921</text:p>
          </table:table-cell>
          <table:table-cell office:value-type="float" office:value="-0.276905">
            <text:p>-0.276905</text:p>
          </table:table-cell>
        </table:table-row>
        <table:table-row table:style-name="ro1">
          <table:table-cell office:value-type="float" office:value="3.704914">
            <text:p>3.704914</text:p>
          </table:table-cell>
          <table:table-cell office:value-type="float" office:value="0.22339">
            <text:p>0.22339</text:p>
          </table:table-cell>
        </table:table-row>
        <table:table-row table:style-name="ro1">
          <table:table-cell office:value-type="float" office:value="3.804907">
            <text:p>3.804907</text:p>
          </table:table-cell>
          <table:table-cell office:value-type="float" office:value="-0.660107">
            <text:p>-0.660107</text:p>
          </table:table-cell>
        </table:table-row>
        <table:table-row table:style-name="ro1">
          <table:table-cell office:value-type="float" office:value="3.904899">
            <text:p>3.904899</text:p>
          </table:table-cell>
          <table:table-cell office:value-type="float" office:value="-0.184361">
            <text:p>-0.184361</text:p>
          </table:table-cell>
        </table:table-row>
        <table:table-row table:style-name="ro1">
          <table:table-cell office:value-type="float" office:value="4.004892">
            <text:p>4.004892</text:p>
          </table:table-cell>
          <table:table-cell office:value-type="float" office:value="-1.15677">
            <text:p>-1.15677</text:p>
          </table:table-cell>
        </table:table-row>
        <table:table-row table:style-name="ro1">
          <table:table-cell office:value-type="float" office:value="4.104885">
            <text:p>4.104885</text:p>
          </table:table-cell>
          <table:table-cell office:value-type="float" office:value="1.426466">
            <text:p>1.426466</text:p>
          </table:table-cell>
        </table:table-row>
        <table:table-row table:style-name="ro1">
          <table:table-cell office:value-type="float" office:value="4.204878">
            <text:p>4.204878</text:p>
          </table:table-cell>
          <table:table-cell office:value-type="float" office:value="-0.401237">
            <text:p>-0.401237</text:p>
          </table:table-cell>
        </table:table-row>
        <table:table-row table:style-name="ro1">
          <table:table-cell office:value-type="float" office:value="4.304871">
            <text:p>4.304871</text:p>
          </table:table-cell>
          <table:table-cell office:value-type="float" office:value="-0.634446">
            <text:p>-0.634446</text:p>
          </table:table-cell>
        </table:table-row>
        <table:table-row table:style-name="ro1">
          <table:table-cell office:value-type="float" office:value="4.404863">
            <text:p>4.404863</text:p>
          </table:table-cell>
          <table:table-cell office:value-type="float" office:value="-0.234778">
            <text:p>-0.234778</text:p>
          </table:table-cell>
        </table:table-row>
        <table:table-row table:style-name="ro1">
          <table:table-cell office:value-type="float" office:value="4.504856">
            <text:p>4.504856</text:p>
          </table:table-cell>
          <table:table-cell office:value-type="float" office:value="0.091205">
            <text:p>0.091205</text:p>
          </table:table-cell>
        </table:table-row>
        <table:table-row table:style-name="ro1">
          <table:table-cell office:value-type="float" office:value="4.604849">
            <text:p>4.604849</text:p>
          </table:table-cell>
          <table:table-cell office:value-type="float" office:value="1.096455">
            <text:p>1.096455</text:p>
          </table:table-cell>
        </table:table-row>
        <table:table-row table:style-name="ro1">
          <table:table-cell office:value-type="float" office:value="4.704842">
            <text:p>4.704842</text:p>
          </table:table-cell>
          <table:table-cell office:value-type="float" office:value="0.314692">
            <text:p>0.314692</text:p>
          </table:table-cell>
        </table:table-row>
        <table:table-row table:style-name="ro1">
          <table:table-cell office:value-type="float" office:value="4.804834">
            <text:p>4.804834</text:p>
          </table:table-cell>
          <table:table-cell office:value-type="float" office:value="-0.530198">
            <text:p>-0.530198</text:p>
          </table:table-cell>
        </table:table-row>
        <table:table-row table:style-name="ro1">
          <table:table-cell office:value-type="float" office:value="4.904827">
            <text:p>4.904827</text:p>
          </table:table-cell>
          <table:table-cell office:value-type="float" office:value="0.161582">
            <text:p>0.161582</text:p>
          </table:table-cell>
        </table:table-row>
        <table:table-row table:style-name="ro1">
          <table:table-cell office:value-type="float" office:value="5.00482">
            <text:p>5.00482</text:p>
          </table:table-cell>
          <table:table-cell office:value-type="float" office:value="0.271817">
            <text:p>0.271817</text:p>
          </table:table-cell>
        </table:table-row>
        <table:table-row table:style-name="ro1">
          <table:table-cell office:value-type="float" office:value="5.104813">
            <text:p>5.104813</text:p>
          </table:table-cell>
          <table:table-cell office:value-type="float" office:value="-1.176592">
            <text:p>-1.176592</text:p>
          </table:table-cell>
        </table:table-row>
        <table:table-row table:style-name="ro1">
          <table:table-cell office:value-type="float" office:value="5.204805">
            <text:p>5.204805</text:p>
          </table:table-cell>
          <table:table-cell office:value-type="float" office:value="0.267386">
            <text:p>0.267386</text:p>
          </table:table-cell>
        </table:table-row>
        <table:table-row table:style-name="ro1">
          <table:table-cell office:value-type="float" office:value="5.304798">
            <text:p>5.304798</text:p>
          </table:table-cell>
          <table:table-cell office:value-type="float" office:value="0.532875">
            <text:p>0.532875</text:p>
          </table:table-cell>
        </table:table-row>
        <table:table-row table:style-name="ro1">
          <table:table-cell office:value-type="float" office:value="5.404791">
            <text:p>5.404791</text:p>
          </table:table-cell>
          <table:table-cell office:value-type="float" office:value="-0.653613">
            <text:p>-0.653613</text:p>
          </table:table-cell>
        </table:table-row>
        <table:table-row table:style-name="ro1">
          <table:table-cell office:value-type="float" office:value="5.504784">
            <text:p>5.504784</text:p>
          </table:table-cell>
          <table:table-cell office:value-type="float" office:value="-1.063519">
            <text:p>-1.063519</text:p>
          </table:table-cell>
        </table:table-row>
        <table:table-row table:style-name="ro1">
          <table:table-cell office:value-type="float" office:value="5.604776">
            <text:p>5.604776</text:p>
          </table:table-cell>
          <table:table-cell office:value-type="float" office:value="-2.137415">
            <text:p>-2.137415</text:p>
          </table:table-cell>
        </table:table-row>
        <table:table-row table:style-name="ro1">
          <table:table-cell office:value-type="float" office:value="5.704769">
            <text:p>5.704769</text:p>
          </table:table-cell>
          <table:table-cell office:value-type="float" office:value="0.068029">
            <text:p>0.068029</text:p>
          </table:table-cell>
        </table:table-row>
        <table:table-row table:style-name="ro1">
          <table:table-cell office:value-type="float" office:value="5.804762">
            <text:p>5.804762</text:p>
          </table:table-cell>
          <table:table-cell office:value-type="float" office:value="0.178531">
            <text:p>0.178531</text:p>
          </table:table-cell>
        </table:table-row>
        <table:table-row table:style-name="ro1">
          <table:table-cell office:value-type="float" office:value="5.904755">
            <text:p>5.904755</text:p>
          </table:table-cell>
          <table:table-cell office:value-type="float" office:value="0.850337">
            <text:p>0.850337</text:p>
          </table:table-cell>
        </table:table-row>
        <table:table-row table:style-name="ro1">
          <table:table-cell office:value-type="float" office:value="6.004747">
            <text:p>6.004747</text:p>
          </table:table-cell>
          <table:table-cell office:value-type="float" office:value="0.551028">
            <text:p>0.551028</text:p>
          </table:table-cell>
        </table:table-row>
        <table:table-row table:style-name="ro1">
          <table:table-cell office:value-type="float" office:value="6.10474">
            <text:p>6.10474</text:p>
          </table:table-cell>
          <table:table-cell office:value-type="float" office:value="1.033241">
            <text:p>1.033241</text:p>
          </table:table-cell>
        </table:table-row>
        <table:table-row table:style-name="ro1">
          <table:table-cell office:value-type="float" office:value="6.204733">
            <text:p>6.204733</text:p>
          </table:table-cell>
          <table:table-cell office:value-type="float" office:value="-0.650346">
            <text:p>-0.650346</text:p>
          </table:table-cell>
        </table:table-row>
        <table:table-row table:style-name="ro1">
          <table:table-cell office:value-type="float" office:value="6.304726">
            <text:p>6.304726</text:p>
          </table:table-cell>
          <table:table-cell office:value-type="float" office:value="0.148901">
            <text:p>0.148901</text:p>
          </table:table-cell>
        </table:table-row>
        <table:table-row table:style-name="ro1">
          <table:table-cell office:value-type="float" office:value="6.404718">
            <text:p>6.404718</text:p>
          </table:table-cell>
          <table:table-cell office:value-type="float" office:value="0.224643">
            <text:p>0.224643</text:p>
          </table:table-cell>
        </table:table-row>
        <table:table-row table:style-name="ro1">
          <table:table-cell office:value-type="float" office:value="6.504711">
            <text:p>6.504711</text:p>
          </table:table-cell>
          <table:table-cell office:value-type="float" office:value="0.974394">
            <text:p>0.974394</text:p>
          </table:table-cell>
        </table:table-row>
        <table:table-row table:style-name="ro1">
          <table:table-cell office:value-type="float" office:value="6.604704">
            <text:p>6.604704</text:p>
          </table:table-cell>
          <table:table-cell office:value-type="float" office:value="0.350155">
            <text:p>0.350155</text:p>
          </table:table-cell>
        </table:table-row>
        <table:table-row table:style-name="ro1">
          <table:table-cell office:value-type="float" office:value="6.704697">
            <text:p>6.704697</text:p>
          </table:table-cell>
          <table:table-cell office:value-type="float" office:value="-0.937676">
            <text:p>-0.937676</text:p>
          </table:table-cell>
        </table:table-row>
        <table:table-row table:style-name="ro1">
          <table:table-cell office:value-type="float" office:value="6.804689">
            <text:p>6.804689</text:p>
          </table:table-cell>
          <table:table-cell office:value-type="float" office:value="0.86325">
            <text:p>0.86325</text:p>
          </table:table-cell>
        </table:table-row>
        <table:table-row table:style-name="ro1">
          <table:table-cell office:value-type="float" office:value="6.904682">
            <text:p>6.904682</text:p>
          </table:table-cell>
          <table:table-cell office:value-type="float" office:value="0.311555">
            <text:p>0.311555</text:p>
          </table:table-cell>
        </table:table-row>
        <table:table-row table:style-name="ro1">
          <table:table-cell office:value-type="float" office:value="7.004675">
            <text:p>7.004675</text:p>
          </table:table-cell>
          <table:table-cell office:value-type="float" office:value="-0.50364">
            <text:p>-0.50364</text:p>
          </table:table-cell>
        </table:table-row>
        <table:table-row table:style-name="ro1">
          <table:table-cell office:value-type="float" office:value="7.104668">
            <text:p>7.104668</text:p>
          </table:table-cell>
          <table:table-cell office:value-type="float" office:value="-0.247228">
            <text:p>-0.247228</text:p>
          </table:table-cell>
        </table:table-row>
        <table:table-row table:style-name="ro1">
          <table:table-cell office:value-type="float" office:value="7.20466">
            <text:p>7.20466</text:p>
          </table:table-cell>
          <table:table-cell office:value-type="float" office:value="0.239348">
            <text:p>0.239348</text:p>
          </table:table-cell>
        </table:table-row>
        <table:table-row table:style-name="ro1">
          <table:table-cell office:value-type="float" office:value="7.304653">
            <text:p>7.304653</text:p>
          </table:table-cell>
          <table:table-cell office:value-type="float" office:value="1.086342">
            <text:p>1.086342</text:p>
          </table:table-cell>
        </table:table-row>
        <table:table-row table:style-name="ro1">
          <table:table-cell office:value-type="float" office:value="7.404646">
            <text:p>7.404646</text:p>
          </table:table-cell>
          <table:table-cell office:value-type="float" office:value="-0.123465">
            <text:p>-0.123465</text:p>
          </table:table-cell>
        </table:table-row>
        <table:table-row table:style-name="ro1">
          <table:table-cell office:value-type="float" office:value="7.504639">
            <text:p>7.504639</text:p>
          </table:table-cell>
          <table:table-cell office:value-type="float" office:value="-0.330294">
            <text:p>-0.330294</text:p>
          </table:table-cell>
        </table:table-row>
        <table:table-row table:style-name="ro1">
          <table:table-cell office:value-type="float" office:value="7.604631">
            <text:p>7.604631</text:p>
          </table:table-cell>
          <table:table-cell office:value-type="float" office:value="1.467844">
            <text:p>1.467844</text:p>
          </table:table-cell>
        </table:table-row>
        <table:table-row table:style-name="ro1">
          <table:table-cell office:value-type="float" office:value="7.704624">
            <text:p>7.704624</text:p>
          </table:table-cell>
          <table:table-cell office:value-type="float" office:value="-0.626483">
            <text:p>-0.626483</text:p>
          </table:table-cell>
        </table:table-row>
        <table:table-row table:style-name="ro1">
          <table:table-cell office:value-type="float" office:value="7.804617">
            <text:p>7.804617</text:p>
          </table:table-cell>
          <table:table-cell office:value-type="float" office:value="0.346255">
            <text:p>0.346255</text:p>
          </table:table-cell>
        </table:table-row>
        <table:table-row table:style-name="ro1">
          <table:table-cell office:value-type="float" office:value="7.90461">
            <text:p>7.90461</text:p>
          </table:table-cell>
          <table:table-cell office:value-type="float" office:value="-0.379313">
            <text:p>-0.379313</text:p>
          </table:table-cell>
        </table:table-row>
        <table:table-row table:style-name="ro1">
          <table:table-cell office:value-type="float" office:value="8.004604">
            <text:p>8.004604</text:p>
          </table:table-cell>
          <table:table-cell office:value-type="float" office:value="0.78691">
            <text:p>0.78691</text:p>
          </table:table-cell>
        </table:table-row>
        <table:table-row table:style-name="ro1">
          <table:table-cell office:value-type="float" office:value="8.104645">
            <text:p>8.104645</text:p>
          </table:table-cell>
          <table:table-cell office:value-type="float" office:value="0.709855">
            <text:p>0.709855</text:p>
          </table:table-cell>
        </table:table-row>
        <table:table-row table:style-name="ro1">
          <table:table-cell office:value-type="float" office:value="8.204685">
            <text:p>8.204685</text:p>
          </table:table-cell>
          <table:table-cell office:value-type="float" office:value="-1.638804">
            <text:p>-1.638804</text:p>
          </table:table-cell>
        </table:table-row>
        <table:table-row table:style-name="ro1">
          <table:table-cell office:value-type="float" office:value="8.304726">
            <text:p>8.304726</text:p>
          </table:table-cell>
          <table:table-cell office:value-type="float" office:value="0.264008">
            <text:p>0.264008</text:p>
          </table:table-cell>
        </table:table-row>
        <table:table-row table:style-name="ro1">
          <table:table-cell office:value-type="float" office:value="8.404766">
            <text:p>8.404766</text:p>
          </table:table-cell>
          <table:table-cell office:value-type="float" office:value="-0.190296">
            <text:p>-0.190296</text:p>
          </table:table-cell>
        </table:table-row>
        <table:table-row table:style-name="ro1">
          <table:table-cell office:value-type="float" office:value="8.504807">
            <text:p>8.504807</text:p>
          </table:table-cell>
          <table:table-cell office:value-type="float" office:value="-0.217625">
            <text:p>-0.217625</text:p>
          </table:table-cell>
        </table:table-row>
        <table:table-row table:style-name="ro1">
          <table:table-cell office:value-type="float" office:value="8.604847">
            <text:p>8.604847</text:p>
          </table:table-cell>
          <table:table-cell office:value-type="float" office:value="-0.484854">
            <text:p>-0.484854</text:p>
          </table:table-cell>
        </table:table-row>
        <table:table-row table:style-name="ro1">
          <table:table-cell office:value-type="float" office:value="8.704887">
            <text:p>8.704887</text:p>
          </table:table-cell>
          <table:table-cell office:value-type="float" office:value="-0.119175">
            <text:p>-0.119175</text:p>
          </table:table-cell>
        </table:table-row>
        <table:table-row table:style-name="ro1">
          <table:table-cell office:value-type="float" office:value="8.804928">
            <text:p>8.804928</text:p>
          </table:table-cell>
          <table:table-cell office:value-type="float" office:value="0.564778">
            <text:p>0.564778</text:p>
          </table:table-cell>
        </table:table-row>
        <table:table-row table:style-name="ro1">
          <table:table-cell office:value-type="float" office:value="8.904968">
            <text:p>8.904968</text:p>
          </table:table-cell>
          <table:table-cell office:value-type="float" office:value="0.823862">
            <text:p>0.823862</text:p>
          </table:table-cell>
        </table:table-row>
        <table:table-row table:style-name="ro1">
          <table:table-cell office:value-type="float" office:value="9.005009">
            <text:p>9.005009</text:p>
          </table:table-cell>
          <table:table-cell office:value-type="float" office:value="-0.289986">
            <text:p>-0.289986</text:p>
          </table:table-cell>
        </table:table-row>
        <table:table-row table:style-name="ro1">
          <table:table-cell office:value-type="float" office:value="9.105049">
            <text:p>9.105049</text:p>
          </table:table-cell>
          <table:table-cell office:value-type="float" office:value="1.140563">
            <text:p>1.140563</text:p>
          </table:table-cell>
        </table:table-row>
        <table:table-row table:style-name="ro1">
          <table:table-cell office:value-type="float" office:value="9.20509">
            <text:p>9.20509</text:p>
          </table:table-cell>
          <table:table-cell office:value-type="float" office:value="1.185306">
            <text:p>1.185306</text:p>
          </table:table-cell>
        </table:table-row>
        <table:table-row table:style-name="ro1">
          <table:table-cell office:value-type="float" office:value="9.30513">
            <text:p>9.30513</text:p>
          </table:table-cell>
          <table:table-cell office:value-type="float" office:value="-0.568132">
            <text:p>-0.568132</text:p>
          </table:table-cell>
        </table:table-row>
        <table:table-row table:style-name="ro1">
          <table:table-cell office:value-type="float" office:value="9.40517">
            <text:p>9.40517</text:p>
          </table:table-cell>
          <table:table-cell office:value-type="float" office:value="-0.265926">
            <text:p>-0.265926</text:p>
          </table:table-cell>
        </table:table-row>
        <table:table-row table:style-name="ro1">
          <table:table-cell office:value-type="float" office:value="9.505211">
            <text:p>9.505211</text:p>
          </table:table-cell>
          <table:table-cell office:value-type="float" office:value="-0.171602">
            <text:p>-0.171602</text:p>
          </table:table-cell>
        </table:table-row>
        <table:table-row table:style-name="ro1">
          <table:table-cell office:value-type="float" office:value="9.605251">
            <text:p>9.605251</text:p>
          </table:table-cell>
          <table:table-cell office:value-type="float" office:value="0.700781">
            <text:p>0.700781</text:p>
          </table:table-cell>
        </table:table-row>
        <table:table-row table:style-name="ro1">
          <table:table-cell office:value-type="float" office:value="9.705292">
            <text:p>9.705292</text:p>
          </table:table-cell>
          <table:table-cell office:value-type="float" office:value="0.984418">
            <text:p>0.984418</text:p>
          </table:table-cell>
        </table:table-row>
        <table:table-row table:style-name="ro1">
          <table:table-cell office:value-type="float" office:value="9.805332">
            <text:p>9.805332</text:p>
          </table:table-cell>
          <table:table-cell office:value-type="float" office:value="0.266933">
            <text:p>0.266933</text:p>
          </table:table-cell>
        </table:table-row>
        <table:table-row table:style-name="ro1">
          <table:table-cell office:value-type="float" office:value="9.905373">
            <text:p>9.905373</text:p>
          </table:table-cell>
          <table:table-cell office:value-type="float" office:value="0.456172">
            <text:p>0.4561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table:formula="of:=STDEV([.B2:.B100] )" office:value-type="float" office:value="0.71279694997093">
            <text:p>0.71279695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IMU.AX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552092">
            <text:p>0.55209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73913">
            <text:p>0.07391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523375">
            <text:p>0.52337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426419">
            <text:p>-0.426419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916424">
            <text:p>0.91642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-0.296237">
            <text:p>-0.296237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182526">
            <text:p>0.18252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569616">
            <text:p>-0.569616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309447">
            <text:p>0.30944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1.086222">
            <text:p>-1.086222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-0.000003">
            <text:p>-0.000003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41005">
            <text:p>0.41005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800611">
            <text:p>-0.800611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975337">
            <text:p>0.975337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599153">
            <text:p>0.59915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78824">
            <text:p>0.178824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0.497363">
            <text:p>0.49736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768753">
            <text:p>0.768753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-0.036049">
            <text:p>-0.03604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36604">
            <text:p>0.836604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1.05358">
            <text:p>1.0535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31406">
            <text:p>0.31406</text:p>
          </table:table-cell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0.049779">
            <text:p>0.049779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0.149822">
            <text:p>-0.149822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-0.106017">
            <text:p>-0.10601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-1.012512">
            <text:p>-1.012512</text:p>
          </table:table-cell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-0.070391">
            <text:p>-0.070391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64975">
            <text:p>0.064975</text:p>
          </table:table-cell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0.412858">
            <text:p>0.412858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50758">
            <text:p>0.250758</text:p>
          </table:table-cell>
        </table:table-row>
        <table:table-row table:style-name="ro1">
          <table:table-cell office:value-type="float" office:value="0.155">
            <text:p>0.155</text:p>
          </table:table-cell>
          <table:table-cell office:value-type="float" office:value="-0.610612">
            <text:p>-0.610612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439246">
            <text:p>0.439246</text:p>
          </table:table-cell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-0.07582">
            <text:p>-0.07582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314067">
            <text:p>0.314067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8823">
            <text:p>0.882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61088">
            <text:p>0.061088</text:p>
          </table:table-cell>
        </table:table-row>
        <table:table-row table:style-name="ro1">
          <table:table-cell office:value-type="float" office:value="0.185">
            <text:p>0.185</text:p>
          </table:table-cell>
          <table:table-cell office:value-type="float" office:value="-0.648964">
            <text:p>-0.648964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-0.680261">
            <text:p>-0.680261</text:p>
          </table:table-cell>
        </table:table-row>
        <table:table-row table:style-name="ro1">
          <table:table-cell office:value-type="float" office:value="0.195">
            <text:p>0.195</text:p>
          </table:table-cell>
          <table:table-cell office:value-type="float" office:value="-0.023585">
            <text:p>-0.02358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95321">
            <text:p>0.695321</text:p>
          </table:table-cell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-0.66318">
            <text:p>-0.66318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-0.498581">
            <text:p>-0.498581</text:p>
          </table:table-cell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0.155674">
            <text:p>0.155674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0.74518">
            <text:p>-0.74518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-0.187652">
            <text:p>-0.187652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78067">
            <text:p>0.078067</text:p>
          </table:table-cell>
        </table:table-row>
        <table:table-row table:style-name="ro1">
          <table:table-cell office:value-type="float" office:value="0.235">
            <text:p>0.235</text:p>
          </table:table-cell>
          <table:table-cell office:value-type="float" office:value="-0.301403">
            <text:p>-0.301403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0.252709">
            <text:p>-0.252709</text:p>
          </table:table-cell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-0.537499">
            <text:p>-0.53749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-0.08178">
            <text:p>-0.08178</text:p>
          </table:table-cell>
        </table:table-row>
        <table:table-row table:style-name="ro1">
          <table:table-cell office:value-type="float" office:value="0.255">
            <text:p>0.255</text:p>
          </table:table-cell>
          <table:table-cell office:value-type="float" office:value="-0.688052">
            <text:p>-0.688052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194521">
            <text:p>0.194521</text:p>
          </table:table-cell>
        </table:table-row>
        <table:table-row table:style-name="ro1">
          <table:table-cell office:value-type="float" office:value="0.265">
            <text:p>0.265</text:p>
          </table:table-cell>
          <table:table-cell office:value-type="float" office:value="-0.268083">
            <text:p>-0.268083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-0.407808">
            <text:p>-0.407808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-0.50606">
            <text:p>-0.50606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90042">
            <text:p>0.090042</text:p>
          </table:table-cell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0.252229">
            <text:p>0.252229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-0.520411">
            <text:p>-0.520411</text:p>
          </table:table-cell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-0.285134">
            <text:p>-0.285134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032009">
            <text:p>-0.032009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-0.313447">
            <text:p>-0.313447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599094">
            <text:p>0.599094</text:p>
          </table:table-cell>
        </table:table-row>
        <table:table-row table:style-name="ro1">
          <table:table-cell office:value-type="float" office:value="0.314999">
            <text:p>0.314999</text:p>
          </table:table-cell>
          <table:table-cell office:value-type="float" office:value="-0.020813">
            <text:p>-0.020813</text:p>
          </table:table-cell>
        </table:table-row>
        <table:table-row table:style-name="ro1">
          <table:table-cell office:value-type="float" office:value="0.319999">
            <text:p>0.319999</text:p>
          </table:table-cell>
          <table:table-cell office:value-type="float" office:value="0.530601">
            <text:p>0.530601</text:p>
          </table:table-cell>
        </table:table-row>
        <table:table-row table:style-name="ro1">
          <table:table-cell office:value-type="float" office:value="0.324999">
            <text:p>0.324999</text:p>
          </table:table-cell>
          <table:table-cell office:value-type="float" office:value="0.519601">
            <text:p>0.519601</text:p>
          </table:table-cell>
        </table:table-row>
        <table:table-row table:style-name="ro1">
          <table:table-cell office:value-type="float" office:value="0.329999">
            <text:p>0.329999</text:p>
          </table:table-cell>
          <table:table-cell office:value-type="float" office:value="0.594317">
            <text:p>0.594317</text:p>
          </table:table-cell>
        </table:table-row>
        <table:table-row table:style-name="ro1">
          <table:table-cell office:value-type="float" office:value="0.334999">
            <text:p>0.334999</text:p>
          </table:table-cell>
          <table:table-cell office:value-type="float" office:value="-0.111327">
            <text:p>-0.111327</text:p>
          </table:table-cell>
        </table:table-row>
        <table:table-row table:style-name="ro1">
          <table:table-cell office:value-type="float" office:value="0.339999">
            <text:p>0.339999</text:p>
          </table:table-cell>
          <table:table-cell office:value-type="float" office:value="-0.269197">
            <text:p>-0.269197</text:p>
          </table:table-cell>
        </table:table-row>
        <table:table-row table:style-name="ro1">
          <table:table-cell office:value-type="float" office:value="0.344999">
            <text:p>0.344999</text:p>
          </table:table-cell>
          <table:table-cell office:value-type="float" office:value="-0.042077">
            <text:p>-0.042077</text:p>
          </table:table-cell>
        </table:table-row>
        <table:table-row table:style-name="ro1">
          <table:table-cell office:value-type="float" office:value="0.349999">
            <text:p>0.349999</text:p>
          </table:table-cell>
          <table:table-cell office:value-type="float" office:value="-0.621588">
            <text:p>-0.621588</text:p>
          </table:table-cell>
        </table:table-row>
        <table:table-row table:style-name="ro1">
          <table:table-cell office:value-type="float" office:value="0.354999">
            <text:p>0.354999</text:p>
          </table:table-cell>
          <table:table-cell office:value-type="float" office:value="-0.199803">
            <text:p>-0.199803</text:p>
          </table:table-cell>
        </table:table-row>
        <table:table-row table:style-name="ro1">
          <table:table-cell office:value-type="float" office:value="0.359999">
            <text:p>0.359999</text:p>
          </table:table-cell>
          <table:table-cell office:value-type="float" office:value="0.125073">
            <text:p>0.125073</text:p>
          </table:table-cell>
        </table:table-row>
        <table:table-row table:style-name="ro1">
          <table:table-cell office:value-type="float" office:value="0.364999">
            <text:p>0.364999</text:p>
          </table:table-cell>
          <table:table-cell office:value-type="float" office:value="0.502492">
            <text:p>0.502492</text:p>
          </table:table-cell>
        </table:table-row>
        <table:table-row table:style-name="ro1">
          <table:table-cell office:value-type="float" office:value="0.369999">
            <text:p>0.369999</text:p>
          </table:table-cell>
          <table:table-cell office:value-type="float" office:value="1.156945">
            <text:p>1.156945</text:p>
          </table:table-cell>
        </table:table-row>
        <table:table-row table:style-name="ro1">
          <table:table-cell office:value-type="float" office:value="0.374999">
            <text:p>0.374999</text:p>
          </table:table-cell>
          <table:table-cell office:value-type="float" office:value="0.259563">
            <text:p>0.259563</text:p>
          </table:table-cell>
        </table:table-row>
        <table:table-row table:style-name="ro1">
          <table:table-cell office:value-type="float" office:value="0.379999">
            <text:p>0.379999</text:p>
          </table:table-cell>
          <table:table-cell office:value-type="float" office:value="-0.181714">
            <text:p>-0.181714</text:p>
          </table:table-cell>
        </table:table-row>
        <table:table-row table:style-name="ro1">
          <table:table-cell office:value-type="float" office:value="0.384999">
            <text:p>0.384999</text:p>
          </table:table-cell>
          <table:table-cell office:value-type="float" office:value="-0.632048">
            <text:p>-0.632048</text:p>
          </table:table-cell>
        </table:table-row>
        <table:table-row table:style-name="ro1">
          <table:table-cell office:value-type="float" office:value="0.389999">
            <text:p>0.389999</text:p>
          </table:table-cell>
          <table:table-cell office:value-type="float" office:value="0.28206">
            <text:p>0.28206</text:p>
          </table:table-cell>
        </table:table-row>
        <table:table-row table:style-name="ro1">
          <table:table-cell office:value-type="float" office:value="0.394998">
            <text:p>0.394998</text:p>
          </table:table-cell>
          <table:table-cell office:value-type="float" office:value="0.170397">
            <text:p>0.170397</text:p>
          </table:table-cell>
        </table:table-row>
        <table:table-row table:style-name="ro1">
          <table:table-cell office:value-type="float" office:value="0.399998">
            <text:p>0.399998</text:p>
          </table:table-cell>
          <table:table-cell office:value-type="float" office:value="-0.025067">
            <text:p>-0.025067</text:p>
          </table:table-cell>
        </table:table-row>
        <table:table-row table:style-name="ro1">
          <table:table-cell office:value-type="float" office:value="0.404998">
            <text:p>0.404998</text:p>
          </table:table-cell>
          <table:table-cell office:value-type="float" office:value="-0.831983">
            <text:p>-0.831983</text:p>
          </table:table-cell>
        </table:table-row>
        <table:table-row table:style-name="ro1">
          <table:table-cell office:value-type="float" office:value="0.409998">
            <text:p>0.409998</text:p>
          </table:table-cell>
          <table:table-cell office:value-type="float" office:value="0.23128">
            <text:p>0.23128</text:p>
          </table:table-cell>
        </table:table-row>
        <table:table-row table:style-name="ro1">
          <table:table-cell office:value-type="float" office:value="0.414998">
            <text:p>0.414998</text:p>
          </table:table-cell>
          <table:table-cell office:value-type="float" office:value="-0.233153">
            <text:p>-0.233153</text:p>
          </table:table-cell>
        </table:table-row>
        <table:table-row table:style-name="ro1">
          <table:table-cell office:value-type="float" office:value="0.419998">
            <text:p>0.419998</text:p>
          </table:table-cell>
          <table:table-cell office:value-type="float" office:value="0.4302">
            <text:p>0.4302</text:p>
          </table:table-cell>
        </table:table-row>
        <table:table-row table:style-name="ro1">
          <table:table-cell office:value-type="float" office:value="0.424998">
            <text:p>0.424998</text:p>
          </table:table-cell>
          <table:table-cell office:value-type="float" office:value="0.087852">
            <text:p>0.087852</text:p>
          </table:table-cell>
        </table:table-row>
        <table:table-row table:style-name="ro1">
          <table:table-cell office:value-type="float" office:value="0.429998">
            <text:p>0.429998</text:p>
          </table:table-cell>
          <table:table-cell office:value-type="float" office:value="-0.554867">
            <text:p>-0.554867</text:p>
          </table:table-cell>
        </table:table-row>
        <table:table-row table:style-name="ro1">
          <table:table-cell office:value-type="float" office:value="0.434998">
            <text:p>0.434998</text:p>
          </table:table-cell>
          <table:table-cell office:value-type="float" office:value="-0.336893">
            <text:p>-0.336893</text:p>
          </table:table-cell>
        </table:table-row>
        <table:table-row table:style-name="ro1">
          <table:table-cell office:value-type="float" office:value="0.439998">
            <text:p>0.439998</text:p>
          </table:table-cell>
          <table:table-cell office:value-type="float" office:value="-0.228205">
            <text:p>-0.228205</text:p>
          </table:table-cell>
        </table:table-row>
        <table:table-row table:style-name="ro1">
          <table:table-cell office:value-type="float" office:value="0.444998">
            <text:p>0.444998</text:p>
          </table:table-cell>
          <table:table-cell office:value-type="float" office:value="0.038858">
            <text:p>0.038858</text:p>
          </table:table-cell>
        </table:table-row>
        <table:table-row table:style-name="ro1">
          <table:table-cell office:value-type="float" office:value="0.449998">
            <text:p>0.449998</text:p>
          </table:table-cell>
          <table:table-cell office:value-type="float" office:value="-1.002565">
            <text:p>-1.002565</text:p>
          </table:table-cell>
        </table:table-row>
        <table:table-row table:style-name="ro1">
          <table:table-cell office:value-type="float" office:value="0.454998">
            <text:p>0.454998</text:p>
          </table:table-cell>
          <table:table-cell office:value-type="float" office:value="-1.229714">
            <text:p>-1.229714</text:p>
          </table:table-cell>
        </table:table-row>
        <table:table-row table:style-name="ro1">
          <table:table-cell office:value-type="float" office:value="0.459998">
            <text:p>0.459998</text:p>
          </table:table-cell>
          <table:table-cell office:value-type="float" office:value="0.025346">
            <text:p>0.025346</text:p>
          </table:table-cell>
        </table:table-row>
        <table:table-row table:style-name="ro1">
          <table:table-cell office:value-type="float" office:value="0.464998">
            <text:p>0.464998</text:p>
          </table:table-cell>
          <table:table-cell office:value-type="float" office:value="0.346585">
            <text:p>0.346585</text:p>
          </table:table-cell>
        </table:table-row>
        <table:table-row table:style-name="ro1">
          <table:table-cell office:value-type="float" office:value="0.469997">
            <text:p>0.469997</text:p>
          </table:table-cell>
          <table:table-cell office:value-type="float" office:value="-0.575795">
            <text:p>-0.575795</text:p>
          </table:table-cell>
        </table:table-row>
        <table:table-row table:style-name="ro1">
          <table:table-cell office:value-type="float" office:value="0.474997">
            <text:p>0.474997</text:p>
          </table:table-cell>
          <table:table-cell office:value-type="float" office:value="-0.517463">
            <text:p>-0.517463</text:p>
          </table:table-cell>
        </table:table-row>
        <table:table-row table:style-name="ro1">
          <table:table-cell office:value-type="float" office:value="0.479997">
            <text:p>0.479997</text:p>
          </table:table-cell>
          <table:table-cell office:value-type="float" office:value="0.876848">
            <text:p>0.876848</text:p>
          </table:table-cell>
        </table:table-row>
        <table:table-row table:style-name="ro1">
          <table:table-cell office:value-type="float" office:value="0.484997">
            <text:p>0.484997</text:p>
          </table:table-cell>
          <table:table-cell office:value-type="float" office:value="0.182254">
            <text:p>0.182254</text:p>
          </table:table-cell>
        </table:table-row>
        <table:table-row table:style-name="ro1">
          <table:table-cell office:value-type="float" office:value="0.489997">
            <text:p>0.489997</text:p>
          </table:table-cell>
          <table:table-cell office:value-type="float" office:value="-0.63081">
            <text:p>-0.63081</text:p>
          </table:table-cell>
        </table:table-row>
        <table:table-row table:style-name="ro1">
          <table:table-cell office:value-type="float" office:value="0.494997">
            <text:p>0.494997</text:p>
          </table:table-cell>
          <table:table-cell office:value-type="float" office:value="-0.132127">
            <text:p>-0.132127</text:p>
          </table:table-cell>
        </table:table-row>
        <table:table-row table:style-name="ro1">
          <table:table-cell office:value-type="float" office:value="0.499997">
            <text:p>0.499997</text:p>
          </table:table-cell>
          <table:table-cell office:value-type="float" office:value="-0.28403">
            <text:p>-0.28403</text:p>
          </table:table-cell>
        </table:table-row>
        <table:table-row table:style-name="ro1">
          <table:table-cell office:value-type="float" office:value="0.504997">
            <text:p>0.504997</text:p>
          </table:table-cell>
          <table:table-cell office:value-type="float" office:value="0.315834">
            <text:p>0.315834</text:p>
          </table:table-cell>
        </table:table-row>
        <table:table-row table:style-name="ro1">
          <table:table-cell office:value-type="float" office:value="0.509997">
            <text:p>0.509997</text:p>
          </table:table-cell>
          <table:table-cell office:value-type="float" office:value="-0.391408">
            <text:p>-0.391408</text:p>
          </table:table-cell>
        </table:table-row>
        <table:table-row table:style-name="ro1">
          <table:table-cell office:value-type="float" office:value="0.514997">
            <text:p>0.514997</text:p>
          </table:table-cell>
          <table:table-cell office:value-type="float" office:value="0.219189">
            <text:p>0.219189</text:p>
          </table:table-cell>
        </table:table-row>
        <table:table-row table:style-name="ro1">
          <table:table-cell office:value-type="float" office:value="0.519997">
            <text:p>0.519997</text:p>
          </table:table-cell>
          <table:table-cell office:value-type="float" office:value="-0.101491">
            <text:p>-0.101491</text:p>
          </table:table-cell>
        </table:table-row>
        <table:table-row table:style-name="ro1">
          <table:table-cell office:value-type="float" office:value="0.524997">
            <text:p>0.524997</text:p>
          </table:table-cell>
          <table:table-cell office:value-type="float" office:value="0.01309">
            <text:p>0.01309</text:p>
          </table:table-cell>
        </table:table-row>
        <table:table-row table:style-name="ro1">
          <table:table-cell office:value-type="float" office:value="0.529997">
            <text:p>0.529997</text:p>
          </table:table-cell>
          <table:table-cell office:value-type="float" office:value="-0.632226">
            <text:p>-0.632226</text:p>
          </table:table-cell>
        </table:table-row>
        <table:table-row table:style-name="ro1">
          <table:table-cell office:value-type="float" office:value="0.534997">
            <text:p>0.534997</text:p>
          </table:table-cell>
          <table:table-cell office:value-type="float" office:value="0.096451">
            <text:p>0.096451</text:p>
          </table:table-cell>
        </table:table-row>
        <table:table-row table:style-name="ro1">
          <table:table-cell office:value-type="float" office:value="0.539997">
            <text:p>0.539997</text:p>
          </table:table-cell>
          <table:table-cell office:value-type="float" office:value="0.389306">
            <text:p>0.389306</text:p>
          </table:table-cell>
        </table:table-row>
        <table:table-row table:style-name="ro1">
          <table:table-cell office:value-type="float" office:value="0.544997">
            <text:p>0.544997</text:p>
          </table:table-cell>
          <table:table-cell office:value-type="float" office:value="0.196551">
            <text:p>0.196551</text:p>
          </table:table-cell>
        </table:table-row>
        <table:table-row table:style-name="ro1">
          <table:table-cell office:value-type="float" office:value="0.549996">
            <text:p>0.549996</text:p>
          </table:table-cell>
          <table:table-cell office:value-type="float" office:value="-0.615295">
            <text:p>-0.615295</text:p>
          </table:table-cell>
        </table:table-row>
        <table:table-row table:style-name="ro1">
          <table:table-cell office:value-type="float" office:value="0.554996">
            <text:p>0.554996</text:p>
          </table:table-cell>
          <table:table-cell office:value-type="float" office:value="0.056635">
            <text:p>0.056635</text:p>
          </table:table-cell>
        </table:table-row>
        <table:table-row table:style-name="ro1">
          <table:table-cell office:value-type="float" office:value="0.559996">
            <text:p>0.559996</text:p>
          </table:table-cell>
          <table:table-cell office:value-type="float" office:value="-0.495275">
            <text:p>-0.495275</text:p>
          </table:table-cell>
        </table:table-row>
        <table:table-row table:style-name="ro1">
          <table:table-cell office:value-type="float" office:value="0.564996">
            <text:p>0.564996</text:p>
          </table:table-cell>
          <table:table-cell office:value-type="float" office:value="0.388006">
            <text:p>0.388006</text:p>
          </table:table-cell>
        </table:table-row>
        <table:table-row table:style-name="ro1">
          <table:table-cell office:value-type="float" office:value="0.569996">
            <text:p>0.569996</text:p>
          </table:table-cell>
          <table:table-cell office:value-type="float" office:value="-0.882861">
            <text:p>-0.882861</text:p>
          </table:table-cell>
        </table:table-row>
        <table:table-row table:style-name="ro1">
          <table:table-cell office:value-type="float" office:value="0.574996">
            <text:p>0.574996</text:p>
          </table:table-cell>
          <table:table-cell office:value-type="float" office:value="-0.053748">
            <text:p>-0.053748</text:p>
          </table:table-cell>
        </table:table-row>
        <table:table-row table:style-name="ro1">
          <table:table-cell office:value-type="float" office:value="0.579996">
            <text:p>0.579996</text:p>
          </table:table-cell>
          <table:table-cell office:value-type="float" office:value="-0.083198">
            <text:p>-0.083198</text:p>
          </table:table-cell>
        </table:table-row>
        <table:table-row table:style-name="ro1">
          <table:table-cell office:value-type="float" office:value="0.584996">
            <text:p>0.584996</text:p>
          </table:table-cell>
          <table:table-cell office:value-type="float" office:value="-0.066145">
            <text:p>-0.066145</text:p>
          </table:table-cell>
        </table:table-row>
        <table:table-row table:style-name="ro1">
          <table:table-cell office:value-type="float" office:value="0.589996">
            <text:p>0.589996</text:p>
          </table:table-cell>
          <table:table-cell office:value-type="float" office:value="0.358103">
            <text:p>0.358103</text:p>
          </table:table-cell>
        </table:table-row>
        <table:table-row table:style-name="ro1">
          <table:table-cell office:value-type="float" office:value="0.594996">
            <text:p>0.594996</text:p>
          </table:table-cell>
          <table:table-cell office:value-type="float" office:value="0.430471">
            <text:p>0.430471</text:p>
          </table:table-cell>
        </table:table-row>
        <table:table-row table:style-name="ro1">
          <table:table-cell office:value-type="float" office:value="0.599996">
            <text:p>0.599996</text:p>
          </table:table-cell>
          <table:table-cell office:value-type="float" office:value="-0.976542">
            <text:p>-0.976542</text:p>
          </table:table-cell>
        </table:table-row>
        <table:table-row table:style-name="ro1">
          <table:table-cell office:value-type="float" office:value="0.604996">
            <text:p>0.604996</text:p>
          </table:table-cell>
          <table:table-cell office:value-type="float" office:value="0.054894">
            <text:p>0.054894</text:p>
          </table:table-cell>
        </table:table-row>
        <table:table-row table:style-name="ro1">
          <table:table-cell office:value-type="float" office:value="0.609996">
            <text:p>0.609996</text:p>
          </table:table-cell>
          <table:table-cell office:value-type="float" office:value="-0.305806">
            <text:p>-0.305806</text:p>
          </table:table-cell>
        </table:table-row>
        <table:table-row table:style-name="ro1">
          <table:table-cell office:value-type="float" office:value="0.614996">
            <text:p>0.614996</text:p>
          </table:table-cell>
          <table:table-cell office:value-type="float" office:value="0.099928">
            <text:p>0.099928</text:p>
          </table:table-cell>
        </table:table-row>
        <table:table-row table:style-name="ro1">
          <table:table-cell office:value-type="float" office:value="0.619996">
            <text:p>0.619996</text:p>
          </table:table-cell>
          <table:table-cell office:value-type="float" office:value="0.352984">
            <text:p>0.352984</text:p>
          </table:table-cell>
        </table:table-row>
        <table:table-row table:style-name="ro1">
          <table:table-cell office:value-type="float" office:value="0.624996">
            <text:p>0.624996</text:p>
          </table:table-cell>
          <table:table-cell office:value-type="float" office:value="-0.266167">
            <text:p>-0.266167</text:p>
          </table:table-cell>
        </table:table-row>
        <table:table-row table:style-name="ro1">
          <table:table-cell office:value-type="float" office:value="0.629995">
            <text:p>0.629995</text:p>
          </table:table-cell>
          <table:table-cell office:value-type="float" office:value="0.499003">
            <text:p>0.499003</text:p>
          </table:table-cell>
        </table:table-row>
        <table:table-row table:style-name="ro1">
          <table:table-cell office:value-type="float" office:value="0.634995">
            <text:p>0.634995</text:p>
          </table:table-cell>
          <table:table-cell office:value-type="float" office:value="0.086078">
            <text:p>0.086078</text:p>
          </table:table-cell>
        </table:table-row>
        <table:table-row table:style-name="ro1">
          <table:table-cell office:value-type="float" office:value="0.639995">
            <text:p>0.639995</text:p>
          </table:table-cell>
          <table:table-cell office:value-type="float" office:value="-1.071089">
            <text:p>-1.071089</text:p>
          </table:table-cell>
        </table:table-row>
        <table:table-row table:style-name="ro1">
          <table:table-cell office:value-type="float" office:value="0.644995">
            <text:p>0.644995</text:p>
          </table:table-cell>
          <table:table-cell office:value-type="float" office:value="-0.110856">
            <text:p>-0.110856</text:p>
          </table:table-cell>
        </table:table-row>
        <table:table-row table:style-name="ro1">
          <table:table-cell office:value-type="float" office:value="0.649995">
            <text:p>0.649995</text:p>
          </table:table-cell>
          <table:table-cell office:value-type="float" office:value="0.298123">
            <text:p>0.298123</text:p>
          </table:table-cell>
        </table:table-row>
        <table:table-row table:style-name="ro1">
          <table:table-cell office:value-type="float" office:value="0.654995">
            <text:p>0.654995</text:p>
          </table:table-cell>
          <table:table-cell office:value-type="float" office:value="0.612452">
            <text:p>0.612452</text:p>
          </table:table-cell>
        </table:table-row>
        <table:table-row table:style-name="ro1">
          <table:table-cell office:value-type="float" office:value="0.659995">
            <text:p>0.659995</text:p>
          </table:table-cell>
          <table:table-cell office:value-type="float" office:value="-0.091202">
            <text:p>-0.091202</text:p>
          </table:table-cell>
        </table:table-row>
        <table:table-row table:style-name="ro1">
          <table:table-cell office:value-type="float" office:value="0.664995">
            <text:p>0.664995</text:p>
          </table:table-cell>
          <table:table-cell office:value-type="float" office:value="0.566739">
            <text:p>0.566739</text:p>
          </table:table-cell>
        </table:table-row>
        <table:table-row table:style-name="ro1">
          <table:table-cell office:value-type="float" office:value="0.669995">
            <text:p>0.669995</text:p>
          </table:table-cell>
          <table:table-cell office:value-type="float" office:value="0.042507">
            <text:p>0.042507</text:p>
          </table:table-cell>
        </table:table-row>
        <table:table-row table:style-name="ro1">
          <table:table-cell office:value-type="float" office:value="0.674995">
            <text:p>0.674995</text:p>
          </table:table-cell>
          <table:table-cell office:value-type="float" office:value="0.177943">
            <text:p>0.177943</text:p>
          </table:table-cell>
        </table:table-row>
        <table:table-row table:style-name="ro1">
          <table:table-cell office:value-type="float" office:value="0.679995">
            <text:p>0.679995</text:p>
          </table:table-cell>
          <table:table-cell office:value-type="float" office:value="-0.616472">
            <text:p>-0.616472</text:p>
          </table:table-cell>
        </table:table-row>
        <table:table-row table:style-name="ro1">
          <table:table-cell office:value-type="float" office:value="0.684995">
            <text:p>0.684995</text:p>
          </table:table-cell>
          <table:table-cell office:value-type="float" office:value="0.044499">
            <text:p>0.044499</text:p>
          </table:table-cell>
        </table:table-row>
        <table:table-row table:style-name="ro1">
          <table:table-cell office:value-type="float" office:value="0.689995">
            <text:p>0.689995</text:p>
          </table:table-cell>
          <table:table-cell office:value-type="float" office:value="0.013915">
            <text:p>0.013915</text:p>
          </table:table-cell>
        </table:table-row>
        <table:table-row table:style-name="ro1">
          <table:table-cell office:value-type="float" office:value="0.694995">
            <text:p>0.694995</text:p>
          </table:table-cell>
          <table:table-cell office:value-type="float" office:value="0.578066">
            <text:p>0.578066</text:p>
          </table:table-cell>
        </table:table-row>
        <table:table-row table:style-name="ro1">
          <table:table-cell office:value-type="float" office:value="0.699995">
            <text:p>0.699995</text:p>
          </table:table-cell>
          <table:table-cell office:value-type="float" office:value="0.577158">
            <text:p>0.577158</text:p>
          </table:table-cell>
        </table:table-row>
        <table:table-row table:style-name="ro1">
          <table:table-cell office:value-type="float" office:value="0.704994">
            <text:p>0.704994</text:p>
          </table:table-cell>
          <table:table-cell office:value-type="float" office:value="-0.224687">
            <text:p>-0.224687</text:p>
          </table:table-cell>
        </table:table-row>
        <table:table-row table:style-name="ro1">
          <table:table-cell office:value-type="float" office:value="0.709994">
            <text:p>0.709994</text:p>
          </table:table-cell>
          <table:table-cell office:value-type="float" office:value="0.629784">
            <text:p>0.629784</text:p>
          </table:table-cell>
        </table:table-row>
        <table:table-row table:style-name="ro1">
          <table:table-cell office:value-type="float" office:value="0.714994">
            <text:p>0.714994</text:p>
          </table:table-cell>
          <table:table-cell office:value-type="float" office:value="-0.25223">
            <text:p>-0.25223</text:p>
          </table:table-cell>
        </table:table-row>
        <table:table-row table:style-name="ro1">
          <table:table-cell office:value-type="float" office:value="0.719994">
            <text:p>0.719994</text:p>
          </table:table-cell>
          <table:table-cell office:value-type="float" office:value="-0.020778">
            <text:p>-0.020778</text:p>
          </table:table-cell>
        </table:table-row>
        <table:table-row table:style-name="ro1">
          <table:table-cell office:value-type="float" office:value="0.724994">
            <text:p>0.724994</text:p>
          </table:table-cell>
          <table:table-cell office:value-type="float" office:value="0.748856">
            <text:p>0.748856</text:p>
          </table:table-cell>
        </table:table-row>
        <table:table-row table:style-name="ro1">
          <table:table-cell office:value-type="float" office:value="0.729994">
            <text:p>0.729994</text:p>
          </table:table-cell>
          <table:table-cell office:value-type="float" office:value="0.032731">
            <text:p>0.032731</text:p>
          </table:table-cell>
        </table:table-row>
        <table:table-row table:style-name="ro1">
          <table:table-cell office:value-type="float" office:value="0.734994">
            <text:p>0.734994</text:p>
          </table:table-cell>
          <table:table-cell office:value-type="float" office:value="0.613217">
            <text:p>0.613217</text:p>
          </table:table-cell>
        </table:table-row>
        <table:table-row table:style-name="ro1">
          <table:table-cell office:value-type="float" office:value="0.739994">
            <text:p>0.739994</text:p>
          </table:table-cell>
          <table:table-cell office:value-type="float" office:value="-0.68828">
            <text:p>-0.68828</text:p>
          </table:table-cell>
        </table:table-row>
        <table:table-row table:style-name="ro1">
          <table:table-cell office:value-type="float" office:value="0.744994">
            <text:p>0.744994</text:p>
          </table:table-cell>
          <table:table-cell office:value-type="float" office:value="0.61632">
            <text:p>0.61632</text:p>
          </table:table-cell>
        </table:table-row>
        <table:table-row table:style-name="ro1">
          <table:table-cell office:value-type="float" office:value="0.749994">
            <text:p>0.749994</text:p>
          </table:table-cell>
          <table:table-cell office:value-type="float" office:value="-0.050317">
            <text:p>-0.050317</text:p>
          </table:table-cell>
        </table:table-row>
        <table:table-row table:style-name="ro1">
          <table:table-cell office:value-type="float" office:value="0.754994">
            <text:p>0.754994</text:p>
          </table:table-cell>
          <table:table-cell office:value-type="float" office:value="-0.212214">
            <text:p>-0.212214</text:p>
          </table:table-cell>
        </table:table-row>
        <table:table-row table:style-name="ro1">
          <table:table-cell office:value-type="float" office:value="0.759994">
            <text:p>0.759994</text:p>
          </table:table-cell>
          <table:table-cell office:value-type="float" office:value="0.238056">
            <text:p>0.238056</text:p>
          </table:table-cell>
        </table:table-row>
        <table:table-row table:style-name="ro1">
          <table:table-cell office:value-type="float" office:value="0.764994">
            <text:p>0.764994</text:p>
          </table:table-cell>
          <table:table-cell office:value-type="float" office:value="0.402964">
            <text:p>0.402964</text:p>
          </table:table-cell>
        </table:table-row>
        <table:table-row table:style-name="ro1">
          <table:table-cell office:value-type="float" office:value="0.769994">
            <text:p>0.769994</text:p>
          </table:table-cell>
          <table:table-cell office:value-type="float" office:value="-0.478143">
            <text:p>-0.478143</text:p>
          </table:table-cell>
        </table:table-row>
        <table:table-row table:style-name="ro1">
          <table:table-cell office:value-type="float" office:value="0.774994">
            <text:p>0.774994</text:p>
          </table:table-cell>
          <table:table-cell office:value-type="float" office:value="0.72519">
            <text:p>0.72519</text:p>
          </table:table-cell>
        </table:table-row>
        <table:table-row table:style-name="ro1">
          <table:table-cell office:value-type="float" office:value="0.779994">
            <text:p>0.779994</text:p>
          </table:table-cell>
          <table:table-cell office:value-type="float" office:value="-0.099824">
            <text:p>-0.099824</text:p>
          </table:table-cell>
        </table:table-row>
        <table:table-row table:style-name="ro1">
          <table:table-cell office:value-type="float" office:value="0.784993">
            <text:p>0.784993</text:p>
          </table:table-cell>
          <table:table-cell office:value-type="float" office:value="-0.130249">
            <text:p>-0.130249</text:p>
          </table:table-cell>
        </table:table-row>
        <table:table-row table:style-name="ro1">
          <table:table-cell office:value-type="float" office:value="0.789993">
            <text:p>0.789993</text:p>
          </table:table-cell>
          <table:table-cell office:value-type="float" office:value="0.537622">
            <text:p>0.537622</text:p>
          </table:table-cell>
        </table:table-row>
        <table:table-row table:style-name="ro1">
          <table:table-cell office:value-type="float" office:value="0.794993">
            <text:p>0.794993</text:p>
          </table:table-cell>
          <table:table-cell office:value-type="float" office:value="-0.937672">
            <text:p>-0.937672</text:p>
          </table:table-cell>
        </table:table-row>
        <table:table-row table:style-name="ro1">
          <table:table-cell office:value-type="float" office:value="0.799993">
            <text:p>0.799993</text:p>
          </table:table-cell>
          <table:table-cell office:value-type="float" office:value="-0.123043">
            <text:p>-0.123043</text:p>
          </table:table-cell>
        </table:table-row>
        <table:table-row table:style-name="ro1">
          <table:table-cell office:value-type="float" office:value="0.804993">
            <text:p>0.804993</text:p>
          </table:table-cell>
          <table:table-cell office:value-type="float" office:value="0.14444">
            <text:p>0.14444</text:p>
          </table:table-cell>
        </table:table-row>
        <table:table-row table:style-name="ro1">
          <table:table-cell office:value-type="float" office:value="0.809993">
            <text:p>0.809993</text:p>
          </table:table-cell>
          <table:table-cell office:value-type="float" office:value="-0.390444">
            <text:p>-0.390444</text:p>
          </table:table-cell>
        </table:table-row>
        <table:table-row table:style-name="ro1">
          <table:table-cell office:value-type="float" office:value="0.814993">
            <text:p>0.814993</text:p>
          </table:table-cell>
          <table:table-cell office:value-type="float" office:value="-0.233496">
            <text:p>-0.233496</text:p>
          </table:table-cell>
        </table:table-row>
        <table:table-row table:style-name="ro1">
          <table:table-cell office:value-type="float" office:value="0.819993">
            <text:p>0.819993</text:p>
          </table:table-cell>
          <table:table-cell office:value-type="float" office:value="-0.179968">
            <text:p>-0.179968</text:p>
          </table:table-cell>
        </table:table-row>
        <table:table-row table:style-name="ro1">
          <table:table-cell office:value-type="float" office:value="0.824993">
            <text:p>0.824993</text:p>
          </table:table-cell>
          <table:table-cell office:value-type="float" office:value="0.446996">
            <text:p>0.446996</text:p>
          </table:table-cell>
        </table:table-row>
        <table:table-row table:style-name="ro1">
          <table:table-cell office:value-type="float" office:value="0.829993">
            <text:p>0.829993</text:p>
          </table:table-cell>
          <table:table-cell office:value-type="float" office:value="0.056922">
            <text:p>0.056922</text:p>
          </table:table-cell>
        </table:table-row>
        <table:table-row table:style-name="ro1">
          <table:table-cell office:value-type="float" office:value="0.834993">
            <text:p>0.834993</text:p>
          </table:table-cell>
          <table:table-cell office:value-type="float" office:value="0.301737">
            <text:p>0.301737</text:p>
          </table:table-cell>
        </table:table-row>
        <table:table-row table:style-name="ro1">
          <table:table-cell office:value-type="float" office:value="0.839993">
            <text:p>0.839993</text:p>
          </table:table-cell>
          <table:table-cell office:value-type="float" office:value="0.049344">
            <text:p>0.049344</text:p>
          </table:table-cell>
        </table:table-row>
        <table:table-row table:style-name="ro1">
          <table:table-cell office:value-type="float" office:value="0.844993">
            <text:p>0.844993</text:p>
          </table:table-cell>
          <table:table-cell office:value-type="float" office:value="0.627129">
            <text:p>0.627129</text:p>
          </table:table-cell>
        </table:table-row>
        <table:table-row table:style-name="ro1">
          <table:table-cell office:value-type="float" office:value="0.849993">
            <text:p>0.849993</text:p>
          </table:table-cell>
          <table:table-cell office:value-type="float" office:value="-0.088171">
            <text:p>-0.088171</text:p>
          </table:table-cell>
        </table:table-row>
        <table:table-row table:style-name="ro1">
          <table:table-cell office:value-type="float" office:value="0.854993">
            <text:p>0.854993</text:p>
          </table:table-cell>
          <table:table-cell office:value-type="float" office:value="-0.110981">
            <text:p>-0.110981</text:p>
          </table:table-cell>
        </table:table-row>
        <table:table-row table:style-name="ro1">
          <table:table-cell office:value-type="float" office:value="0.859993">
            <text:p>0.859993</text:p>
          </table:table-cell>
          <table:table-cell office:value-type="float" office:value="-0.350179">
            <text:p>-0.350179</text:p>
          </table:table-cell>
        </table:table-row>
        <table:table-row table:style-name="ro1">
          <table:table-cell office:value-type="float" office:value="0.864992">
            <text:p>0.864992</text:p>
          </table:table-cell>
          <table:table-cell office:value-type="float" office:value="-0.171457">
            <text:p>-0.171457</text:p>
          </table:table-cell>
        </table:table-row>
        <table:table-row table:style-name="ro1">
          <table:table-cell office:value-type="float" office:value="0.869992">
            <text:p>0.869992</text:p>
          </table:table-cell>
          <table:table-cell office:value-type="float" office:value="-0.47441">
            <text:p>-0.47441</text:p>
          </table:table-cell>
        </table:table-row>
        <table:table-row table:style-name="ro1">
          <table:table-cell office:value-type="float" office:value="0.874992">
            <text:p>0.874992</text:p>
          </table:table-cell>
          <table:table-cell office:value-type="float" office:value="0.108741">
            <text:p>0.108741</text:p>
          </table:table-cell>
        </table:table-row>
        <table:table-row table:style-name="ro1">
          <table:table-cell office:value-type="float" office:value="0.879992">
            <text:p>0.879992</text:p>
          </table:table-cell>
          <table:table-cell office:value-type="float" office:value="-0.095209">
            <text:p>-0.095209</text:p>
          </table:table-cell>
        </table:table-row>
        <table:table-row table:style-name="ro1">
          <table:table-cell office:value-type="float" office:value="0.884992">
            <text:p>0.884992</text:p>
          </table:table-cell>
          <table:table-cell office:value-type="float" office:value="-0.393971">
            <text:p>-0.393971</text:p>
          </table:table-cell>
        </table:table-row>
        <table:table-row table:style-name="ro1">
          <table:table-cell office:value-type="float" office:value="0.889992">
            <text:p>0.889992</text:p>
          </table:table-cell>
          <table:table-cell office:value-type="float" office:value="-0.672418">
            <text:p>-0.672418</text:p>
          </table:table-cell>
        </table:table-row>
        <table:table-row table:style-name="ro1">
          <table:table-cell office:value-type="float" office:value="0.894992">
            <text:p>0.894992</text:p>
          </table:table-cell>
          <table:table-cell office:value-type="float" office:value="-0.700771">
            <text:p>-0.700771</text:p>
          </table:table-cell>
        </table:table-row>
        <table:table-row table:style-name="ro1">
          <table:table-cell office:value-type="float" office:value="0.899992">
            <text:p>0.899992</text:p>
          </table:table-cell>
          <table:table-cell office:value-type="float" office:value="0.472875">
            <text:p>0.472875</text:p>
          </table:table-cell>
        </table:table-row>
        <table:table-row table:style-name="ro1">
          <table:table-cell office:value-type="float" office:value="0.904992">
            <text:p>0.904992</text:p>
          </table:table-cell>
          <table:table-cell office:value-type="float" office:value="-0.017219">
            <text:p>-0.017219</text:p>
          </table:table-cell>
        </table:table-row>
        <table:table-row table:style-name="ro1">
          <table:table-cell office:value-type="float" office:value="0.909992">
            <text:p>0.909992</text:p>
          </table:table-cell>
          <table:table-cell office:value-type="float" office:value="0.192617">
            <text:p>0.192617</text:p>
          </table:table-cell>
        </table:table-row>
        <table:table-row table:style-name="ro1">
          <table:table-cell office:value-type="float" office:value="0.914992">
            <text:p>0.914992</text:p>
          </table:table-cell>
          <table:table-cell office:value-type="float" office:value="-0.32931">
            <text:p>-0.32931</text:p>
          </table:table-cell>
        </table:table-row>
        <table:table-row table:style-name="ro1">
          <table:table-cell office:value-type="float" office:value="0.919992">
            <text:p>0.919992</text:p>
          </table:table-cell>
          <table:table-cell office:value-type="float" office:value="-0.371355">
            <text:p>-0.371355</text:p>
          </table:table-cell>
        </table:table-row>
        <table:table-row table:style-name="ro1">
          <table:table-cell office:value-type="float" office:value="0.924992">
            <text:p>0.924992</text:p>
          </table:table-cell>
          <table:table-cell office:value-type="float" office:value="-0.259014">
            <text:p>-0.259014</text:p>
          </table:table-cell>
        </table:table-row>
        <table:table-row table:style-name="ro1">
          <table:table-cell office:value-type="float" office:value="0.929992">
            <text:p>0.929992</text:p>
          </table:table-cell>
          <table:table-cell office:value-type="float" office:value="0.473108">
            <text:p>0.473108</text:p>
          </table:table-cell>
        </table:table-row>
        <table:table-row table:style-name="ro1">
          <table:table-cell office:value-type="float" office:value="0.934992">
            <text:p>0.934992</text:p>
          </table:table-cell>
          <table:table-cell office:value-type="float" office:value="-0.445095">
            <text:p>-0.445095</text:p>
          </table:table-cell>
        </table:table-row>
        <table:table-row table:style-name="ro1">
          <table:table-cell office:value-type="float" office:value="0.939991">
            <text:p>0.939991</text:p>
          </table:table-cell>
          <table:table-cell office:value-type="float" office:value="0.302673">
            <text:p>0.302673</text:p>
          </table:table-cell>
        </table:table-row>
        <table:table-row table:style-name="ro1">
          <table:table-cell office:value-type="float" office:value="0.944991">
            <text:p>0.944991</text:p>
          </table:table-cell>
          <table:table-cell office:value-type="float" office:value="-0.237306">
            <text:p>-0.237306</text:p>
          </table:table-cell>
        </table:table-row>
        <table:table-row table:style-name="ro1">
          <table:table-cell office:value-type="float" office:value="0.949991">
            <text:p>0.949991</text:p>
          </table:table-cell>
          <table:table-cell office:value-type="float" office:value="1.253513">
            <text:p>1.253513</text:p>
          </table:table-cell>
        </table:table-row>
        <table:table-row table:style-name="ro1">
          <table:table-cell office:value-type="float" office:value="0.954991">
            <text:p>0.954991</text:p>
          </table:table-cell>
          <table:table-cell office:value-type="float" office:value="-0.660541">
            <text:p>-0.660541</text:p>
          </table:table-cell>
        </table:table-row>
        <table:table-row table:style-name="ro1">
          <table:table-cell office:value-type="float" office:value="0.959991">
            <text:p>0.959991</text:p>
          </table:table-cell>
          <table:table-cell office:value-type="float" office:value="0.481038">
            <text:p>0.481038</text:p>
          </table:table-cell>
        </table:table-row>
        <table:table-row table:style-name="ro1">
          <table:table-cell office:value-type="float" office:value="0.964991">
            <text:p>0.964991</text:p>
          </table:table-cell>
          <table:table-cell office:value-type="float" office:value="1.187445">
            <text:p>1.187445</text:p>
          </table:table-cell>
        </table:table-row>
        <table:table-row table:style-name="ro1">
          <table:table-cell office:value-type="float" office:value="0.969991">
            <text:p>0.969991</text:p>
          </table:table-cell>
          <table:table-cell office:value-type="float" office:value="-0.732032">
            <text:p>-0.732032</text:p>
          </table:table-cell>
        </table:table-row>
        <table:table-row table:style-name="ro1">
          <table:table-cell office:value-type="float" office:value="0.974991">
            <text:p>0.974991</text:p>
          </table:table-cell>
          <table:table-cell office:value-type="float" office:value="0.96336">
            <text:p>0.96336</text:p>
          </table:table-cell>
        </table:table-row>
        <table:table-row table:style-name="ro1">
          <table:table-cell office:value-type="float" office:value="0.979991">
            <text:p>0.979991</text:p>
          </table:table-cell>
          <table:table-cell office:value-type="float" office:value="-0.684666">
            <text:p>-0.684666</text:p>
          </table:table-cell>
        </table:table-row>
        <table:table-row table:style-name="ro1">
          <table:table-cell office:value-type="float" office:value="0.984991">
            <text:p>0.984991</text:p>
          </table:table-cell>
          <table:table-cell office:value-type="float" office:value="0.176143">
            <text:p>0.176143</text:p>
          </table:table-cell>
        </table:table-row>
        <table:table-row table:style-name="ro1">
          <table:table-cell office:value-type="float" office:value="0.989991">
            <text:p>0.989991</text:p>
          </table:table-cell>
          <table:table-cell office:value-type="float" office:value="0.632386">
            <text:p>0.632386</text:p>
          </table:table-cell>
        </table:table-row>
        <table:table-row table:style-name="ro1">
          <table:table-cell office:value-type="float" office:value="0.994991">
            <text:p>0.994991</text:p>
          </table:table-cell>
          <table:table-cell office:value-type="float" office:value="-0.610003">
            <text:p>-0.610003</text:p>
          </table:table-cell>
        </table:table-row>
        <table:table-row table:style-name="ro1">
          <table:table-cell office:value-type="float" office:value="0.999991">
            <text:p>0.999991</text:p>
          </table:table-cell>
          <table:table-cell office:value-type="float" office:value="0.243351">
            <text:p>0.243351</text:p>
          </table:table-cell>
        </table:table-row>
        <table:table-row table:style-name="ro1">
          <table:table-cell office:value-type="float" office:value="1.004991">
            <text:p>1.004991</text:p>
          </table:table-cell>
          <table:table-cell office:value-type="float" office:value="0.146539">
            <text:p>0.146539</text:p>
          </table:table-cell>
        </table:table-row>
        <table:table-row table:style-name="ro1">
          <table:table-cell office:value-type="float" office:value="1.009991">
            <text:p>1.009991</text:p>
          </table:table-cell>
          <table:table-cell office:value-type="float" office:value="-0.000657">
            <text:p>-0.000657</text:p>
          </table:table-cell>
        </table:table-row>
        <table:table-row table:style-name="ro1">
          <table:table-cell office:value-type="float" office:value="1.014991">
            <text:p>1.014991</text:p>
          </table:table-cell>
          <table:table-cell office:value-type="float" office:value="0.928373">
            <text:p>0.928373</text:p>
          </table:table-cell>
        </table:table-row>
        <table:table-row table:style-name="ro1">
          <table:table-cell office:value-type="float" office:value="1.019992">
            <text:p>1.019992</text:p>
          </table:table-cell>
          <table:table-cell office:value-type="float" office:value="0.598148">
            <text:p>0.598148</text:p>
          </table:table-cell>
        </table:table-row>
        <table:table-row table:style-name="ro1">
          <table:table-cell office:value-type="float" office:value="1.024992">
            <text:p>1.024992</text:p>
          </table:table-cell>
          <table:table-cell office:value-type="float" office:value="-0.100746">
            <text:p>-0.100746</text:p>
          </table:table-cell>
        </table:table-row>
        <table:table-row table:style-name="ro1">
          <table:table-cell office:value-type="float" office:value="1.029992">
            <text:p>1.029992</text:p>
          </table:table-cell>
          <table:table-cell office:value-type="float" office:value="-0.691752">
            <text:p>-0.691752</text:p>
          </table:table-cell>
        </table:table-row>
        <table:table-row table:style-name="ro1">
          <table:table-cell office:value-type="float" office:value="1.034992">
            <text:p>1.034992</text:p>
          </table:table-cell>
          <table:table-cell office:value-type="float" office:value="-0.000713">
            <text:p>-0.000713</text:p>
          </table:table-cell>
        </table:table-row>
        <table:table-row table:style-name="ro1">
          <table:table-cell office:value-type="float" office:value="1.039993">
            <text:p>1.039993</text:p>
          </table:table-cell>
          <table:table-cell office:value-type="float" office:value="-0.018628">
            <text:p>-0.018628</text:p>
          </table:table-cell>
        </table:table-row>
        <table:table-row table:style-name="ro1">
          <table:table-cell office:value-type="float" office:value="1.044993">
            <text:p>1.044993</text:p>
          </table:table-cell>
          <table:table-cell office:value-type="float" office:value="-0.060985">
            <text:p>-0.060985</text:p>
          </table:table-cell>
        </table:table-row>
        <table:table-row table:style-name="ro1">
          <table:table-cell office:value-type="float" office:value="1.049993">
            <text:p>1.049993</text:p>
          </table:table-cell>
          <table:table-cell office:value-type="float" office:value="0.704123">
            <text:p>0.704123</text:p>
          </table:table-cell>
        </table:table-row>
        <table:table-row table:style-name="ro1">
          <table:table-cell office:value-type="float" office:value="1.054993">
            <text:p>1.054993</text:p>
          </table:table-cell>
          <table:table-cell office:value-type="float" office:value="-0.081281">
            <text:p>-0.081281</text:p>
          </table:table-cell>
        </table:table-row>
        <table:table-row table:style-name="ro1">
          <table:table-cell office:value-type="float" office:value="1.059994">
            <text:p>1.059994</text:p>
          </table:table-cell>
          <table:table-cell office:value-type="float" office:value="-0.162992">
            <text:p>-0.162992</text:p>
          </table:table-cell>
        </table:table-row>
        <table:table-row table:style-name="ro1">
          <table:table-cell office:value-type="float" office:value="1.064994">
            <text:p>1.064994</text:p>
          </table:table-cell>
          <table:table-cell office:value-type="float" office:value="-0.064152">
            <text:p>-0.064152</text:p>
          </table:table-cell>
        </table:table-row>
        <table:table-row table:style-name="ro1">
          <table:table-cell office:value-type="float" office:value="1.069994">
            <text:p>1.069994</text:p>
          </table:table-cell>
          <table:table-cell office:value-type="float" office:value="-0.292665">
            <text:p>-0.292665</text:p>
          </table:table-cell>
        </table:table-row>
        <table:table-row table:style-name="ro1">
          <table:table-cell office:value-type="float" office:value="1.074994">
            <text:p>1.074994</text:p>
          </table:table-cell>
          <table:table-cell office:value-type="float" office:value="-0.172709">
            <text:p>-0.172709</text:p>
          </table:table-cell>
        </table:table-row>
        <table:table-row table:style-name="ro1">
          <table:table-cell office:value-type="float" office:value="1.079994">
            <text:p>1.079994</text:p>
          </table:table-cell>
          <table:table-cell office:value-type="float" office:value="0.558996">
            <text:p>0.558996</text:p>
          </table:table-cell>
        </table:table-row>
        <table:table-row table:style-name="ro1">
          <table:table-cell office:value-type="float" office:value="1.084995">
            <text:p>1.084995</text:p>
          </table:table-cell>
          <table:table-cell office:value-type="float" office:value="0.119642">
            <text:p>0.119642</text:p>
          </table:table-cell>
        </table:table-row>
        <table:table-row table:style-name="ro1">
          <table:table-cell office:value-type="float" office:value="1.089995">
            <text:p>1.089995</text:p>
          </table:table-cell>
          <table:table-cell office:value-type="float" office:value="-0.126384">
            <text:p>-0.126384</text:p>
          </table:table-cell>
        </table:table-row>
        <table:table-row table:style-name="ro1">
          <table:table-cell office:value-type="float" office:value="1.094995">
            <text:p>1.094995</text:p>
          </table:table-cell>
          <table:table-cell office:value-type="float" office:value="-0.099348">
            <text:p>-0.099348</text:p>
          </table:table-cell>
        </table:table-row>
        <table:table-row table:style-name="ro1">
          <table:table-cell office:value-type="float" office:value="1.099995">
            <text:p>1.099995</text:p>
          </table:table-cell>
          <table:table-cell office:value-type="float" office:value="0.462901">
            <text:p>0.462901</text:p>
          </table:table-cell>
        </table:table-row>
        <table:table-row table:style-name="ro1">
          <table:table-cell office:value-type="float" office:value="1.104996">
            <text:p>1.104996</text:p>
          </table:table-cell>
          <table:table-cell office:value-type="float" office:value="-0.135484">
            <text:p>-0.135484</text:p>
          </table:table-cell>
        </table:table-row>
        <table:table-row table:style-name="ro1">
          <table:table-cell office:value-type="float" office:value="1.109996">
            <text:p>1.109996</text:p>
          </table:table-cell>
          <table:table-cell office:value-type="float" office:value="0.513778">
            <text:p>0.513778</text:p>
          </table:table-cell>
        </table:table-row>
        <table:table-row table:style-name="ro1">
          <table:table-cell office:value-type="float" office:value="1.114996">
            <text:p>1.114996</text:p>
          </table:table-cell>
          <table:table-cell office:value-type="float" office:value="-0.259024">
            <text:p>-0.259024</text:p>
          </table:table-cell>
        </table:table-row>
        <table:table-row table:style-name="ro1">
          <table:table-cell office:value-type="float" office:value="1.119996">
            <text:p>1.119996</text:p>
          </table:table-cell>
          <table:table-cell office:value-type="float" office:value="-0.120211">
            <text:p>-0.120211</text:p>
          </table:table-cell>
        </table:table-row>
        <table:table-row table:style-name="ro1">
          <table:table-cell office:value-type="float" office:value="1.124997">
            <text:p>1.124997</text:p>
          </table:table-cell>
          <table:table-cell office:value-type="float" office:value="-0.346365">
            <text:p>-0.346365</text:p>
          </table:table-cell>
        </table:table-row>
        <table:table-row table:style-name="ro1">
          <table:table-cell office:value-type="float" office:value="1.129997">
            <text:p>1.129997</text:p>
          </table:table-cell>
          <table:table-cell office:value-type="float" office:value="-0.796805">
            <text:p>-0.796805</text:p>
          </table:table-cell>
        </table:table-row>
        <table:table-row table:style-name="ro1">
          <table:table-cell office:value-type="float" office:value="1.134997">
            <text:p>1.134997</text:p>
          </table:table-cell>
          <table:table-cell office:value-type="float" office:value="0.362703">
            <text:p>0.362703</text:p>
          </table:table-cell>
        </table:table-row>
        <table:table-row table:style-name="ro1">
          <table:table-cell office:value-type="float" office:value="1.139997">
            <text:p>1.139997</text:p>
          </table:table-cell>
          <table:table-cell office:value-type="float" office:value="0.16201">
            <text:p>0.16201</text:p>
          </table:table-cell>
        </table:table-row>
        <table:table-row table:style-name="ro1">
          <table:table-cell office:value-type="float" office:value="1.144997">
            <text:p>1.144997</text:p>
          </table:table-cell>
          <table:table-cell office:value-type="float" office:value="-0.320447">
            <text:p>-0.320447</text:p>
          </table:table-cell>
        </table:table-row>
        <table:table-row table:style-name="ro1">
          <table:table-cell office:value-type="float" office:value="1.149998">
            <text:p>1.149998</text:p>
          </table:table-cell>
          <table:table-cell office:value-type="float" office:value="1.032599">
            <text:p>1.032599</text:p>
          </table:table-cell>
        </table:table-row>
        <table:table-row table:style-name="ro1">
          <table:table-cell office:value-type="float" office:value="1.154998">
            <text:p>1.154998</text:p>
          </table:table-cell>
          <table:table-cell office:value-type="float" office:value="0.394691">
            <text:p>0.394691</text:p>
          </table:table-cell>
        </table:table-row>
        <table:table-row table:style-name="ro1">
          <table:table-cell office:value-type="float" office:value="1.159998">
            <text:p>1.159998</text:p>
          </table:table-cell>
          <table:table-cell office:value-type="float" office:value="0.002952">
            <text:p>0.002952</text:p>
          </table:table-cell>
        </table:table-row>
        <table:table-row table:style-name="ro1">
          <table:table-cell office:value-type="float" office:value="1.164998">
            <text:p>1.164998</text:p>
          </table:table-cell>
          <table:table-cell office:value-type="float" office:value="-0.367753">
            <text:p>-0.367753</text:p>
          </table:table-cell>
        </table:table-row>
        <table:table-row table:style-name="ro1">
          <table:table-cell office:value-type="float" office:value="1.169999">
            <text:p>1.169999</text:p>
          </table:table-cell>
          <table:table-cell office:value-type="float" office:value="-0.123126">
            <text:p>-0.123126</text:p>
          </table:table-cell>
        </table:table-row>
        <table:table-row table:style-name="ro1">
          <table:table-cell office:value-type="float" office:value="1.174999">
            <text:p>1.174999</text:p>
          </table:table-cell>
          <table:table-cell office:value-type="float" office:value="0.46165">
            <text:p>0.46165</text:p>
          </table:table-cell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264488">
            <text:p>0.264488</text:p>
          </table:table-cell>
        </table:table-row>
        <table:table-row table:style-name="ro1">
          <table:table-cell office:value-type="float" office:value="1.184999">
            <text:p>1.184999</text:p>
          </table:table-cell>
          <table:table-cell office:value-type="float" office:value="-0.457655">
            <text:p>-0.457655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-0.42701">
            <text:p>-0.42701</text:p>
          </table:table-cell>
        </table:table-row>
        <table:table-row table:style-name="ro1">
          <table:table-cell office:value-type="float" office:value="1.195">
            <text:p>1.195</text:p>
          </table:table-cell>
          <table:table-cell office:value-type="float" office:value="-0.027899">
            <text:p>-0.027899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0.157387">
            <text:p>-0.157387</text:p>
          </table:table-cell>
        </table:table-row>
        <table:table-row table:style-name="ro1">
          <table:table-cell office:value-type="float" office:value="1.205">
            <text:p>1.205</text:p>
          </table:table-cell>
          <table:table-cell office:value-type="float" office:value="0.084145">
            <text:p>0.084145</text:p>
          </table:table-cell>
        </table:table-row>
        <table:table-row table:style-name="ro1">
          <table:table-cell office:value-type="float" office:value="1.210001">
            <text:p>1.210001</text:p>
          </table:table-cell>
          <table:table-cell office:value-type="float" office:value="0.107896">
            <text:p>0.107896</text:p>
          </table:table-cell>
        </table:table-row>
        <table:table-row table:style-name="ro1">
          <table:table-cell office:value-type="float" office:value="1.215001">
            <text:p>1.215001</text:p>
          </table:table-cell>
          <table:table-cell office:value-type="float" office:value="-0.186054">
            <text:p>-0.186054</text:p>
          </table:table-cell>
        </table:table-row>
        <table:table-row table:style-name="ro1">
          <table:table-cell office:value-type="float" office:value="1.220001">
            <text:p>1.220001</text:p>
          </table:table-cell>
          <table:table-cell office:value-type="float" office:value="-0.812378">
            <text:p>-0.812378</text:p>
          </table:table-cell>
        </table:table-row>
        <table:table-row table:style-name="ro1">
          <table:table-cell office:value-type="float" office:value="1.225001">
            <text:p>1.225001</text:p>
          </table:table-cell>
          <table:table-cell office:value-type="float" office:value="0.725774">
            <text:p>0.725774</text:p>
          </table:table-cell>
        </table:table-row>
        <table:table-row table:style-name="ro1">
          <table:table-cell office:value-type="float" office:value="1.230001">
            <text:p>1.230001</text:p>
          </table:table-cell>
          <table:table-cell office:value-type="float" office:value="0.031099">
            <text:p>0.031099</text:p>
          </table:table-cell>
        </table:table-row>
        <table:table-row table:style-name="ro1">
          <table:table-cell office:value-type="float" office:value="1.235002">
            <text:p>1.235002</text:p>
          </table:table-cell>
          <table:table-cell office:value-type="float" office:value="-0.451111">
            <text:p>-0.451111</text:p>
          </table:table-cell>
        </table:table-row>
        <table:table-row table:style-name="ro1">
          <table:table-cell office:value-type="float" office:value="1.240002">
            <text:p>1.240002</text:p>
          </table:table-cell>
          <table:table-cell office:value-type="float" office:value="-0.523855">
            <text:p>-0.523855</text:p>
          </table:table-cell>
        </table:table-row>
        <table:table-row table:style-name="ro1">
          <table:table-cell office:value-type="float" office:value="1.245002">
            <text:p>1.245002</text:p>
          </table:table-cell>
          <table:table-cell office:value-type="float" office:value="-0.230857">
            <text:p>-0.230857</text:p>
          </table:table-cell>
        </table:table-row>
        <table:table-row table:style-name="ro1">
          <table:table-cell office:value-type="float" office:value="1.250002">
            <text:p>1.250002</text:p>
          </table:table-cell>
          <table:table-cell office:value-type="float" office:value="-1.013988">
            <text:p>-1.013988</text:p>
          </table:table-cell>
        </table:table-row>
        <table:table-row table:style-name="ro1">
          <table:table-cell office:value-type="float" office:value="1.255003">
            <text:p>1.255003</text:p>
          </table:table-cell>
          <table:table-cell office:value-type="float" office:value="0.2674">
            <text:p>0.2674</text:p>
          </table:table-cell>
        </table:table-row>
        <table:table-row table:style-name="ro1">
          <table:table-cell office:value-type="float" office:value="1.260003">
            <text:p>1.260003</text:p>
          </table:table-cell>
          <table:table-cell office:value-type="float" office:value="0.928679">
            <text:p>0.928679</text:p>
          </table:table-cell>
        </table:table-row>
        <table:table-row table:style-name="ro1">
          <table:table-cell office:value-type="float" office:value="1.265003">
            <text:p>1.265003</text:p>
          </table:table-cell>
          <table:table-cell office:value-type="float" office:value="-0.346132">
            <text:p>-0.346132</text:p>
          </table:table-cell>
        </table:table-row>
        <table:table-row table:style-name="ro1">
          <table:table-cell office:value-type="float" office:value="1.270003">
            <text:p>1.270003</text:p>
          </table:table-cell>
          <table:table-cell office:value-type="float" office:value="-0.044365">
            <text:p>-0.044365</text:p>
          </table:table-cell>
        </table:table-row>
        <table:table-row table:style-name="ro1">
          <table:table-cell office:value-type="float" office:value="1.275004">
            <text:p>1.275004</text:p>
          </table:table-cell>
          <table:table-cell office:value-type="float" office:value="0.51874">
            <text:p>0.51874</text:p>
          </table:table-cell>
        </table:table-row>
        <table:table-row table:style-name="ro1">
          <table:table-cell office:value-type="float" office:value="1.280004">
            <text:p>1.280004</text:p>
          </table:table-cell>
          <table:table-cell office:value-type="float" office:value="0.451749">
            <text:p>0.451749</text:p>
          </table:table-cell>
        </table:table-row>
        <table:table-row table:style-name="ro1">
          <table:table-cell office:value-type="float" office:value="1.285004">
            <text:p>1.285004</text:p>
          </table:table-cell>
          <table:table-cell office:value-type="float" office:value="0.295276">
            <text:p>0.295276</text:p>
          </table:table-cell>
        </table:table-row>
        <table:table-row table:style-name="ro1">
          <table:table-cell office:value-type="float" office:value="1.290004">
            <text:p>1.290004</text:p>
          </table:table-cell>
          <table:table-cell office:value-type="float" office:value="-0.898118">
            <text:p>-0.898118</text:p>
          </table:table-cell>
        </table:table-row>
        <table:table-row table:style-name="ro1">
          <table:table-cell office:value-type="float" office:value="1.295004">
            <text:p>1.295004</text:p>
          </table:table-cell>
          <table:table-cell office:value-type="float" office:value="0.107519">
            <text:p>0.107519</text:p>
          </table:table-cell>
        </table:table-row>
        <table:table-row table:style-name="ro1">
          <table:table-cell office:value-type="float" office:value="1.300005">
            <text:p>1.300005</text:p>
          </table:table-cell>
          <table:table-cell office:value-type="float" office:value="0.235486">
            <text:p>0.235486</text:p>
          </table:table-cell>
        </table:table-row>
        <table:table-row table:style-name="ro1">
          <table:table-cell office:value-type="float" office:value="1.305005">
            <text:p>1.305005</text:p>
          </table:table-cell>
          <table:table-cell office:value-type="float" office:value="0.05982">
            <text:p>0.05982</text:p>
          </table:table-cell>
        </table:table-row>
        <table:table-row table:style-name="ro1">
          <table:table-cell office:value-type="float" office:value="1.310005">
            <text:p>1.310005</text:p>
          </table:table-cell>
          <table:table-cell office:value-type="float" office:value="-0.529729">
            <text:p>-0.529729</text:p>
          </table:table-cell>
        </table:table-row>
        <table:table-row table:style-name="ro1">
          <table:table-cell office:value-type="float" office:value="1.315005">
            <text:p>1.315005</text:p>
          </table:table-cell>
          <table:table-cell office:value-type="float" office:value="0.052275">
            <text:p>0.052275</text:p>
          </table:table-cell>
        </table:table-row>
        <table:table-row table:style-name="ro1">
          <table:table-cell office:value-type="float" office:value="1.320006">
            <text:p>1.320006</text:p>
          </table:table-cell>
          <table:table-cell office:value-type="float" office:value="-0.164201">
            <text:p>-0.164201</text:p>
          </table:table-cell>
        </table:table-row>
        <table:table-row table:style-name="ro1">
          <table:table-cell office:value-type="float" office:value="1.325006">
            <text:p>1.325006</text:p>
          </table:table-cell>
          <table:table-cell office:value-type="float" office:value="0.3714">
            <text:p>0.3714</text:p>
          </table:table-cell>
        </table:table-row>
        <table:table-row table:style-name="ro1">
          <table:table-cell office:value-type="float" office:value="1.330006">
            <text:p>1.330006</text:p>
          </table:table-cell>
          <table:table-cell office:value-type="float" office:value="0.020373">
            <text:p>0.020373</text:p>
          </table:table-cell>
        </table:table-row>
        <table:table-row table:style-name="ro1">
          <table:table-cell office:value-type="float" office:value="1.335006">
            <text:p>1.335006</text:p>
          </table:table-cell>
          <table:table-cell office:value-type="float" office:value="-0.253775">
            <text:p>-0.253775</text:p>
          </table:table-cell>
        </table:table-row>
        <table:table-row table:style-name="ro1">
          <table:table-cell office:value-type="float" office:value="1.340007">
            <text:p>1.340007</text:p>
          </table:table-cell>
          <table:table-cell office:value-type="float" office:value="0.244194">
            <text:p>0.244194</text:p>
          </table:table-cell>
        </table:table-row>
        <table:table-row table:style-name="ro1">
          <table:table-cell office:value-type="float" office:value="1.345007">
            <text:p>1.345007</text:p>
          </table:table-cell>
          <table:table-cell office:value-type="float" office:value="-0.419129">
            <text:p>-0.419129</text:p>
          </table:table-cell>
        </table:table-row>
        <table:table-row table:style-name="ro1">
          <table:table-cell office:value-type="float" office:value="1.350007">
            <text:p>1.350007</text:p>
          </table:table-cell>
          <table:table-cell office:value-type="float" office:value="0.128223">
            <text:p>0.128223</text:p>
          </table:table-cell>
        </table:table-row>
        <table:table-row table:style-name="ro1">
          <table:table-cell office:value-type="float" office:value="1.355007">
            <text:p>1.355007</text:p>
          </table:table-cell>
          <table:table-cell office:value-type="float" office:value="-0.728583">
            <text:p>-0.728583</text:p>
          </table:table-cell>
        </table:table-row>
        <table:table-row table:style-name="ro1">
          <table:table-cell office:value-type="float" office:value="1.360008">
            <text:p>1.360008</text:p>
          </table:table-cell>
          <table:table-cell office:value-type="float" office:value="-0.230309">
            <text:p>-0.230309</text:p>
          </table:table-cell>
        </table:table-row>
        <table:table-row table:style-name="ro1">
          <table:table-cell office:value-type="float" office:value="1.365008">
            <text:p>1.365008</text:p>
          </table:table-cell>
          <table:table-cell office:value-type="float" office:value="-0.160547">
            <text:p>-0.160547</text:p>
          </table:table-cell>
        </table:table-row>
        <table:table-row table:style-name="ro1">
          <table:table-cell office:value-type="float" office:value="1.370008">
            <text:p>1.370008</text:p>
          </table:table-cell>
          <table:table-cell office:value-type="float" office:value="-0.288196">
            <text:p>-0.288196</text:p>
          </table:table-cell>
        </table:table-row>
        <table:table-row table:style-name="ro1">
          <table:table-cell office:value-type="float" office:value="1.375008">
            <text:p>1.375008</text:p>
          </table:table-cell>
          <table:table-cell office:value-type="float" office:value="1.212454">
            <text:p>1.212454</text:p>
          </table:table-cell>
        </table:table-row>
        <table:table-row table:style-name="ro1">
          <table:table-cell office:value-type="float" office:value="1.380008">
            <text:p>1.380008</text:p>
          </table:table-cell>
          <table:table-cell office:value-type="float" office:value="-0.572284">
            <text:p>-0.572284</text:p>
          </table:table-cell>
        </table:table-row>
        <table:table-row table:style-name="ro1">
          <table:table-cell office:value-type="float" office:value="1.385009">
            <text:p>1.385009</text:p>
          </table:table-cell>
          <table:table-cell office:value-type="float" office:value="0.21904">
            <text:p>0.21904</text:p>
          </table:table-cell>
        </table:table-row>
        <table:table-row table:style-name="ro1">
          <table:table-cell office:value-type="float" office:value="1.390009">
            <text:p>1.390009</text:p>
          </table:table-cell>
          <table:table-cell office:value-type="float" office:value="-0.131546">
            <text:p>-0.131546</text:p>
          </table:table-cell>
        </table:table-row>
        <table:table-row table:style-name="ro1">
          <table:table-cell office:value-type="float" office:value="1.395009">
            <text:p>1.395009</text:p>
          </table:table-cell>
          <table:table-cell office:value-type="float" office:value="0.184014">
            <text:p>0.184014</text:p>
          </table:table-cell>
        </table:table-row>
        <table:table-row table:style-name="ro1">
          <table:table-cell office:value-type="float" office:value="1.400009">
            <text:p>1.400009</text:p>
          </table:table-cell>
          <table:table-cell office:value-type="float" office:value="-0.009496">
            <text:p>-0.009496</text:p>
          </table:table-cell>
        </table:table-row>
        <table:table-row table:style-name="ro1">
          <table:table-cell office:value-type="float" office:value="1.40501">
            <text:p>1.40501</text:p>
          </table:table-cell>
          <table:table-cell office:value-type="float" office:value="1.170271">
            <text:p>1.170271</text:p>
          </table:table-cell>
        </table:table-row>
        <table:table-row table:style-name="ro1">
          <table:table-cell office:value-type="float" office:value="1.41001">
            <text:p>1.41001</text:p>
          </table:table-cell>
          <table:table-cell office:value-type="float" office:value="-0.150336">
            <text:p>-0.150336</text:p>
          </table:table-cell>
        </table:table-row>
        <table:table-row table:style-name="ro1">
          <table:table-cell office:value-type="float" office:value="1.41501">
            <text:p>1.41501</text:p>
          </table:table-cell>
          <table:table-cell office:value-type="float" office:value="-0.366133">
            <text:p>-0.366133</text:p>
          </table:table-cell>
        </table:table-row>
        <table:table-row table:style-name="ro1">
          <table:table-cell office:value-type="float" office:value="1.42001">
            <text:p>1.42001</text:p>
          </table:table-cell>
          <table:table-cell office:value-type="float" office:value="0.456712">
            <text:p>0.456712</text:p>
          </table:table-cell>
        </table:table-row>
        <table:table-row table:style-name="ro1">
          <table:table-cell office:value-type="float" office:value="1.425011">
            <text:p>1.425011</text:p>
          </table:table-cell>
          <table:table-cell office:value-type="float" office:value="-0.367914">
            <text:p>-0.367914</text:p>
          </table:table-cell>
        </table:table-row>
        <table:table-row table:style-name="ro1">
          <table:table-cell office:value-type="float" office:value="1.430011">
            <text:p>1.430011</text:p>
          </table:table-cell>
          <table:table-cell office:value-type="float" office:value="0.895245">
            <text:p>0.895245</text:p>
          </table:table-cell>
        </table:table-row>
        <table:table-row table:style-name="ro1">
          <table:table-cell office:value-type="float" office:value="1.435011">
            <text:p>1.435011</text:p>
          </table:table-cell>
          <table:table-cell office:value-type="float" office:value="-0.053252">
            <text:p>-0.053252</text:p>
          </table:table-cell>
        </table:table-row>
        <table:table-row table:style-name="ro1">
          <table:table-cell office:value-type="float" office:value="1.440011">
            <text:p>1.440011</text:p>
          </table:table-cell>
          <table:table-cell office:value-type="float" office:value="-0.140042">
            <text:p>-0.140042</text:p>
          </table:table-cell>
        </table:table-row>
        <table:table-row table:style-name="ro1">
          <table:table-cell office:value-type="float" office:value="1.445011">
            <text:p>1.445011</text:p>
          </table:table-cell>
          <table:table-cell office:value-type="float" office:value="0.494004">
            <text:p>0.494004</text:p>
          </table:table-cell>
        </table:table-row>
        <table:table-row table:style-name="ro1">
          <table:table-cell office:value-type="float" office:value="1.450012">
            <text:p>1.450012</text:p>
          </table:table-cell>
          <table:table-cell office:value-type="float" office:value="-0.001146">
            <text:p>-0.001146</text:p>
          </table:table-cell>
        </table:table-row>
        <table:table-row table:style-name="ro1">
          <table:table-cell office:value-type="float" office:value="1.455012">
            <text:p>1.455012</text:p>
          </table:table-cell>
          <table:table-cell office:value-type="float" office:value="-0.653404">
            <text:p>-0.653404</text:p>
          </table:table-cell>
        </table:table-row>
        <table:table-row table:style-name="ro1">
          <table:table-cell office:value-type="float" office:value="1.460012">
            <text:p>1.460012</text:p>
          </table:table-cell>
          <table:table-cell office:value-type="float" office:value="-0.213117">
            <text:p>-0.213117</text:p>
          </table:table-cell>
        </table:table-row>
        <table:table-row table:style-name="ro1">
          <table:table-cell office:value-type="float" office:value="1.465012">
            <text:p>1.465012</text:p>
          </table:table-cell>
          <table:table-cell office:value-type="float" office:value="0.22129">
            <text:p>0.22129</text:p>
          </table:table-cell>
        </table:table-row>
        <table:table-row table:style-name="ro1">
          <table:table-cell office:value-type="float" office:value="1.470013">
            <text:p>1.470013</text:p>
          </table:table-cell>
          <table:table-cell office:value-type="float" office:value="0.209879">
            <text:p>0.209879</text:p>
          </table:table-cell>
        </table:table-row>
        <table:table-row table:style-name="ro1">
          <table:table-cell office:value-type="float" office:value="1.475013">
            <text:p>1.475013</text:p>
          </table:table-cell>
          <table:table-cell office:value-type="float" office:value="0.685272">
            <text:p>0.685272</text:p>
          </table:table-cell>
        </table:table-row>
        <table:table-row table:style-name="ro1">
          <table:table-cell office:value-type="float" office:value="1.480013">
            <text:p>1.480013</text:p>
          </table:table-cell>
          <table:table-cell office:value-type="float" office:value="-0.849948">
            <text:p>-0.849948</text:p>
          </table:table-cell>
        </table:table-row>
        <table:table-row table:style-name="ro1">
          <table:table-cell office:value-type="float" office:value="1.485013">
            <text:p>1.485013</text:p>
          </table:table-cell>
          <table:table-cell office:value-type="float" office:value="-0.447252">
            <text:p>-0.447252</text:p>
          </table:table-cell>
        </table:table-row>
        <table:table-row table:style-name="ro1">
          <table:table-cell office:value-type="float" office:value="1.490014">
            <text:p>1.490014</text:p>
          </table:table-cell>
          <table:table-cell office:value-type="float" office:value="0.440455">
            <text:p>0.440455</text:p>
          </table:table-cell>
        </table:table-row>
        <table:table-row table:style-name="ro1">
          <table:table-cell office:value-type="float" office:value="1.495014">
            <text:p>1.495014</text:p>
          </table:table-cell>
          <table:table-cell office:value-type="float" office:value="0.573024">
            <text:p>0.573024</text:p>
          </table:table-cell>
        </table:table-row>
        <table:table-row table:style-name="ro1">
          <table:table-cell office:value-type="float" office:value="1.500014">
            <text:p>1.500014</text:p>
          </table:table-cell>
          <table:table-cell office:value-type="float" office:value="0.154096">
            <text:p>0.154096</text:p>
          </table:table-cell>
        </table:table-row>
        <table:table-row table:style-name="ro1">
          <table:table-cell office:value-type="float" office:value="1.505014">
            <text:p>1.505014</text:p>
          </table:table-cell>
          <table:table-cell office:value-type="float" office:value="0.068908">
            <text:p>0.068908</text:p>
          </table:table-cell>
        </table:table-row>
        <table:table-row table:style-name="ro1">
          <table:table-cell office:value-type="float" office:value="1.510015">
            <text:p>1.510015</text:p>
          </table:table-cell>
          <table:table-cell office:value-type="float" office:value="0.46638">
            <text:p>0.46638</text:p>
          </table:table-cell>
        </table:table-row>
        <table:table-row table:style-name="ro1">
          <table:table-cell office:value-type="float" office:value="1.515015">
            <text:p>1.515015</text:p>
          </table:table-cell>
          <table:table-cell office:value-type="float" office:value="-0.048127">
            <text:p>-0.048127</text:p>
          </table:table-cell>
        </table:table-row>
        <table:table-row table:style-name="ro1">
          <table:table-cell office:value-type="float" office:value="1.520015">
            <text:p>1.520015</text:p>
          </table:table-cell>
          <table:table-cell office:value-type="float" office:value="0.180503">
            <text:p>0.180503</text:p>
          </table:table-cell>
        </table:table-row>
        <table:table-row table:style-name="ro1">
          <table:table-cell office:value-type="float" office:value="1.525015">
            <text:p>1.525015</text:p>
          </table:table-cell>
          <table:table-cell office:value-type="float" office:value="0.51824">
            <text:p>0.51824</text:p>
          </table:table-cell>
        </table:table-row>
        <table:table-row table:style-name="ro1">
          <table:table-cell office:value-type="float" office:value="1.530015">
            <text:p>1.530015</text:p>
          </table:table-cell>
          <table:table-cell office:value-type="float" office:value="0.20547">
            <text:p>0.20547</text:p>
          </table:table-cell>
        </table:table-row>
        <table:table-row table:style-name="ro1">
          <table:table-cell office:value-type="float" office:value="1.535016">
            <text:p>1.535016</text:p>
          </table:table-cell>
          <table:table-cell office:value-type="float" office:value="-0.84934">
            <text:p>-0.84934</text:p>
          </table:table-cell>
        </table:table-row>
        <table:table-row table:style-name="ro1">
          <table:table-cell office:value-type="float" office:value="1.540016">
            <text:p>1.540016</text:p>
          </table:table-cell>
          <table:table-cell office:value-type="float" office:value="0.010331">
            <text:p>0.010331</text:p>
          </table:table-cell>
        </table:table-row>
        <table:table-row table:style-name="ro1">
          <table:table-cell office:value-type="float" office:value="1.545016">
            <text:p>1.545016</text:p>
          </table:table-cell>
          <table:table-cell office:value-type="float" office:value="-0.189761">
            <text:p>-0.189761</text:p>
          </table:table-cell>
        </table:table-row>
        <table:table-row table:style-name="ro1">
          <table:table-cell office:value-type="float" office:value="1.550016">
            <text:p>1.550016</text:p>
          </table:table-cell>
          <table:table-cell office:value-type="float" office:value="0.36506">
            <text:p>0.36506</text:p>
          </table:table-cell>
        </table:table-row>
        <table:table-row table:style-name="ro1">
          <table:table-cell office:value-type="float" office:value="1.555017">
            <text:p>1.555017</text:p>
          </table:table-cell>
          <table:table-cell office:value-type="float" office:value="0.193537">
            <text:p>0.193537</text:p>
          </table:table-cell>
        </table:table-row>
        <table:table-row table:style-name="ro1">
          <table:table-cell office:value-type="float" office:value="1.560017">
            <text:p>1.560017</text:p>
          </table:table-cell>
          <table:table-cell office:value-type="float" office:value="0.531313">
            <text:p>0.531313</text:p>
          </table:table-cell>
        </table:table-row>
        <table:table-row table:style-name="ro1">
          <table:table-cell office:value-type="float" office:value="1.565017">
            <text:p>1.565017</text:p>
          </table:table-cell>
          <table:table-cell office:value-type="float" office:value="0.653832">
            <text:p>0.653832</text:p>
          </table:table-cell>
        </table:table-row>
        <table:table-row table:style-name="ro1">
          <table:table-cell office:value-type="float" office:value="1.570017">
            <text:p>1.570017</text:p>
          </table:table-cell>
          <table:table-cell office:value-type="float" office:value="0.387766">
            <text:p>0.387766</text:p>
          </table:table-cell>
        </table:table-row>
        <table:table-row table:style-name="ro1">
          <table:table-cell office:value-type="float" office:value="1.575018">
            <text:p>1.575018</text:p>
          </table:table-cell>
          <table:table-cell office:value-type="float" office:value="-0.895613">
            <text:p>-0.895613</text:p>
          </table:table-cell>
        </table:table-row>
        <table:table-row table:style-name="ro1">
          <table:table-cell office:value-type="float" office:value="1.580018">
            <text:p>1.580018</text:p>
          </table:table-cell>
          <table:table-cell office:value-type="float" office:value="-0.189684">
            <text:p>-0.189684</text:p>
          </table:table-cell>
        </table:table-row>
        <table:table-row table:style-name="ro1">
          <table:table-cell office:value-type="float" office:value="1.585018">
            <text:p>1.585018</text:p>
          </table:table-cell>
          <table:table-cell office:value-type="float" office:value="-0.639772">
            <text:p>-0.639772</text:p>
          </table:table-cell>
        </table:table-row>
        <table:table-row table:style-name="ro1">
          <table:table-cell office:value-type="float" office:value="1.590018">
            <text:p>1.590018</text:p>
          </table:table-cell>
          <table:table-cell office:value-type="float" office:value="-0.044317">
            <text:p>-0.044317</text:p>
          </table:table-cell>
        </table:table-row>
        <table:table-row table:style-name="ro1">
          <table:table-cell office:value-type="float" office:value="1.595019">
            <text:p>1.595019</text:p>
          </table:table-cell>
          <table:table-cell office:value-type="float" office:value="-0.153896">
            <text:p>-0.153896</text:p>
          </table:table-cell>
        </table:table-row>
        <table:table-row table:style-name="ro1">
          <table:table-cell office:value-type="float" office:value="1.600019">
            <text:p>1.600019</text:p>
          </table:table-cell>
          <table:table-cell office:value-type="float" office:value="-0.762021">
            <text:p>-0.762021</text:p>
          </table:table-cell>
        </table:table-row>
        <table:table-row table:style-name="ro1">
          <table:table-cell office:value-type="float" office:value="1.605019">
            <text:p>1.605019</text:p>
          </table:table-cell>
          <table:table-cell office:value-type="float" office:value="0.024704">
            <text:p>0.024704</text:p>
          </table:table-cell>
        </table:table-row>
        <table:table-row table:style-name="ro1">
          <table:table-cell office:value-type="float" office:value="1.610019">
            <text:p>1.610019</text:p>
          </table:table-cell>
          <table:table-cell office:value-type="float" office:value="0.025911">
            <text:p>0.025911</text:p>
          </table:table-cell>
        </table:table-row>
        <table:table-row table:style-name="ro1">
          <table:table-cell office:value-type="float" office:value="1.615019">
            <text:p>1.615019</text:p>
          </table:table-cell>
          <table:table-cell office:value-type="float" office:value="0.121113">
            <text:p>0.121113</text:p>
          </table:table-cell>
        </table:table-row>
        <table:table-row table:style-name="ro1">
          <table:table-cell office:value-type="float" office:value="1.62002">
            <text:p>1.62002</text:p>
          </table:table-cell>
          <table:table-cell office:value-type="float" office:value="-1.076671">
            <text:p>-1.076671</text:p>
          </table:table-cell>
        </table:table-row>
        <table:table-row table:style-name="ro1">
          <table:table-cell office:value-type="float" office:value="1.62502">
            <text:p>1.62502</text:p>
          </table:table-cell>
          <table:table-cell office:value-type="float" office:value="-0.129787">
            <text:p>-0.129787</text:p>
          </table:table-cell>
        </table:table-row>
        <table:table-row table:style-name="ro1">
          <table:table-cell office:value-type="float" office:value="1.63002">
            <text:p>1.63002</text:p>
          </table:table-cell>
          <table:table-cell office:value-type="float" office:value="-0.443141">
            <text:p>-0.443141</text:p>
          </table:table-cell>
        </table:table-row>
        <table:table-row table:style-name="ro1">
          <table:table-cell office:value-type="float" office:value="1.63502">
            <text:p>1.63502</text:p>
          </table:table-cell>
          <table:table-cell office:value-type="float" office:value="0.641585">
            <text:p>0.641585</text:p>
          </table:table-cell>
        </table:table-row>
        <table:table-row table:style-name="ro1">
          <table:table-cell office:value-type="float" office:value="1.640021">
            <text:p>1.640021</text:p>
          </table:table-cell>
          <table:table-cell office:value-type="float" office:value="0.453537">
            <text:p>0.453537</text:p>
          </table:table-cell>
        </table:table-row>
        <table:table-row table:style-name="ro1">
          <table:table-cell office:value-type="float" office:value="1.645021">
            <text:p>1.645021</text:p>
          </table:table-cell>
          <table:table-cell office:value-type="float" office:value="-0.240587">
            <text:p>-0.240587</text:p>
          </table:table-cell>
        </table:table-row>
        <table:table-row table:style-name="ro1">
          <table:table-cell office:value-type="float" office:value="1.650021">
            <text:p>1.650021</text:p>
          </table:table-cell>
          <table:table-cell office:value-type="float" office:value="-0.558663">
            <text:p>-0.558663</text:p>
          </table:table-cell>
        </table:table-row>
        <table:table-row table:style-name="ro1">
          <table:table-cell office:value-type="float" office:value="1.655021">
            <text:p>1.655021</text:p>
          </table:table-cell>
          <table:table-cell office:value-type="float" office:value="-0.197102">
            <text:p>-0.197102</text:p>
          </table:table-cell>
        </table:table-row>
        <table:table-row table:style-name="ro1">
          <table:table-cell office:value-type="float" office:value="1.660022">
            <text:p>1.660022</text:p>
          </table:table-cell>
          <table:table-cell office:value-type="float" office:value="0.201779">
            <text:p>0.201779</text:p>
          </table:table-cell>
        </table:table-row>
        <table:table-row table:style-name="ro1">
          <table:table-cell office:value-type="float" office:value="1.665022">
            <text:p>1.665022</text:p>
          </table:table-cell>
          <table:table-cell office:value-type="float" office:value="0.444041">
            <text:p>0.444041</text:p>
          </table:table-cell>
        </table:table-row>
        <table:table-row table:style-name="ro1">
          <table:table-cell office:value-type="float" office:value="1.670022">
            <text:p>1.670022</text:p>
          </table:table-cell>
          <table:table-cell office:value-type="float" office:value="0.72784">
            <text:p>0.72784</text:p>
          </table:table-cell>
        </table:table-row>
        <table:table-row table:style-name="ro1">
          <table:table-cell office:value-type="float" office:value="1.675022">
            <text:p>1.675022</text:p>
          </table:table-cell>
          <table:table-cell office:value-type="float" office:value="0.666053">
            <text:p>0.666053</text:p>
          </table:table-cell>
        </table:table-row>
        <table:table-row table:style-name="ro1">
          <table:table-cell office:value-type="float" office:value="1.680022">
            <text:p>1.680022</text:p>
          </table:table-cell>
          <table:table-cell office:value-type="float" office:value="0.717033">
            <text:p>0.717033</text:p>
          </table:table-cell>
        </table:table-row>
        <table:table-row table:style-name="ro1">
          <table:table-cell office:value-type="float" office:value="1.685023">
            <text:p>1.685023</text:p>
          </table:table-cell>
          <table:table-cell office:value-type="float" office:value="0.498938">
            <text:p>0.498938</text:p>
          </table:table-cell>
        </table:table-row>
        <table:table-row table:style-name="ro1">
          <table:table-cell office:value-type="float" office:value="1.690023">
            <text:p>1.690023</text:p>
          </table:table-cell>
          <table:table-cell office:value-type="float" office:value="0.657458">
            <text:p>0.657458</text:p>
          </table:table-cell>
        </table:table-row>
        <table:table-row table:style-name="ro1">
          <table:table-cell office:value-type="float" office:value="1.695023">
            <text:p>1.695023</text:p>
          </table:table-cell>
          <table:table-cell office:value-type="float" office:value="-0.001877">
            <text:p>-0.001877</text:p>
          </table:table-cell>
        </table:table-row>
        <table:table-row table:style-name="ro1">
          <table:table-cell office:value-type="float" office:value="1.700023">
            <text:p>1.700023</text:p>
          </table:table-cell>
          <table:table-cell office:value-type="float" office:value="0.057703">
            <text:p>0.057703</text:p>
          </table:table-cell>
        </table:table-row>
        <table:table-row table:style-name="ro1">
          <table:table-cell office:value-type="float" office:value="1.705024">
            <text:p>1.705024</text:p>
          </table:table-cell>
          <table:table-cell office:value-type="float" office:value="-0.671982">
            <text:p>-0.671982</text:p>
          </table:table-cell>
        </table:table-row>
        <table:table-row table:style-name="ro1">
          <table:table-cell office:value-type="float" office:value="1.710024">
            <text:p>1.710024</text:p>
          </table:table-cell>
          <table:table-cell office:value-type="float" office:value="0.211456">
            <text:p>0.211456</text:p>
          </table:table-cell>
        </table:table-row>
        <table:table-row table:style-name="ro1">
          <table:table-cell office:value-type="float" office:value="1.715024">
            <text:p>1.715024</text:p>
          </table:table-cell>
          <table:table-cell office:value-type="float" office:value="-0.115405">
            <text:p>-0.115405</text:p>
          </table:table-cell>
        </table:table-row>
        <table:table-row table:style-name="ro1">
          <table:table-cell office:value-type="float" office:value="1.720024">
            <text:p>1.720024</text:p>
          </table:table-cell>
          <table:table-cell office:value-type="float" office:value="-0.836499">
            <text:p>-0.836499</text:p>
          </table:table-cell>
        </table:table-row>
        <table:table-row table:style-name="ro1">
          <table:table-cell office:value-type="float" office:value="1.725025">
            <text:p>1.725025</text:p>
          </table:table-cell>
          <table:table-cell office:value-type="float" office:value="-0.139149">
            <text:p>-0.139149</text:p>
          </table:table-cell>
        </table:table-row>
        <table:table-row table:style-name="ro1">
          <table:table-cell office:value-type="float" office:value="1.730025">
            <text:p>1.730025</text:p>
          </table:table-cell>
          <table:table-cell office:value-type="float" office:value="-0.741563">
            <text:p>-0.741563</text:p>
          </table:table-cell>
        </table:table-row>
        <table:table-row table:style-name="ro1">
          <table:table-cell office:value-type="float" office:value="1.735025">
            <text:p>1.735025</text:p>
          </table:table-cell>
          <table:table-cell office:value-type="float" office:value="0.055647">
            <text:p>0.055647</text:p>
          </table:table-cell>
        </table:table-row>
        <table:table-row table:style-name="ro1">
          <table:table-cell office:value-type="float" office:value="1.740025">
            <text:p>1.740025</text:p>
          </table:table-cell>
          <table:table-cell office:value-type="float" office:value="-0.037804">
            <text:p>-0.037804</text:p>
          </table:table-cell>
        </table:table-row>
        <table:table-row table:style-name="ro1">
          <table:table-cell office:value-type="float" office:value="1.745026">
            <text:p>1.745026</text:p>
          </table:table-cell>
          <table:table-cell office:value-type="float" office:value="0.339779">
            <text:p>0.339779</text:p>
          </table:table-cell>
        </table:table-row>
        <table:table-row table:style-name="ro1">
          <table:table-cell office:value-type="float" office:value="1.750026">
            <text:p>1.750026</text:p>
          </table:table-cell>
          <table:table-cell office:value-type="float" office:value="0.107195">
            <text:p>0.107195</text:p>
          </table:table-cell>
        </table:table-row>
        <table:table-row table:style-name="ro1">
          <table:table-cell office:value-type="float" office:value="1.755026">
            <text:p>1.755026</text:p>
          </table:table-cell>
          <table:table-cell office:value-type="float" office:value="-0.37055">
            <text:p>-0.37055</text:p>
          </table:table-cell>
        </table:table-row>
        <table:table-row table:style-name="ro1">
          <table:table-cell office:value-type="float" office:value="1.760026">
            <text:p>1.760026</text:p>
          </table:table-cell>
          <table:table-cell office:value-type="float" office:value="0.187674">
            <text:p>0.187674</text:p>
          </table:table-cell>
        </table:table-row>
        <table:table-row table:style-name="ro1">
          <table:table-cell office:value-type="float" office:value="1.765026">
            <text:p>1.765026</text:p>
          </table:table-cell>
          <table:table-cell office:value-type="float" office:value="-0.047452">
            <text:p>-0.047452</text:p>
          </table:table-cell>
        </table:table-row>
        <table:table-row table:style-name="ro1">
          <table:table-cell office:value-type="float" office:value="1.770027">
            <text:p>1.770027</text:p>
          </table:table-cell>
          <table:table-cell office:value-type="float" office:value="0.253229">
            <text:p>0.253229</text:p>
          </table:table-cell>
        </table:table-row>
        <table:table-row table:style-name="ro1">
          <table:table-cell office:value-type="float" office:value="1.775027">
            <text:p>1.775027</text:p>
          </table:table-cell>
          <table:table-cell office:value-type="float" office:value="-0.682325">
            <text:p>-0.682325</text:p>
          </table:table-cell>
        </table:table-row>
        <table:table-row table:style-name="ro1">
          <table:table-cell office:value-type="float" office:value="1.780027">
            <text:p>1.780027</text:p>
          </table:table-cell>
          <table:table-cell office:value-type="float" office:value="0.026151">
            <text:p>0.026151</text:p>
          </table:table-cell>
        </table:table-row>
        <table:table-row table:style-name="ro1">
          <table:table-cell office:value-type="float" office:value="1.785027">
            <text:p>1.785027</text:p>
          </table:table-cell>
          <table:table-cell office:value-type="float" office:value="0.178441">
            <text:p>0.178441</text:p>
          </table:table-cell>
        </table:table-row>
        <table:table-row table:style-name="ro1">
          <table:table-cell office:value-type="float" office:value="1.790028">
            <text:p>1.790028</text:p>
          </table:table-cell>
          <table:table-cell office:value-type="float" office:value="0.273949">
            <text:p>0.273949</text:p>
          </table:table-cell>
        </table:table-row>
        <table:table-row table:style-name="ro1">
          <table:table-cell office:value-type="float" office:value="1.795028">
            <text:p>1.795028</text:p>
          </table:table-cell>
          <table:table-cell office:value-type="float" office:value="-0.203846">
            <text:p>-0.203846</text:p>
          </table:table-cell>
        </table:table-row>
        <table:table-row table:style-name="ro1">
          <table:table-cell office:value-type="float" office:value="1.800028">
            <text:p>1.800028</text:p>
          </table:table-cell>
          <table:table-cell office:value-type="float" office:value="0.46176">
            <text:p>0.46176</text:p>
          </table:table-cell>
        </table:table-row>
        <table:table-row table:style-name="ro1">
          <table:table-cell office:value-type="float" office:value="1.805028">
            <text:p>1.805028</text:p>
          </table:table-cell>
          <table:table-cell office:value-type="float" office:value="-0.555897">
            <text:p>-0.555897</text:p>
          </table:table-cell>
        </table:table-row>
        <table:table-row table:style-name="ro1">
          <table:table-cell office:value-type="float" office:value="1.810029">
            <text:p>1.810029</text:p>
          </table:table-cell>
          <table:table-cell office:value-type="float" office:value="0.039537">
            <text:p>0.039537</text:p>
          </table:table-cell>
        </table:table-row>
        <table:table-row table:style-name="ro1">
          <table:table-cell office:value-type="float" office:value="1.815029">
            <text:p>1.815029</text:p>
          </table:table-cell>
          <table:table-cell office:value-type="float" office:value="0.341658">
            <text:p>0.341658</text:p>
          </table:table-cell>
        </table:table-row>
        <table:table-row table:style-name="ro1">
          <table:table-cell office:value-type="float" office:value="1.820029">
            <text:p>1.820029</text:p>
          </table:table-cell>
          <table:table-cell office:value-type="float" office:value="0.541451">
            <text:p>0.541451</text:p>
          </table:table-cell>
        </table:table-row>
        <table:table-row table:style-name="ro1">
          <table:table-cell office:value-type="float" office:value="1.825029">
            <text:p>1.825029</text:p>
          </table:table-cell>
          <table:table-cell office:value-type="float" office:value="-0.377551">
            <text:p>-0.377551</text:p>
          </table:table-cell>
        </table:table-row>
        <table:table-row table:style-name="ro1">
          <table:table-cell office:value-type="float" office:value="1.830029">
            <text:p>1.830029</text:p>
          </table:table-cell>
          <table:table-cell office:value-type="float" office:value="0.098201">
            <text:p>0.098201</text:p>
          </table:table-cell>
        </table:table-row>
        <table:table-row table:style-name="ro1">
          <table:table-cell office:value-type="float" office:value="1.83503">
            <text:p>1.83503</text:p>
          </table:table-cell>
          <table:table-cell office:value-type="float" office:value="-0.375282">
            <text:p>-0.375282</text:p>
          </table:table-cell>
        </table:table-row>
        <table:table-row table:style-name="ro1">
          <table:table-cell office:value-type="float" office:value="1.84003">
            <text:p>1.84003</text:p>
          </table:table-cell>
          <table:table-cell office:value-type="float" office:value="-0.554043">
            <text:p>-0.554043</text:p>
          </table:table-cell>
        </table:table-row>
        <table:table-row table:style-name="ro1">
          <table:table-cell office:value-type="float" office:value="1.84503">
            <text:p>1.84503</text:p>
          </table:table-cell>
          <table:table-cell office:value-type="float" office:value="0.494103">
            <text:p>0.494103</text:p>
          </table:table-cell>
        </table:table-row>
        <table:table-row table:style-name="ro1">
          <table:table-cell office:value-type="float" office:value="1.85003">
            <text:p>1.85003</text:p>
          </table:table-cell>
          <table:table-cell office:value-type="float" office:value="0.302283">
            <text:p>0.302283</text:p>
          </table:table-cell>
        </table:table-row>
        <table:table-row table:style-name="ro1">
          <table:table-cell office:value-type="float" office:value="1.855031">
            <text:p>1.855031</text:p>
          </table:table-cell>
          <table:table-cell office:value-type="float" office:value="-0.190401">
            <text:p>-0.190401</text:p>
          </table:table-cell>
        </table:table-row>
        <table:table-row table:style-name="ro1">
          <table:table-cell office:value-type="float" office:value="1.860031">
            <text:p>1.860031</text:p>
          </table:table-cell>
          <table:table-cell office:value-type="float" office:value="-0.772884">
            <text:p>-0.772884</text:p>
          </table:table-cell>
        </table:table-row>
        <table:table-row table:style-name="ro1">
          <table:table-cell office:value-type="float" office:value="1.865031">
            <text:p>1.865031</text:p>
          </table:table-cell>
          <table:table-cell office:value-type="float" office:value="-0.271721">
            <text:p>-0.271721</text:p>
          </table:table-cell>
        </table:table-row>
        <table:table-row table:style-name="ro1">
          <table:table-cell office:value-type="float" office:value="1.870031">
            <text:p>1.870031</text:p>
          </table:table-cell>
          <table:table-cell office:value-type="float" office:value="0.542528">
            <text:p>0.542528</text:p>
          </table:table-cell>
        </table:table-row>
        <table:table-row table:style-name="ro1">
          <table:table-cell office:value-type="float" office:value="1.875032">
            <text:p>1.875032</text:p>
          </table:table-cell>
          <table:table-cell office:value-type="float" office:value="0.368288">
            <text:p>0.368288</text:p>
          </table:table-cell>
        </table:table-row>
        <table:table-row table:style-name="ro1">
          <table:table-cell office:value-type="float" office:value="1.880032">
            <text:p>1.880032</text:p>
          </table:table-cell>
          <table:table-cell office:value-type="float" office:value="0.083215">
            <text:p>0.083215</text:p>
          </table:table-cell>
        </table:table-row>
        <table:table-row table:style-name="ro1">
          <table:table-cell office:value-type="float" office:value="1.885032">
            <text:p>1.885032</text:p>
          </table:table-cell>
          <table:table-cell office:value-type="float" office:value="-0.216612">
            <text:p>-0.216612</text:p>
          </table:table-cell>
        </table:table-row>
        <table:table-row table:style-name="ro1">
          <table:table-cell office:value-type="float" office:value="1.890032">
            <text:p>1.890032</text:p>
          </table:table-cell>
          <table:table-cell office:value-type="float" office:value="-0.828489">
            <text:p>-0.828489</text:p>
          </table:table-cell>
        </table:table-row>
        <table:table-row table:style-name="ro1">
          <table:table-cell office:value-type="float" office:value="1.895033">
            <text:p>1.895033</text:p>
          </table:table-cell>
          <table:table-cell office:value-type="float" office:value="0.084306">
            <text:p>0.084306</text:p>
          </table:table-cell>
        </table:table-row>
        <table:table-row table:style-name="ro1">
          <table:table-cell office:value-type="float" office:value="1.900033">
            <text:p>1.900033</text:p>
          </table:table-cell>
          <table:table-cell office:value-type="float" office:value="-0.162844">
            <text:p>-0.162844</text:p>
          </table:table-cell>
        </table:table-row>
        <table:table-row table:style-name="ro1">
          <table:table-cell office:value-type="float" office:value="1.905033">
            <text:p>1.905033</text:p>
          </table:table-cell>
          <table:table-cell office:value-type="float" office:value="-1.193094">
            <text:p>-1.193094</text:p>
          </table:table-cell>
        </table:table-row>
        <table:table-row table:style-name="ro1">
          <table:table-cell office:value-type="float" office:value="1.910033">
            <text:p>1.910033</text:p>
          </table:table-cell>
          <table:table-cell office:value-type="float" office:value="0.397749">
            <text:p>0.397749</text:p>
          </table:table-cell>
        </table:table-row>
        <table:table-row table:style-name="ro1">
          <table:table-cell office:value-type="float" office:value="1.915033">
            <text:p>1.915033</text:p>
          </table:table-cell>
          <table:table-cell office:value-type="float" office:value="0.082678">
            <text:p>0.082678</text:p>
          </table:table-cell>
        </table:table-row>
        <table:table-row table:style-name="ro1">
          <table:table-cell office:value-type="float" office:value="1.920034">
            <text:p>1.920034</text:p>
          </table:table-cell>
          <table:table-cell office:value-type="float" office:value="-0.606933">
            <text:p>-0.606933</text:p>
          </table:table-cell>
        </table:table-row>
        <table:table-row table:style-name="ro1">
          <table:table-cell office:value-type="float" office:value="1.925034">
            <text:p>1.925034</text:p>
          </table:table-cell>
          <table:table-cell office:value-type="float" office:value="0.094928">
            <text:p>0.094928</text:p>
          </table:table-cell>
        </table:table-row>
        <table:table-row table:style-name="ro1">
          <table:table-cell office:value-type="float" office:value="1.930034">
            <text:p>1.930034</text:p>
          </table:table-cell>
          <table:table-cell office:value-type="float" office:value="0.617245">
            <text:p>0.617245</text:p>
          </table:table-cell>
        </table:table-row>
        <table:table-row table:style-name="ro1">
          <table:table-cell office:value-type="float" office:value="1.935034">
            <text:p>1.935034</text:p>
          </table:table-cell>
          <table:table-cell office:value-type="float" office:value="-0.06843">
            <text:p>-0.06843</text:p>
          </table:table-cell>
        </table:table-row>
        <table:table-row table:style-name="ro1">
          <table:table-cell office:value-type="float" office:value="1.940035">
            <text:p>1.940035</text:p>
          </table:table-cell>
          <table:table-cell office:value-type="float" office:value="0.206312">
            <text:p>0.206312</text:p>
          </table:table-cell>
        </table:table-row>
        <table:table-row table:style-name="ro1">
          <table:table-cell office:value-type="float" office:value="1.945035">
            <text:p>1.945035</text:p>
          </table:table-cell>
          <table:table-cell office:value-type="float" office:value="-0.047337">
            <text:p>-0.047337</text:p>
          </table:table-cell>
        </table:table-row>
        <table:table-row table:style-name="ro1">
          <table:table-cell office:value-type="float" office:value="1.950035">
            <text:p>1.950035</text:p>
          </table:table-cell>
          <table:table-cell office:value-type="float" office:value="0.42282">
            <text:p>0.42282</text:p>
          </table:table-cell>
        </table:table-row>
        <table:table-row table:style-name="ro1">
          <table:table-cell office:value-type="float" office:value="1.955035">
            <text:p>1.955035</text:p>
          </table:table-cell>
          <table:table-cell office:value-type="float" office:value="-0.087757">
            <text:p>-0.087757</text:p>
          </table:table-cell>
        </table:table-row>
        <table:table-row table:style-name="ro1">
          <table:table-cell office:value-type="float" office:value="1.960036">
            <text:p>1.960036</text:p>
          </table:table-cell>
          <table:table-cell office:value-type="float" office:value="-0.41029">
            <text:p>-0.41029</text:p>
          </table:table-cell>
        </table:table-row>
        <table:table-row table:style-name="ro1">
          <table:table-cell office:value-type="float" office:value="1.965036">
            <text:p>1.965036</text:p>
          </table:table-cell>
          <table:table-cell office:value-type="float" office:value="-0.593865">
            <text:p>-0.593865</text:p>
          </table:table-cell>
        </table:table-row>
        <table:table-row table:style-name="ro1">
          <table:table-cell office:value-type="float" office:value="1.970036">
            <text:p>1.970036</text:p>
          </table:table-cell>
          <table:table-cell office:value-type="float" office:value="0.53183">
            <text:p>0.53183</text:p>
          </table:table-cell>
        </table:table-row>
        <table:table-row table:style-name="ro1">
          <table:table-cell office:value-type="float" office:value="1.975036">
            <text:p>1.975036</text:p>
          </table:table-cell>
          <table:table-cell office:value-type="float" office:value="-0.408171">
            <text:p>-0.408171</text:p>
          </table:table-cell>
        </table:table-row>
        <table:table-row table:style-name="ro1">
          <table:table-cell office:value-type="float" office:value="1.980036">
            <text:p>1.980036</text:p>
          </table:table-cell>
          <table:table-cell office:value-type="float" office:value="-0.227869">
            <text:p>-0.227869</text:p>
          </table:table-cell>
        </table:table-row>
        <table:table-row table:style-name="ro1">
          <table:table-cell office:value-type="float" office:value="1.985037">
            <text:p>1.985037</text:p>
          </table:table-cell>
          <table:table-cell office:value-type="float" office:value="0.385182">
            <text:p>0.385182</text:p>
          </table:table-cell>
        </table:table-row>
        <table:table-row table:style-name="ro1">
          <table:table-cell office:value-type="float" office:value="1.990037">
            <text:p>1.990037</text:p>
          </table:table-cell>
          <table:table-cell office:value-type="float" office:value="-0.331068">
            <text:p>-0.331068</text:p>
          </table:table-cell>
        </table:table-row>
        <table:table-row table:style-name="ro1">
          <table:table-cell office:value-type="float" office:value="1.995037">
            <text:p>1.995037</text:p>
          </table:table-cell>
          <table:table-cell office:value-type="float" office:value="0.391755">
            <text:p>0.391755</text:p>
          </table:table-cell>
        </table:table-row>
        <table:table-row table:style-name="ro1">
          <table:table-cell office:value-type="float" office:value="2.000037">
            <text:p>2.000037</text:p>
          </table:table-cell>
          <table:table-cell office:value-type="float" office:value="0.174196">
            <text:p>0.174196</text:p>
          </table:table-cell>
        </table:table-row>
        <table:table-row table:style-name="ro1">
          <table:table-cell office:value-type="float" office:value="2.005037">
            <text:p>2.005037</text:p>
          </table:table-cell>
          <table:table-cell office:value-type="float" office:value="-0.433958">
            <text:p>-0.433958</text:p>
          </table:table-cell>
        </table:table-row>
        <table:table-row table:style-name="ro1">
          <table:table-cell office:value-type="float" office:value="2.010037">
            <text:p>2.010037</text:p>
          </table:table-cell>
          <table:table-cell office:value-type="float" office:value="0.332486">
            <text:p>0.332486</text:p>
          </table:table-cell>
        </table:table-row>
        <table:table-row table:style-name="ro1">
          <table:table-cell office:value-type="float" office:value="2.015036">
            <text:p>2.015036</text:p>
          </table:table-cell>
          <table:table-cell office:value-type="float" office:value="0.179823">
            <text:p>0.179823</text:p>
          </table:table-cell>
        </table:table-row>
        <table:table-row table:style-name="ro1">
          <table:table-cell office:value-type="float" office:value="2.020036">
            <text:p>2.020036</text:p>
          </table:table-cell>
          <table:table-cell office:value-type="float" office:value="0.190617">
            <text:p>0.190617</text:p>
          </table:table-cell>
        </table:table-row>
        <table:table-row table:style-name="ro1">
          <table:table-cell office:value-type="float" office:value="2.025036">
            <text:p>2.025036</text:p>
          </table:table-cell>
          <table:table-cell office:value-type="float" office:value="0.189048">
            <text:p>0.189048</text:p>
          </table:table-cell>
        </table:table-row>
        <table:table-row table:style-name="ro1">
          <table:table-cell office:value-type="float" office:value="2.030035">
            <text:p>2.030035</text:p>
          </table:table-cell>
          <table:table-cell office:value-type="float" office:value="-0.39554">
            <text:p>-0.39554</text:p>
          </table:table-cell>
        </table:table-row>
        <table:table-row table:style-name="ro1">
          <table:table-cell office:value-type="float" office:value="2.035035">
            <text:p>2.035035</text:p>
          </table:table-cell>
          <table:table-cell office:value-type="float" office:value="0.581661">
            <text:p>0.581661</text:p>
          </table:table-cell>
        </table:table-row>
        <table:table-row table:style-name="ro1">
          <table:table-cell office:value-type="float" office:value="2.040035">
            <text:p>2.040035</text:p>
          </table:table-cell>
          <table:table-cell office:value-type="float" office:value="0.35249">
            <text:p>0.35249</text:p>
          </table:table-cell>
        </table:table-row>
        <table:table-row table:style-name="ro1">
          <table:table-cell office:value-type="float" office:value="2.045034">
            <text:p>2.045034</text:p>
          </table:table-cell>
          <table:table-cell office:value-type="float" office:value="-0.494049">
            <text:p>-0.494049</text:p>
          </table:table-cell>
        </table:table-row>
        <table:table-row table:style-name="ro1">
          <table:table-cell office:value-type="float" office:value="2.050034">
            <text:p>2.050034</text:p>
          </table:table-cell>
          <table:table-cell office:value-type="float" office:value="0.056841">
            <text:p>0.056841</text:p>
          </table:table-cell>
        </table:table-row>
        <table:table-row table:style-name="ro1">
          <table:table-cell office:value-type="float" office:value="2.055033">
            <text:p>2.055033</text:p>
          </table:table-cell>
          <table:table-cell office:value-type="float" office:value="0.825115">
            <text:p>0.825115</text:p>
          </table:table-cell>
        </table:table-row>
        <table:table-row table:style-name="ro1">
          <table:table-cell office:value-type="float" office:value="2.060033">
            <text:p>2.060033</text:p>
          </table:table-cell>
          <table:table-cell office:value-type="float" office:value="-0.212528">
            <text:p>-0.212528</text:p>
          </table:table-cell>
        </table:table-row>
        <table:table-row table:style-name="ro1">
          <table:table-cell office:value-type="float" office:value="2.065033">
            <text:p>2.065033</text:p>
          </table:table-cell>
          <table:table-cell office:value-type="float" office:value="-0.330735">
            <text:p>-0.330735</text:p>
          </table:table-cell>
        </table:table-row>
        <table:table-row table:style-name="ro1">
          <table:table-cell office:value-type="float" office:value="2.070032">
            <text:p>2.070032</text:p>
          </table:table-cell>
          <table:table-cell office:value-type="float" office:value="-0.006838">
            <text:p>-0.006838</text:p>
          </table:table-cell>
        </table:table-row>
        <table:table-row table:style-name="ro1">
          <table:table-cell office:value-type="float" office:value="2.075032">
            <text:p>2.075032</text:p>
          </table:table-cell>
          <table:table-cell office:value-type="float" office:value="-0.260226">
            <text:p>-0.260226</text:p>
          </table:table-cell>
        </table:table-row>
        <table:table-row table:style-name="ro1">
          <table:table-cell office:value-type="float" office:value="2.080032">
            <text:p>2.080032</text:p>
          </table:table-cell>
          <table:table-cell office:value-type="float" office:value="-0.389735">
            <text:p>-0.389735</text:p>
          </table:table-cell>
        </table:table-row>
        <table:table-row table:style-name="ro1">
          <table:table-cell office:value-type="float" office:value="2.085031">
            <text:p>2.085031</text:p>
          </table:table-cell>
          <table:table-cell office:value-type="float" office:value="0.598387">
            <text:p>0.598387</text:p>
          </table:table-cell>
        </table:table-row>
        <table:table-row table:style-name="ro1">
          <table:table-cell office:value-type="float" office:value="2.090031">
            <text:p>2.090031</text:p>
          </table:table-cell>
          <table:table-cell office:value-type="float" office:value="0.103857">
            <text:p>0.103857</text:p>
          </table:table-cell>
        </table:table-row>
        <table:table-row table:style-name="ro1">
          <table:table-cell office:value-type="float" office:value="2.095031">
            <text:p>2.095031</text:p>
          </table:table-cell>
          <table:table-cell office:value-type="float" office:value="-0.544163">
            <text:p>-0.544163</text:p>
          </table:table-cell>
        </table:table-row>
        <table:table-row table:style-name="ro1">
          <table:table-cell office:value-type="float" office:value="2.10003">
            <text:p>2.10003</text:p>
          </table:table-cell>
          <table:table-cell office:value-type="float" office:value="0.323965">
            <text:p>0.323965</text:p>
          </table:table-cell>
        </table:table-row>
        <table:table-row table:style-name="ro1">
          <table:table-cell office:value-type="float" office:value="2.10503">
            <text:p>2.10503</text:p>
          </table:table-cell>
          <table:table-cell office:value-type="float" office:value="-0.137696">
            <text:p>-0.137696</text:p>
          </table:table-cell>
        </table:table-row>
        <table:table-row table:style-name="ro1">
          <table:table-cell office:value-type="float" office:value="2.110029">
            <text:p>2.110029</text:p>
          </table:table-cell>
          <table:table-cell office:value-type="float" office:value="0.919401">
            <text:p>0.919401</text:p>
          </table:table-cell>
        </table:table-row>
        <table:table-row table:style-name="ro1">
          <table:table-cell office:value-type="float" office:value="2.115029">
            <text:p>2.115029</text:p>
          </table:table-cell>
          <table:table-cell office:value-type="float" office:value="-0.684837">
            <text:p>-0.684837</text:p>
          </table:table-cell>
        </table:table-row>
        <table:table-row table:style-name="ro1">
          <table:table-cell office:value-type="float" office:value="2.120029">
            <text:p>2.120029</text:p>
          </table:table-cell>
          <table:table-cell office:value-type="float" office:value="-0.271702">
            <text:p>-0.271702</text:p>
          </table:table-cell>
        </table:table-row>
        <table:table-row table:style-name="ro1">
          <table:table-cell office:value-type="float" office:value="2.125028">
            <text:p>2.125028</text:p>
          </table:table-cell>
          <table:table-cell office:value-type="float" office:value="0.016472">
            <text:p>0.016472</text:p>
          </table:table-cell>
        </table:table-row>
        <table:table-row table:style-name="ro1">
          <table:table-cell office:value-type="float" office:value="2.130028">
            <text:p>2.130028</text:p>
          </table:table-cell>
          <table:table-cell office:value-type="float" office:value="0.764261">
            <text:p>0.764261</text:p>
          </table:table-cell>
        </table:table-row>
        <table:table-row table:style-name="ro1">
          <table:table-cell office:value-type="float" office:value="2.135028">
            <text:p>2.135028</text:p>
          </table:table-cell>
          <table:table-cell office:value-type="float" office:value="-0.315409">
            <text:p>-0.315409</text:p>
          </table:table-cell>
        </table:table-row>
        <table:table-row table:style-name="ro1">
          <table:table-cell office:value-type="float" office:value="2.140027">
            <text:p>2.140027</text:p>
          </table:table-cell>
          <table:table-cell office:value-type="float" office:value="-1.86665">
            <text:p>-1.86665</text:p>
          </table:table-cell>
        </table:table-row>
        <table:table-row table:style-name="ro1">
          <table:table-cell office:value-type="float" office:value="2.145027">
            <text:p>2.145027</text:p>
          </table:table-cell>
          <table:table-cell office:value-type="float" office:value="0.33135">
            <text:p>0.33135</text:p>
          </table:table-cell>
        </table:table-row>
        <table:table-row table:style-name="ro1">
          <table:table-cell office:value-type="float" office:value="2.150027">
            <text:p>2.150027</text:p>
          </table:table-cell>
          <table:table-cell office:value-type="float" office:value="-0.221241">
            <text:p>-0.221241</text:p>
          </table:table-cell>
        </table:table-row>
        <table:table-row table:style-name="ro1">
          <table:table-cell office:value-type="float" office:value="2.155026">
            <text:p>2.155026</text:p>
          </table:table-cell>
          <table:table-cell office:value-type="float" office:value="0.165717">
            <text:p>0.165717</text:p>
          </table:table-cell>
        </table:table-row>
        <table:table-row table:style-name="ro1">
          <table:table-cell office:value-type="float" office:value="2.160026">
            <text:p>2.160026</text:p>
          </table:table-cell>
          <table:table-cell office:value-type="float" office:value="0.509965">
            <text:p>0.509965</text:p>
          </table:table-cell>
        </table:table-row>
        <table:table-row table:style-name="ro1">
          <table:table-cell office:value-type="float" office:value="2.165025">
            <text:p>2.165025</text:p>
          </table:table-cell>
          <table:table-cell office:value-type="float" office:value="-0.295735">
            <text:p>-0.295735</text:p>
          </table:table-cell>
        </table:table-row>
        <table:table-row table:style-name="ro1">
          <table:table-cell office:value-type="float" office:value="2.170025">
            <text:p>2.170025</text:p>
          </table:table-cell>
          <table:table-cell office:value-type="float" office:value="-0.690799">
            <text:p>-0.690799</text:p>
          </table:table-cell>
        </table:table-row>
        <table:table-row table:style-name="ro1">
          <table:table-cell office:value-type="float" office:value="2.175025">
            <text:p>2.175025</text:p>
          </table:table-cell>
          <table:table-cell office:value-type="float" office:value="-0.430535">
            <text:p>-0.430535</text:p>
          </table:table-cell>
        </table:table-row>
        <table:table-row table:style-name="ro1">
          <table:table-cell office:value-type="float" office:value="2.180024">
            <text:p>2.180024</text:p>
          </table:table-cell>
          <table:table-cell office:value-type="float" office:value="0.181883">
            <text:p>0.181883</text:p>
          </table:table-cell>
        </table:table-row>
        <table:table-row table:style-name="ro1">
          <table:table-cell office:value-type="float" office:value="2.185024">
            <text:p>2.185024</text:p>
          </table:table-cell>
          <table:table-cell office:value-type="float" office:value="0.462177">
            <text:p>0.462177</text:p>
          </table:table-cell>
        </table:table-row>
        <table:table-row table:style-name="ro1">
          <table:table-cell office:value-type="float" office:value="2.190024">
            <text:p>2.190024</text:p>
          </table:table-cell>
          <table:table-cell office:value-type="float" office:value="-0.069145">
            <text:p>-0.069145</text:p>
          </table:table-cell>
        </table:table-row>
        <table:table-row table:style-name="ro1">
          <table:table-cell office:value-type="float" office:value="2.195023">
            <text:p>2.195023</text:p>
          </table:table-cell>
          <table:table-cell office:value-type="float" office:value="0.299838">
            <text:p>0.299838</text:p>
          </table:table-cell>
        </table:table-row>
        <table:table-row table:style-name="ro1">
          <table:table-cell office:value-type="float" office:value="2.200023">
            <text:p>2.200023</text:p>
          </table:table-cell>
          <table:table-cell office:value-type="float" office:value="-0.54491">
            <text:p>-0.54491</text:p>
          </table:table-cell>
        </table:table-row>
        <table:table-row table:style-name="ro1">
          <table:table-cell office:value-type="float" office:value="2.205023">
            <text:p>2.205023</text:p>
          </table:table-cell>
          <table:table-cell office:value-type="float" office:value="0.068616">
            <text:p>0.068616</text:p>
          </table:table-cell>
        </table:table-row>
        <table:table-row table:style-name="ro1">
          <table:table-cell office:value-type="float" office:value="2.210022">
            <text:p>2.210022</text:p>
          </table:table-cell>
          <table:table-cell office:value-type="float" office:value="0.707794">
            <text:p>0.707794</text:p>
          </table:table-cell>
        </table:table-row>
        <table:table-row table:style-name="ro1">
          <table:table-cell office:value-type="float" office:value="2.215022">
            <text:p>2.215022</text:p>
          </table:table-cell>
          <table:table-cell office:value-type="float" office:value="1.247777">
            <text:p>1.247777</text:p>
          </table:table-cell>
        </table:table-row>
        <table:table-row table:style-name="ro1">
          <table:table-cell office:value-type="float" office:value="2.220021">
            <text:p>2.220021</text:p>
          </table:table-cell>
          <table:table-cell office:value-type="float" office:value="-0.287529">
            <text:p>-0.287529</text:p>
          </table:table-cell>
        </table:table-row>
        <table:table-row table:style-name="ro1">
          <table:table-cell office:value-type="float" office:value="2.225021">
            <text:p>2.225021</text:p>
          </table:table-cell>
          <table:table-cell office:value-type="float" office:value="-0.602712">
            <text:p>-0.602712</text:p>
          </table:table-cell>
        </table:table-row>
        <table:table-row table:style-name="ro1">
          <table:table-cell office:value-type="float" office:value="2.230021">
            <text:p>2.230021</text:p>
          </table:table-cell>
          <table:table-cell office:value-type="float" office:value="0.371807">
            <text:p>0.371807</text:p>
          </table:table-cell>
        </table:table-row>
        <table:table-row table:style-name="ro1">
          <table:table-cell office:value-type="float" office:value="2.23502">
            <text:p>2.23502</text:p>
          </table:table-cell>
          <table:table-cell office:value-type="float" office:value="-0.019543">
            <text:p>-0.019543</text:p>
          </table:table-cell>
        </table:table-row>
        <table:table-row table:style-name="ro1">
          <table:table-cell office:value-type="float" office:value="2.24002">
            <text:p>2.24002</text:p>
          </table:table-cell>
          <table:table-cell office:value-type="float" office:value="-0.023461">
            <text:p>-0.023461</text:p>
          </table:table-cell>
        </table:table-row>
        <table:table-row table:style-name="ro1">
          <table:table-cell office:value-type="float" office:value="2.24502">
            <text:p>2.24502</text:p>
          </table:table-cell>
          <table:table-cell office:value-type="float" office:value="-0.562198">
            <text:p>-0.562198</text:p>
          </table:table-cell>
        </table:table-row>
        <table:table-row table:style-name="ro1">
          <table:table-cell office:value-type="float" office:value="2.250019">
            <text:p>2.250019</text:p>
          </table:table-cell>
          <table:table-cell office:value-type="float" office:value="-0.704873">
            <text:p>-0.704873</text:p>
          </table:table-cell>
        </table:table-row>
        <table:table-row table:style-name="ro1">
          <table:table-cell office:value-type="float" office:value="2.255019">
            <text:p>2.255019</text:p>
          </table:table-cell>
          <table:table-cell office:value-type="float" office:value="-0.955322">
            <text:p>-0.955322</text:p>
          </table:table-cell>
        </table:table-row>
        <table:table-row table:style-name="ro1">
          <table:table-cell office:value-type="float" office:value="2.260019">
            <text:p>2.260019</text:p>
          </table:table-cell>
          <table:table-cell office:value-type="float" office:value="-1.357576">
            <text:p>-1.357576</text:p>
          </table:table-cell>
        </table:table-row>
        <table:table-row table:style-name="ro1">
          <table:table-cell office:value-type="float" office:value="2.265018">
            <text:p>2.265018</text:p>
          </table:table-cell>
          <table:table-cell office:value-type="float" office:value="-0.199588">
            <text:p>-0.199588</text:p>
          </table:table-cell>
        </table:table-row>
        <table:table-row table:style-name="ro1">
          <table:table-cell office:value-type="float" office:value="2.270018">
            <text:p>2.270018</text:p>
          </table:table-cell>
          <table:table-cell office:value-type="float" office:value="0.176763">
            <text:p>0.176763</text:p>
          </table:table-cell>
        </table:table-row>
        <table:table-row table:style-name="ro1">
          <table:table-cell office:value-type="float" office:value="2.275017">
            <text:p>2.275017</text:p>
          </table:table-cell>
          <table:table-cell office:value-type="float" office:value="0.303075">
            <text:p>0.303075</text:p>
          </table:table-cell>
        </table:table-row>
        <table:table-row table:style-name="ro1">
          <table:table-cell office:value-type="float" office:value="2.280017">
            <text:p>2.280017</text:p>
          </table:table-cell>
          <table:table-cell office:value-type="float" office:value="0.739507">
            <text:p>0.739507</text:p>
          </table:table-cell>
        </table:table-row>
        <table:table-row table:style-name="ro1">
          <table:table-cell office:value-type="float" office:value="2.285017">
            <text:p>2.285017</text:p>
          </table:table-cell>
          <table:table-cell office:value-type="float" office:value="-0.247746">
            <text:p>-0.247746</text:p>
          </table:table-cell>
        </table:table-row>
        <table:table-row table:style-name="ro1">
          <table:table-cell office:value-type="float" office:value="2.290016">
            <text:p>2.290016</text:p>
          </table:table-cell>
          <table:table-cell office:value-type="float" office:value="0.04376">
            <text:p>0.04376</text:p>
          </table:table-cell>
        </table:table-row>
        <table:table-row table:style-name="ro1">
          <table:table-cell office:value-type="float" office:value="2.295016">
            <text:p>2.295016</text:p>
          </table:table-cell>
          <table:table-cell office:value-type="float" office:value="-0.728518">
            <text:p>-0.728518</text:p>
          </table:table-cell>
        </table:table-row>
        <table:table-row table:style-name="ro1">
          <table:table-cell office:value-type="float" office:value="2.300016">
            <text:p>2.300016</text:p>
          </table:table-cell>
          <table:table-cell office:value-type="float" office:value="0.900239">
            <text:p>0.900239</text:p>
          </table:table-cell>
        </table:table-row>
        <table:table-row table:style-name="ro1">
          <table:table-cell office:value-type="float" office:value="2.305015">
            <text:p>2.305015</text:p>
          </table:table-cell>
          <table:table-cell office:value-type="float" office:value="0.051517">
            <text:p>0.051517</text:p>
          </table:table-cell>
        </table:table-row>
        <table:table-row table:style-name="ro1">
          <table:table-cell office:value-type="float" office:value="2.310015">
            <text:p>2.310015</text:p>
          </table:table-cell>
          <table:table-cell office:value-type="float" office:value="0.779375">
            <text:p>0.779375</text:p>
          </table:table-cell>
        </table:table-row>
        <table:table-row table:style-name="ro1">
          <table:table-cell office:value-type="float" office:value="2.315015">
            <text:p>2.315015</text:p>
          </table:table-cell>
          <table:table-cell office:value-type="float" office:value="0.354686">
            <text:p>0.354686</text:p>
          </table:table-cell>
        </table:table-row>
        <table:table-row table:style-name="ro1">
          <table:table-cell office:value-type="float" office:value="2.320014">
            <text:p>2.320014</text:p>
          </table:table-cell>
          <table:table-cell office:value-type="float" office:value="0.988186">
            <text:p>0.988186</text:p>
          </table:table-cell>
        </table:table-row>
        <table:table-row table:style-name="ro1">
          <table:table-cell office:value-type="float" office:value="2.325014">
            <text:p>2.325014</text:p>
          </table:table-cell>
          <table:table-cell office:value-type="float" office:value="0.171695">
            <text:p>0.171695</text:p>
          </table:table-cell>
        </table:table-row>
        <table:table-row table:style-name="ro1">
          <table:table-cell office:value-type="float" office:value="2.330014">
            <text:p>2.330014</text:p>
          </table:table-cell>
          <table:table-cell office:value-type="float" office:value="-0.085895">
            <text:p>-0.085895</text:p>
          </table:table-cell>
        </table:table-row>
        <table:table-row table:style-name="ro1">
          <table:table-cell office:value-type="float" office:value="2.335013">
            <text:p>2.335013</text:p>
          </table:table-cell>
          <table:table-cell office:value-type="float" office:value="-0.164406">
            <text:p>-0.164406</text:p>
          </table:table-cell>
        </table:table-row>
        <table:table-row table:style-name="ro1">
          <table:table-cell office:value-type="float" office:value="2.340013">
            <text:p>2.340013</text:p>
          </table:table-cell>
          <table:table-cell office:value-type="float" office:value="-0.507321">
            <text:p>-0.507321</text:p>
          </table:table-cell>
        </table:table-row>
        <table:table-row table:style-name="ro1">
          <table:table-cell office:value-type="float" office:value="2.345012">
            <text:p>2.345012</text:p>
          </table:table-cell>
          <table:table-cell office:value-type="float" office:value="0.11662">
            <text:p>0.11662</text:p>
          </table:table-cell>
        </table:table-row>
        <table:table-row table:style-name="ro1">
          <table:table-cell office:value-type="float" office:value="2.350012">
            <text:p>2.350012</text:p>
          </table:table-cell>
          <table:table-cell office:value-type="float" office:value="0.696974">
            <text:p>0.696974</text:p>
          </table:table-cell>
        </table:table-row>
        <table:table-row table:style-name="ro1">
          <table:table-cell office:value-type="float" office:value="2.355012">
            <text:p>2.355012</text:p>
          </table:table-cell>
          <table:table-cell office:value-type="float" office:value="-0.419908">
            <text:p>-0.419908</text:p>
          </table:table-cell>
        </table:table-row>
        <table:table-row table:style-name="ro1">
          <table:table-cell office:value-type="float" office:value="2.360011">
            <text:p>2.360011</text:p>
          </table:table-cell>
          <table:table-cell office:value-type="float" office:value="0.265517">
            <text:p>0.265517</text:p>
          </table:table-cell>
        </table:table-row>
        <table:table-row table:style-name="ro1">
          <table:table-cell office:value-type="float" office:value="2.365011">
            <text:p>2.365011</text:p>
          </table:table-cell>
          <table:table-cell office:value-type="float" office:value="-0.787194">
            <text:p>-0.787194</text:p>
          </table:table-cell>
        </table:table-row>
        <table:table-row table:style-name="ro1">
          <table:table-cell office:value-type="float" office:value="2.370011">
            <text:p>2.370011</text:p>
          </table:table-cell>
          <table:table-cell office:value-type="float" office:value="0.675415">
            <text:p>0.675415</text:p>
          </table:table-cell>
        </table:table-row>
        <table:table-row table:style-name="ro1">
          <table:table-cell office:value-type="float" office:value="2.37501">
            <text:p>2.37501</text:p>
          </table:table-cell>
          <table:table-cell office:value-type="float" office:value="0.173533">
            <text:p>0.173533</text:p>
          </table:table-cell>
        </table:table-row>
        <table:table-row table:style-name="ro1">
          <table:table-cell office:value-type="float" office:value="2.38001">
            <text:p>2.38001</text:p>
          </table:table-cell>
          <table:table-cell office:value-type="float" office:value="-0.101423">
            <text:p>-0.101423</text:p>
          </table:table-cell>
        </table:table-row>
        <table:table-row table:style-name="ro1">
          <table:table-cell office:value-type="float" office:value="2.38501">
            <text:p>2.38501</text:p>
          </table:table-cell>
          <table:table-cell office:value-type="float" office:value="-1.265176">
            <text:p>-1.265176</text:p>
          </table:table-cell>
        </table:table-row>
        <table:table-row table:style-name="ro1">
          <table:table-cell office:value-type="float" office:value="2.390009">
            <text:p>2.390009</text:p>
          </table:table-cell>
          <table:table-cell office:value-type="float" office:value="-0.395715">
            <text:p>-0.395715</text:p>
          </table:table-cell>
        </table:table-row>
        <table:table-row table:style-name="ro1">
          <table:table-cell office:value-type="float" office:value="2.395009">
            <text:p>2.395009</text:p>
          </table:table-cell>
          <table:table-cell office:value-type="float" office:value="0.003458">
            <text:p>0.003458</text:p>
          </table:table-cell>
        </table:table-row>
        <table:table-row table:style-name="ro1">
          <table:table-cell office:value-type="float" office:value="2.400008">
            <text:p>2.400008</text:p>
          </table:table-cell>
          <table:table-cell office:value-type="float" office:value="0.092873">
            <text:p>0.092873</text:p>
          </table:table-cell>
        </table:table-row>
        <table:table-row table:style-name="ro1">
          <table:table-cell office:value-type="float" office:value="2.405008">
            <text:p>2.405008</text:p>
          </table:table-cell>
          <table:table-cell office:value-type="float" office:value="-0.0577">
            <text:p>-0.0577</text:p>
          </table:table-cell>
        </table:table-row>
        <table:table-row table:style-name="ro1">
          <table:table-cell office:value-type="float" office:value="2.410008">
            <text:p>2.410008</text:p>
          </table:table-cell>
          <table:table-cell office:value-type="float" office:value="-0.287315">
            <text:p>-0.287315</text:p>
          </table:table-cell>
        </table:table-row>
        <table:table-row table:style-name="ro1">
          <table:table-cell office:value-type="float" office:value="2.415007">
            <text:p>2.415007</text:p>
          </table:table-cell>
          <table:table-cell office:value-type="float" office:value="-0.118975">
            <text:p>-0.118975</text:p>
          </table:table-cell>
        </table:table-row>
        <table:table-row table:style-name="ro1">
          <table:table-cell office:value-type="float" office:value="2.420007">
            <text:p>2.420007</text:p>
          </table:table-cell>
          <table:table-cell office:value-type="float" office:value="0.540973">
            <text:p>0.540973</text:p>
          </table:table-cell>
        </table:table-row>
        <table:table-row table:style-name="ro1">
          <table:table-cell office:value-type="float" office:value="2.425007">
            <text:p>2.425007</text:p>
          </table:table-cell>
          <table:table-cell office:value-type="float" office:value="0.322664">
            <text:p>0.322664</text:p>
          </table:table-cell>
        </table:table-row>
        <table:table-row table:style-name="ro1">
          <table:table-cell office:value-type="float" office:value="2.430006">
            <text:p>2.430006</text:p>
          </table:table-cell>
          <table:table-cell office:value-type="float" office:value="0.589828">
            <text:p>0.589828</text:p>
          </table:table-cell>
        </table:table-row>
        <table:table-row table:style-name="ro1">
          <table:table-cell office:value-type="float" office:value="2.435006">
            <text:p>2.435006</text:p>
          </table:table-cell>
          <table:table-cell office:value-type="float" office:value="-0.383316">
            <text:p>-0.383316</text:p>
          </table:table-cell>
        </table:table-row>
        <table:table-row table:style-name="ro1">
          <table:table-cell office:value-type="float" office:value="2.440006">
            <text:p>2.440006</text:p>
          </table:table-cell>
          <table:table-cell office:value-type="float" office:value="-0.17533">
            <text:p>-0.17533</text:p>
          </table:table-cell>
        </table:table-row>
        <table:table-row table:style-name="ro1">
          <table:table-cell office:value-type="float" office:value="2.445005">
            <text:p>2.445005</text:p>
          </table:table-cell>
          <table:table-cell office:value-type="float" office:value="0.205771">
            <text:p>0.205771</text:p>
          </table:table-cell>
        </table:table-row>
        <table:table-row table:style-name="ro1">
          <table:table-cell office:value-type="float" office:value="2.450005">
            <text:p>2.450005</text:p>
          </table:table-cell>
          <table:table-cell office:value-type="float" office:value="-0.082499">
            <text:p>-0.082499</text:p>
          </table:table-cell>
        </table:table-row>
        <table:table-row table:style-name="ro1">
          <table:table-cell office:value-type="float" office:value="2.455004">
            <text:p>2.455004</text:p>
          </table:table-cell>
          <table:table-cell office:value-type="float" office:value="0.673178">
            <text:p>0.673178</text:p>
          </table:table-cell>
        </table:table-row>
        <table:table-row table:style-name="ro1">
          <table:table-cell office:value-type="float" office:value="2.460004">
            <text:p>2.460004</text:p>
          </table:table-cell>
          <table:table-cell office:value-type="float" office:value="0.431775">
            <text:p>0.431775</text:p>
          </table:table-cell>
        </table:table-row>
        <table:table-row table:style-name="ro1">
          <table:table-cell office:value-type="float" office:value="2.465004">
            <text:p>2.465004</text:p>
          </table:table-cell>
          <table:table-cell office:value-type="float" office:value="-0.904469">
            <text:p>-0.904469</text:p>
          </table:table-cell>
        </table:table-row>
        <table:table-row table:style-name="ro1">
          <table:table-cell office:value-type="float" office:value="2.470003">
            <text:p>2.470003</text:p>
          </table:table-cell>
          <table:table-cell office:value-type="float" office:value="-0.629469">
            <text:p>-0.629469</text:p>
          </table:table-cell>
        </table:table-row>
        <table:table-row table:style-name="ro1">
          <table:table-cell office:value-type="float" office:value="2.475003">
            <text:p>2.475003</text:p>
          </table:table-cell>
          <table:table-cell office:value-type="float" office:value="-0.39437">
            <text:p>-0.39437</text:p>
          </table:table-cell>
        </table:table-row>
        <table:table-row table:style-name="ro1">
          <table:table-cell office:value-type="float" office:value="2.480003">
            <text:p>2.480003</text:p>
          </table:table-cell>
          <table:table-cell office:value-type="float" office:value="0.228459">
            <text:p>0.228459</text:p>
          </table:table-cell>
        </table:table-row>
        <table:table-row table:style-name="ro1">
          <table:table-cell office:value-type="float" office:value="2.485002">
            <text:p>2.485002</text:p>
          </table:table-cell>
          <table:table-cell office:value-type="float" office:value="0.116641">
            <text:p>0.116641</text:p>
          </table:table-cell>
        </table:table-row>
        <table:table-row table:style-name="ro1">
          <table:table-cell office:value-type="float" office:value="2.490002">
            <text:p>2.490002</text:p>
          </table:table-cell>
          <table:table-cell office:value-type="float" office:value="-0.898843">
            <text:p>-0.898843</text:p>
          </table:table-cell>
        </table:table-row>
        <table:table-row table:style-name="ro1">
          <table:table-cell office:value-type="float" office:value="2.495002">
            <text:p>2.495002</text:p>
          </table:table-cell>
          <table:table-cell office:value-type="float" office:value="-0.197013">
            <text:p>-0.197013</text:p>
          </table:table-cell>
        </table:table-row>
        <table:table-row table:style-name="ro1">
          <table:table-cell office:value-type="float" office:value="2.500001">
            <text:p>2.500001</text:p>
          </table:table-cell>
          <table:table-cell office:value-type="float" office:value="0.059841">
            <text:p>0.059841</text:p>
          </table:table-cell>
        </table:table-row>
        <table:table-row table:style-name="ro1">
          <table:table-cell office:value-type="float" office:value="2.505001">
            <text:p>2.505001</text:p>
          </table:table-cell>
          <table:table-cell office:value-type="float" office:value="0.284818">
            <text:p>0.284818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-0.003135">
            <text:p>-0.003135</text:p>
          </table:table-cell>
        </table:table-row>
        <table:table-row table:style-name="ro1">
          <table:table-cell office:value-type="float" office:value="2.515">
            <text:p>2.515</text:p>
          </table:table-cell>
          <table:table-cell office:value-type="float" office:value="-0.391091">
            <text:p>-0.391091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0.006978">
            <text:p>-0.006978</text:p>
          </table:table-cell>
        </table:table-row>
        <table:table-row table:style-name="ro1">
          <table:table-cell office:value-type="float" office:value="2.524999">
            <text:p>2.524999</text:p>
          </table:table-cell>
          <table:table-cell office:value-type="float" office:value="-0.46519">
            <text:p>-0.46519</text:p>
          </table:table-cell>
        </table:table-row>
        <table:table-row table:style-name="ro1">
          <table:table-cell office:value-type="float" office:value="2.529999">
            <text:p>2.529999</text:p>
          </table:table-cell>
          <table:table-cell office:value-type="float" office:value="0.242841">
            <text:p>0.242841</text:p>
          </table:table-cell>
        </table:table-row>
        <table:table-row table:style-name="ro1">
          <table:table-cell office:value-type="float" office:value="2.534999">
            <text:p>2.534999</text:p>
          </table:table-cell>
          <table:table-cell office:value-type="float" office:value="-0.61492">
            <text:p>-0.61492</text:p>
          </table:table-cell>
        </table:table-row>
        <table:table-row table:style-name="ro1">
          <table:table-cell office:value-type="float" office:value="2.539998">
            <text:p>2.539998</text:p>
          </table:table-cell>
          <table:table-cell office:value-type="float" office:value="0.1125">
            <text:p>0.1125</text:p>
          </table:table-cell>
        </table:table-row>
        <table:table-row table:style-name="ro1">
          <table:table-cell office:value-type="float" office:value="2.544998">
            <text:p>2.544998</text:p>
          </table:table-cell>
          <table:table-cell office:value-type="float" office:value="0.099263">
            <text:p>0.099263</text:p>
          </table:table-cell>
        </table:table-row>
        <table:table-row table:style-name="ro1">
          <table:table-cell office:value-type="float" office:value="2.549998">
            <text:p>2.549998</text:p>
          </table:table-cell>
          <table:table-cell office:value-type="float" office:value="-0.264324">
            <text:p>-0.264324</text:p>
          </table:table-cell>
        </table:table-row>
        <table:table-row table:style-name="ro1">
          <table:table-cell office:value-type="float" office:value="2.554997">
            <text:p>2.554997</text:p>
          </table:table-cell>
          <table:table-cell office:value-type="float" office:value="-0.300817">
            <text:p>-0.300817</text:p>
          </table:table-cell>
        </table:table-row>
        <table:table-row table:style-name="ro1">
          <table:table-cell office:value-type="float" office:value="2.559997">
            <text:p>2.559997</text:p>
          </table:table-cell>
          <table:table-cell office:value-type="float" office:value="-0.137273">
            <text:p>-0.137273</text:p>
          </table:table-cell>
        </table:table-row>
        <table:table-row table:style-name="ro1">
          <table:table-cell office:value-type="float" office:value="2.564996">
            <text:p>2.564996</text:p>
          </table:table-cell>
          <table:table-cell office:value-type="float" office:value="-0.12731">
            <text:p>-0.12731</text:p>
          </table:table-cell>
        </table:table-row>
        <table:table-row table:style-name="ro1">
          <table:table-cell office:value-type="float" office:value="2.569996">
            <text:p>2.569996</text:p>
          </table:table-cell>
          <table:table-cell office:value-type="float" office:value="-0.962657">
            <text:p>-0.962657</text:p>
          </table:table-cell>
        </table:table-row>
        <table:table-row table:style-name="ro1">
          <table:table-cell office:value-type="float" office:value="2.574996">
            <text:p>2.574996</text:p>
          </table:table-cell>
          <table:table-cell office:value-type="float" office:value="0.126443">
            <text:p>0.126443</text:p>
          </table:table-cell>
        </table:table-row>
        <table:table-row table:style-name="ro1">
          <table:table-cell office:value-type="float" office:value="2.579995">
            <text:p>2.579995</text:p>
          </table:table-cell>
          <table:table-cell office:value-type="float" office:value="-0.300817">
            <text:p>-0.300817</text:p>
          </table:table-cell>
        </table:table-row>
        <table:table-row table:style-name="ro1">
          <table:table-cell office:value-type="float" office:value="2.584995">
            <text:p>2.584995</text:p>
          </table:table-cell>
          <table:table-cell office:value-type="float" office:value="0.288706">
            <text:p>0.288706</text:p>
          </table:table-cell>
        </table:table-row>
        <table:table-row table:style-name="ro1">
          <table:table-cell office:value-type="float" office:value="2.589995">
            <text:p>2.589995</text:p>
          </table:table-cell>
          <table:table-cell office:value-type="float" office:value="0.43329">
            <text:p>0.43329</text:p>
          </table:table-cell>
        </table:table-row>
        <table:table-row table:style-name="ro1">
          <table:table-cell office:value-type="float" office:value="2.594994">
            <text:p>2.594994</text:p>
          </table:table-cell>
          <table:table-cell office:value-type="float" office:value="-0.838868">
            <text:p>-0.838868</text:p>
          </table:table-cell>
        </table:table-row>
        <table:table-row table:style-name="ro1">
          <table:table-cell office:value-type="float" office:value="2.599994">
            <text:p>2.599994</text:p>
          </table:table-cell>
          <table:table-cell office:value-type="float" office:value="0.49653">
            <text:p>0.49653</text:p>
          </table:table-cell>
        </table:table-row>
        <table:table-row table:style-name="ro1">
          <table:table-cell office:value-type="float" office:value="2.604994">
            <text:p>2.604994</text:p>
          </table:table-cell>
          <table:table-cell office:value-type="float" office:value="0.741301">
            <text:p>0.741301</text:p>
          </table:table-cell>
        </table:table-row>
        <table:table-row table:style-name="ro1">
          <table:table-cell office:value-type="float" office:value="2.609993">
            <text:p>2.609993</text:p>
          </table:table-cell>
          <table:table-cell office:value-type="float" office:value="0.49993">
            <text:p>0.49993</text:p>
          </table:table-cell>
        </table:table-row>
        <table:table-row table:style-name="ro1">
          <table:table-cell office:value-type="float" office:value="2.614993">
            <text:p>2.614993</text:p>
          </table:table-cell>
          <table:table-cell office:value-type="float" office:value="1.248068">
            <text:p>1.248068</text:p>
          </table:table-cell>
        </table:table-row>
        <table:table-row table:style-name="ro1">
          <table:table-cell office:value-type="float" office:value="2.619992">
            <text:p>2.619992</text:p>
          </table:table-cell>
          <table:table-cell office:value-type="float" office:value="-0.165188">
            <text:p>-0.165188</text:p>
          </table:table-cell>
        </table:table-row>
        <table:table-row table:style-name="ro1">
          <table:table-cell office:value-type="float" office:value="2.624992">
            <text:p>2.624992</text:p>
          </table:table-cell>
          <table:table-cell office:value-type="float" office:value="0.813898">
            <text:p>0.813898</text:p>
          </table:table-cell>
        </table:table-row>
        <table:table-row table:style-name="ro1">
          <table:table-cell office:value-type="float" office:value="2.629992">
            <text:p>2.629992</text:p>
          </table:table-cell>
          <table:table-cell office:value-type="float" office:value="-0.373788">
            <text:p>-0.373788</text:p>
          </table:table-cell>
        </table:table-row>
        <table:table-row table:style-name="ro1">
          <table:table-cell office:value-type="float" office:value="2.634991">
            <text:p>2.634991</text:p>
          </table:table-cell>
          <table:table-cell office:value-type="float" office:value="-0.578406">
            <text:p>-0.578406</text:p>
          </table:table-cell>
        </table:table-row>
        <table:table-row table:style-name="ro1">
          <table:table-cell office:value-type="float" office:value="2.639991">
            <text:p>2.639991</text:p>
          </table:table-cell>
          <table:table-cell office:value-type="float" office:value="0.857806">
            <text:p>0.857806</text:p>
          </table:table-cell>
        </table:table-row>
        <table:table-row table:style-name="ro1">
          <table:table-cell office:value-type="float" office:value="2.644991">
            <text:p>2.644991</text:p>
          </table:table-cell>
          <table:table-cell office:value-type="float" office:value="0.622515">
            <text:p>0.622515</text:p>
          </table:table-cell>
        </table:table-row>
        <table:table-row table:style-name="ro1">
          <table:table-cell office:value-type="float" office:value="2.64999">
            <text:p>2.64999</text:p>
          </table:table-cell>
          <table:table-cell office:value-type="float" office:value="-0.00107">
            <text:p>-0.00107</text:p>
          </table:table-cell>
        </table:table-row>
        <table:table-row table:style-name="ro1">
          <table:table-cell office:value-type="float" office:value="2.65499">
            <text:p>2.65499</text:p>
          </table:table-cell>
          <table:table-cell office:value-type="float" office:value="-0.201444">
            <text:p>-0.201444</text:p>
          </table:table-cell>
        </table:table-row>
        <table:table-row table:style-name="ro1">
          <table:table-cell office:value-type="float" office:value="2.65999">
            <text:p>2.65999</text:p>
          </table:table-cell>
          <table:table-cell office:value-type="float" office:value="0.368512">
            <text:p>0.368512</text:p>
          </table:table-cell>
        </table:table-row>
        <table:table-row table:style-name="ro1">
          <table:table-cell office:value-type="float" office:value="2.664989">
            <text:p>2.664989</text:p>
          </table:table-cell>
          <table:table-cell office:value-type="float" office:value="0.287417">
            <text:p>0.287417</text:p>
          </table:table-cell>
        </table:table-row>
        <table:table-row table:style-name="ro1">
          <table:table-cell office:value-type="float" office:value="2.669989">
            <text:p>2.669989</text:p>
          </table:table-cell>
          <table:table-cell office:value-type="float" office:value="-0.121837">
            <text:p>-0.121837</text:p>
          </table:table-cell>
        </table:table-row>
        <table:table-row table:style-name="ro1">
          <table:table-cell office:value-type="float" office:value="2.674989">
            <text:p>2.674989</text:p>
          </table:table-cell>
          <table:table-cell office:value-type="float" office:value="0.722894">
            <text:p>0.722894</text:p>
          </table:table-cell>
        </table:table-row>
        <table:table-row table:style-name="ro1">
          <table:table-cell office:value-type="float" office:value="2.679988">
            <text:p>2.679988</text:p>
          </table:table-cell>
          <table:table-cell office:value-type="float" office:value="-0.726212">
            <text:p>-0.726212</text:p>
          </table:table-cell>
        </table:table-row>
        <table:table-row table:style-name="ro1">
          <table:table-cell office:value-type="float" office:value="2.684988">
            <text:p>2.684988</text:p>
          </table:table-cell>
          <table:table-cell office:value-type="float" office:value="-0.664169">
            <text:p>-0.664169</text:p>
          </table:table-cell>
        </table:table-row>
        <table:table-row table:style-name="ro1">
          <table:table-cell office:value-type="float" office:value="2.689987">
            <text:p>2.689987</text:p>
          </table:table-cell>
          <table:table-cell office:value-type="float" office:value="0.293902">
            <text:p>0.293902</text:p>
          </table:table-cell>
        </table:table-row>
        <table:table-row table:style-name="ro1">
          <table:table-cell office:value-type="float" office:value="2.694987">
            <text:p>2.694987</text:p>
          </table:table-cell>
          <table:table-cell office:value-type="float" office:value="-0.578977">
            <text:p>-0.578977</text:p>
          </table:table-cell>
        </table:table-row>
        <table:table-row table:style-name="ro1">
          <table:table-cell office:value-type="float" office:value="2.699987">
            <text:p>2.699987</text:p>
          </table:table-cell>
          <table:table-cell office:value-type="float" office:value="-0.025866">
            <text:p>-0.025866</text:p>
          </table:table-cell>
        </table:table-row>
        <table:table-row table:style-name="ro1">
          <table:table-cell office:value-type="float" office:value="2.704986">
            <text:p>2.704986</text:p>
          </table:table-cell>
          <table:table-cell office:value-type="float" office:value="-0.574992">
            <text:p>-0.574992</text:p>
          </table:table-cell>
        </table:table-row>
        <table:table-row table:style-name="ro1">
          <table:table-cell office:value-type="float" office:value="2.709986">
            <text:p>2.709986</text:p>
          </table:table-cell>
          <table:table-cell office:value-type="float" office:value="0.277676">
            <text:p>0.277676</text:p>
          </table:table-cell>
        </table:table-row>
        <table:table-row table:style-name="ro1">
          <table:table-cell office:value-type="float" office:value="2.714986">
            <text:p>2.714986</text:p>
          </table:table-cell>
          <table:table-cell office:value-type="float" office:value="-0.754883">
            <text:p>-0.754883</text:p>
          </table:table-cell>
        </table:table-row>
        <table:table-row table:style-name="ro1">
          <table:table-cell office:value-type="float" office:value="2.719985">
            <text:p>2.719985</text:p>
          </table:table-cell>
          <table:table-cell office:value-type="float" office:value="0.433861">
            <text:p>0.433861</text:p>
          </table:table-cell>
        </table:table-row>
        <table:table-row table:style-name="ro1">
          <table:table-cell office:value-type="float" office:value="2.724985">
            <text:p>2.724985</text:p>
          </table:table-cell>
          <table:table-cell office:value-type="float" office:value="-0.33444">
            <text:p>-0.33444</text:p>
          </table:table-cell>
        </table:table-row>
        <table:table-row table:style-name="ro1">
          <table:table-cell office:value-type="float" office:value="2.729985">
            <text:p>2.729985</text:p>
          </table:table-cell>
          <table:table-cell office:value-type="float" office:value="0.615107">
            <text:p>0.615107</text:p>
          </table:table-cell>
        </table:table-row>
        <table:table-row table:style-name="ro1">
          <table:table-cell office:value-type="float" office:value="2.734984">
            <text:p>2.734984</text:p>
          </table:table-cell>
          <table:table-cell office:value-type="float" office:value="0.437554">
            <text:p>0.437554</text:p>
          </table:table-cell>
        </table:table-row>
        <table:table-row table:style-name="ro1">
          <table:table-cell office:value-type="float" office:value="2.739984">
            <text:p>2.739984</text:p>
          </table:table-cell>
          <table:table-cell office:value-type="float" office:value="-0.063429">
            <text:p>-0.063429</text:p>
          </table:table-cell>
        </table:table-row>
        <table:table-row table:style-name="ro1">
          <table:table-cell office:value-type="float" office:value="2.744983">
            <text:p>2.744983</text:p>
          </table:table-cell>
          <table:table-cell office:value-type="float" office:value="-0.544199">
            <text:p>-0.544199</text:p>
          </table:table-cell>
        </table:table-row>
        <table:table-row table:style-name="ro1">
          <table:table-cell office:value-type="float" office:value="2.749983">
            <text:p>2.749983</text:p>
          </table:table-cell>
          <table:table-cell office:value-type="float" office:value="-0.044082">
            <text:p>-0.044082</text:p>
          </table:table-cell>
        </table:table-row>
        <table:table-row table:style-name="ro1">
          <table:table-cell office:value-type="float" office:value="2.754983">
            <text:p>2.754983</text:p>
          </table:table-cell>
          <table:table-cell office:value-type="float" office:value="0.437581">
            <text:p>0.437581</text:p>
          </table:table-cell>
        </table:table-row>
        <table:table-row table:style-name="ro1">
          <table:table-cell office:value-type="float" office:value="2.759982">
            <text:p>2.759982</text:p>
          </table:table-cell>
          <table:table-cell office:value-type="float" office:value="-0.559101">
            <text:p>-0.559101</text:p>
          </table:table-cell>
        </table:table-row>
        <table:table-row table:style-name="ro1">
          <table:table-cell office:value-type="float" office:value="2.764982">
            <text:p>2.764982</text:p>
          </table:table-cell>
          <table:table-cell office:value-type="float" office:value="0.054327">
            <text:p>0.054327</text:p>
          </table:table-cell>
        </table:table-row>
        <table:table-row table:style-name="ro1">
          <table:table-cell office:value-type="float" office:value="2.769982">
            <text:p>2.769982</text:p>
          </table:table-cell>
          <table:table-cell office:value-type="float" office:value="0.227833">
            <text:p>0.227833</text:p>
          </table:table-cell>
        </table:table-row>
        <table:table-row table:style-name="ro1">
          <table:table-cell office:value-type="float" office:value="2.774981">
            <text:p>2.774981</text:p>
          </table:table-cell>
          <table:table-cell office:value-type="float" office:value="0.278371">
            <text:p>0.278371</text:p>
          </table:table-cell>
        </table:table-row>
        <table:table-row table:style-name="ro1">
          <table:table-cell office:value-type="float" office:value="2.779981">
            <text:p>2.779981</text:p>
          </table:table-cell>
          <table:table-cell office:value-type="float" office:value="0.637923">
            <text:p>0.637923</text:p>
          </table:table-cell>
        </table:table-row>
        <table:table-row table:style-name="ro1">
          <table:table-cell office:value-type="float" office:value="2.784981">
            <text:p>2.784981</text:p>
          </table:table-cell>
          <table:table-cell office:value-type="float" office:value="0.497392">
            <text:p>0.497392</text:p>
          </table:table-cell>
        </table:table-row>
        <table:table-row table:style-name="ro1">
          <table:table-cell office:value-type="float" office:value="2.78998">
            <text:p>2.78998</text:p>
          </table:table-cell>
          <table:table-cell office:value-type="float" office:value="-0.204359">
            <text:p>-0.204359</text:p>
          </table:table-cell>
        </table:table-row>
        <table:table-row table:style-name="ro1">
          <table:table-cell office:value-type="float" office:value="2.79498">
            <text:p>2.79498</text:p>
          </table:table-cell>
          <table:table-cell office:value-type="float" office:value="-0.115238">
            <text:p>-0.115238</text:p>
          </table:table-cell>
        </table:table-row>
        <table:table-row table:style-name="ro1">
          <table:table-cell office:value-type="float" office:value="2.799979">
            <text:p>2.799979</text:p>
          </table:table-cell>
          <table:table-cell office:value-type="float" office:value="0.025842">
            <text:p>0.025842</text:p>
          </table:table-cell>
        </table:table-row>
        <table:table-row table:style-name="ro1">
          <table:table-cell office:value-type="float" office:value="2.804979">
            <text:p>2.804979</text:p>
          </table:table-cell>
          <table:table-cell office:value-type="float" office:value="-0.188694">
            <text:p>-0.188694</text:p>
          </table:table-cell>
        </table:table-row>
        <table:table-row table:style-name="ro1">
          <table:table-cell office:value-type="float" office:value="2.809979">
            <text:p>2.809979</text:p>
          </table:table-cell>
          <table:table-cell office:value-type="float" office:value="-0.381975">
            <text:p>-0.381975</text:p>
          </table:table-cell>
        </table:table-row>
        <table:table-row table:style-name="ro1">
          <table:table-cell office:value-type="float" office:value="2.814978">
            <text:p>2.814978</text:p>
          </table:table-cell>
          <table:table-cell office:value-type="float" office:value="0.052867">
            <text:p>0.052867</text:p>
          </table:table-cell>
        </table:table-row>
        <table:table-row table:style-name="ro1">
          <table:table-cell office:value-type="float" office:value="2.819978">
            <text:p>2.819978</text:p>
          </table:table-cell>
          <table:table-cell office:value-type="float" office:value="0.148591">
            <text:p>0.148591</text:p>
          </table:table-cell>
        </table:table-row>
        <table:table-row table:style-name="ro1">
          <table:table-cell office:value-type="float" office:value="2.824978">
            <text:p>2.824978</text:p>
          </table:table-cell>
          <table:table-cell office:value-type="float" office:value="-0.50261">
            <text:p>-0.50261</text:p>
          </table:table-cell>
        </table:table-row>
        <table:table-row table:style-name="ro1">
          <table:table-cell office:value-type="float" office:value="2.829977">
            <text:p>2.829977</text:p>
          </table:table-cell>
          <table:table-cell office:value-type="float" office:value="0.751683">
            <text:p>0.751683</text:p>
          </table:table-cell>
        </table:table-row>
        <table:table-row table:style-name="ro1">
          <table:table-cell office:value-type="float" office:value="2.834977">
            <text:p>2.834977</text:p>
          </table:table-cell>
          <table:table-cell office:value-type="float" office:value="0.249964">
            <text:p>0.249964</text:p>
          </table:table-cell>
        </table:table-row>
        <table:table-row table:style-name="ro1">
          <table:table-cell office:value-type="float" office:value="2.839977">
            <text:p>2.839977</text:p>
          </table:table-cell>
          <table:table-cell office:value-type="float" office:value="0.560774">
            <text:p>0.560774</text:p>
          </table:table-cell>
        </table:table-row>
        <table:table-row table:style-name="ro1">
          <table:table-cell office:value-type="float" office:value="2.844976">
            <text:p>2.844976</text:p>
          </table:table-cell>
          <table:table-cell office:value-type="float" office:value="0.812564">
            <text:p>0.812564</text:p>
          </table:table-cell>
        </table:table-row>
        <table:table-row table:style-name="ro1">
          <table:table-cell office:value-type="float" office:value="2.849976">
            <text:p>2.849976</text:p>
          </table:table-cell>
          <table:table-cell office:value-type="float" office:value="-0.442035">
            <text:p>-0.442035</text:p>
          </table:table-cell>
        </table:table-row>
        <table:table-row table:style-name="ro1">
          <table:table-cell office:value-type="float" office:value="2.854975">
            <text:p>2.854975</text:p>
          </table:table-cell>
          <table:table-cell office:value-type="float" office:value="-0.138502">
            <text:p>-0.138502</text:p>
          </table:table-cell>
        </table:table-row>
        <table:table-row table:style-name="ro1">
          <table:table-cell office:value-type="float" office:value="2.859975">
            <text:p>2.859975</text:p>
          </table:table-cell>
          <table:table-cell office:value-type="float" office:value="-0.046458">
            <text:p>-0.046458</text:p>
          </table:table-cell>
        </table:table-row>
        <table:table-row table:style-name="ro1">
          <table:table-cell office:value-type="float" office:value="2.864975">
            <text:p>2.864975</text:p>
          </table:table-cell>
          <table:table-cell office:value-type="float" office:value="-0.924604">
            <text:p>-0.924604</text:p>
          </table:table-cell>
        </table:table-row>
        <table:table-row table:style-name="ro1">
          <table:table-cell office:value-type="float" office:value="2.869974">
            <text:p>2.869974</text:p>
          </table:table-cell>
          <table:table-cell office:value-type="float" office:value="0.713368">
            <text:p>0.713368</text:p>
          </table:table-cell>
        </table:table-row>
        <table:table-row table:style-name="ro1">
          <table:table-cell office:value-type="float" office:value="2.874974">
            <text:p>2.874974</text:p>
          </table:table-cell>
          <table:table-cell office:value-type="float" office:value="-0.485266">
            <text:p>-0.485266</text:p>
          </table:table-cell>
        </table:table-row>
        <table:table-row table:style-name="ro1">
          <table:table-cell office:value-type="float" office:value="2.879974">
            <text:p>2.879974</text:p>
          </table:table-cell>
          <table:table-cell office:value-type="float" office:value="0.162375">
            <text:p>0.162375</text:p>
          </table:table-cell>
        </table:table-row>
        <table:table-row table:style-name="ro1">
          <table:table-cell office:value-type="float" office:value="2.884973">
            <text:p>2.884973</text:p>
          </table:table-cell>
          <table:table-cell office:value-type="float" office:value="0.331591">
            <text:p>0.331591</text:p>
          </table:table-cell>
        </table:table-row>
        <table:table-row table:style-name="ro1">
          <table:table-cell office:value-type="float" office:value="2.889973">
            <text:p>2.889973</text:p>
          </table:table-cell>
          <table:table-cell office:value-type="float" office:value="-0.282678">
            <text:p>-0.282678</text:p>
          </table:table-cell>
        </table:table-row>
        <table:table-row table:style-name="ro1">
          <table:table-cell office:value-type="float" office:value="2.894973">
            <text:p>2.894973</text:p>
          </table:table-cell>
          <table:table-cell office:value-type="float" office:value="-0.188028">
            <text:p>-0.188028</text:p>
          </table:table-cell>
        </table:table-row>
        <table:table-row table:style-name="ro1">
          <table:table-cell office:value-type="float" office:value="2.899972">
            <text:p>2.899972</text:p>
          </table:table-cell>
          <table:table-cell office:value-type="float" office:value="0.554466">
            <text:p>0.554466</text:p>
          </table:table-cell>
        </table:table-row>
        <table:table-row table:style-name="ro1">
          <table:table-cell office:value-type="float" office:value="2.904972">
            <text:p>2.904972</text:p>
          </table:table-cell>
          <table:table-cell office:value-type="float" office:value="-0.049206">
            <text:p>-0.049206</text:p>
          </table:table-cell>
        </table:table-row>
        <table:table-row table:style-name="ro1">
          <table:table-cell office:value-type="float" office:value="2.909971">
            <text:p>2.909971</text:p>
          </table:table-cell>
          <table:table-cell office:value-type="float" office:value="0.757156">
            <text:p>0.757156</text:p>
          </table:table-cell>
        </table:table-row>
        <table:table-row table:style-name="ro1">
          <table:table-cell office:value-type="float" office:value="2.914971">
            <text:p>2.914971</text:p>
          </table:table-cell>
          <table:table-cell office:value-type="float" office:value="0.243436">
            <text:p>0.243436</text:p>
          </table:table-cell>
        </table:table-row>
        <table:table-row table:style-name="ro1">
          <table:table-cell office:value-type="float" office:value="2.919971">
            <text:p>2.919971</text:p>
          </table:table-cell>
          <table:table-cell office:value-type="float" office:value="0.260874">
            <text:p>0.260874</text:p>
          </table:table-cell>
        </table:table-row>
        <table:table-row table:style-name="ro1">
          <table:table-cell office:value-type="float" office:value="2.92497">
            <text:p>2.92497</text:p>
          </table:table-cell>
          <table:table-cell office:value-type="float" office:value="0.172805">
            <text:p>0.172805</text:p>
          </table:table-cell>
        </table:table-row>
        <table:table-row table:style-name="ro1">
          <table:table-cell office:value-type="float" office:value="2.92997">
            <text:p>2.92997</text:p>
          </table:table-cell>
          <table:table-cell office:value-type="float" office:value="-0.61617">
            <text:p>-0.61617</text:p>
          </table:table-cell>
        </table:table-row>
        <table:table-row table:style-name="ro1">
          <table:table-cell office:value-type="float" office:value="2.93497">
            <text:p>2.93497</text:p>
          </table:table-cell>
          <table:table-cell office:value-type="float" office:value="-0.213068">
            <text:p>-0.213068</text:p>
          </table:table-cell>
        </table:table-row>
        <table:table-row table:style-name="ro1">
          <table:table-cell office:value-type="float" office:value="2.939969">
            <text:p>2.939969</text:p>
          </table:table-cell>
          <table:table-cell office:value-type="float" office:value="-0.064664">
            <text:p>-0.064664</text:p>
          </table:table-cell>
        </table:table-row>
        <table:table-row table:style-name="ro1">
          <table:table-cell office:value-type="float" office:value="2.944969">
            <text:p>2.944969</text:p>
          </table:table-cell>
          <table:table-cell office:value-type="float" office:value="-0.29191">
            <text:p>-0.29191</text:p>
          </table:table-cell>
        </table:table-row>
        <table:table-row table:style-name="ro1">
          <table:table-cell office:value-type="float" office:value="2.949969">
            <text:p>2.949969</text:p>
          </table:table-cell>
          <table:table-cell office:value-type="float" office:value="0.194869">
            <text:p>0.194869</text:p>
          </table:table-cell>
        </table:table-row>
        <table:table-row table:style-name="ro1">
          <table:table-cell office:value-type="float" office:value="2.954968">
            <text:p>2.954968</text:p>
          </table:table-cell>
          <table:table-cell office:value-type="float" office:value="0.202174">
            <text:p>0.202174</text:p>
          </table:table-cell>
        </table:table-row>
        <table:table-row table:style-name="ro1">
          <table:table-cell office:value-type="float" office:value="2.959968">
            <text:p>2.959968</text:p>
          </table:table-cell>
          <table:table-cell office:value-type="float" office:value="-0.849356">
            <text:p>-0.8493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21/08/2020</text:date>, <text:time>16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16:01:47.53</meta:creation-date>
    <dc:date>2020-08-21T16:15:00.31</dc:date>
    <meta:editing-duration>PT13M12S</meta:editing-duration>
    <meta:editing-cycles>3</meta:editing-cycles>
    <meta:generator>OpenOffice/4.1.7$Win32 OpenOffice.org_project/417m1$Build-9800</meta:generator>
    <meta:document-statistic meta:table-count="4" meta:cell-count="3499" meta:object-count="0"/>
  </office:meta>
</office:document-meta>
</file>